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2000000600002398000011E565B5DEED.wmf" manifest:media-type=""/>
  <manifest:file-entry manifest:full-path="Pictures/20000006000045680000229065B5DEED.wmf" manifest:media-type=""/>
  <manifest:file-entry manifest:full-path="Pictures/20000006000045130000360165B5DEED.wm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1" svg:font-family="'Segoe U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388cm" fo:margin-left="-0.191cm" fo:margin-top="0cm" fo:margin-bottom="0cm" table:align="left" style:writing-mode="lr-tb"/>
    </style:style>
    <style:style style:name="Table1.A" style:family="table-column">
      <style:table-column-properties style:column-width="1.612cm"/>
    </style:style>
    <style:style style:name="Table1.B" style:family="table-column">
      <style:table-column-properties style:column-width="2.438cm"/>
    </style:style>
    <style:style style:name="Table1.C" style:family="table-column">
      <style:table-column-properties style:column-width="3.268cm"/>
    </style:style>
    <style:style style:name="Table1.D" style:family="table-column">
      <style:table-column-properties style:column-width="3.493cm"/>
    </style:style>
    <style:style style:name="Table1.E" style:family="table-column">
      <style:table-column-properties style:column-width="5.577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51cm" fo:margin-left="0.056cm" fo:margin-top="0cm" fo:margin-bottom="0cm" table:align="left" style:writing-mode="lr-tb"/>
    </style:style>
    <style:style style:name="Table2.A" style:family="table-column">
      <style:table-column-properties style:column-width="5.576cm"/>
    </style:style>
    <style:style style:name="Table2.B" style:family="table-column">
      <style:table-column-properties style:column-width="5.777cm"/>
    </style:style>
    <style:style style:name="Table2.C" style:family="table-column">
      <style:table-column-properties style:column-width="1.3cm"/>
    </style:style>
    <style:style style:name="Table2.D" style:family="table-column">
      <style:table-column-properties style:column-width="1.411cm"/>
    </style:style>
    <style:style style:name="Table2.E" style:family="table-column">
      <style:table-column-properties style:column-width="2.447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E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E2" style:family="table-cell">
      <style:table-cell-properties fo:padding="0.097cm" fo:border-left="0.25pt solid #000001" fo:border-right="0.25pt solid #000001" fo:border-top="none" fo:border-bottom="0.25pt solid #000001"/>
    </style:style>
    <style:style style:name="Table3" style:family="table">
      <style:table-properties style:width="16.51cm" fo:margin-left="0.056cm" fo:margin-top="0cm" fo:margin-bottom="0cm" table:align="left" style:writing-mode="lr-tb"/>
    </style:style>
    <style:style style:name="Table3.A" style:family="table-column">
      <style:table-column-properties style:column-width="4.932cm"/>
    </style:style>
    <style:style style:name="Table3.B" style:family="table-column">
      <style:table-column-properties style:column-width="1.543cm"/>
    </style:style>
    <style:style style:name="Table3.C" style:family="table-column">
      <style:table-column-properties style:column-width="1.692cm"/>
    </style:style>
    <style:style style:name="Table3.D" style:family="table-column">
      <style:table-column-properties style:column-width="2.379cm"/>
    </style:style>
    <style:style style:name="Table3.E" style:family="table-column">
      <style:table-column-properties style:column-width="2.357cm"/>
    </style:style>
    <style:style style:name="Table3.F" style:family="table-column">
      <style:table-column-properties style:column-width="1.981cm"/>
    </style:style>
    <style:style style:name="Table3.G" style:family="table-column">
      <style:table-column-properties style:column-width="1.626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G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G2" style:family="table-cell">
      <style:table-cell-properties fo:padding="0.097cm" fo:border-left="0.25pt solid #000001" fo:border-right="0.25pt solid #000001" fo:border-top="none" fo:border-bottom="0.25pt solid #000001"/>
    </style:style>
    <style:style style:name="Table4" style:family="table">
      <style:table-properties style:width="16.51cm" fo:margin-left="0.056cm" fo:margin-top="0cm" fo:margin-bottom="0cm" table:align="left" style:writing-mode="lr-tb"/>
    </style:style>
    <style:style style:name="Table4.A" style:family="table-column">
      <style:table-column-properties style:column-width="6.548cm"/>
    </style:style>
    <style:style style:name="Table4.B" style:family="table-column">
      <style:table-column-properties style:column-width="3.064cm"/>
    </style:style>
    <style:style style:name="Table4.C" style:family="table-column">
      <style:table-column-properties style:column-width="3.595cm"/>
    </style:style>
    <style:style style:name="Table4.D" style:family="table-column">
      <style:table-column-properties style:column-width="3.304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D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D2" style:family="table-cell">
      <style:table-cell-properties fo:padding="0.097cm" fo:border-left="0.25pt solid #000001" fo:border-right="0.25pt solid #000001" fo:border-top="none" fo:border-bottom="0.25pt solid #000001"/>
    </style:style>
    <style:style style:name="Table5" style:family="table">
      <style:table-properties style:width="16.51cm" fo:margin-left="0.056cm" fo:margin-top="0cm" fo:margin-bottom="0cm" table:align="left" style:writing-mode="lr-tb"/>
    </style:style>
    <style:style style:name="Table5.A" style:family="table-column">
      <style:table-column-properties style:column-width="5.334cm"/>
    </style:style>
    <style:style style:name="Table5.B" style:family="table-column">
      <style:table-column-properties style:column-width="2.379cm"/>
    </style:style>
    <style:style style:name="Table5.C" style:family="table-column">
      <style:table-column-properties style:column-width="2.272cm"/>
    </style:style>
    <style:style style:name="Table5.D" style:family="table-column">
      <style:table-column-properties style:column-width="2.163cm"/>
    </style:style>
    <style:style style:name="Table5.E" style:family="table-column">
      <style:table-column-properties style:column-width="2.205cm"/>
    </style:style>
    <style:style style:name="Table5.F" style:family="table-column">
      <style:table-column-properties style:column-width="2.157cm"/>
    </style:style>
    <style:style style:name="Table5.1" style:family="table-row">
      <style:table-row-properties fo:keep-together="auto"/>
    </style:style>
    <style:style style:name="Table5.A1" style:family="table-cell">
      <style:table-cell-properties fo:padding="0.097cm" fo:border-left="0.25pt solid #000001" fo:border-right="none" fo:border-top="0.25pt solid #000001" fo:border-bottom="0.25pt solid #000001"/>
    </style:style>
    <style:style style:name="Table5.F1" style:family="table-cell">
      <style:table-cell-properties fo:padding="0.097cm" fo:border="0.25pt solid #000001"/>
    </style:style>
    <style:style style:name="Table5.A2" style:family="table-cell">
      <style:table-cell-properties fo:padding="0.097cm" fo:border-left="0.25pt solid #000001" fo:border-right="none" fo:border-top="none" fo:border-bottom="0.25pt solid #000001"/>
    </style:style>
    <style:style style:name="Table5.F2" style:family="table-cell">
      <style:table-cell-properties fo:padding="0.097cm" fo:border-left="0.25pt solid #000001" fo:border-right="0.25pt solid #000001" fo:border-top="none" fo:border-bottom="0.25pt solid #000001"/>
    </style:style>
    <style:style style:name="P1" style:family="paragraph" style:parent-style-name="Standard">
      <style:paragraph-properties style:line-height-at-least="0.176cm"/>
    </style:style>
    <style:style style:name="P2" style:family="paragraph" style:parent-style-name="Heading_20_2" style:list-style-name="WWNum1"/>
    <style:style style:name="P3" style:family="paragraph" style:parent-style-name="Text_20_body">
      <style:paragraph-properties fo:margin-left="0.847cm" fo:margin-right="0cm" fo:text-indent="-0.847cm" style:auto-text-indent="false"/>
    </style:style>
    <style:style style:name="P4" style:family="paragraph" style:parent-style-name="Table_20_Contents">
      <style:text-properties style:font-name="Cambria" fo:background-color="#ffffff"/>
    </style:style>
    <style:style style:name="P5" style:family="paragraph" style:parent-style-name="Table_20_Contents">
      <style:text-properties style:font-name="Cambria" fo:font-weight="bold" style:font-weight-asian="bold" style:font-weight-complex="bold"/>
    </style:style>
    <style:style style:name="P6" style:family="paragraph" style:parent-style-name="Table_20_Contents">
      <style:text-properties style:font-name="Cambria"/>
    </style:style>
    <style:style style:name="P7" style:family="paragraph" style:parent-style-name="Standard">
      <style:paragraph-properties style:line-height-at-least="0.176cm"/>
    </style:style>
    <style:style style:name="P8" style:family="paragraph" style:parent-style-name="Standard">
      <style:paragraph-properties fo:text-align="center" style:justify-single-word="false"/>
    </style:style>
    <style:style style:name="P9" style:family="paragraph" style:parent-style-name="Text_20_body">
      <style:paragraph-properties fo:margin-left="0.847cm" fo:margin-right="0cm" fo:text-indent="-0.847cm" style:auto-text-indent="false"/>
    </style:style>
    <style:style style:name="P10" style:family="paragraph" style:parent-style-name="Text_20_body" style:master-page-name="">
      <style:paragraph-properties fo:margin-left="0.847cm" fo:margin-right="0cm" fo:text-indent="-0.847cm" style:auto-text-indent="false" style:page-number="auto"/>
    </style:style>
    <style:style style:name="P11" style:family="paragraph" style:parent-style-name="Standard">
      <style:paragraph-properties style:line-height-at-least="0.176cm"/>
      <style:text-properties style:font-name="Cambria"/>
    </style:style>
    <style:style style:name="P12" style:family="paragraph" style:parent-style-name="Standard">
      <style:paragraph-properties style:line-height-at-least="0.176cm"/>
    </style:style>
    <style:style style:name="P13" style:family="paragraph" style:parent-style-name="Standard">
      <style:text-properties officeooo:paragraph-rsid="000d7e96"/>
    </style:style>
    <style:style style:name="P14" style:family="paragraph" style:parent-style-name="Standard">
      <style:text-properties officeooo:paragraph-rsid="000fa2ac"/>
    </style:style>
    <style:style style:name="P15" style:family="paragraph" style:parent-style-name="Standard">
      <style:text-properties officeooo:paragraph-rsid="00106b37"/>
    </style:style>
    <style:style style:name="P16" style:family="paragraph" style:parent-style-name="Standard">
      <style:paragraph-properties style:line-height-at-least="0.176cm" fo:break-before="page"/>
      <style:text-properties style:font-name="Cambria"/>
    </style:style>
    <style:style style:name="P17" style:family="paragraph" style:parent-style-name="Heading" style:master-page-name="Standard">
      <style:paragraph-properties style:page-number="auto"/>
    </style:style>
    <style:style style:name="P18" style:family="paragraph" style:parent-style-name="Heading_20_1" style:list-style-name="WWNum1"/>
    <style:style style:name="P19" style:family="paragraph" style:parent-style-name="Heading_20_1" style:list-style-name="WWNum1" style:master-page-name="">
      <style:paragraph-properties style:page-number="auto"/>
    </style:style>
    <style:style style:name="P20" style:family="paragraph" style:parent-style-name="Text_20_body">
      <style:paragraph-properties fo:margin-left="0.847cm" fo:margin-right="0cm" fo:text-indent="-0.847cm" style:auto-text-indent="false"/>
    </style:style>
    <style:style style:name="P21" style:family="paragraph" style:parent-style-name="Text_20_body">
      <style:paragraph-properties fo:margin-left="0.847cm" fo:margin-right="0cm" fo:text-indent="-0.847cm" style:auto-text-indent="false"/>
      <style:text-properties style:font-name="Cambria"/>
    </style:style>
    <style:style style:name="P22" style:family="paragraph" style:parent-style-name="Text_20_body">
      <style:paragraph-properties fo:margin-left="0.847cm" fo:margin-right="0cm" fo:text-indent="-0.847cm" style:auto-text-indent="false"/>
      <style:text-properties officeooo:paragraph-rsid="00106b37"/>
    </style:style>
    <style:style style:name="P23" style:family="paragraph" style:parent-style-name="Heading_20_2" style:list-style-name="WWNum1"/>
    <style:style style:name="P24" style:family="paragraph" style:parent-style-name="Heading_20_3" style:list-style-name="WWNum1">
      <style:paragraph-properties fo:margin-left="0cm" fo:margin-right="0cm" fo:line-height="115%" fo:text-indent="0cm" style:auto-text-indent="false"/>
    </style:style>
    <style:style style:name="P25" style:family="paragraph" style:parent-style-name="Table_20_Contents">
      <style:text-properties style:font-name="Cambria"/>
    </style:style>
    <style:style style:name="P26" style:family="paragraph" style:parent-style-name="Table_20_Contents">
      <style:text-properties style:font-name="Cambria" fo:font-weight="bold" style:font-weight-asian="bold" style:font-weight-complex="bold"/>
    </style:style>
    <style:style style:name="P27" style:family="paragraph" style:parent-style-name="Table_20_Contents">
      <style:text-properties style:font-name="Cambria" fo:background-color="#ffffff"/>
    </style:style>
    <style:style style:name="P28" style:family="paragraph">
      <style:paragraph-properties fo:text-align="center"/>
    </style:style>
    <style:style style:name="T1" style:family="text">
      <style:text-properties style:font-name="Cambria"/>
    </style:style>
    <style:style style:name="T2" style:family="text">
      <style:text-properties style:font-name="Cambria" fo:font-size="10pt" fo:background-color="#ffffff" style:font-size-asian="10pt" style:font-size-complex="10pt"/>
    </style:style>
    <style:style style:name="T3" style:family="text">
      <style:text-properties style:text-position="super 58%" style:font-name="Cambria"/>
    </style:style>
    <style:style style:name="T4" style:family="text">
      <style:text-properties style:text-position="sub 58%" style:font-name="Cambria"/>
    </style:style>
    <style:style style:name="T5" style:family="text">
      <style:text-properties style:font-name="Cambria" fo:font-style="italic" style:font-style-asian="italic"/>
    </style:style>
    <style:style style:name="T6" style:family="text">
      <style:text-properties style:font-name="Cambria" fo:background-color="#ffffff"/>
    </style:style>
    <style:style style:name="T7" style:family="text">
      <style:text-properties fo:color="#222222" style:font-name="Cambria" fo:background-color="#ffffff"/>
    </style:style>
    <style:style style:name="T8" style:family="text">
      <style:text-properties fo:font-style="italic" style:font-style-asian="italic" style:font-style-complex="italic"/>
    </style:style>
    <style:style style:name="T9" style:family="text">
      <style:text-properties fo:font-style="italic" style:font-style-asian="italic"/>
    </style:style>
    <style:style style:name="T10" style:family="text">
      <style:text-properties fo:color="#222222" style:font-name="Cambria"/>
    </style:style>
    <style:style style:name="T11" style:family="text">
      <style:text-properties fo:color="#222222" style:font-name="Cambria" style:font-name-complex="Microsoft Sans Serif"/>
    </style:style>
    <style:style style:name="T12" style:family="text">
      <style:text-properties fo:color="#222222" style:text-position="sub 58%" style:font-name="Cambria"/>
    </style:style>
    <style:style style:name="T13" style:family="text">
      <style:text-properties fo:color="#222222" style:font-name="Cambria" fo:font-size="12pt" style:font-size-asian="12pt"/>
    </style:style>
    <style:style style:name="T14" style:family="text">
      <style:text-properties fo:color="#222222" style:font-name="Cambria" fo:font-size="12pt" fo:font-style="italic" style:font-size-asian="12pt" style:font-style-asian="italic"/>
    </style:style>
    <style:style style:name="T15" style:family="text">
      <style:text-properties style:text-position="super 58%"/>
    </style:style>
    <style:style style:name="T16" style:family="text">
      <style:text-properties style:font-name="Cambria" fo:font-style="italic" fo:background-color="#ffffff" style:font-style-asian="italic" style:font-style-complex="italic"/>
    </style:style>
    <style:style style:name="T17" style:family="text">
      <style:text-properties style:font-name="Cambria" fo:font-style="italic" fo:background-color="#ffffff" style:font-style-asian="italic"/>
    </style:style>
    <style:style style:name="T18" style:family="text">
      <style:text-properties style:text-position="sub 58%" style:font-name="Cambria" fo:background-color="#ffffff"/>
    </style:style>
    <style:style style:name="T19" style:family="text">
      <style:text-properties style:font-name="Kozuka Gothic Pro B" style:font-name-asian="Kozuka Gothic Pro B1" style:font-name-complex="Kozuka Gothic Pro B1"/>
    </style:style>
    <style:style style:name="T20" style:family="text">
      <style:text-properties fo:font-weight="bold" style:font-weight-asian="bold" style:font-weight-complex="bold"/>
    </style:style>
    <style:style style:name="T21" style:family="text">
      <style:text-properties style:font-name="Cambria"/>
    </style:style>
    <style:style style:name="T22" style:family="text">
      <style:text-properties style:font-name="Cambria" fo:font-size="10pt" fo:background-color="#ffffff" style:font-size-asian="10pt" style:font-size-complex="10pt"/>
    </style:style>
    <style:style style:name="T23" style:family="text">
      <style:text-properties style:font-name="Cambria" fo:font-size="10pt" officeooo:rsid="000d7e96" fo:background-color="#ffffff" style:font-size-asian="10pt" style:font-size-complex="10pt"/>
    </style:style>
    <style:style style:name="T24" style:family="text">
      <style:text-properties style:font-name="Cambria" fo:background-color="#ffffff"/>
    </style:style>
    <style:style style:name="T25" style:family="text">
      <style:text-properties style:font-name="Cambria" officeooo:rsid="000d7e96" fo:background-color="#ffffff"/>
    </style:style>
    <style:style style:name="T26" style:family="text">
      <style:text-properties style:font-name="Cambria" officeooo:rsid="000f0fa9" fo:background-color="#ffffff"/>
    </style:style>
    <style:style style:name="T27" style:family="text">
      <style:text-properties style:font-name="Cambria" officeooo:rsid="000fa2ac" fo:background-color="#ffffff"/>
    </style:style>
    <style:style style:name="T28" style:family="text">
      <style:text-properties style:font-name="Cambria" fo:font-style="italic" style:font-style-asian="italic"/>
    </style:style>
    <style:style style:name="T29" style:family="text">
      <style:text-properties style:font-name="Cambria" fo:font-style="italic" style:font-style-asian="italic" style:font-style-complex="italic"/>
    </style:style>
    <style:style style:name="T30" style:family="text">
      <style:text-properties style:font-name="Cambria" fo:font-style="italic" officeooo:rsid="00106b37" style:font-style-asian="italic" style:font-style-complex="italic"/>
    </style:style>
    <style:style style:name="T31" style:family="text">
      <style:text-properties style:font-name="Cambria" fo:font-style="italic" officeooo:rsid="00106b37" style:font-style-asian="italic"/>
    </style:style>
    <style:style style:name="T32" style:family="text">
      <style:text-properties style:font-name="Cambria" fo:font-style="italic" fo:background-color="#ffffff" style:font-style-asian="italic"/>
    </style:style>
    <style:style style:name="T33" style:family="text">
      <style:text-properties style:font-name="Cambria" fo:font-style="italic" fo:background-color="#ffffff" style:font-style-asian="italic" style:font-style-complex="italic"/>
    </style:style>
    <style:style style:name="T34" style:family="text">
      <style:text-properties style:font-name="Cambria" fo:font-style="italic" officeooo:rsid="00106b37" fo:background-color="#ffffff" style:font-style-asian="italic"/>
    </style:style>
    <style:style style:name="T35" style:family="text">
      <style:text-properties style:font-name="Cambria" fo:font-weight="bold" style:font-weight-asian="bold" style:font-weight-complex="bold"/>
    </style:style>
    <style:style style:name="T36" style:family="text">
      <style:text-properties style:font-name="Cambria" fo:font-weight="bold" fo:background-color="#ffffff" style:font-weight-asian="bold" style:font-weight-complex="bold"/>
    </style:style>
    <style:style style:name="T37" style:family="text">
      <style:text-properties style:font-name="Cambria" fo:font-size="18pt" style:font-size-asian="18pt" style:font-name-complex="Cambria1" style:font-size-complex="18pt"/>
    </style:style>
    <style:style style:name="T38" style:family="text">
      <style:text-properties style:font-name="Cambria" fo:font-size="18pt" fo:font-style="italic" style:font-size-asian="18pt" style:font-style-asian="italic" style:font-name-complex="Cambria1" style:font-size-complex="18pt" style:font-style-complex="italic"/>
    </style:style>
    <style:style style:name="T39" style:family="text">
      <style:text-properties style:font-name="Cambria" style:font-style-complex="italic"/>
    </style:style>
    <style:style style:name="T40" style:family="text">
      <style:text-properties style:font-name="Cambria" fo:background-color="#ffff00"/>
    </style:style>
    <style:style style:name="T41" style:family="text">
      <style:text-properties style:font-name="Cambria" officeooo:rsid="000c2015"/>
    </style:style>
    <style:style style:name="T42" style:family="text">
      <style:text-properties style:font-name="Cambria" officeooo:rsid="000d7e96"/>
    </style:style>
    <style:style style:name="T43" style:family="text">
      <style:text-properties style:font-name="Cambria" officeooo:rsid="000f0fa9"/>
    </style:style>
    <style:style style:name="T44" style:family="text">
      <style:text-properties style:font-name="Cambria" officeooo:rsid="000fa2ac"/>
    </style:style>
    <style:style style:name="T45" style:family="text">
      <style:text-properties style:font-name="Cambria" officeooo:rsid="00106b37"/>
    </style:style>
    <style:style style:name="T46" style:family="text">
      <style:text-properties style:text-position="super 58%"/>
    </style:style>
    <style:style style:name="T47" style:family="text">
      <style:text-properties style:text-position="super 58%" style:font-name="Cambria"/>
    </style:style>
    <style:style style:name="T48" style:family="text">
      <style:text-properties style:text-position="super 58%" style:font-name="Cambria" fo:font-weight="bold" style:font-weight-asian="bold" style:font-weight-complex="bold"/>
    </style:style>
    <style:style style:name="T49" style:family="text">
      <style:text-properties style:text-position="super 58%" style:font-name="Cambria" officeooo:rsid="000d7e96"/>
    </style:style>
    <style:style style:name="T50" style:family="text">
      <style:text-properties style:text-position="sub 58%" style:font-name="Cambria"/>
    </style:style>
    <style:style style:name="T51" style:family="text">
      <style:text-properties style:text-position="sub 58%" style:font-name="Cambria" fo:background-color="#ffffff"/>
    </style:style>
    <style:style style:name="T52" style:family="text">
      <style:text-properties style:text-position="sub 58%" style:font-name="Cambria" officeooo:rsid="000f0fa9" fo:background-color="#ffffff"/>
    </style:style>
    <style:style style:name="T53" style:family="text">
      <style:text-properties style:text-position="sub 58%" style:font-name="Cambria" officeooo:rsid="000d7e96"/>
    </style:style>
    <style:style style:name="T54" style:family="text">
      <style:text-properties fo:color="#222222" style:font-name="Cambria"/>
    </style:style>
    <style:style style:name="T55" style:family="text">
      <style:text-properties fo:color="#222222" style:font-name="Cambria" fo:background-color="#ffffff"/>
    </style:style>
    <style:style style:name="T56" style:family="text">
      <style:text-properties fo:color="#222222" style:font-name="Cambria" fo:background-color="#ffffff" style:font-style-complex="italic"/>
    </style:style>
    <style:style style:name="T57" style:family="text">
      <style:text-properties fo:color="#222222" style:font-name="Cambria" style:font-name-complex="Microsoft Sans Serif"/>
    </style:style>
    <style:style style:name="T58" style:family="text">
      <style:text-properties fo:color="#222222" style:font-name="Cambria" fo:font-size="12pt" style:font-size-asian="12pt"/>
    </style:style>
    <style:style style:name="T59" style:family="text">
      <style:text-properties fo:color="#222222" style:font-name="Cambria" fo:font-size="12pt" fo:font-style="italic" style:font-size-asian="12pt" style:font-style-asian="italic"/>
    </style:style>
    <style:style style:name="T60" style:family="text">
      <style:text-properties fo:color="#222222" style:font-name="Cambria" fo:font-size="12pt" fo:font-style="italic" officeooo:rsid="00106b37" style:font-size-asian="12pt" style:font-style-asian="italic"/>
    </style:style>
    <style:style style:name="T61" style:family="text">
      <style:text-properties fo:color="#222222" style:font-name="Cambria" fo:font-style="italic" fo:background-color="#ffffff" style:font-style-asian="italic" style:font-style-complex="italic"/>
    </style:style>
    <style:style style:name="T62" style:family="text">
      <style:text-properties fo:color="#222222" style:text-position="sub 58%" style:font-name="Cambria"/>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style:font-name="Kozuka Gothic Pro B" style:font-name-asian="Kozuka Gothic Pro B1" style:font-name-complex="Kozuka Gothic Pro B1"/>
    </style:style>
    <style:style style:name="T66" style:family="text">
      <style:text-properties style:font-name="Cambria Math"/>
    </style:style>
    <style:style style:name="T67" style:family="text">
      <style:text-properties fo:color="#333333" style:font-name="Cambria" fo:font-size="12pt" fo:background-color="#ffffff" style:font-size-asian="12pt" style:font-size-complex="12pt"/>
    </style:style>
    <style:style style:name="T68" style:family="text">
      <style:text-properties fo:font-weight="bold" style:font-weight-asian="bold" style:font-weight-complex="bold"/>
    </style:style>
    <style:style style:name="T69" style:family="text">
      <style:text-properties fo:color="#00000a" style:font-name="Segoe UI" fo:font-size="10pt" style:font-name-asian="SimSun" style:font-size-asian="10pt" style:font-name-complex="Mangal"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draw:visible-area-top="0cm" draw:visible-area-width="10cm" draw:visible-area-height="10cm"/>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0438168" text:id="ct90438168">
          <text:insertion>
            <office:change-info>
              <dc:creator>Lisa</dc:creator>
              <dc:date>2013-02-23T17:41:00</dc:date>
            </office:change-info>
          </text:insertion>
        </text:changed-region>
        <text:changed-region xml:id="ct90438064" text:id="ct90438064">
          <text:insertion>
            <office:change-info>
              <dc:creator>HomeUser</dc:creator>
              <dc:date>2013-02-28T12:22:00</dc:date>
            </office:change-info>
          </text:insertion>
        </text:changed-region>
        <text:changed-region xml:id="ct90437960" text:id="ct90437960">
          <text:insertion>
            <office:change-info>
              <dc:creator>HomeUser</dc:creator>
              <dc:date>2013-02-28T12:24:00</dc:date>
            </office:change-info>
          </text:insertion>
        </text:changed-region>
        <text:changed-region xml:id="ct90437856" text:id="ct90437856">
          <text:insertion>
            <office:change-info>
              <dc:creator>HomeUser</dc:creator>
              <dc:date>2013-02-28T12:23:00</dc:date>
            </office:change-info>
          </text:insertion>
        </text:changed-region>
        <text:changed-region xml:id="ct90437752" text:id="ct90437752">
          <text:insertion>
            <office:change-info>
              <dc:creator>HomeUser</dc:creator>
              <dc:date>2013-02-28T12:24:00</dc:date>
            </office:change-info>
          </text:insertion>
        </text:changed-region>
        <text:changed-region xml:id="ct90437648" text:id="ct90437648">
          <text:insertion>
            <office:change-info>
              <dc:creator>HomeUser</dc:creator>
              <dc:date>2013-02-28T12:23:00</dc:date>
            </office:change-info>
          </text:insertion>
        </text:changed-region>
        <text:changed-region xml:id="ct90437544" text:id="ct90437544">
          <text:insertion>
            <office:change-info>
              <dc:creator>HomeUser</dc:creator>
              <dc:date>2013-02-28T12:24:00</dc:date>
            </office:change-info>
          </text:insertion>
        </text:changed-region>
        <text:changed-region xml:id="ct90437440" text:id="ct90437440">
          <text:insertion>
            <office:change-info>
              <dc:creator>HomeUser</dc:creator>
              <dc:date>2013-02-28T12:23:00</dc:date>
            </office:change-info>
          </text:insertion>
        </text:changed-region>
        <text:changed-region xml:id="ct90437336" text:id="ct90437336">
          <text:insertion>
            <office:change-info>
              <dc:creator>HomeUser</dc:creator>
              <dc:date>2013-02-28T12:24:00</dc:date>
            </office:change-info>
          </text:insertion>
        </text:changed-region>
        <text:changed-region xml:id="ct90436920" text:id="ct90436920">
          <text:insertion>
            <office:change-info>
              <dc:creator>HomeUser</dc:creator>
              <dc:date>2013-02-28T12:23:00</dc:date>
            </office:change-info>
          </text:insertion>
        </text:changed-region>
        <text:changed-region xml:id="ct90436816" text:id="ct90436816">
          <text:insertion>
            <office:change-info>
              <dc:creator>HomeUser</dc:creator>
              <dc:date>2013-02-28T12:25:00</dc:date>
            </office:change-info>
          </text:insertion>
        </text:changed-region>
        <text:changed-region xml:id="ct90436608" text:id="ct90436608">
          <text:insertion>
            <office:change-info>
              <dc:creator>HomeUser</dc:creator>
              <dc:date>2013-02-28T12:23:00</dc:date>
            </office:change-info>
          </text:insertion>
        </text:changed-region>
        <text:changed-region xml:id="ct90436192" text:id="ct90436192">
          <text:deletion>
            <office:change-info>
              <dc:creator>HomeUser</dc:creator>
              <dc:date>2013-02-28T12:25:00</dc:date>
            </office:change-info>
            <text:p text:style-name="Standard"><text:span text:style-name="T1">seen diverse, dramatic and large-scale changes in recent centuries, driven by a changing climate and more controversially, carbon fertilization. changedForest growth has </text:span></text:p>
          </text:deletion>
        </text:changed-region>
        <text:changed-region xml:id="ct90436504" text:id="ct90436504">
          <text:deletion>
            <office:change-info>
              <dc:creator>HomeUser</dc:creator>
              <dc:date>2013-02-28T12:23:00</dc:date>
            </office:change-info>
            <text:p text:style-name="Standard"><text:span text:style-name="T1"><text:s/></text:span></text:p>
          </text:deletion>
        </text:changed-region>
        <text:changed-region xml:id="ct90436088" text:id="ct90436088">
          <text:insertion>
            <office:change-info>
              <dc:creator>Lisa</dc:creator>
              <dc:date>2013-02-23T17:46:00</dc:date>
            </office:change-info>
          </text:insertion>
        </text:changed-region>
        <text:changed-region xml:id="ct90437232" text:id="ct90437232">
          <text:deletion>
            <office:change-info>
              <dc:creator>Lisa</dc:creator>
              <dc:date>2013-02-23T17:46:00</dc:date>
            </office:change-info>
            <text:p text:style-name="Standard"><text:span text:style-name="T1">shifts</text:span></text:p>
          </text:deletion>
        </text:changed-region>
        <text:changed-region xml:id="ct90437128" text:id="ct90437128">
          <text:insertion>
            <office:change-info>
              <dc:creator>Lisa</dc:creator>
              <dc:date>2013-02-23T17:43:00</dc:date>
            </office:change-info>
          </text:insertion>
        </text:changed-region>
        <text:changed-region xml:id="ct90437024" text:id="ct90437024">
          <text:deletion>
            <office:change-info>
              <dc:creator>Lisa</dc:creator>
              <dc:date>2013-02-23T17:43:00</dc:date>
            </office:change-info>
            <text:p text:style-name="Standard"><text:span text:style-name="T1">ability to</text:span></text:p>
          </text:deletion>
        </text:changed-region>
        <text:changed-region xml:id="ct90818232" text:id="ct90818232">
          <text:insertion>
            <office:change-info>
              <dc:creator>Lisa</dc:creator>
              <dc:date>2013-02-23T17:43:00</dc:date>
            </office:change-info>
          </text:insertion>
        </text:changed-region>
        <text:changed-region xml:id="ct90818752" text:id="ct90818752">
          <text:deletion>
            <office:change-info>
              <dc:creator>Lisa</dc:creator>
              <dc:date>2013-02-23T17:47:00</dc:date>
            </office:change-info>
            <text:p text:style-name="Standard"><text:span text:style-name="T1">With the u</text:span></text:p>
          </text:deletion>
        </text:changed-region>
        <text:changed-region xml:id="ct90818856" text:id="ct90818856">
          <text:insertion>
            <office:change-info>
              <dc:creator>Lisa</dc:creator>
              <dc:date>2013-02-23T17:47:00</dc:date>
            </office:change-info>
          </text:insertion>
        </text:changed-region>
        <text:changed-region xml:id="ct90818960" text:id="ct90818960">
          <text:deletion>
            <office:change-info>
              <dc:creator>Lisa</dc:creator>
              <dc:date>2013-02-23T17:47:00</dc:date>
            </office:change-info>
            <text:p text:style-name="Standard"><text:span text:style-name="T1">e of</text:span></text:p>
          </text:deletion>
        </text:changed-region>
        <text:changed-region xml:id="ct90819064" text:id="ct90819064">
          <text:insertion>
            <office:change-info>
              <dc:creator>Lisa</dc:creator>
              <dc:date>2013-02-23T17:47:00</dc:date>
            </office:change-info>
          </text:insertion>
        </text:changed-region>
        <text:changed-region xml:id="ct307805400" text:id="ct307805400">
          <text:deletion>
            <office:change-info>
              <dc:creator>Unknown Author</dc:creator>
              <dc:date>2013-07-31T18:09:00</dc:date>
            </office:change-info>
            <text:p text:style-name="Standard"><text:span text:style-name="T1">factor regression</text:span></text:p>
          </text:deletion>
        </text:changed-region>
        <text:changed-region xml:id="ct308025400" text:id="ct308025400">
          <text:insertion>
            <office:change-info>
              <dc:creator>Unknown Author</dc:creator>
              <dc:date>2013-07-31T18:09:00</dc:date>
            </office:change-info>
          </text:insertion>
        </text:changed-region>
        <text:changed-region xml:id="ct90819168" text:id="ct90819168">
          <text:insertion>
            <office:change-info>
              <dc:creator>Lisa</dc:creator>
              <dc:date>2013-02-23T17:47:00</dc:date>
            </office:change-info>
          </text:insertion>
        </text:changed-region>
        <text:changed-region xml:id="ct90819272" text:id="ct90819272">
          <text:insertion>
            <office:change-info>
              <dc:creator>Lisa</dc:creator>
              <dc:date>2013-02-23T17:41:00</dc:date>
            </office:change-info>
          </text:insertion>
        </text:changed-region>
        <text:changed-region xml:id="ct90819376" text:id="ct90819376">
          <text:insertion>
            <office:change-info>
              <dc:creator>HomeUser</dc:creator>
              <dc:date>2013-02-28T12:26:00</dc:date>
            </office:change-info>
          </text:insertion>
        </text:changed-region>
        <text:changed-region xml:id="ct308030288" text:id="ct308030288">
          <text:deletion>
            <office:change-info>
              <dc:creator>Unknown Author</dc:creator>
              <dc:date>2013-07-31T18:11:00</dc:date>
            </office:change-info>
            <text:p text:style-name="Standard"><text:span text:style-name="T1">Ignoring th</text:span></text:p>
          </text:deletion>
        </text:changed-region>
        <text:changed-region xml:id="ct90819480" text:id="ct90819480">
          <text:deletion>
            <office:change-info>
              <dc:creator>Unknown Author</dc:creator>
              <dc:date>2013-07-31T18:11:00</dc:date>
            </office:change-info>
            <text:p text:style-name="Standard"><text:span text:style-name="T1">e</text:span></text:p>
          </text:deletion>
          <text:insertion>
            <office:change-info office:chg-author="Lisa" office:chg-date-time="2013-02-24T19:22:00"/>
          </text:insertion>
        </text:changed-region>
        <text:changed-region xml:id="ct90819584" text:id="ct90819584">
          <text:deletion>
            <office:change-info>
              <dc:creator>Lisa</dc:creator>
              <dc:date>2013-02-24T19:22:00</dc:date>
            </office:change-info>
            <text:p text:style-name="Standard"><text:span text:style-name="T1">is</text:span></text:p>
          </text:deletion>
        </text:changed-region>
        <text:changed-region xml:id="ct308034760" text:id="ct308034760">
          <text:deletion>
            <office:change-info>
              <dc:creator>Unknown Author</dc:creator>
              <dc:date>2013-07-31T18:11:00</dc:date>
            </office:change-info>
            <text:p text:style-name="Standard"><text:span text:style-name="T1"><text:s/>effect </text:span></text:p>
          </text:deletion>
        </text:changed-region>
        <text:changed-region xml:id="ct308029872" text:id="ct308029872">
          <text:deletion>
            <office:change-info>
              <dc:creator>Unknown Author</dc:creator>
              <dc:date>2013-07-31T18:11:00</dc:date>
            </office:change-info>
            <text:p text:style-name="Standard"><text:span text:style-name="T1">of tree-level productivity</text:span></text:p>
          </text:deletion>
          <text:insertion>
            <office:change-info office:chg-author="Lisa" office:chg-date-time="2013-02-24T19:22:00"/>
          </text:insertion>
        </text:changed-region>
        <text:changed-region xml:id="ct92130088" text:id="ct92130088">
          <text:insertion>
            <office:change-info>
              <dc:creator>Unknown Author</dc:creator>
              <dc:date>2013-07-31T18:11:00</dc:date>
            </office:change-info>
          </text:insertion>
        </text:changed-region>
        <text:changed-region xml:id="ct90819792" text:id="ct90819792">
          <text:deletion>
            <office:change-info>
              <dc:creator>Lisa</dc:creator>
              <dc:date>2013-02-23T17:47:00</dc:date>
            </office:change-info>
            <text:p text:style-name="Standard"><text:span text:style-name="T1">dramatically </text:span></text:p>
          </text:deletion>
        </text:changed-region>
        <text:changed-region xml:id="ct308031848" text:id="ct308031848">
          <text:deletion>
            <office:change-info>
              <dc:creator>Unknown Author</dc:creator>
              <dc:date>2013-07-31T18:12:00</dc:date>
            </office:change-info>
            <text:p text:style-name="Standard"><text:span text:style-name="T1">exaggerated</text:span></text:p>
          </text:deletion>
        </text:changed-region>
        <text:changed-region xml:id="ct308035072" text:id="ct308035072">
          <text:insertion>
            <office:change-info>
              <dc:creator>Unknown Author</dc:creator>
              <dc:date>2013-07-31T18:12:00</dc:date>
            </office:change-info>
          </text:insertion>
        </text:changed-region>
        <text:changed-region xml:id="ct308036008" text:id="ct308036008">
          <text:insertion>
            <office:change-info>
              <dc:creator>Unknown Author</dc:creator>
              <dc:date>2013-07-31T18:12:00</dc:date>
            </office:change-info>
          </text:insertion>
        </text:changed-region>
        <text:changed-region xml:id="ct90819896" text:id="ct90819896">
          <text:insertion>
            <office:change-info>
              <dc:creator>Lisa</dc:creator>
              <dc:date>2013-02-23T17:42:00</dc:date>
            </office:change-info>
          </text:insertion>
        </text:changed-region>
        <text:changed-region xml:id="ct308036528" text:id="ct308036528">
          <text:deletion>
            <office:change-info>
              <dc:creator>Unknown Author</dc:creator>
              <dc:date>2013-07-31T18:12:00</dc:date>
            </office:change-info>
            <text:p text:style-name="Standard"><text:span text:style-name="T1">, with a strong </text:span></text:p>
          </text:deletion>
        </text:changed-region>
        <text:changed-region xml:id="ct90820000" text:id="ct90820000">
          <text:deletion>
            <office:change-info>
              <dc:creator>Unknown Author</dc:creator>
              <dc:date>2013-07-31T18:12:00</dc:date>
            </office:change-info>
            <text:p text:style-name="Standard"><text:span text:style-name="T1">universal </text:span></text:p>
          </text:deletion>
          <text:insertion>
            <office:change-info office:chg-author="Lisa" office:chg-date-time="2013-02-23T17:42:00"/>
          </text:insertion>
        </text:changed-region>
        <text:changed-region xml:id="ct308034240" text:id="ct308034240">
          <text:deletion>
            <office:change-info>
              <dc:creator>Unknown Author</dc:creator>
              <dc:date>2013-07-31T18:12:00</dc:date>
            </office:change-info>
            <text:p text:style-name="Standard"><text:span text:style-name="T1">negative trend observed after correction</text:span></text:p>
          </text:deletion>
        </text:changed-region>
        <text:changed-region xml:id="ct90820104" text:id="ct90820104">
          <text:deletion>
            <office:change-info>
              <dc:creator>Lisa</dc:creator>
              <dc:date>2013-02-23T17:42:00</dc:date>
            </office:change-info>
            <text:p text:style-name="Standard"><text:span text:style-name="T1"><text:s/>throughout</text:span></text:p>
          </text:deletion>
        </text:changed-region>
        <text:changed-region xml:id="ct90820208" text:id="ct90820208">
          <text:insertion>
            <office:change-info>
              <dc:creator>Lisa</dc:creator>
              <dc:date>2013-02-23T17:42:00</dc:date>
            </office:change-info>
          </text:insertion>
        </text:changed-region>
        <text:changed-region xml:id="ct90820312" text:id="ct90820312">
          <text:deletion>
            <office:change-info>
              <dc:creator>Lisa</dc:creator>
              <dc:date>2013-02-23T17:42:00</dc:date>
            </office:change-info>
            <text:p text:style-name="Standard"><text:span text:style-name="T1">(1879-2010). </text:span></text:p>
          </text:deletion>
        </text:changed-region>
        <text:changed-region xml:id="ct308032264" text:id="ct308032264">
          <text:deletion>
            <office:change-info>
              <dc:creator>Unknown Author</dc:creator>
              <dc:date>2013-07-31T18:13:00</dc:date>
            </office:change-info>
            <text:p text:style-name="Standard"><text:span text:style-name="T1">exhibited strong nonlinear responses to summer climate and</text:span></text:p>
          </text:deletion>
        </text:changed-region>
        <text:changed-region xml:id="ct90820624" text:id="ct90820624">
          <text:deletion>
            <office:change-info>
              <dc:creator>HomeUser</dc:creator>
              <dc:date>2013-03-01T16:49:00</dc:date>
            </office:change-info>
            <text:p text:style-name="Standard"><text:span text:style-name="T1">-derived </text:span></text:p>
          </text:deletion>
        </text:changed-region>
        <text:changed-region xml:id="ct90820520" text:id="ct90820520">
          <text:deletion>
            <office:change-info>
              <dc:creator>HomeUser</dc:creator>
              <dc:date>2013-03-01T16:48:00</dc:date>
            </office:change-info>
            <text:p text:style-name="Standard"><text:span text:style-name="T2">δ</text:span><text:span text:style-name="T3">13</text:span><text:span text:style-name="T1">C</text:span></text:p>
          </text:deletion>
        </text:changed-region>
        <text:changed-region xml:id="ct90820416" text:id="ct90820416">
          <text:deletion>
            <office:change-info>
              <dc:creator>HomeUser</dc:creator>
              <dc:date>2013-03-01T16:49:00</dc:date>
            </office:change-info>
            <text:p text:style-name="Standard"><text:span text:style-name="T1"><text:s/></text:span></text:p>
          </text:deletion>
        </text:changed-region>
        <text:changed-region xml:id="ct90820728" text:id="ct90820728">
          <text:deletion>
            <office:change-info>
              <dc:creator>Unknown Author</dc:creator>
              <dc:date>2013-07-31T18:13:00</dc:date>
            </office:change-info>
            <text:p text:style-name="Standard"><text:span text:style-name="T1"><text:s/></text:span></text:p>
          </text:deletion>
          <text:insertion>
            <office:change-info office:chg-author="HomeUser" office:chg-date-time="2013-03-01T16:49:00"/>
          </text:insertion>
        </text:changed-region>
        <text:changed-region xml:id="ct308033304" text:id="ct308033304">
          <text:deletion>
            <office:change-info>
              <dc:creator>Unknown Author</dc:creator>
              <dc:date>2013-07-31T18:13:00</dc:date>
            </office:change-info>
            <text:p text:style-name="Standard"><text:span text:style-name="T1">water use efficiency</text:span></text:p>
          </text:deletion>
        </text:changed-region>
        <text:changed-region xml:id="ct90820832" text:id="ct90820832">
          <text:deletion>
            <office:change-info>
              <dc:creator>Unknown Author</dc:creator>
              <dc:date>2013-07-31T18:13:00</dc:date>
            </office:change-info>
            <text:p text:style-name="Standard"><text:span text:style-name="T1"><text:s/>(as determined by whole wood carbon isotope discrimination)</text:span></text:p>
          </text:deletion>
          <text:insertion>
            <office:change-info office:chg-author="HomeUser" office:chg-date-time="2013-03-01T16:49:00"/>
          </text:insertion>
        </text:changed-region>
        <text:changed-region xml:id="ct308037464" text:id="ct308037464">
          <text:insertion>
            <office:change-info>
              <dc:creator>Unknown Author</dc:creator>
              <dc:date>2013-07-31T18:13:00</dc:date>
            </office:change-info>
          </text:insertion>
        </text:changed-region>
        <text:changed-region xml:id="ct91476416" text:id="ct91476416">
          <text:deletion>
            <office:change-info>
              <dc:creator>HomeUser</dc:creator>
              <dc:date>2013-03-01T16:48:00</dc:date>
            </office:change-info>
            <text:p text:style-name="Standard"><text:span text:style-name="T1">,</text:span></text:p>
          </text:deletion>
        </text:changed-region>
        <text:changed-region xml:id="ct91476312" text:id="ct91476312">
          <text:deletion>
            <office:change-info>
              <dc:creator>HomeUser</dc:creator>
              <dc:date>2013-02-28T12:28:00</dc:date>
            </office:change-info>
            <text:p text:style-name="Standard"><text:span text:style-name="T1">climate change</text:span></text:p>
          </text:deletion>
        </text:changed-region>
        <text:changed-region xml:id="ct91476520" text:id="ct91476520">
          <text:deletion>
            <office:change-info>
              <dc:creator>HomeUser</dc:creator>
              <dc:date>2013-02-28T12:28:00</dc:date>
            </office:change-info>
            <text:p text:style-name="Standard"><text:span text:style-name="T1">carbon fertilization</text:span></text:p>
          </text:deletion>
        </text:changed-region>
        <text:changed-region xml:id="ct91476624" text:id="ct91476624">
          <text:insertion>
            <office:change-info>
              <dc:creator>HomeUser</dc:creator>
              <dc:date>2013-02-28T12:28:00</dc:date>
            </office:change-info>
          </text:insertion>
        </text:changed-region>
        <text:changed-region xml:id="ct91477040" text:id="ct91477040">
          <text:deletion>
            <office:change-info>
              <dc:creator>HomeUser</dc:creator>
              <dc:date>2013-02-28T12:30:00</dc:date>
            </office:change-info>
            <text:p text:style-name="Standard"><text:span text:style-name="T1"><text:s/>.Strong long-term trends in forest growth and water use efficiency have been observed around the world since the industrial revolution.Since the industrial revolution, s</text:span></text:p>
          </text:deletion>
        </text:changed-region>
        <text:changed-region xml:id="ct91477144" text:id="ct91477144">
          <text:insertion>
            <office:change-info>
              <dc:creator>HomeUser</dc:creator>
              <dc:date>2013-02-28T12:30:00</dc:date>
            </office:change-info>
          </text:insertion>
        </text:changed-region>
        <text:changed-region xml:id="ct91477248" text:id="ct91477248">
          <text:insertion>
            <office:change-info>
              <dc:creator>HomeUser</dc:creator>
              <dc:date>2013-02-28T12:31:00</dc:date>
            </office:change-info>
          </text:insertion>
        </text:changed-region>
        <text:changed-region xml:id="ct91477352" text:id="ct91477352">
          <text:insertion>
            <office:change-info>
              <dc:creator>HomeUser</dc:creator>
              <dc:date>2013-02-28T12:30:00</dc:date>
            </office:change-info>
          </text:insertion>
        </text:changed-region>
        <text:changed-region xml:id="ct91477456" text:id="ct91477456">
          <text:insertion>
            <office:change-info>
              <dc:creator>HomeUser</dc:creator>
              <dc:date>2013-02-28T12:31:00</dc:date>
            </office:change-info>
          </text:insertion>
        </text:changed-region>
        <text:changed-region xml:id="ct91478184" text:id="ct91478184">
          <text:deletion>
            <office:change-info>
              <dc:creator>HomeUser</dc:creator>
              <dc:date>2013-02-28T12:32:00</dc:date>
            </office:change-info>
            <text:p text:style-name="Standard"><text:span text:style-name="T1">concentrations) <text:s text:c="2"/>(CO</text:span><text:span text:style-name="T4">2 a changing climate and increasing atmospheric carbon dioxide:Two major drivers have been implicated</text:span></text:p>
          </text:deletion>
        </text:changed-region>
        <text:changed-region xml:id="ct91478288" text:id="ct91478288">
          <text:deletion>
            <office:change-info>
              <dc:creator>Lisa</dc:creator>
              <dc:date>2013-02-23T18:13:00</dc:date>
            </office:change-info>
            <text:p text:style-name="Standard"><text:span text:style-name="T1"><text:s text:c="2"/></text:span></text:p>
          </text:deletion>
        </text:changed-region>
        <text:changed-region xml:id="ct91478392" text:id="ct91478392">
          <text:insertion>
            <office:change-info>
              <dc:creator>Lisa</dc:creator>
              <dc:date>2013-02-23T18:13:00</dc:date>
            </office:change-info>
          </text:insertion>
        </text:changed-region>
        <text:changed-region xml:id="ct91478496" text:id="ct91478496">
          <text:insertion>
            <office:change-info>
              <dc:creator>Lisa</dc:creator>
              <dc:date>2013-02-23T17:49:00</dc:date>
            </office:change-info>
          </text:insertion>
        </text:changed-region>
        <text:changed-region xml:id="ct91478600" text:id="ct91478600">
          <text:deletion>
            <office:change-info>
              <dc:creator>Lisa</dc:creator>
              <dc:date>2013-02-23T18:05:00</dc:date>
            </office:change-info>
            <text:p text:style-name="Standard"><text:span text:style-name="T1">increases in</text:span></text:p>
          </text:deletion>
        </text:changed-region>
        <text:changed-region xml:id="ct91478704" text:id="ct91478704">
          <text:insertion>
            <office:change-info>
              <dc:creator>Lisa</dc:creator>
              <dc:date>2013-02-23T18:05:00</dc:date>
            </office:change-info>
          </text:insertion>
        </text:changed-region>
        <text:changed-region xml:id="ct91478808" text:id="ct91478808">
          <text:insertion>
            <office:change-info>
              <dc:creator>Lisa</dc:creator>
              <dc:date>2013-02-24T19:26:00</dc:date>
            </office:change-info>
          </text:insertion>
        </text:changed-region>
        <text:changed-region xml:id="ct91478912" text:id="ct91478912">
          <text:insertion>
            <office:change-info>
              <dc:creator>Lisa</dc:creator>
              <dc:date>2013-02-23T18:05:00</dc:date>
            </office:change-info>
          </text:insertion>
        </text:changed-region>
        <text:changed-region xml:id="ct91479016" text:id="ct91479016">
          <text:deletion>
            <office:change-info>
              <dc:creator>Lisa</dc:creator>
              <dc:date>2013-02-23T18:06:00</dc:date>
            </office:change-info>
            <text:p text:style-name="Standard"><text:span text:style-name="T1">an increase in</text:span></text:p>
          </text:deletion>
        </text:changed-region>
        <text:changed-region xml:id="ct91479120" text:id="ct91479120">
          <text:insertion>
            <office:change-info>
              <dc:creator>Lisa</dc:creator>
              <dc:date>2013-02-23T18:06:00</dc:date>
            </office:change-info>
          </text:insertion>
        </text:changed-region>
        <text:changed-region xml:id="ct91479224" text:id="ct91479224">
          <text:deletion>
            <office:change-info>
              <dc:creator>Lisa</dc:creator>
              <dc:date>2013-02-23T18:06:00</dc:date>
            </office:change-info>
            <text:p text:style-name="Standard"><text:span text:style-name="T1">a </text:span></text:p>
          </text:deletion>
        </text:changed-region>
        <text:changed-region xml:id="ct91479328" text:id="ct91479328">
          <text:insertion>
            <office:change-info>
              <dc:creator>Lisa</dc:creator>
              <dc:date>2013-02-23T18:06:00</dc:date>
            </office:change-info>
          </text:insertion>
        </text:changed-region>
        <text:changed-region xml:id="ct91479432" text:id="ct91479432">
          <text:insertion>
            <office:change-info>
              <dc:creator>Lisa</dc:creator>
              <dc:date>2013-02-23T17:49:00</dc:date>
            </office:change-info>
          </text:insertion>
        </text:changed-region>
        <text:changed-region xml:id="ct91479536" text:id="ct91479536">
          <text:deletion>
            <office:change-info>
              <dc:creator>Lisa</dc:creator>
              <dc:date>2013-02-23T17:50:00</dc:date>
            </office:change-info>
            <text:p text:style-name="Standard"><text:span text:style-name="T1">ing</text:span></text:p>
          </text:deletion>
        </text:changed-region>
        <text:changed-region xml:id="ct91479640" text:id="ct91479640">
          <text:insertion>
            <office:change-info>
              <dc:creator>Lisa</dc:creator>
              <dc:date>2013-02-23T17:50:00</dc:date>
            </office:change-info>
          </text:insertion>
        </text:changed-region>
        <text:changed-region xml:id="ct91479744" text:id="ct91479744">
          <text:insertion>
            <office:change-info>
              <dc:creator>Lisa</dc:creator>
              <dc:date>2013-02-23T18:06:00</dc:date>
            </office:change-info>
          </text:insertion>
        </text:changed-region>
        <text:changed-region xml:id="ct91479848" text:id="ct91479848">
          <text:deletion>
            <office:change-info>
              <dc:creator>HomeUser</dc:creator>
              <dc:date>2013-02-28T12:33:00</dc:date>
            </office:change-info>
            <text:p text:style-name="Standard"><text:span text:style-name="T1">phenological </text:span></text:p>
          </text:deletion>
        </text:changed-region>
        <text:changed-region xml:id="ct91131992" text:id="ct91131992">
          <text:insertion>
            <office:change-info>
              <dc:creator>HomeUser</dc:creator>
              <dc:date>2013-02-28T12:33:00</dc:date>
            </office:change-info>
          </text:insertion>
        </text:changed-region>
        <text:changed-region xml:id="ct91132096" text:id="ct91132096">
          <text:insertion>
            <office:change-info>
              <dc:creator>Lisa</dc:creator>
              <dc:date>2013-02-23T18:06:00</dc:date>
            </office:change-info>
          </text:insertion>
        </text:changed-region>
        <text:changed-region xml:id="ct91132408" text:id="ct91132408">
          <text:deletion>
            <office:change-info>
              <dc:creator>Lisa</dc:creator>
              <dc:date>2013-02-23T18:06:00</dc:date>
            </office:change-info>
            <text:p text:style-name="Standard"><text:span text:style-name="T1">levels increase</text:span></text:p>
          </text:deletion>
        </text:changed-region>
        <text:changed-region xml:id="ct91132304" text:id="ct91132304">
          <text:deletion>
            <office:change-info>
              <dc:creator>Lisa</dc:creator>
              <dc:date>2013-02-23T17:50:00</dc:date>
            </office:change-info>
            <text:p text:style-name="Standard"><text:span text:style-name="T1">carbon dioxide </text:span></text:p>
          </text:deletion>
        </text:changed-region>
        <text:changed-region xml:id="ct91132200" text:id="ct91132200">
          <text:deletion>
            <office:change-info>
              <dc:creator>Lisa</dc:creator>
              <dc:date>2013-02-23T18:06:00</dc:date>
            </office:change-info>
            <text:p text:style-name="Standard"><text:span text:style-name="T1">as </text:span></text:p>
          </text:deletion>
        </text:changed-region>
        <text:changed-region xml:id="ct91132512" text:id="ct91132512">
          <text:insertion>
            <office:change-info>
              <dc:creator>Lisa</dc:creator>
              <dc:date>2013-02-23T18:07:00</dc:date>
            </office:change-info>
          </text:insertion>
        </text:changed-region>
        <text:changed-region xml:id="ct91132616" text:id="ct91132616">
          <text:deletion>
            <office:change-info>
              <dc:creator>HomeUser</dc:creator>
              <dc:date>2013-02-28T12:33:00</dc:date>
            </office:change-info>
            <text:p text:style-name="Standard"><text:span text:style-name="T1">due to p that occur </text:span></text:p>
          </text:deletion>
        </text:changed-region>
        <text:changed-region xml:id="ct91132720" text:id="ct91132720">
          <text:deletion>
            <office:change-info>
              <dc:creator>Lisa</dc:creator>
              <dc:date>2013-02-23T18:07:00</dc:date>
            </office:change-info>
            <text:p text:style-name="Standard"><text:span text:style-name="T1">the question</text:span></text:p>
          </text:deletion>
        </text:changed-region>
        <text:changed-region xml:id="ct91132824" text:id="ct91132824">
          <text:insertion>
            <office:change-info>
              <dc:creator>Lisa</dc:creator>
              <dc:date>2013-02-23T18:07:00</dc:date>
            </office:change-info>
          </text:insertion>
        </text:changed-region>
        <text:changed-region xml:id="ct91132928" text:id="ct91132928">
          <text:insertion>
            <office:change-info>
              <dc:creator>Lisa</dc:creator>
              <dc:date>2013-02-23T18:08:00</dc:date>
            </office:change-info>
          </text:insertion>
        </text:changed-region>
        <text:changed-region xml:id="ct91133032" text:id="ct91133032">
          <text:insertion>
            <office:change-info>
              <dc:creator>Lisa</dc:creator>
              <dc:date>2013-02-23T18:07:00</dc:date>
            </office:change-info>
          </text:insertion>
        </text:changed-region>
        <text:changed-region xml:id="ct91133136" text:id="ct91133136">
          <text:deletion>
            <office:change-info>
              <dc:creator>HomeUser</dc:creator>
              <dc:date>2013-02-28T12:34:00</dc:date>
            </office:change-info>
            <text:p text:style-name="Standard"><text:span text:style-name="T1">, however their results are species and ecosystem specific </text:span></text:p>
          </text:deletion>
        </text:changed-region>
        <text:changed-region xml:id="ct91133240" text:id="ct91133240">
          <text:insertion>
            <office:change-info>
              <dc:creator>Lisa</dc:creator>
              <dc:date>2013-02-23T17:52:00</dc:date>
            </office:change-info>
          </text:insertion>
        </text:changed-region>
        <text:changed-region xml:id="ct91133344" text:id="ct91133344">
          <text:deletion>
            <office:change-info>
              <dc:creator>Lisa</dc:creator>
              <dc:date>2013-02-23T17:52:00</dc:date>
            </office:change-info>
            <text:p text:style-name="Standard"><text:span text:style-name="T4">carbon dioxide </text:span></text:p>
          </text:deletion>
        </text:changed-region>
        <text:changed-region xml:id="ct91133448" text:id="ct91133448">
          <text:insertion>
            <office:change-info>
              <dc:creator>Lisa</dc:creator>
              <dc:date>2013-02-23T21:14:00</dc:date>
            </office:change-info>
          </text:insertion>
        </text:changed-region>
        <text:changed-region xml:id="ct91133552" text:id="ct91133552">
          <text:deletion>
            <office:change-info>
              <dc:creator>Lisa</dc:creator>
              <dc:date>2013-02-23T21:14:00</dc:date>
            </office:change-info>
            <text:p text:style-name="Standard"><text:span text:style-name="T1">in tree species </text:span></text:p>
          </text:deletion>
        </text:changed-region>
        <text:changed-region xml:id="ct91133656" text:id="ct91133656">
          <text:deletion>
            <office:change-info>
              <dc:creator>Lisa</dc:creator>
              <dc:date>2013-02-23T21:05:00</dc:date>
            </office:change-info>
            <text:p text:style-name="Standard"><text:span text:style-name="T1">best </text:span></text:p>
          </text:deletion>
        </text:changed-region>
        <text:changed-region xml:id="ct91133760" text:id="ct91133760">
          <text:insertion>
            <office:change-info>
              <dc:creator>Lisa</dc:creator>
              <dc:date>2013-02-23T21:05:00</dc:date>
            </office:change-info>
          </text:insertion>
        </text:changed-region>
        <text:changed-region xml:id="ct91133864" text:id="ct91133864">
          <text:deletion>
            <office:change-info>
              <dc:creator>Lisa</dc:creator>
              <dc:date>2013-02-23T21:15:00</dc:date>
            </office:change-info>
            <text:p text:style-name="Standard"><text:span text:style-name="T1">s</text:span></text:p>
          </text:deletion>
        </text:changed-region>
        <text:changed-region xml:id="ct91134072" text:id="ct91134072">
          <text:deletion>
            <office:change-info>
              <dc:creator>Lisa</dc:creator>
              <dc:date>2013-02-23T21:15:00</dc:date>
            </office:change-info>
            <text:p text:style-name="Standard"><text:span text:style-name="T1">in this new competitive landscape</text:span></text:p>
          </text:deletion>
        </text:changed-region>
        <text:changed-region xml:id="ct91133968" text:id="ct91133968">
          <text:deletion>
            <office:change-info>
              <dc:creator>Lisa</dc:creator>
              <dc:date>2013-02-23T21:16:00</dc:date>
            </office:change-info>
            <text:p text:style-name="Standard"><text:span text:style-name="T1"><text:s/></text:span></text:p>
          </text:deletion>
        </text:changed-region>
        <text:changed-region xml:id="ct91134176" text:id="ct91134176">
          <text:insertion>
            <office:change-info>
              <dc:creator>HomeUser</dc:creator>
              <dc:date>2013-02-28T12:38:00</dc:date>
            </office:change-info>
          </text:insertion>
        </text:changed-region>
        <text:changed-region xml:id="ct91134280" text:id="ct91134280">
          <text:deletion>
            <office:change-info>
              <dc:creator>Lisa</dc:creator>
              <dc:date>2013-02-23T21:16:00</dc:date>
            </office:change-info>
            <text:p text:style-name="Standard"><text:span text:style-name="T1">look for</text:span></text:p>
          </text:deletion>
        </text:changed-region>
        <text:changed-region xml:id="ct91134384" text:id="ct91134384">
          <text:insertion>
            <office:change-info>
              <dc:creator>Lisa</dc:creator>
              <dc:date>2013-02-23T21:16:00</dc:date>
            </office:change-info>
          </text:insertion>
        </text:changed-region>
        <text:changed-region xml:id="ct91134488" text:id="ct91134488">
          <text:insertion>
            <office:change-info>
              <dc:creator>Lisa</dc:creator>
              <dc:date>2013-02-23T21:16:00</dc:date>
            </office:change-info>
          </text:insertion>
        </text:changed-region>
        <text:changed-region xml:id="ct91134592" text:id="ct91134592">
          <text:deletion>
            <office:change-info>
              <dc:creator>Lisa</dc:creator>
              <dc:date>2013-02-23T21:05:00</dc:date>
            </office:change-info>
            <text:p text:style-name="Standard"><text:span text:style-name="T1">a number of </text:span></text:p>
          </text:deletion>
        </text:changed-region>
        <text:changed-region xml:id="ct91134696" text:id="ct91134696">
          <text:insertion>
            <office:change-info>
              <dc:creator>Lisa</dc:creator>
              <dc:date>2013-02-23T21:05:00</dc:date>
            </office:change-info>
          </text:insertion>
        </text:changed-region>
        <text:changed-region xml:id="ct91134800" text:id="ct91134800">
          <text:insertion>
            <office:change-info>
              <dc:creator>Lisa</dc:creator>
              <dc:date>2013-02-23T21:17:00</dc:date>
            </office:change-info>
          </text:insertion>
        </text:changed-region>
        <text:changed-region xml:id="ct91135008" text:id="ct91135008">
          <text:deletion>
            <office:change-info>
              <dc:creator>HomeUser</dc:creator>
              <dc:date>2013-02-28T12:34:00</dc:date>
            </office:change-info>
            <text:p text:style-name="Standard"><text:span text:style-name="T1">recentthe large-scale</text:span></text:p>
          </text:deletion>
        </text:changed-region>
        <text:changed-region xml:id="ct91135112" text:id="ct91135112">
          <text:insertion>
            <office:change-info>
              <dc:creator>HomeUser</dc:creator>
              <dc:date>2013-02-28T12:34:00</dc:date>
            </office:change-info>
          </text:insertion>
        </text:changed-region>
        <text:changed-region xml:id="ct91135216" text:id="ct91135216">
          <text:deletion>
            <office:change-info>
              <dc:creator>HomeUser</dc:creator>
              <dc:date>2013-02-28T12:34:00</dc:date>
            </office:change-info>
            <text:p text:style-name="Standard"><text:span text:style-name="T1">reviews </text:span></text:p>
          </text:deletion>
        </text:changed-region>
        <text:changed-region xml:id="ct91135320" text:id="ct91135320">
          <text:insertion>
            <office:change-info>
              <dc:creator>HomeUser</dc:creator>
              <dc:date>2013-02-28T12:34:00</dc:date>
            </office:change-info>
          </text:insertion>
        </text:changed-region>
        <text:changed-region xml:id="ct91135424" text:id="ct91135424">
          <text:deletion>
            <office:change-info>
              <dc:creator>HomeUser</dc:creator>
              <dc:date>2013-02-28T12:39:00</dc:date>
            </office:change-info>
            <text:p text:style-name="Standard"><text:span text:style-name="T5"/></text:p>
            <text:p text:style-name="Standard"><text:span text:style-name="T5"/></text:p>
          </text:deletion>
        </text:changed-region>
        <text:changed-region xml:id="ct91135528" text:id="ct91135528">
          <text:deletion>
            <office:change-info>
              <dc:creator>Lisa</dc:creator>
              <dc:date>2013-02-23T21:19:00</dc:date>
            </office:change-info>
            <text:p text:style-name="Standard"><text:span text:style-name="T1">like </text:span></text:p>
          </text:deletion>
        </text:changed-region>
        <text:changed-region xml:id="ct91135632" text:id="ct91135632">
          <text:insertion>
            <office:change-info>
              <dc:creator>Lisa</dc:creator>
              <dc:date>2013-02-23T21:19:00</dc:date>
            </office:change-info>
          </text:insertion>
        </text:changed-region>
        <text:changed-region xml:id="ct91135736" text:id="ct91135736">
          <text:insertion>
            <office:change-info>
              <dc:creator>HomeUser</dc:creator>
              <dc:date>2013-02-28T12:41:00</dc:date>
            </office:change-info>
          </text:insertion>
        </text:changed-region>
        <text:changed-region xml:id="ct91135840" text:id="ct91135840">
          <text:deletion>
            <office:change-info>
              <dc:creator>HomeUser</dc:creator>
              <dc:date>2013-02-28T12:41:00</dc:date>
            </office:change-info>
            <text:p text:style-name="Standard"><text:span text:style-name="T1">T</text:span></text:p>
          </text:deletion>
        </text:changed-region>
        <text:changed-region xml:id="ct91135944" text:id="ct91135944">
          <text:insertion>
            <office:change-info>
              <dc:creator>HomeUser</dc:creator>
              <dc:date>2013-02-28T12:41:00</dc:date>
            </office:change-info>
          </text:insertion>
        </text:changed-region>
        <text:changed-region xml:id="ct91492280" text:id="ct91492280">
          <text:insertion>
            <office:change-info>
              <dc:creator>HomeUser</dc:creator>
              <dc:date>2013-02-28T12:42:00</dc:date>
            </office:change-info>
          </text:insertion>
        </text:changed-region>
        <text:changed-region xml:id="ct91492384" text:id="ct91492384">
          <text:insertion>
            <office:change-info>
              <dc:creator>HomeUser</dc:creator>
              <dc:date>2013-02-28T12:41:00</dc:date>
            </office:change-info>
          </text:insertion>
        </text:changed-region>
        <text:changed-region xml:id="ct91492488" text:id="ct91492488">
          <text:insertion>
            <office:change-info>
              <dc:creator>HomeUser</dc:creator>
              <dc:date>2013-02-28T12:42:00</dc:date>
            </office:change-info>
          </text:insertion>
        </text:changed-region>
        <text:changed-region xml:id="ct91492592" text:id="ct91492592">
          <text:deletion>
            <office:change-info>
              <dc:creator>HomeUser</dc:creator>
              <dc:date>2013-02-28T12:42:00</dc:date>
            </office:change-info>
            <text:p text:style-name="Standard"><text:span text:style-name="T1"><text:s/>is inherently</text:span></text:p>
          </text:deletion>
        </text:changed-region>
        <text:changed-region xml:id="ct91492696" text:id="ct91492696">
          <text:insertion>
            <office:change-info>
              <dc:creator>HomeUser</dc:creator>
              <dc:date>2013-02-28T12:42:00</dc:date>
            </office:change-info>
          </text:insertion>
        </text:changed-region>
        <text:changed-region xml:id="ct91492800" text:id="ct91492800">
          <text:insertion>
            <office:change-info>
              <dc:creator>HomeUser</dc:creator>
              <dc:date>2013-02-28T12:42:00</dc:date>
            </office:change-info>
          </text:insertion>
        </text:changed-region>
        <text:changed-region xml:id="ct91492904" text:id="ct91492904">
          <text:deletion>
            <office:change-info>
              <dc:creator>Lisa</dc:creator>
              <dc:date>2013-02-23T21:19:00</dc:date>
            </office:change-info>
            <text:p text:style-name="Standard"><text:span text:style-name="T1">tree </text:span></text:p>
          </text:deletion>
        </text:changed-region>
        <text:changed-region xml:id="ct91493008" text:id="ct91493008">
          <text:insertion>
            <office:change-info>
              <dc:creator>Lisa</dc:creator>
              <dc:date>2013-02-23T21:19:00</dc:date>
            </office:change-info>
          </text:insertion>
        </text:changed-region>
        <text:changed-region xml:id="ct91493112" text:id="ct91493112">
          <text:deletion>
            <office:change-info>
              <dc:creator>Lisa</dc:creator>
              <dc:date>2013-02-23T18:13:00</dc:date>
            </office:change-info>
            <text:p text:style-name="Standard"><text:span text:style-name="T1"><text:s text:c="2"/></text:span></text:p>
          </text:deletion>
        </text:changed-region>
        <text:changed-region xml:id="ct91493216" text:id="ct91493216">
          <text:insertion>
            <office:change-info>
              <dc:creator>Lisa</dc:creator>
              <dc:date>2013-02-23T18:13:00</dc:date>
            </office:change-info>
          </text:insertion>
        </text:changed-region>
        <text:changed-region xml:id="ct91493320" text:id="ct91493320">
          <text:deletion>
            <office:change-info>
              <dc:creator>Lisa</dc:creator>
              <dc:date>2013-02-23T21:20:00</dc:date>
            </office:change-info>
            <text:p text:style-name="Standard"><text:span text:style-name="T1">re are</text:span></text:p>
          </text:deletion>
        </text:changed-region>
        <text:changed-region xml:id="ct91493424" text:id="ct91493424">
          <text:insertion>
            <office:change-info>
              <dc:creator>Lisa</dc:creator>
              <dc:date>2013-02-23T21:20:00</dc:date>
            </office:change-info>
          </text:insertion>
        </text:changed-region>
        <text:changed-region xml:id="ct91493528" text:id="ct91493528">
          <text:deletion>
            <office:change-info>
              <dc:creator>Lisa</dc:creator>
              <dc:date>2013-02-23T21:20:00</dc:date>
            </office:change-info>
            <text:p text:style-name="Standard"><text:span text:style-name="T1">,</text:span></text:p>
          </text:deletion>
        </text:changed-region>
        <text:changed-region xml:id="ct91493632" text:id="ct91493632">
          <text:deletion>
            <office:change-info>
              <dc:creator>Lisa</dc:creator>
              <dc:date>2013-02-24T06:43:00</dc:date>
            </office:change-info>
            <text:p text:style-name="Standard"><text:span text:style-name="T1">attempts to</text:span></text:p>
          </text:deletion>
        </text:changed-region>
        <text:changed-region xml:id="ct91493736" text:id="ct91493736">
          <text:insertion>
            <office:change-info>
              <dc:creator>Lisa</dc:creator>
              <dc:date>2013-02-24T06:43:00</dc:date>
            </office:change-info>
          </text:insertion>
        </text:changed-region>
        <text:changed-region xml:id="ct91493944" text:id="ct91493944">
          <text:deletion>
            <office:change-info>
              <dc:creator>Lisa</dc:creator>
              <dc:date>2013-02-23T21:21:00</dc:date>
            </office:change-info>
            <text:p text:style-name="Standard"><text:span text:style-name="T1"><text:s/>of </text:span></text:p>
          </text:deletion>
        </text:changed-region>
        <text:changed-region xml:id="ct91493840" text:id="ct91493840">
          <text:deletion>
            <office:change-info>
              <dc:creator>Lisa</dc:creator>
              <dc:date>2013-02-23T21:20:00</dc:date>
            </office:change-info>
            <text:p text:style-name="Standard"><text:span text:style-name="T1">the ability</text:span></text:p>
          </text:deletion>
        </text:changed-region>
        <text:changed-region xml:id="ct91494048" text:id="ct91494048">
          <text:insertion>
            <office:change-info>
              <dc:creator>Lisa</dc:creator>
              <dc:date>2013-02-23T21:21:00</dc:date>
            </office:change-info>
          </text:insertion>
        </text:changed-region>
        <text:changed-region xml:id="ct91494152" text:id="ct91494152">
          <text:deletion>
            <office:change-info>
              <dc:creator>HomeUser</dc:creator>
              <dc:date>2013-02-28T12:45:00</dc:date>
            </office:change-info>
            <text:p text:style-name="Standard"><text:span text:style-name="T1">not the best</text:span></text:p>
          </text:deletion>
        </text:changed-region>
        <text:changed-region xml:id="ct91494256" text:id="ct91494256">
          <text:insertion>
            <office:change-info>
              <dc:creator>HomeUser</dc:creator>
              <dc:date>2013-02-28T12:45:00</dc:date>
            </office:change-info>
          </text:insertion>
        </text:changed-region>
        <text:changed-region xml:id="ct91494360" text:id="ct91494360">
          <text:insertion>
            <office:change-info>
              <dc:creator>Lisa</dc:creator>
              <dc:date>2013-02-23T21:21:00</dc:date>
            </office:change-info>
          </text:insertion>
        </text:changed-region>
        <text:changed-region xml:id="ct91494464" text:id="ct91494464">
          <text:deletion>
            <office:change-info>
              <dc:creator>Lisa</dc:creator>
              <dc:date>2013-02-23T21:21:00</dc:date>
            </office:change-info>
            <text:p text:style-name="Standard"><text:span text:style-name="T1">to </text:span></text:p>
          </text:deletion>
        </text:changed-region>
        <text:changed-region xml:id="ct91494568" text:id="ct91494568">
          <text:insertion>
            <office:change-info>
              <dc:creator>Lisa</dc:creator>
              <dc:date>2013-02-23T21:21:00</dc:date>
            </office:change-info>
          </text:insertion>
        </text:changed-region>
        <text:changed-region xml:id="ct91494672" text:id="ct91494672">
          <text:deletion>
            <office:change-info>
              <dc:creator>Lisa</dc:creator>
              <dc:date>2013-02-23T21:21:00</dc:date>
            </office:change-info>
            <text:p text:style-name="Standard"><text:span text:style-name="T1">e</text:span></text:p>
          </text:deletion>
        </text:changed-region>
        <text:changed-region xml:id="ct91494776" text:id="ct91494776">
          <text:deletion>
            <office:change-info>
              <dc:creator>Lisa</dc:creator>
              <dc:date>2013-02-23T21:21:00</dc:date>
            </office:change-info>
            <text:p text:style-name="Standard"><text:span text:style-name="T1"><text:s/>is limited </text:span></text:p>
          </text:deletion>
        </text:changed-region>
        <text:changed-region xml:id="ct91494880" text:id="ct91494880">
          <text:insertion>
            <office:change-info>
              <dc:creator>Lisa</dc:creator>
              <dc:date>2013-02-23T21:21:00</dc:date>
            </office:change-info>
          </text:insertion>
        </text:changed-region>
        <text:changed-region xml:id="ct91494984" text:id="ct91494984">
          <text:insertion>
            <office:change-info>
              <dc:creator>Lisa</dc:creator>
              <dc:date>2013-02-23T21:21:00</dc:date>
            </office:change-info>
          </text:insertion>
        </text:changed-region>
        <text:changed-region xml:id="ct91495088" text:id="ct91495088">
          <text:deletion>
            <office:change-info>
              <dc:creator>Lisa</dc:creator>
              <dc:date>2013-02-23T21:21:00</dc:date>
            </office:change-info>
            <text:p text:style-name="Standard"><text:span text:style-name="T1">By</text:span></text:p>
          </text:deletion>
        </text:changed-region>
        <text:changed-region xml:id="ct91495192" text:id="ct91495192">
          <text:insertion>
            <office:change-info>
              <dc:creator>Lisa</dc:creator>
              <dc:date>2013-02-23T21:22:00</dc:date>
            </office:change-info>
          </text:insertion>
        </text:changed-region>
        <text:changed-region xml:id="ct91495296" text:id="ct91495296">
          <text:deletion>
            <office:change-info>
              <dc:creator>Lisa</dc:creator>
              <dc:date>2013-02-23T21:22:00</dc:date>
            </office:change-info>
            <text:p text:style-name="Standard"><text:span text:style-name="T1">s</text:span></text:p>
          </text:deletion>
        </text:changed-region>
        <text:changed-region xml:id="ct91495400" text:id="ct91495400">
          <text:deletion>
            <office:change-info>
              <dc:creator>Lisa</dc:creator>
              <dc:date>2013-02-23T21:22:00</dc:date>
            </office:change-info>
            <text:p text:style-name="Standard"><text:span text:style-name="T1">s</text:span></text:p>
          </text:deletion>
        </text:changed-region>
        <text:changed-region xml:id="ct91495504" text:id="ct91495504">
          <text:deletion>
            <office:change-info>
              <dc:creator>Lisa</dc:creator>
              <dc:date>2013-02-23T21:22:00</dc:date>
            </office:change-info>
            <text:p text:style-name="Standard"><text:span text:style-name="T1">s</text:span></text:p>
          </text:deletion>
        </text:changed-region>
        <text:changed-region xml:id="ct91495608" text:id="ct91495608">
          <text:insertion>
            <office:change-info>
              <dc:creator>Lisa</dc:creator>
              <dc:date>2013-02-24T06:44:00</dc:date>
            </office:change-info>
          </text:insertion>
        </text:changed-region>
        <text:changed-region xml:id="ct91495712" text:id="ct91495712">
          <text:insertion>
            <office:change-info>
              <dc:creator>Lisa</dc:creator>
              <dc:date>2013-02-23T17:53:00</dc:date>
            </office:change-info>
          </text:insertion>
        </text:changed-region>
        <text:changed-region xml:id="ct91495816" text:id="ct91495816">
          <text:deletion>
            <office:change-info>
              <dc:creator>Lisa</dc:creator>
              <dc:date>2013-02-23T17:53:00</dc:date>
            </office:change-info>
            <text:p text:style-name="Standard"><text:span text:style-name="T1">a</text:span></text:p>
          </text:deletion>
        </text:changed-region>
        <text:changed-region xml:id="ct91495920" text:id="ct91495920">
          <text:deletion>
            <office:change-info>
              <dc:creator>Lisa</dc:creator>
              <dc:date>2013-02-23T21:24:00</dc:date>
            </office:change-info>
            <text:p text:style-name="Standard"><text:span text:style-name="T1">re is a persistent</text:span></text:p>
          </text:deletion>
        </text:changed-region>
        <text:changed-region xml:id="ct91496024" text:id="ct91496024">
          <text:insertion>
            <office:change-info>
              <dc:creator>Lisa</dc:creator>
              <dc:date>2013-02-23T21:24:00</dc:date>
            </office:change-info>
          </text:insertion>
        </text:changed-region>
        <text:changed-region xml:id="ct91496128" text:id="ct91496128">
          <text:insertion>
            <office:change-info>
              <dc:creator>Lisa</dc:creator>
              <dc:date>2013-02-24T06:45:00</dc:date>
            </office:change-info>
          </text:insertion>
        </text:changed-region>
        <text:changed-region xml:id="ct91496232" text:id="ct91496232">
          <text:deletion>
            <office:change-info>
              <dc:creator>Lisa</dc:creator>
              <dc:date>2013-02-24T06:45:00</dc:date>
            </office:change-info>
            <text:p text:style-name="Standard"><text:span text:style-name="T1">this</text:span></text:p>
          </text:deletion>
        </text:changed-region>
        <text:changed-region xml:id="ct91471800" text:id="ct91471800">
          <text:deletion>
            <office:change-info>
              <dc:creator>Lisa</dc:creator>
              <dc:date>2013-02-24T06:45:00</dc:date>
            </office:change-info>
            <text:p text:style-name="Standard"><text:span text:style-name="T1">seriously </text:span></text:p>
          </text:deletion>
        </text:changed-region>
        <text:changed-region xml:id="ct91471904" text:id="ct91471904">
          <text:deletion>
            <office:change-info>
              <dc:creator>Lisa</dc:creator>
              <dc:date>2013-02-23T18:09:00</dc:date>
            </office:change-info>
            <text:p text:style-name="Standard"><text:span text:style-name="T1"><text:s/>2012</text:span></text:p>
          </text:deletion>
        </text:changed-region>
        <text:changed-region xml:id="ct91472008" text:id="ct91472008">
          <text:insertion>
            <office:change-info>
              <dc:creator>Lisa</dc:creator>
              <dc:date>2013-02-24T06:46:00</dc:date>
            </office:change-info>
          </text:insertion>
        </text:changed-region>
        <text:changed-region xml:id="ct91472112" text:id="ct91472112">
          <text:deletion>
            <office:change-info>
              <dc:creator>Lisa</dc:creator>
              <dc:date>2013-02-24T06:46:00</dc:date>
            </office:change-info>
            <text:p text:style-name="Standard"><text:span text:style-name="T1">y</text:span></text:p>
          </text:deletion>
        </text:changed-region>
        <text:changed-region xml:id="ct91472216" text:id="ct91472216">
          <text:insertion>
            <office:change-info>
              <dc:creator>Lisa</dc:creator>
              <dc:date>2013-02-24T06:46:00</dc:date>
            </office:change-info>
          </text:insertion>
        </text:changed-region>
        <text:changed-region xml:id="ct91472320" text:id="ct91472320">
          <text:insertion>
            <office:change-info>
              <dc:creator>Lisa</dc:creator>
              <dc:date>2013-02-24T06:46:00</dc:date>
            </office:change-info>
          </text:insertion>
        </text:changed-region>
        <text:changed-region xml:id="ct91472424" text:id="ct91472424">
          <text:deletion>
            <office:change-info>
              <dc:creator>Lisa</dc:creator>
              <dc:date>2013-02-24T06:46:00</dc:date>
            </office:change-info>
            <text:p text:style-name="Standard"><text:span text:style-name="T1">ving</text:span></text:p>
          </text:deletion>
        </text:changed-region>
        <text:changed-region xml:id="ct91472528" text:id="ct91472528">
          <text:insertion>
            <office:change-info>
              <dc:creator>Lisa</dc:creator>
              <dc:date>2013-02-24T06:46:00</dc:date>
            </office:change-info>
          </text:insertion>
        </text:changed-region>
        <text:changed-region xml:id="ct91472632" text:id="ct91472632">
          <text:deletion>
            <office:change-info>
              <dc:creator>Lisa</dc:creator>
              <dc:date>2013-02-23T17:53:00</dc:date>
            </office:change-info>
            <text:p text:style-name="Standard"><text:span text:style-name="T1">submission</text:span></text:p>
          </text:deletion>
        </text:changed-region>
        <text:changed-region xml:id="ct91472736" text:id="ct91472736">
          <text:insertion>
            <office:change-info>
              <dc:creator>Lisa</dc:creator>
              <dc:date>2013-02-23T17:53:00</dc:date>
            </office:change-info>
          </text:insertion>
        </text:changed-region>
        <text:changed-region xml:id="ct91472840" text:id="ct91472840">
          <text:deletion>
            <office:change-info>
              <dc:creator>Lisa</dc:creator>
              <dc:date>2013-02-23T21:27:00</dc:date>
            </office:change-info>
            <text:p text:style-name="Standard"><text:span text:style-name="T1">carbon dioxide</text:span></text:p>
          </text:deletion>
        </text:changed-region>
        <text:changed-region xml:id="ct91472944" text:id="ct91472944">
          <text:insertion>
            <office:change-info>
              <dc:creator>Lisa</dc:creator>
              <dc:date>2013-02-23T21:27:00</dc:date>
            </office:change-info>
          </text:insertion>
        </text:changed-region>
        <text:changed-region xml:id="ct91473048" text:id="ct91473048">
          <text:deletion>
            <office:change-info>
              <dc:creator>Lisa</dc:creator>
              <dc:date>2013-02-24T06:46:00</dc:date>
            </office:change-info>
            <text:p text:style-name="Standard"><text:span text:style-name="T1">having a </text:span></text:p>
          </text:deletion>
        </text:changed-region>
        <text:changed-region xml:id="ct91473152" text:id="ct91473152">
          <text:insertion>
            <office:change-info>
              <dc:creator>Lisa</dc:creator>
              <dc:date>2013-02-24T06:46:00</dc:date>
            </office:change-info>
          </text:insertion>
        </text:changed-region>
        <text:changed-region xml:id="ct91473256" text:id="ct91473256">
          <text:deletion>
            <office:change-info>
              <dc:creator>Lisa</dc:creator>
              <dc:date>2013-02-24T06:46:00</dc:date>
            </office:change-info>
            <text:p text:style-name="Standard"><text:span text:style-name="T1"><text:s/>effect on</text:span></text:p>
          </text:deletion>
        </text:changed-region>
        <text:changed-region xml:id="ct91473360" text:id="ct91473360">
          <text:insertion>
            <office:change-info>
              <dc:creator>Lisa</dc:creator>
              <dc:date>2013-02-23T17:53:00</dc:date>
            </office:change-info>
          </text:insertion>
        </text:changed-region>
        <text:changed-region xml:id="ct91473464" text:id="ct91473464">
          <text:deletion>
            <office:change-info>
              <dc:creator>Lisa</dc:creator>
              <dc:date>2013-02-23T17:53:00</dc:date>
            </office:change-info>
            <text:p text:style-name="Standard"><text:span text:style-name="T1">(</text:span></text:p>
          </text:deletion>
        </text:changed-region>
        <text:changed-region xml:id="ct91473568" text:id="ct91473568">
          <text:insertion>
            <office:change-info>
              <dc:creator>Lisa</dc:creator>
              <dc:date>2013-02-23T17:54:00</dc:date>
            </office:change-info>
          </text:insertion>
        </text:changed-region>
        <text:changed-region xml:id="ct91473672" text:id="ct91473672">
          <text:deletion>
            <office:change-info>
              <dc:creator>Lisa</dc:creator>
              <dc:date>2013-02-23T17:53:00</dc:date>
            </office:change-info>
            <text:p text:style-name="Standard"><text:span text:style-name="T1">[</text:span></text:p>
          </text:deletion>
        </text:changed-region>
        <text:changed-region xml:id="ct91473776" text:id="ct91473776">
          <text:insertion>
            <office:change-info>
              <dc:creator>Lisa</dc:creator>
              <dc:date>2013-02-23T21:27:00</dc:date>
            </office:change-info>
          </text:insertion>
        </text:changed-region>
        <text:changed-region xml:id="ct91473880" text:id="ct91473880">
          <text:deletion>
            <office:change-info>
              <dc:creator>Lisa</dc:creator>
              <dc:date>2013-02-23T17:54:00</dc:date>
            </office:change-info>
            <text:p text:style-name="Standard"><text:span text:style-name="T1">)</text:span></text:p>
          </text:deletion>
        </text:changed-region>
        <text:changed-region xml:id="ct91473984" text:id="ct91473984">
          <text:deletion>
            <office:change-info>
              <dc:creator>Lisa</dc:creator>
              <dc:date>2013-02-24T06:47:00</dc:date>
            </office:change-info>
            <text:p text:style-name="Standard"><text:span text:style-name="T1">,</text:span></text:p>
          </text:deletion>
        </text:changed-region>
        <text:changed-region xml:id="ct91474088" text:id="ct91474088">
          <text:insertion>
            <office:change-info>
              <dc:creator>Lisa</dc:creator>
              <dc:date>2013-02-24T06:47:00</dc:date>
            </office:change-info>
          </text:insertion>
        </text:changed-region>
        <text:changed-region xml:id="ct91474192" text:id="ct91474192">
          <text:insertion>
            <office:change-info>
              <dc:creator>Lisa</dc:creator>
              <dc:date>2013-02-23T21:24:00</dc:date>
            </office:change-info>
          </text:insertion>
        </text:changed-region>
        <text:changed-region xml:id="ct91474296" text:id="ct91474296">
          <text:deletion>
            <office:change-info>
              <dc:creator>Lisa</dc:creator>
              <dc:date>2013-02-23T21:24:00</dc:date>
            </office:change-info>
            <text:p text:style-name="Standard"><text:span text:style-name="T1"><text:s/></text:span></text:p>
          </text:deletion>
        </text:changed-region>
        <text:changed-region xml:id="ct91474400" text:id="ct91474400">
          <text:insertion>
            <office:change-info>
              <dc:creator>Lisa</dc:creator>
              <dc:date>2013-02-23T21:25:00</dc:date>
            </office:change-info>
          </text:insertion>
        </text:changed-region>
        <text:changed-region xml:id="ct91474504" text:id="ct91474504">
          <text:insertion>
            <office:change-info>
              <dc:creator>Lisa</dc:creator>
              <dc:date>2013-02-23T17:54:00</dc:date>
            </office:change-info>
          </text:insertion>
        </text:changed-region>
        <text:changed-region xml:id="ct91474608" text:id="ct91474608">
          <text:insertion>
            <office:change-info>
              <dc:creator>Lisa</dc:creator>
              <dc:date>2013-02-23T21:25:00</dc:date>
            </office:change-info>
          </text:insertion>
        </text:changed-region>
        <text:changed-region xml:id="ct91474712" text:id="ct91474712">
          <text:insertion>
            <office:change-info>
              <dc:creator>HomeUser</dc:creator>
              <dc:date>2013-02-28T12:46:00</dc:date>
            </office:change-info>
          </text:insertion>
        </text:changed-region>
        <text:changed-region xml:id="ct91474816" text:id="ct91474816">
          <text:deletion>
            <office:change-info>
              <dc:creator>HomeUser</dc:creator>
              <dc:date>2013-02-28T12:46:00</dc:date>
            </office:change-info>
            <text:p text:style-name="Standard"><text:span text:style-name="T1">.</text:span></text:p>
          </text:deletion>
        </text:changed-region>
        <text:changed-region xml:id="ct91474920" text:id="ct91474920">
          <text:deletion>
            <office:change-info>
              <dc:creator>Lisa</dc:creator>
              <dc:date>2013-02-24T18:42:00</dc:date>
            </office:change-info>
            <text:p text:style-name="Standard"><text:span text:style-name="T3">13</text:span><text:span text:style-name="T1">C/</text:span><text:span text:style-name="T3">12</text:span><text:span text:style-name="T1">C </text:span></text:p>
          </text:deletion>
        </text:changed-region>
        <text:changed-region xml:id="ct91475024" text:id="ct91475024">
          <text:insertion>
            <office:change-info>
              <dc:creator>HomeUser</dc:creator>
              <dc:date>2013-02-28T12:46:00</dc:date>
            </office:change-info>
          </text:insertion>
        </text:changed-region>
        <text:changed-region xml:id="ct91475232" text:id="ct91475232">
          <text:deletion>
            <office:change-info>
              <dc:creator>Lisa</dc:creator>
              <dc:date>2013-02-24T18:42:00</dc:date>
            </office:change-info>
            <text:p text:style-name="Standard"><text:span text:style-name="T1">c</text:span></text:p>
          </text:deletion>
        </text:changed-region>
        <text:changed-region xml:id="ct91475128" text:id="ct91475128">
          <text:deletion>
            <office:change-info>
              <dc:creator>HomeUser</dc:creator>
              <dc:date>2013-02-28T12:46:00</dc:date>
            </office:change-info>
            <text:p text:style-name="Standard"><text:span text:style-name="T1">C</text:span></text:p>
          </text:deletion>
        </text:changed-region>
        <text:changed-region xml:id="ct91475336" text:id="ct91475336">
          <text:insertion>
            <office:change-info>
              <dc:creator>Lisa</dc:creator>
              <dc:date>2013-02-24T18:42:00</dc:date>
            </office:change-info>
          </text:insertion>
        </text:changed-region>
        <text:changed-region xml:id="ct91475440" text:id="ct91475440">
          <text:insertion>
            <office:change-info>
              <dc:creator>HomeUser</dc:creator>
              <dc:date>2013-02-28T12:46:00</dc:date>
            </office:change-info>
          </text:insertion>
        </text:changed-region>
        <text:changed-region xml:id="ct91475544" text:id="ct91475544">
          <text:insertion>
            <office:change-info>
              <dc:creator>Lisa</dc:creator>
              <dc:date>2013-02-24T18:42:00</dc:date>
            </office:change-info>
          </text:insertion>
        </text:changed-region>
        <text:changed-region xml:id="ct91475648" text:id="ct91475648">
          <text:insertion>
            <office:change-info>
              <dc:creator>Lisa</dc:creator>
              <dc:date>2013-02-24T18:44:00</dc:date>
            </office:change-info>
          </text:insertion>
        </text:changed-region>
        <text:changed-region xml:id="ct91475752" text:id="ct91475752">
          <text:deletion>
            <office:change-info>
              <dc:creator>HomeUser</dc:creator>
              <dc:date>2013-02-28T12:46:00</dc:date>
            </office:change-info>
            <text:p text:style-name="Standard"><text:span text:style-name="T1">or </text:span><text:span text:style-name="T6">δ</text:span><text:span text:style-name="T3">13</text:span><text:span text:style-name="T1">C</text:span></text:p>
          </text:deletion>
        </text:changed-region>
        <text:changed-region xml:id="ct91488184" text:id="ct91488184">
          <text:insertion>
            <office:change-info>
              <dc:creator>Lisa</dc:creator>
              <dc:date>2013-02-24T18:42:00</dc:date>
            </office:change-info>
          </text:insertion>
        </text:changed-region>
        <text:changed-region xml:id="ct91488288" text:id="ct91488288">
          <text:insertion>
            <office:change-info>
              <dc:creator>Lisa</dc:creator>
              <dc:date>2013-02-23T21:25:00</dc:date>
            </office:change-info>
          </text:insertion>
        </text:changed-region>
        <text:changed-region xml:id="ct91488392" text:id="ct91488392">
          <text:deletion>
            <office:change-info>
              <dc:creator>Lisa</dc:creator>
              <dc:date>2013-02-23T21:25:00</dc:date>
            </office:change-info>
            <text:p text:style-name="Standard"><text:span text:style-name="T1">a</text:span></text:p>
          </text:deletion>
        </text:changed-region>
        <text:changed-region xml:id="ct91488496" text:id="ct91488496">
          <text:insertion>
            <office:change-info>
              <dc:creator>HomeUser</dc:creator>
              <dc:date>2013-02-28T12:46:00</dc:date>
            </office:change-info>
          </text:insertion>
        </text:changed-region>
        <text:changed-region xml:id="ct91488600" text:id="ct91488600">
          <text:deletion>
            <office:change-info>
              <dc:creator>HomeUser</dc:creator>
              <dc:date>2013-02-28T12:46:00</dc:date>
            </office:change-info>
            <text:p text:style-name="Standard"><text:span text:style-name="T1">,</text:span></text:p>
          </text:deletion>
        </text:changed-region>
        <text:changed-region xml:id="ct91488704" text:id="ct91488704">
          <text:insertion>
            <office:change-info>
              <dc:creator>HomeUser</dc:creator>
              <dc:date>2013-02-28T12:47:00</dc:date>
            </office:change-info>
          </text:insertion>
        </text:changed-region>
        <text:changed-region xml:id="ct91488808" text:id="ct91488808">
          <text:deletion>
            <office:change-info>
              <dc:creator>HomeUser</dc:creator>
              <dc:date>2013-02-28T12:47:00</dc:date>
            </office:change-info>
            <text:p text:style-name="Standard"><text:span text:style-name="T1">and the</text:span></text:p>
          </text:deletion>
        </text:changed-region>
        <text:changed-region xml:id="ct91488912" text:id="ct91488912">
          <text:insertion>
            <office:change-info>
              <dc:creator>HomeUser</dc:creator>
              <dc:date>2013-02-28T12:47:00</dc:date>
            </office:change-info>
          </text:insertion>
        </text:changed-region>
        <text:changed-region xml:id="ct91489016" text:id="ct91489016">
          <text:insertion>
            <office:change-info>
              <dc:creator>Lisa</dc:creator>
              <dc:date>2013-02-23T21:49:00</dc:date>
            </office:change-info>
          </text:insertion>
        </text:changed-region>
        <text:changed-region xml:id="ct91489120" text:id="ct91489120">
          <text:deletion>
            <office:change-info>
              <dc:creator>Lisa</dc:creator>
              <dc:date>2013-02-23T21:49:00</dc:date>
            </office:change-info>
            <text:p text:style-name="Standard"><text:span text:style-name="T1">-</text:span></text:p>
          </text:deletion>
        </text:changed-region>
        <text:changed-region xml:id="ct91489432" text:id="ct91489432">
          <text:deletion>
            <office:change-info>
              <dc:creator>HomeUser</dc:creator>
              <dc:date>2013-02-28T12:47:00</dc:date>
            </office:change-info>
            <text:p text:style-name="Standard"><text:span text:style-name="T1">is probed using generalized additive models. wa </text:span></text:p>
          </text:deletion>
        </text:changed-region>
        <text:changed-region xml:id="ct91489536" text:id="ct91489536">
          <text:insertion>
            <office:change-info>
              <dc:creator>HomeUser</dc:creator>
              <dc:date>2013-02-28T12:47:00</dc:date>
            </office:change-info>
          </text:insertion>
        </text:changed-region>
        <text:changed-region xml:id="ct91489640" text:id="ct91489640">
          <text:deletion>
            <office:change-info>
              <dc:creator>Lisa</dc:creator>
              <dc:date>2013-02-23T18:10:00</dc:date>
            </office:change-info>
            <text:p text:style-name="Standard"><text:span text:style-name="T1">See </text:span></text:p>
          </text:deletion>
        </text:changed-region>
        <text:changed-region xml:id="ct91489744" text:id="ct91489744">
          <text:deletion>
            <office:change-info>
              <dc:creator>Lisa</dc:creator>
              <dc:date>2013-02-23T18:10:00</dc:date>
            </office:change-info>
            <text:p text:style-name="Standard"><text:span text:style-name="T1"><text:s/>for map</text:span></text:p>
          </text:deletion>
        </text:changed-region>
        <text:changed-region xml:id="ct91489848" text:id="ct91489848">
          <text:insertion>
            <office:change-info>
              <dc:creator>HomeUser</dc:creator>
              <dc:date>2013-02-28T12:48:00</dc:date>
            </office:change-info>
          </text:insertion>
        </text:changed-region>
        <text:changed-region xml:id="ct91489952" text:id="ct91489952">
          <text:insertion>
            <office:change-info>
              <dc:creator>HomeUser</dc:creator>
              <dc:date>2013-02-28T12:49:00</dc:date>
            </office:change-info>
          </text:insertion>
        </text:changed-region>
        <text:changed-region xml:id="ct91490056" text:id="ct91490056">
          <text:insertion>
            <office:change-info>
              <dc:creator>HomeUser</dc:creator>
              <dc:date>2013-02-28T12:48:00</dc:date>
            </office:change-info>
          </text:insertion>
        </text:changed-region>
        <text:changed-region xml:id="ct91490160" text:id="ct91490160">
          <text:insertion>
            <office:change-info>
              <dc:creator>HomeUser</dc:creator>
              <dc:date>2013-02-28T12:51:00</dc:date>
            </office:change-info>
          </text:insertion>
        </text:changed-region>
        <text:changed-region xml:id="ct91490264" text:id="ct91490264">
          <text:insertion>
            <office:change-info>
              <dc:creator>HomeUser</dc:creator>
              <dc:date>2013-02-28T12:48:00</dc:date>
            </office:change-info>
          </text:insertion>
        </text:changed-region>
        <text:changed-region xml:id="ct91490368" text:id="ct91490368">
          <text:insertion>
            <office:change-info>
              <dc:creator>HomeUser</dc:creator>
              <dc:date>2013-02-28T12:49:00</dc:date>
            </office:change-info>
          </text:insertion>
        </text:changed-region>
        <text:changed-region xml:id="ct91490472" text:id="ct91490472">
          <text:insertion>
            <office:change-info>
              <dc:creator>HomeUser</dc:creator>
              <dc:date>2013-02-28T12:48:00</dc:date>
            </office:change-info>
          </text:insertion>
        </text:changed-region>
        <text:changed-region xml:id="ct91490576" text:id="ct91490576">
          <text:deletion>
            <office:change-info>
              <dc:creator>Lisa</dc:creator>
              <dc:date>2013-02-24T06:47:00</dc:date>
            </office:change-info>
            <text:p text:style-name="Standard"><text:span text:style-name="T1">impact </text:span></text:p>
          </text:deletion>
        </text:changed-region>
        <text:changed-region xml:id="ct91490680" text:id="ct91490680">
          <text:insertion>
            <office:change-info>
              <dc:creator>Lisa</dc:creator>
              <dc:date>2013-02-24T06:47:00</dc:date>
            </office:change-info>
          </text:insertion>
        </text:changed-region>
        <text:changed-region xml:id="ct91490784" text:id="ct91490784">
          <text:insertion>
            <office:change-info>
              <dc:creator>Lisa</dc:creator>
              <dc:date>2013-02-24T06:47:00</dc:date>
            </office:change-info>
          </text:insertion>
        </text:changed-region>
        <text:changed-region xml:id="ct91490888" text:id="ct91490888">
          <text:insertion>
            <office:change-info>
              <dc:creator>Lisa</dc:creator>
              <dc:date>2013-02-24T06:48:00</dc:date>
            </office:change-info>
          </text:insertion>
        </text:changed-region>
        <text:changed-region xml:id="ct91490992" text:id="ct91490992">
          <text:insertion>
            <office:change-info>
              <dc:creator>HomeUser</dc:creator>
              <dc:date>2013-03-01T16:50:00</dc:date>
            </office:change-info>
          </text:insertion>
        </text:changed-region>
        <text:changed-region xml:id="ct91491096" text:id="ct91491096">
          <text:insertion>
            <office:change-info>
              <dc:creator>Lisa</dc:creator>
              <dc:date>2013-02-23T18:10:00</dc:date>
            </office:change-info>
          </text:insertion>
        </text:changed-region>
        <text:changed-region xml:id="ct91491200" text:id="ct91491200">
          <text:insertion>
            <office:change-info>
              <dc:creator>HomeUser</dc:creator>
              <dc:date>2013-03-01T16:50:00</dc:date>
            </office:change-info>
          </text:insertion>
        </text:changed-region>
        <text:changed-region xml:id="ct91491304" text:id="ct91491304">
          <text:format-change>
            <office:change-info>
              <dc:creator>HomeUser</dc:creator>
              <dc:date>2013-03-01T16:50:00</dc:date>
            </office:change-info>
          </text:format-change>
        </text:changed-region>
        <text:changed-region xml:id="ct91491408" text:id="ct91491408">
          <text:insertion>
            <office:change-info>
              <dc:creator>Lisa</dc:creator>
              <dc:date>2013-02-23T18:10:00</dc:date>
            </office:change-info>
          </text:insertion>
        </text:changed-region>
        <text:changed-region xml:id="ct91491512" text:id="ct91491512">
          <text:insertion>
            <office:change-info>
              <dc:creator>HomeUser</dc:creator>
              <dc:date>2013-03-01T16:51:00</dc:date>
            </office:change-info>
          </text:insertion>
        </text:changed-region>
        <text:changed-region xml:id="ct91491616" text:id="ct91491616">
          <text:insertion>
            <office:change-info>
              <dc:creator>Lisa</dc:creator>
              <dc:date>2013-02-23T18:10:00</dc:date>
            </office:change-info>
          </text:insertion>
        </text:changed-region>
        <text:changed-region xml:id="ct91491720" text:id="ct91491720">
          <text:insertion>
            <office:change-info>
              <dc:creator>HomeUser</dc:creator>
              <dc:date>2013-03-01T16:51:00</dc:date>
            </office:change-info>
          </text:insertion>
        </text:changed-region>
        <text:changed-region xml:id="ct91491824" text:id="ct91491824">
          <text:deletion>
            <office:change-info>
              <dc:creator>Lisa</dc:creator>
              <dc:date>2013-02-24T06:48:00</dc:date>
            </office:change-info>
            <text:p text:style-name="Standard"><text:span text:style-name="T7">individuals</text:span></text:p>
          </text:deletion>
        </text:changed-region>
        <text:changed-region xml:id="ct91491928" text:id="ct91491928">
          <text:insertion>
            <office:change-info>
              <dc:creator>HomeUser</dc:creator>
              <dc:date>2013-02-28T12:51:00</dc:date>
            </office:change-info>
          </text:insertion>
        </text:changed-region>
        <text:changed-region xml:id="ct91931888" text:id="ct91931888">
          <text:deletion>
            <office:change-info>
              <dc:creator>HomeUser</dc:creator>
              <dc:date>2013-02-28T12:48:00</dc:date>
            </office:change-info>
            <text:p text:style-name="Standard"><text:span text:style-name="T7">. With the exception of one younger site (established in 1980, thinned in 2008-2009). ,. Fifteen of the sites originated from stand-replacing fire, while four developed after a clearcut harvest</text:span></text:p>
          </text:deletion>
        </text:changed-region>
        <text:changed-region xml:id="ct91931992" text:id="ct91931992">
          <text:insertion>
            <office:change-info>
              <dc:creator>HomeUser</dc:creator>
              <dc:date>2013-02-28T12:51:00</dc:date>
            </office:change-info>
          </text:insertion>
        </text:changed-region>
        <text:changed-region xml:id="ct91932096" text:id="ct91932096">
          <text:deletion>
            <office:change-info>
              <dc:creator>HomeUser</dc:creator>
              <dc:date>2013-02-28T12:50:00</dc:date>
            </office:change-info>
            <text:p text:style-name="Standard"><text:span text:style-name="T5">Soil Classification Working Group</text:span></text:p>
          </text:deletion>
        </text:changed-region>
        <text:changed-region xml:id="ct91932200" text:id="ct91932200">
          <text:insertion>
            <office:change-info>
              <dc:creator>HomeUser</dc:creator>
              <dc:date>2013-02-28T12:50:00</dc:date>
            </office:change-info>
          </text:insertion>
        </text:changed-region>
        <text:changed-region xml:id="ct91932304" text:id="ct91932304">
          <text:insertion>
            <office:change-info>
              <dc:creator>Lisa</dc:creator>
              <dc:date>2013-02-24T06:48:00</dc:date>
            </office:change-info>
          </text:insertion>
        </text:changed-region>
        <text:changed-region xml:id="ct91932408" text:id="ct91932408">
          <text:insertion>
            <office:change-info>
              <dc:creator>Lisa</dc:creator>
              <dc:date>2013-02-24T06:49:00</dc:date>
            </office:change-info>
          </text:insertion>
        </text:changed-region>
        <text:changed-region xml:id="ct91932512" text:id="ct91932512">
          <text:deletion>
            <office:change-info>
              <dc:creator>Lisa</dc:creator>
              <dc:date>2013-02-24T06:49:00</dc:date>
            </office:change-info>
            <text:p text:style-name="Standard"><text:span text:style-name="T1">of (</text:span></text:p>
          </text:deletion>
        </text:changed-region>
        <text:changed-region xml:id="ct91932616" text:id="ct91932616">
          <text:insertion>
            <office:change-info>
              <dc:creator>Lisa</dc:creator>
              <dc:date>2013-02-24T06:49:00</dc:date>
            </office:change-info>
          </text:insertion>
        </text:changed-region>
        <text:changed-region xml:id="ct91932720" text:id="ct91932720">
          <text:deletion>
            <office:change-info>
              <dc:creator>Lisa</dc:creator>
              <dc:date>2013-02-24T06:49:00</dc:date>
            </office:change-info>
            <text:p text:style-name="Standard"><text:span text:style-name="T1">)</text:span></text:p>
          </text:deletion>
        </text:changed-region>
        <text:changed-region xml:id="ct91932824" text:id="ct91932824">
          <text:deletion>
            <office:change-info>
              <dc:creator>Lisa</dc:creator>
              <dc:date>2013-02-24T06:49:00</dc:date>
            </office:change-info>
            <text:p text:style-name="Standard"><text:span text:style-name="T1">a </text:span></text:p>
          </text:deletion>
        </text:changed-region>
        <text:changed-region xml:id="ct91932928" text:id="ct91932928">
          <text:insertion>
            <office:change-info>
              <dc:creator>Lisa</dc:creator>
              <dc:date>2013-02-24T06:49:00</dc:date>
            </office:change-info>
          </text:insertion>
        </text:changed-region>
        <text:changed-region xml:id="ct91933032" text:id="ct91933032">
          <text:deletion>
            <office:change-info>
              <dc:creator>Lisa</dc:creator>
              <dc:date>2013-02-24T06:49:00</dc:date>
            </office:change-info>
            <text:p text:style-name="Standard"><text:span text:style-name="T1">of</text:span></text:p>
          </text:deletion>
        </text:changed-region>
        <text:changed-region xml:id="ct91933136" text:id="ct91933136">
          <text:deletion>
            <office:change-info>
              <dc:creator>Lisa</dc:creator>
              <dc:date>2013-02-24T06:49:00</dc:date>
            </office:change-info>
            <text:p text:style-name="Standard"><text:span text:style-name="T1">,</text:span></text:p>
          </text:deletion>
        </text:changed-region>
        <text:changed-region xml:id="ct91933240" text:id="ct91933240">
          <text:insertion>
            <office:change-info>
              <dc:creator>Lisa</dc:creator>
              <dc:date>2013-02-24T06:49:00</dc:date>
            </office:change-info>
          </text:insertion>
        </text:changed-region>
        <text:changed-region xml:id="ct91933344" text:id="ct91933344">
          <text:insertion>
            <office:change-info>
              <dc:creator>Lisa</dc:creator>
              <dc:date>2013-02-24T06:49:00</dc:date>
            </office:change-info>
          </text:insertion>
        </text:changed-region>
        <text:changed-region xml:id="ct91933448" text:id="ct91933448">
          <text:deletion>
            <office:change-info>
              <dc:creator>Lisa</dc:creator>
              <dc:date>2013-02-24T06:49:00</dc:date>
            </office:change-info>
            <text:p text:style-name="Standard"><text:span text:style-name="T1">,</text:span></text:p>
          </text:deletion>
        </text:changed-region>
        <text:changed-region xml:id="ct91933552" text:id="ct91933552">
          <text:insertion>
            <office:change-info>
              <dc:creator>HomeUser</dc:creator>
              <dc:date>2013-02-28T12:49:00</dc:date>
            </office:change-info>
          </text:insertion>
        </text:changed-region>
        <text:changed-region xml:id="ct91933656" text:id="ct91933656">
          <text:insertion>
            <office:change-info>
              <dc:creator>HomeUser</dc:creator>
              <dc:date>2013-02-28T12:50:00</dc:date>
            </office:change-info>
          </text:insertion>
        </text:changed-region>
        <text:changed-region xml:id="ct91933760" text:id="ct91933760">
          <text:insertion>
            <office:change-info>
              <dc:creator>HomeUser</dc:creator>
              <dc:date>2013-02-28T12:49:00</dc:date>
            </office:change-info>
          </text:insertion>
        </text:changed-region>
        <text:changed-region xml:id="ct91933864" text:id="ct91933864">
          <text:insertion>
            <office:change-info>
              <dc:creator>HomeUser</dc:creator>
              <dc:date>2013-02-28T12:50:00</dc:date>
            </office:change-info>
          </text:insertion>
        </text:changed-region>
        <text:changed-region xml:id="ct91934384" text:id="ct91934384">
          <text:deletion>
            <office:change-info>
              <dc:creator>HomeUser</dc:creator>
              <dc:date>2013-02-28T12:51:00</dc:date>
            </office:change-info>
            <text:p text:style-name="Standard"><text:span text:style-name="T1">s well as BIOCLIM variables) nd and total precipitation, a,(mean minimum temperature, mean maximum temperature</text:span></text:p>
          </text:deletion>
        </text:changed-region>
        <text:changed-region xml:id="ct91934488" text:id="ct91934488">
          <text:deletion>
            <office:change-info>
              <dc:creator>Lisa</dc:creator>
              <dc:date>2013-02-24T06:50:00</dc:date>
            </office:change-info>
            <text:p text:style-name="Standard"><text:span text:style-name="T1">time </text:span></text:p>
          </text:deletion>
        </text:changed-region>
        <text:changed-region xml:id="ct91934592" text:id="ct91934592">
          <text:deletion>
            <office:change-info>
              <dc:creator>Lisa</dc:creator>
              <dc:date>2013-02-24T06:50:00</dc:date>
            </office:change-info>
            <text:p text:style-name="Standard"><text:span text:style-name="T1">of </text:span></text:p>
          </text:deletion>
        </text:changed-region>
        <text:changed-region xml:id="ct91934696" text:id="ct91934696">
          <text:insertion>
            <office:change-info>
              <dc:creator>Lisa</dc:creator>
              <dc:date>2013-02-24T06:50:00</dc:date>
            </office:change-info>
          </text:insertion>
        </text:changed-region>
        <text:changed-region xml:id="ct91934800" text:id="ct91934800">
          <text:deletion>
            <office:change-info>
              <dc:creator>Lisa</dc:creator>
              <dc:date>2013-02-24T06:50:00</dc:date>
            </office:change-info>
            <text:p text:style-name="Standard"><text:span text:style-name="T1">-</text:span></text:p>
          </text:deletion>
        </text:changed-region>
        <text:changed-region xml:id="ct91934904" text:id="ct91934904">
          <text:deletion>
            <office:change-info>
              <dc:creator>Lisa</dc:creator>
              <dc:date>2013-02-24T06:50:00</dc:date>
            </office:change-info>
            <text:p text:style-name="Standard"><text:span text:style-name="T1">s</text:span></text:p>
          </text:deletion>
        </text:changed-region>
        <text:changed-region xml:id="ct91935008" text:id="ct91935008">
          <text:deletion>
            <office:change-info>
              <dc:creator>Lisa</dc:creator>
              <dc:date>2013-02-24T06:51:00</dc:date>
            </office:change-info>
            <text:p text:style-name="Standard"><text:span text:style-name="T1">[</text:span></text:p>
          </text:deletion>
        </text:changed-region>
        <text:changed-region xml:id="ct91935112" text:id="ct91935112">
          <text:deletion>
            <office:change-info>
              <dc:creator>Lisa</dc:creator>
              <dc:date>2013-02-24T06:51:00</dc:date>
            </office:change-info>
            <text:p text:style-name="Standard"><text:span text:style-name="T5">,</text:span></text:p>
          </text:deletion>
        </text:changed-region>
        <text:changed-region xml:id="ct91935216" text:id="ct91935216">
          <text:insertion>
            <office:change-info>
              <dc:creator>Lisa</dc:creator>
              <dc:date>2013-02-24T06:51:00</dc:date>
            </office:change-info>
          </text:insertion>
        </text:changed-region>
        <text:changed-region xml:id="ct91935320" text:id="ct91935320">
          <text:insertion>
            <office:change-info>
              <dc:creator>Lisa</dc:creator>
              <dc:date>2013-02-24T06:51:00</dc:date>
            </office:change-info>
          </text:insertion>
        </text:changed-region>
        <text:changed-region xml:id="ct91935424" text:id="ct91935424">
          <text:deletion>
            <office:change-info>
              <dc:creator>Lisa</dc:creator>
              <dc:date>2013-02-24T06:51:00</dc:date>
            </office:change-info>
            <text:p text:style-name="Standard"><text:span text:style-name="T1">ve</text:span></text:p>
          </text:deletion>
        </text:changed-region>
        <text:changed-region xml:id="ct91935528" text:id="ct91935528">
          <text:insertion>
            <office:change-info>
              <dc:creator>Lisa</dc:creator>
              <dc:date>2013-02-24T06:51:00</dc:date>
            </office:change-info>
          </text:insertion>
        </text:changed-region>
        <text:changed-region xml:id="ct91935632" text:id="ct91935632">
          <text:deletion>
            <office:change-info>
              <dc:creator>Lisa</dc:creator>
              <dc:date>2013-02-24T06:51:00</dc:date>
            </office:change-info>
            <text:p text:style-name="Standard"><text:span text:style-name="T1">/</text:span></text:p>
          </text:deletion>
        </text:changed-region>
        <text:changed-region xml:id="ct91935736" text:id="ct91935736">
          <text:insertion>
            <office:change-info>
              <dc:creator>Lisa</dc:creator>
              <dc:date>2013-02-23T21:53:00</dc:date>
            </office:change-info>
          </text:insertion>
        </text:changed-region>
        <text:changed-region xml:id="ct91935840" text:id="ct91935840">
          <text:insertion>
            <office:change-info>
              <dc:creator>Lisa</dc:creator>
              <dc:date>2013-02-24T06:51:00</dc:date>
            </office:change-info>
          </text:insertion>
        </text:changed-region>
        <text:changed-region xml:id="ct91935984" text:id="ct91935984">
          <text:insertion>
            <office:change-info>
              <dc:creator>Lisa</dc:creator>
              <dc:date>2013-02-24T06:51:00</dc:date>
            </office:change-info>
          </text:insertion>
        </text:changed-region>
        <text:changed-region xml:id="ct91936088" text:id="ct91936088">
          <text:deletion>
            <office:change-info>
              <dc:creator>Lisa</dc:creator>
              <dc:date>2013-02-24T06:51:00</dc:date>
            </office:change-info>
            <text:p text:style-name="Standard"><text:span text:style-name="T1"><text:s/></text:span></text:p>
          </text:deletion>
        </text:changed-region>
        <text:changed-region xml:id="ct91936192" text:id="ct91936192">
          <text:deletion>
            <office:change-info>
              <dc:creator>Lisa</dc:creator>
              <dc:date>2013-02-24T06:51:00</dc:date>
            </office:change-info>
            <text:p text:style-name="Standard"><text:span text:style-name="T1">throughout the</text:span></text:p>
          </text:deletion>
        </text:changed-region>
        <text:changed-region xml:id="ct91936296" text:id="ct91936296">
          <text:insertion>
            <office:change-info>
              <dc:creator>Lisa</dc:creator>
              <dc:date>2013-02-24T06:51:00</dc:date>
            </office:change-info>
          </text:insertion>
        </text:changed-region>
        <text:changed-region xml:id="ct91936400" text:id="ct91936400">
          <text:deletion>
            <office:change-info>
              <dc:creator>Lisa</dc:creator>
              <dc:date>2013-02-24T06:51:00</dc:date>
            </office:change-info>
            <text:p text:style-name="Standard"><text:span text:style-name="T1"><text:s/>summer</text:span></text:p>
          </text:deletion>
        </text:changed-region>
        <text:changed-region xml:id="ct91936504" text:id="ct91936504">
          <text:deletion>
            <office:change-info>
              <dc:creator>HomeUser</dc:creator>
              <dc:date>2013-02-28T12:52:00</dc:date>
            </office:change-info>
            <text:p text:style-name="Standard"><text:span text:style-name="T1"><text:s/></text:span></text:p>
          </text:deletion>
        </text:changed-region>
        <text:changed-region xml:id="ct91936608" text:id="ct91936608">
          <text:insertion>
            <office:change-info>
              <dc:creator>Lisa</dc:creator>
              <dc:date>2013-02-23T21:53:00</dc:date>
            </office:change-info>
          </text:insertion>
        </text:changed-region>
        <text:changed-region xml:id="ct91936712" text:id="ct91936712">
          <text:insertion>
            <office:change-info>
              <dc:creator>Lisa</dc:creator>
              <dc:date>2013-02-24T06:52:00</dc:date>
            </office:change-info>
          </text:insertion>
        </text:changed-region>
        <text:changed-region xml:id="ct91936816" text:id="ct91936816">
          <text:insertion>
            <office:change-info>
              <dc:creator>Lisa</dc:creator>
              <dc:date>2013-02-24T06:52:00</dc:date>
            </office:change-info>
          </text:insertion>
        </text:changed-region>
        <text:changed-region xml:id="ct91936920" text:id="ct91936920">
          <text:insertion>
            <office:change-info>
              <dc:creator>Lisa</dc:creator>
              <dc:date>2013-02-24T06:52:00</dc:date>
            </office:change-info>
          </text:insertion>
        </text:changed-region>
        <text:changed-region xml:id="ct91937024" text:id="ct91937024">
          <text:deletion>
            <office:change-info>
              <dc:creator>Lisa</dc:creator>
              <dc:date>2013-02-24T06:52:00</dc:date>
            </office:change-info>
            <text:p text:style-name="P1"><text:span text:style-name="T1">L</text:span></text:p>
          </text:deletion>
        </text:changed-region>
        <text:changed-region xml:id="ct91937128" text:id="ct91937128">
          <text:insertion>
            <office:change-info>
              <dc:creator>Lisa</dc:creator>
              <dc:date>2013-02-23T21:54:00</dc:date>
            </office:change-info>
          </text:insertion>
        </text:changed-region>
        <text:changed-region xml:id="ct91937232" text:id="ct91937232">
          <text:insertion>
            <office:change-info>
              <dc:creator>Lisa</dc:creator>
              <dc:date>2013-02-23T19:00:00</dc:date>
            </office:change-info>
          </text:insertion>
        </text:changed-region>
        <text:changed-region xml:id="ct91937336" text:id="ct91937336">
          <text:deletion>
            <office:change-info>
              <dc:creator>Lisa</dc:creator>
              <dc:date>2013-02-23T19:00:00</dc:date>
            </office:change-info>
            <text:p text:style-name="P1"><text:span text:style-name="T1">(</text:span></text:p>
          </text:deletion>
        </text:changed-region>
        <text:changed-region xml:id="ct91937440" text:id="ct91937440">
          <text:deletion>
            <office:change-info>
              <dc:creator>Lisa</dc:creator>
              <dc:date>2013-02-23T19:00:00</dc:date>
            </office:change-info>
            <text:p text:style-name="P1"><text:span text:style-name="T1">)</text:span></text:p>
          </text:deletion>
        </text:changed-region>
        <text:changed-region xml:id="ct91937544" text:id="ct91937544">
          <text:insertion>
            <office:change-info>
              <dc:creator>Lisa</dc:creator>
              <dc:date>2013-02-23T19:00:00</dc:date>
            </office:change-info>
          </text:insertion>
        </text:changed-region>
        <text:changed-region xml:id="ct91937648" text:id="ct91937648">
          <text:insertion>
            <office:change-info>
              <dc:creator>Lisa</dc:creator>
              <dc:date>2013-02-24T06:52:00</dc:date>
            </office:change-info>
          </text:insertion>
        </text:changed-region>
        <text:changed-region xml:id="ct91937752" text:id="ct91937752">
          <text:insertion>
            <office:change-info>
              <dc:creator>Lisa</dc:creator>
              <dc:date>2013-02-23T21:54:00</dc:date>
            </office:change-info>
          </text:insertion>
        </text:changed-region>
        <text:changed-region xml:id="ct91938584" text:id="ct91938584">
          <text:deletion>
            <office:change-info>
              <dc:creator>HomeUser</dc:creator>
              <dc:date>2013-03-01T16:03:00</dc:date>
            </office:change-info>
            <text:list xml:id="list4318703739691971031" text:style-name="WWNum1">
              <text:list-item>
                <text:list>
                  <text:list-item>
                    <text:h text:style-name="P2" text:outline-level="2">establishment seedling <text:s/>replacing fires; the cones are highly serotinous and exposed mineral soil is frequently required for - after standsJack pine naturally forms dense even-aged monoculture</text:h>
                  </text:list-item>
                </text:list>
              </text:list-item>
            </text:list>
          </text:deletion>
        </text:changed-region>
        <text:changed-region xml:id="ct91937856" text:id="ct91937856">
          <text:deletion>
            <office:change-info>
              <dc:creator>HomeUser</dc:creator>
              <dc:date>2013-02-28T12:55:00</dc:date>
            </office:change-info>
            <text:list xml:id="list39457937" text:continue-numbering="true" text:style-name="WWNum1">
              <text:list-item>
                <text:list>
                  <text:list-item>
                    <text:h text:style-name="P2" text:outline-level="2"/>
                  </text:list-item>
                  <text:list-item>
                    <text:h text:style-name="P2" text:outline-level="2"/>
                  </text:list-item>
                </text:list>
              </text:list-item>
            </text:list>
          </text:deletion>
        </text:changed-region>
        <text:changed-region xml:id="ct91938896" text:id="ct91938896">
          <text:deletion>
            <office:change-info>
              <dc:creator>HomeUser</dc:creator>
              <dc:date>2013-03-01T16:03:00</dc:date>
            </office:change-info>
            <text:list xml:id="list39447104" text:continue-numbering="true" text:style-name="WWNum1">
              <text:list-item>
                <text:list>
                  <text:list-item>
                    <text:h text:style-name="P2" text:outline-level="2"><text:span text:style-name="T8">mariana</text:span>), except on the driest sites <text:bookmark-start text:name="__UnoMark__28462_249939903111111111111111111111111111111111111"/>[<text:span text:style-name="T9">Ontario Ministry of Natural Resources</text:span>, 1997]<text:bookmark-end text:name="__UnoMark__28462_249939903111111111111111111111111111111111111"/>.</text:h>
                  </text:list-item>
                  <text:list-item>
                    <text:h text:style-name="P2" text:outline-level="2"><text:span text:style-name="T8"><text:s/>[Rudolph and Laidly, 1990]. When combined with its shade-intolerance, the species rarely self-seeds, and is almost always replaced by more shade tolerant species such as black spruce (Picea</text:span></text:h>
                  </text:list-item>
                </text:list>
              </text:list-item>
            </text:list>
          </text:deletion>
        </text:changed-region>
        <text:changed-region xml:id="ct91939000" text:id="ct91939000">
          <text:insertion>
            <office:change-info>
              <dc:creator>Lisa</dc:creator>
              <dc:date>2013-02-23T22:02:00</dc:date>
            </office:change-info>
          </text:insertion>
        </text:changed-region>
        <text:changed-region xml:id="ct91939104" text:id="ct91939104">
          <text:insertion>
            <office:change-info>
              <dc:creator>Lisa</dc:creator>
              <dc:date>2013-02-23T22:03:00</dc:date>
            </office:change-info>
          </text:insertion>
        </text:changed-region>
        <text:changed-region xml:id="ct91939208" text:id="ct91939208">
          <text:deletion>
            <office:change-info>
              <dc:creator>Lisa</dc:creator>
              <dc:date>2013-02-23T22:03:00</dc:date>
            </office:change-info>
            <text:p text:style-name="Standard"><text:span text:style-name="T1">Ten</text:span></text:p>
          </text:deletion>
        </text:changed-region>
        <text:changed-region xml:id="ct91939312" text:id="ct91939312">
          <text:insertion>
            <office:change-info>
              <dc:creator>HomeUser</dc:creator>
              <dc:date>2013-03-01T16:43:00</dc:date>
            </office:change-info>
          </text:insertion>
        </text:changed-region>
        <text:changed-region xml:id="ct91939416" text:id="ct91939416">
          <text:deletion>
            <office:change-info>
              <dc:creator>Lisa</dc:creator>
              <dc:date>2013-02-23T22:02:00</dc:date>
            </office:change-info>
            <text:p text:style-name="Standard"><text:span text:style-name="T1">for each of the 19 sites </text:span></text:p>
          </text:deletion>
        </text:changed-region>
        <text:changed-region xml:id="ct91939520" text:id="ct91939520">
          <text:insertion>
            <office:change-info>
              <dc:creator>Lisa</dc:creator>
              <dc:date>2013-02-23T22:03:00</dc:date>
            </office:change-info>
          </text:insertion>
        </text:changed-region>
        <text:changed-region xml:id="ct91939624" text:id="ct91939624">
          <text:deletion>
            <office:change-info>
              <dc:creator>Lisa</dc:creator>
              <dc:date>2013-02-23T22:03:00</dc:date>
            </office:change-info>
            <text:p text:style-name="Standard"><text:span text:style-name="T1">T</text:span></text:p>
          </text:deletion>
        </text:changed-region>
        <text:changed-region xml:id="ct91939728" text:id="ct91939728">
          <text:insertion>
            <office:change-info>
              <dc:creator>Lisa</dc:creator>
              <dc:date>2013-02-23T22:03:00</dc:date>
            </office:change-info>
          </text:insertion>
        </text:changed-region>
        <text:changed-region xml:id="ct91939832" text:id="ct91939832">
          <text:insertion>
            <office:change-info>
              <dc:creator>Lisa</dc:creator>
              <dc:date>2013-02-23T22:03:00</dc:date>
            </office:change-info>
          </text:insertion>
        </text:changed-region>
        <text:changed-region xml:id="ct91939936" text:id="ct91939936">
          <text:deletion>
            <office:change-info>
              <dc:creator>Lisa</dc:creator>
              <dc:date>2013-02-23T22:03:00</dc:date>
            </office:change-info>
            <text:p text:style-name="Standard"><text:span text:style-name="T1"><text:s/>in July of 2011</text:span></text:p>
          </text:deletion>
        </text:changed-region>
        <text:changed-region xml:id="ct91923696" text:id="ct91923696">
          <text:insertion>
            <office:change-info>
              <dc:creator>Lisa</dc:creator>
              <dc:date>2013-02-24T06:53:00</dc:date>
            </office:change-info>
          </text:insertion>
        </text:changed-region>
        <text:changed-region xml:id="ct91923800" text:id="ct91923800">
          <text:deletion>
            <office:change-info>
              <dc:creator>Lisa</dc:creator>
              <dc:date>2013-02-24T06:54:00</dc:date>
            </office:change-info>
            <text:p text:style-name="Standard"><text:span text:style-name="T1">,</text:span></text:p>
          </text:deletion>
        </text:changed-region>
        <text:changed-region xml:id="ct91923904" text:id="ct91923904">
          <text:insertion>
            <office:change-info>
              <dc:creator>Lisa</dc:creator>
              <dc:date>2013-02-24T06:54:00</dc:date>
            </office:change-info>
          </text:insertion>
        </text:changed-region>
        <text:changed-region xml:id="ct91924008" text:id="ct91924008">
          <text:insertion>
            <office:change-info>
              <dc:creator>Lisa</dc:creator>
              <dc:date>2013-02-23T18:10:00</dc:date>
            </office:change-info>
          </text:insertion>
        </text:changed-region>
        <text:changed-region xml:id="ct91924112" text:id="ct91924112">
          <text:insertion>
            <office:change-info>
              <dc:creator>Lisa</dc:creator>
              <dc:date>2013-02-23T22:04:00</dc:date>
            </office:change-info>
          </text:insertion>
        </text:changed-region>
        <text:changed-region xml:id="ct91924216" text:id="ct91924216">
          <text:deletion>
            <office:change-info>
              <dc:creator>Lisa</dc:creator>
              <dc:date>2013-02-23T22:04:00</dc:date>
            </office:change-info>
            <text:p text:style-name="Standard"><text:span text:style-name="T1">ite</text:span></text:p>
          </text:deletion>
        </text:changed-region>
        <text:changed-region xml:id="ct91924320" text:id="ct91924320">
          <text:insertion>
            <office:change-info>
              <dc:creator>Lisa</dc:creator>
              <dc:date>2013-02-23T22:04:00</dc:date>
            </office:change-info>
          </text:insertion>
        </text:changed-region>
        <text:changed-region xml:id="ct91924424" text:id="ct91924424">
          <text:deletion>
            <office:change-info>
              <dc:creator>Lisa</dc:creator>
              <dc:date>2013-02-23T22:04:00</dc:date>
            </office:change-info>
            <text:p text:style-name="Standard"><text:span text:style-name="T1">impa</text:span></text:p>
          </text:deletion>
        </text:changed-region>
        <text:changed-region xml:id="ct91924528" text:id="ct91924528">
          <text:deletion>
            <office:change-info>
              <dc:creator>Lisa</dc:creator>
              <dc:date>2013-02-24T06:54:00</dc:date>
            </office:change-info>
            <text:p text:style-name="Standard"><text:span text:style-name="T1">,</text:span></text:p>
          </text:deletion>
        </text:changed-region>
        <text:changed-region xml:id="ct91924632" text:id="ct91924632">
          <text:insertion>
            <office:change-info>
              <dc:creator>Lisa</dc:creator>
              <dc:date>2013-02-24T06:54:00</dc:date>
            </office:change-info>
          </text:insertion>
        </text:changed-region>
        <text:changed-region xml:id="ct91924736" text:id="ct91924736">
          <text:deletion>
            <office:change-info>
              <dc:creator>Lisa</dc:creator>
              <dc:date>2013-02-24T06:54:00</dc:date>
            </office:change-info>
            <text:p text:style-name="Standard"><text:span text:style-name="T1"><text:s/>when standardizing the chronology</text:span></text:p>
          </text:deletion>
        </text:changed-region>
        <text:changed-region xml:id="ct91924840" text:id="ct91924840">
          <text:insertion>
            <office:change-info>
              <dc:creator>HomeUser</dc:creator>
              <dc:date>2013-03-01T16:04:00</dc:date>
            </office:change-info>
          </text:insertion>
        </text:changed-region>
        <text:changed-region xml:id="ct91924944" text:id="ct91924944">
          <text:insertion>
            <office:change-info>
              <dc:creator>HomeUser</dc:creator>
              <dc:date>2013-03-01T16:04:00</dc:date>
            </office:change-info>
          </text:insertion>
        </text:changed-region>
        <text:changed-region xml:id="ct91925048" text:id="ct91925048">
          <text:format-change>
            <office:change-info>
              <dc:creator>HomeUser</dc:creator>
              <dc:date>2013-03-01T16:52:00</dc:date>
            </office:change-info>
          </text:format-change>
        </text:changed-region>
        <text:changed-region xml:id="ct91925256" text:id="ct91925256">
          <text:deletion>
            <office:change-info>
              <dc:creator>Lisa</dc:creator>
              <dc:date>2013-02-24T06:56:00</dc:date>
            </office:change-info>
            <text:p text:style-name="Standard"><text:span text:style-name="T1">due to</text:span></text:p>
          </text:deletion>
        </text:changed-region>
        <text:changed-region xml:id="ct91925152" text:id="ct91925152">
          <text:deletion>
            <office:change-info>
              <dc:creator>Lisa</dc:creator>
              <dc:date>2013-02-24T06:55:00</dc:date>
            </office:change-info>
            <text:p text:style-name="Standard"><text:span text:style-name="T1">on ring width </text:span></text:p>
          </text:deletion>
        </text:changed-region>
        <text:changed-region xml:id="ct91925360" text:id="ct91925360">
          <text:insertion>
            <office:change-info>
              <dc:creator>Lisa</dc:creator>
              <dc:date>2013-02-24T06:56:00</dc:date>
            </office:change-info>
          </text:insertion>
        </text:changed-region>
        <text:changed-region xml:id="ct91925464" text:id="ct91925464">
          <text:insertion>
            <office:change-info>
              <dc:creator>Lisa</dc:creator>
              <dc:date>2013-02-24T06:56:00</dc:date>
            </office:change-info>
          </text:insertion>
        </text:changed-region>
        <text:changed-region xml:id="ct91925568" text:id="ct91925568">
          <text:insertion>
            <office:change-info>
              <dc:creator>Lisa</dc:creator>
              <dc:date>2013-02-24T06:55:00</dc:date>
            </office:change-info>
          </text:insertion>
        </text:changed-region>
        <text:changed-region xml:id="ct91925672" text:id="ct91925672">
          <text:deletion>
            <office:change-info>
              <dc:creator>HomeUser</dc:creator>
              <dc:date>2013-03-01T16:09:00</dc:date>
            </office:change-info>
            <text:p text:style-name="Standard"><text:span text:style-name="T1">submission</text:span></text:p>
          </text:deletion>
        </text:changed-region>
        <text:changed-region xml:id="ct91925776" text:id="ct91925776">
          <text:insertion>
            <office:change-info>
              <dc:creator>HomeUser</dc:creator>
              <dc:date>2013-03-01T16:09:00</dc:date>
            </office:change-info>
          </text:insertion>
        </text:changed-region>
        <text:changed-region xml:id="ct91925880" text:id="ct91925880">
          <text:format-change>
            <office:change-info>
              <dc:creator>HomeUser</dc:creator>
              <dc:date>2013-03-01T16:25:00</dc:date>
            </office:change-info>
          </text:format-change>
        </text:changed-region>
        <text:changed-region xml:id="ct91925984" text:id="ct91925984">
          <text:insertion>
            <office:change-info>
              <dc:creator>Lisa</dc:creator>
              <dc:date>2013-02-24T06:56:00</dc:date>
            </office:change-info>
          </text:insertion>
        </text:changed-region>
        <text:changed-region xml:id="ct91926088" text:id="ct91926088">
          <text:format-change>
            <office:change-info>
              <dc:creator>HomeUser</dc:creator>
              <dc:date>2013-03-01T16:25:00</dc:date>
            </office:change-info>
          </text:format-change>
        </text:changed-region>
        <text:changed-region xml:id="ct91926192" text:id="ct91926192">
          <text:insertion>
            <office:change-info>
              <dc:creator>Lisa</dc:creator>
              <dc:date>2013-02-24T06:56:00</dc:date>
            </office:change-info>
          </text:insertion>
        </text:changed-region>
        <text:changed-region xml:id="ct91926296" text:id="ct91926296">
          <text:format-change>
            <office:change-info>
              <dc:creator>HomeUser</dc:creator>
              <dc:date>2013-03-01T16:25:00</dc:date>
            </office:change-info>
          </text:format-change>
        </text:changed-region>
        <text:changed-region xml:id="ct91926400" text:id="ct91926400">
          <text:deletion>
            <office:change-info>
              <dc:creator>Lisa</dc:creator>
              <dc:date>2013-02-23T18:13:00</dc:date>
            </office:change-info>
            <text:p text:style-name="Standard"><text:span text:style-name="T1"><text:s text:c="2"/></text:span></text:p>
          </text:deletion>
        </text:changed-region>
        <text:changed-region xml:id="ct91926504" text:id="ct91926504">
          <text:insertion>
            <office:change-info>
              <dc:creator>Lisa</dc:creator>
              <dc:date>2013-02-23T18:13:00</dc:date>
            </office:change-info>
          </text:insertion>
        </text:changed-region>
        <text:changed-region xml:id="ct91926608" text:id="ct91926608">
          <text:format-change>
            <office:change-info>
              <dc:creator>HomeUser</dc:creator>
              <dc:date>2013-03-01T16:25:00</dc:date>
            </office:change-info>
          </text:format-change>
        </text:changed-region>
        <text:changed-region xml:id="ct91926712" text:id="ct91926712">
          <text:deletion>
            <office:change-info>
              <dc:creator>HomeUser</dc:creator>
              <dc:date>2013-03-01T16:23:00</dc:date>
            </office:change-info>
            <text:p text:style-name="Standard"><text:span text:style-name="T1">. Histograms and quantile-quantile plots revealed a strongly log-normal data structure, so the error term</text:span></text:p>
          </text:deletion>
        </text:changed-region>
        <text:changed-region xml:id="ct91926816" text:id="ct91926816">
          <text:insertion>
            <office:change-info>
              <dc:creator>HomeUser</dc:creator>
              <dc:date>2013-03-01T16:23:00</dc:date>
            </office:change-info>
          </text:insertion>
        </text:changed-region>
        <text:changed-region xml:id="ct91926920" text:id="ct91926920">
          <text:insertion>
            <office:change-info>
              <dc:creator>HomeUser</dc:creator>
              <dc:date>2013-03-01T16:24:00</dc:date>
            </office:change-info>
          </text:insertion>
        </text:changed-region>
        <text:changed-region xml:id="ct91927128" text:id="ct91927128">
          <text:deletion>
            <office:change-info>
              <dc:creator>HomeUser</dc:creator>
              <dc:date>2013-03-01T16:23:00</dc:date>
            </office:change-info>
            <text:p text:style-name="Standard"><text:span text:style-name="T1"><text:s/>,</text:span></text:p>
          </text:deletion>
        </text:changed-region>
        <text:changed-region xml:id="ct91927232" text:id="ct91927232">
          <text:insertion>
            <office:change-info>
              <dc:creator>HomeUser</dc:creator>
              <dc:date>2013-03-01T16:24:00</dc:date>
            </office:change-info>
          </text:insertion>
        </text:changed-region>
        <text:changed-region xml:id="ct91927336" text:id="ct91927336">
          <text:insertion>
            <office:change-info>
              <dc:creator>HomeUser</dc:creator>
              <dc:date>2013-03-01T16:23:00</dc:date>
            </office:change-info>
          </text:insertion>
        </text:changed-region>
        <text:changed-region xml:id="ct91927440" text:id="ct91927440">
          <text:insertion>
            <office:change-info>
              <dc:creator>HomeUser</dc:creator>
              <dc:date>2013-03-01T16:24:00</dc:date>
            </office:change-info>
          </text:insertion>
        </text:changed-region>
        <text:changed-region xml:id="ct91927544" text:id="ct91927544">
          <text:insertion>
            <office:change-info>
              <dc:creator>HomeUser</dc:creator>
              <dc:date>2013-03-01T16:23:00</dc:date>
            </office:change-info>
          </text:insertion>
        </text:changed-region>
        <text:changed-region xml:id="ct91948376" text:id="ct91948376">
          <text:deletion>
            <office:change-info>
              <dc:creator>HomeUser</dc:creator>
              <dc:date>2013-03-01T16:25:00</dc:date>
            </office:change-info>
            <text:p text:style-name="Standard"><text:span text:style-name="T10"><text:s/>log-normal distributio</text:span></text:p>
          </text:deletion>
        </text:changed-region>
        <text:changed-region xml:id="ct91948272" text:id="ct91948272">
          <text:deletion>
            <office:change-info>
              <dc:creator>HomeUser</dc:creator>
              <dc:date>2013-03-01T16:24:00</dc:date>
            </office:change-info>
            <text:p text:style-name="Standard"><text:span text:style-name="T10"><text:s/>was assumed to be multiplicative and drawn from a</text:span></text:p>
          </text:deletion>
        </text:changed-region>
        <text:changed-region xml:id="ct91927648" text:id="ct91927648">
          <text:deletion>
            <office:change-info>
              <dc:creator>HomeUser</dc:creator>
              <dc:date>2013-03-01T16:25:00</dc:date>
            </office:change-info>
            <text:p text:style-name="Standard"><text:span text:style-name="T11">ϵ</text:span><text:span text:style-name="T12">L</text:span></text:p>
          </text:deletion>
        </text:changed-region>
        <text:changed-region xml:id="ct91948480" text:id="ct91948480">
          <text:insertion>
            <office:change-info>
              <dc:creator>HomeUser</dc:creator>
              <dc:date>2013-03-01T16:25:00</dc:date>
            </office:change-info>
          </text:insertion>
        </text:changed-region>
        <text:changed-region xml:id="ct91948584" text:id="ct91948584">
          <text:insertion>
            <office:change-info>
              <dc:creator>HomeUser</dc:creator>
              <dc:date>2013-03-01T16:28:00</dc:date>
            </office:change-info>
          </text:insertion>
        </text:changed-region>
        <text:changed-region xml:id="ct91948688" text:id="ct91948688">
          <text:deletion>
            <office:change-info>
              <dc:creator>HomeUser</dc:creator>
              <dc:date>2013-03-01T16:25:00</dc:date>
            </office:change-info>
            <text:p text:style-name="Standard"><text:span text:style-name="T11">n</text:span></text:p>
          </text:deletion>
        </text:changed-region>
        <text:changed-region xml:id="ct91948792" text:id="ct91948792">
          <text:format-change>
            <office:change-info>
              <dc:creator>HomeUser</dc:creator>
              <dc:date>2013-03-01T16:25:00</dc:date>
            </office:change-info>
          </text:format-change>
        </text:changed-region>
        <text:changed-region xml:id="ct91948896" text:id="ct91948896">
          <text:deletion>
            <office:change-info>
              <dc:creator>Lisa</dc:creator>
              <dc:date>2013-02-24T06:57:00</dc:date>
            </office:change-info>
            <text:p text:style-name="Standard"><text:span text:style-name="T13">on the </text:span></text:p>
          </text:deletion>
        </text:changed-region>
        <text:changed-region xml:id="ct91949000" text:id="ct91949000">
          <text:deletion>
            <office:change-info>
              <dc:creator>Lisa</dc:creator>
              <dc:date>2013-02-24T06:57:00</dc:date>
            </office:change-info>
            <text:p text:style-name="Standard"><text:span text:style-name="T13">is of</text:span></text:p>
          </text:deletion>
        </text:changed-region>
        <text:changed-region xml:id="ct91949104" text:id="ct91949104">
          <text:insertion>
            <office:change-info>
              <dc:creator>Lisa</dc:creator>
              <dc:date>2013-02-24T06:57:00</dc:date>
            </office:change-info>
          </text:insertion>
        </text:changed-region>
        <text:changed-region xml:id="ct91949208" text:id="ct91949208">
          <text:insertion>
            <office:change-info>
              <dc:creator>Lisa</dc:creator>
              <dc:date>2013-02-24T06:58:00</dc:date>
            </office:change-info>
          </text:insertion>
        </text:changed-region>
        <text:changed-region xml:id="ct91949312" text:id="ct91949312">
          <text:deletion>
            <office:change-info>
              <dc:creator>Lisa</dc:creator>
              <dc:date>2013-02-24T06:58:00</dc:date>
            </office:change-info>
            <text:p text:style-name="Standard"><text:span text:style-name="T13"/></text:p>
            <text:p text:style-name="Standard"><text:span text:style-name="T13"/></text:p>
          </text:deletion>
        </text:changed-region>
        <text:changed-region xml:id="ct91949416" text:id="ct91949416">
          <text:insertion>
            <office:change-info>
              <dc:creator>Lisa</dc:creator>
              <dc:date>2013-02-24T06:57:00</dc:date>
            </office:change-info>
          </text:insertion>
        </text:changed-region>
        <text:changed-region xml:id="ct91949520" text:id="ct91949520">
          <text:deletion>
            <office:change-info>
              <dc:creator>Lisa</dc:creator>
              <dc:date>2013-02-24T06:57:00</dc:date>
            </office:change-info>
            <text:p text:style-name="Standard"><text:span text:style-name="T13">T</text:span></text:p>
          </text:deletion>
        </text:changed-region>
        <text:changed-region xml:id="ct91949624" text:id="ct91949624">
          <text:deletion>
            <office:change-info>
              <dc:creator>Lisa</dc:creator>
              <dc:date>2013-02-24T06:58:00</dc:date>
            </office:change-info>
            <text:p text:style-name="Standard"><text:span text:style-name="T13">should see</text:span></text:p>
          </text:deletion>
        </text:changed-region>
        <text:changed-region xml:id="ct91949728" text:id="ct91949728">
          <text:insertion>
            <office:change-info>
              <dc:creator>Lisa</dc:creator>
              <dc:date>2013-02-24T06:58:00</dc:date>
            </office:change-info>
          </text:insertion>
        </text:changed-region>
        <text:changed-region xml:id="ct91949832" text:id="ct91949832">
          <text:deletion>
            <office:change-info>
              <dc:creator>Lisa</dc:creator>
              <dc:date>2013-02-24T06:58:00</dc:date>
            </office:change-info>
            <text:p text:style-name="Standard"><text:span text:style-name="T13">[</text:span></text:p>
          </text:deletion>
        </text:changed-region>
        <text:changed-region xml:id="ct91949936" text:id="ct91949936">
          <text:deletion>
            <office:change-info>
              <dc:creator>Lisa</dc:creator>
              <dc:date>2013-02-24T06:58:00</dc:date>
            </office:change-info>
            <text:p text:style-name="Standard"><text:span text:style-name="T14">,</text:span></text:p>
          </text:deletion>
        </text:changed-region>
        <text:changed-region xml:id="ct91950040" text:id="ct91950040">
          <text:insertion>
            <office:change-info>
              <dc:creator>Lisa</dc:creator>
              <dc:date>2013-02-24T06:58:00</dc:date>
            </office:change-info>
          </text:insertion>
        </text:changed-region>
        <text:changed-region xml:id="ct91950144" text:id="ct91950144">
          <text:deletion>
            <office:change-info>
              <dc:creator>HomeUser</dc:creator>
              <dc:date>2013-03-01T16:10:00</dc:date>
            </office:change-info>
            <text:p text:style-name="Standard"><text:span text:style-name="T13">submission</text:span></text:p>
          </text:deletion>
        </text:changed-region>
        <text:changed-region xml:id="ct91950248" text:id="ct91950248">
          <text:insertion>
            <office:change-info>
              <dc:creator>HomeUser</dc:creator>
              <dc:date>2013-03-01T16:10:00</dc:date>
            </office:change-info>
          </text:insertion>
        </text:changed-region>
        <text:changed-region xml:id="ct91950352" text:id="ct91950352">
          <text:deletion>
            <office:change-info>
              <dc:creator>Lisa</dc:creator>
              <dc:date>2013-02-24T06:57:00</dc:date>
            </office:change-info>
            <text:p text:style-name="Standard"><text:span text:style-name="T13">for a full theoretical justification of these conceptions and their relation to regional curve and signal-free standardization.</text:span></text:p>
          </text:deletion>
        </text:changed-region>
        <text:changed-region xml:id="ct91950456" text:id="ct91950456">
          <text:insertion>
            <office:change-info>
              <dc:creator>Lisa</dc:creator>
              <dc:date>2013-02-24T06:58:00</dc:date>
            </office:change-info>
          </text:insertion>
        </text:changed-region>
        <text:changed-region xml:id="ct91950560" text:id="ct91950560">
          <text:insertion>
            <office:change-info>
              <dc:creator>Lisa</dc:creator>
              <dc:date>2013-02-24T06:58:00</dc:date>
            </office:change-info>
          </text:insertion>
        </text:changed-region>
        <text:changed-region xml:id="ct91950664" text:id="ct91950664">
          <text:insertion>
            <office:change-info>
              <dc:creator>Lisa</dc:creator>
              <dc:date>2013-02-24T06:59:00</dc:date>
            </office:change-info>
          </text:insertion>
        </text:changed-region>
        <text:changed-region xml:id="ct91950768" text:id="ct91950768">
          <text:deletion>
            <office:change-info>
              <dc:creator>Lisa</dc:creator>
              <dc:date>2013-02-24T06:59:00</dc:date>
            </office:change-info>
            <text:p text:style-name="Standard"><text:span text:style-name="T13"><text:s/>directly</text:span></text:p>
          </text:deletion>
        </text:changed-region>
        <text:changed-region xml:id="ct91950872" text:id="ct91950872">
          <text:deletion>
            <office:change-info>
              <dc:creator>HomeUser</dc:creator>
              <dc:date>2013-03-01T16:30:00</dc:date>
            </office:change-info>
            <text:list xml:id="list39463093" text:continue-numbering="true" text:style-name="WWNum1">
              <text:list-item>
                <text:list>
                  <text:list-item>
                    <text:h text:style-name="P2" text:outline-level="2">δ<text:span text:style-name="T15">13</text:span>C </text:h>
                  </text:list-item>
                </text:list>
              </text:list-item>
            </text:list>
          </text:deletion>
        </text:changed-region>
        <text:changed-region xml:id="ct91950976" text:id="ct91950976">
          <text:insertion>
            <office:change-info>
              <dc:creator>HomeUser</dc:creator>
              <dc:date>2013-03-01T16:30:00</dc:date>
            </office:change-info>
          </text:insertion>
        </text:changed-region>
        <text:changed-region xml:id="ct91951080" text:id="ct91951080">
          <text:deletion>
            <office:change-info>
              <dc:creator>Lisa</dc:creator>
              <dc:date>2013-02-23T18:13:00</dc:date>
            </office:change-info>
            <text:p text:style-name="Standard"><text:span text:style-name="T1"><text:s text:c="2"/></text:span></text:p>
          </text:deletion>
        </text:changed-region>
        <text:changed-region xml:id="ct91951184" text:id="ct91951184">
          <text:insertion>
            <office:change-info>
              <dc:creator>Lisa</dc:creator>
              <dc:date>2013-02-23T18:13:00</dc:date>
            </office:change-info>
          </text:insertion>
        </text:changed-region>
        <text:changed-region xml:id="ct91951288" text:id="ct91951288">
          <text:deletion>
            <office:change-info>
              <dc:creator>Lisa</dc:creator>
              <dc:date>2013-02-23T18:13:00</dc:date>
            </office:change-info>
            <text:p text:style-name="Standard"><text:span text:style-name="T1"><text:s text:c="2"/></text:span></text:p>
          </text:deletion>
        </text:changed-region>
        <text:changed-region xml:id="ct91951392" text:id="ct91951392">
          <text:insertion>
            <office:change-info>
              <dc:creator>Lisa</dc:creator>
              <dc:date>2013-02-23T18:13:00</dc:date>
            </office:change-info>
          </text:insertion>
        </text:changed-region>
        <text:changed-region xml:id="ct91951496" text:id="ct91951496">
          <text:deletion>
            <office:change-info>
              <dc:creator>Lisa</dc:creator>
              <dc:date>2013-02-24T07:00:00</dc:date>
            </office:change-info>
            <text:p text:style-name="Standard"><text:span text:style-name="T1">carbon dioxide</text:span></text:p>
          </text:deletion>
        </text:changed-region>
        <text:changed-region xml:id="ct91951600" text:id="ct91951600">
          <text:insertion>
            <office:change-info>
              <dc:creator>Lisa</dc:creator>
              <dc:date>2013-02-24T07:00:00</dc:date>
            </office:change-info>
          </text:insertion>
        </text:changed-region>
        <text:changed-region xml:id="ct91951704" text:id="ct91951704">
          <text:format-change>
            <office:change-info>
              <dc:creator>Lisa</dc:creator>
              <dc:date>2013-02-24T07:00:00</dc:date>
            </office:change-info>
          </text:format-change>
        </text:changed-region>
        <text:changed-region xml:id="ct91951808" text:id="ct91951808">
          <text:insertion>
            <office:change-info>
              <dc:creator>Lisa</dc:creator>
              <dc:date>2013-02-24T07:00:00</dc:date>
            </office:change-info>
          </text:insertion>
        </text:changed-region>
        <text:changed-region xml:id="ct91951912" text:id="ct91951912">
          <text:format-change>
            <office:change-info>
              <dc:creator>Lisa</dc:creator>
              <dc:date>2013-02-24T07:00:00</dc:date>
            </office:change-info>
          </text:format-change>
        </text:changed-region>
        <text:changed-region xml:id="ct91952016" text:id="ct91952016">
          <text:deletion>
            <office:change-info>
              <dc:creator>Lisa</dc:creator>
              <dc:date>2013-02-24T07:01:00</dc:date>
            </office:change-info>
            <text:p text:style-name="P1"><text:span text:style-name="T1">as </text:span></text:p>
          </text:deletion>
        </text:changed-region>
        <text:changed-region xml:id="ct91952120" text:id="ct91952120">
          <text:deletion>
            <office:change-info>
              <dc:creator>Lisa</dc:creator>
              <dc:date>2013-02-23T18:13:00</dc:date>
            </office:change-info>
            <text:p text:style-name="P1"><text:span text:style-name="T1"><text:s text:c="2"/></text:span></text:p>
          </text:deletion>
        </text:changed-region>
        <text:changed-region xml:id="ct91952224" text:id="ct91952224">
          <text:insertion>
            <office:change-info>
              <dc:creator>Lisa</dc:creator>
              <dc:date>2013-02-23T18:13:00</dc:date>
            </office:change-info>
          </text:insertion>
        </text:changed-region>
        <text:changed-region xml:id="ct91952368" text:id="ct91952368">
          <text:deletion>
            <office:change-info>
              <dc:creator>Lisa</dc:creator>
              <dc:date>2013-02-24T07:02:00</dc:date>
            </office:change-info>
            <text:p text:style-name="P1"><text:span text:style-name="T1">the whole</text:span></text:p>
          </text:deletion>
        </text:changed-region>
        <text:changed-region xml:id="ct91952472" text:id="ct91952472">
          <text:insertion>
            <office:change-info>
              <dc:creator>Lisa</dc:creator>
              <dc:date>2013-02-24T07:02:00</dc:date>
            </office:change-info>
          </text:insertion>
        </text:changed-region>
        <text:changed-region xml:id="ct91952576" text:id="ct91952576">
          <text:insertion>
            <office:change-info>
              <dc:creator>Lisa</dc:creator>
              <dc:date>2013-02-24T07:02:00</dc:date>
            </office:change-info>
          </text:insertion>
        </text:changed-region>
        <text:changed-region xml:id="ct91952680" text:id="ct91952680">
          <text:deletion>
            <office:change-info>
              <dc:creator>Lisa</dc:creator>
              <dc:date>2013-02-24T07:02:00</dc:date>
            </office:change-info>
            <text:p text:style-name="Standard"><text:span text:style-name="T1">in</text:span></text:p>
          </text:deletion>
        </text:changed-region>
        <text:changed-region xml:id="ct91952784" text:id="ct91952784">
          <text:deletion>
            <office:change-info>
              <dc:creator>Lisa</dc:creator>
              <dc:date>2013-02-23T19:09:00</dc:date>
            </office:change-info>
            <text:p text:style-name="Standard"><text:span text:style-name="T1">(</text:span></text:p>
          </text:deletion>
        </text:changed-region>
        <text:changed-region xml:id="ct91952888" text:id="ct91952888">
          <text:insertion>
            <office:change-info>
              <dc:creator>Lisa</dc:creator>
              <dc:date>2013-02-23T19:09:00</dc:date>
            </office:change-info>
          </text:insertion>
        </text:changed-region>
        <text:changed-region xml:id="ct91952992" text:id="ct91952992">
          <text:insertion>
            <office:change-info>
              <dc:creator>Lisa</dc:creator>
              <dc:date>2013-02-23T19:09:00</dc:date>
            </office:change-info>
          </text:insertion>
        </text:changed-region>
        <text:changed-region xml:id="ct91953096" text:id="ct91953096">
          <text:deletion>
            <office:change-info>
              <dc:creator>Lisa</dc:creator>
              <dc:date>2013-02-23T19:09:00</dc:date>
            </office:change-info>
            <text:p text:style-name="Standard"><text:span text:style-name="T1">)</text:span></text:p>
          </text:deletion>
        </text:changed-region>
        <text:changed-region xml:id="ct91953200" text:id="ct91953200">
          <text:insertion>
            <office:change-info>
              <dc:creator>Lisa</dc:creator>
              <dc:date>2013-02-24T07:02:00</dc:date>
            </office:change-info>
          </text:insertion>
        </text:changed-region>
        <text:changed-region xml:id="ct91953304" text:id="ct91953304">
          <text:deletion>
            <office:change-info>
              <dc:creator>Lisa</dc:creator>
              <dc:date>2013-02-24T07:02:00</dc:date>
            </office:change-info>
            <text:p text:style-name="Standard"><text:span text:style-name="T1">use </text:span></text:p>
          </text:deletion>
        </text:changed-region>
        <text:changed-region xml:id="ct91953408" text:id="ct91953408">
          <text:deletion>
            <office:change-info>
              <dc:creator>Lisa</dc:creator>
              <dc:date>2013-02-24T07:02:00</dc:date>
            </office:change-info>
            <text:p text:style-name="Standard"><text:span text:style-name="T1">carbon dioxide</text:span></text:p>
          </text:deletion>
        </text:changed-region>
        <text:changed-region xml:id="ct91953512" text:id="ct91953512">
          <text:insertion>
            <office:change-info>
              <dc:creator>Lisa</dc:creator>
              <dc:date>2013-02-24T07:02:00</dc:date>
            </office:change-info>
          </text:insertion>
        </text:changed-region>
        <text:changed-region xml:id="ct91953616" text:id="ct91953616">
          <text:insertion>
            <office:change-info>
              <dc:creator>Lisa</dc:creator>
              <dc:date>2013-02-24T07:03:00</dc:date>
            </office:change-info>
          </text:insertion>
        </text:changed-region>
        <text:changed-region xml:id="ct91953720" text:id="ct91953720">
          <text:deletion>
            <office:change-info>
              <dc:creator>HomeUser</dc:creator>
              <dc:date>2013-03-01T16:22:00</dc:date>
            </office:change-info>
            <text:p text:style-name="Standard"><text:span text:style-name="T4"/></text:p>
            <text:p text:style-name="Standard"><text:span text:style-name="T4"/></text:p>
          </text:deletion>
        </text:changed-region>
        <text:changed-region xml:id="ct91953824" text:id="ct91953824">
          <text:insertion>
            <office:change-info>
              <dc:creator>Lisa</dc:creator>
              <dc:date>2013-02-24T07:04:00</dc:date>
            </office:change-info>
          </text:insertion>
        </text:changed-region>
        <text:changed-region xml:id="ct91953928" text:id="ct91953928">
          <text:insertion>
            <office:change-info>
              <dc:creator>Lisa</dc:creator>
              <dc:date>2013-02-24T07:04:00</dc:date>
            </office:change-info>
          </text:insertion>
        </text:changed-region>
        <text:changed-region xml:id="ct91954032" text:id="ct91954032">
          <text:deletion>
            <office:change-info>
              <dc:creator>Lisa</dc:creator>
              <dc:date>2013-02-24T07:04:00</dc:date>
            </office:change-info>
            <text:p text:style-name="Standard"><text:span text:style-name="T1"><text:s/>in this case</text:span></text:p>
          </text:deletion>
        </text:changed-region>
        <text:changed-region xml:id="ct91954136" text:id="ct91954136">
          <text:deletion>
            <office:change-info>
              <dc:creator>HomeUser</dc:creator>
              <dc:date>2013-03-01T16:55:00</dc:date>
            </office:change-info>
            <text:list xml:id="list39467339" text:continue-numbering="true" text:style-name="WWNum1">
              <text:list-item>
                <text:list>
                  <text:list-item>
                    <text:h text:style-name="P2" text:outline-level="2">6 </text:h>
                  </text:list-item>
                </text:list>
              </text:list-item>
            </text:list>
          </text:deletion>
        </text:changed-region>
        <text:changed-region xml:id="ct91954240" text:id="ct91954240">
          <text:insertion>
            <office:change-info>
              <dc:creator>HomeUser</dc:creator>
              <dc:date>2013-03-01T16:55:00</dc:date>
            </office:change-info>
          </text:insertion>
        </text:changed-region>
        <text:changed-region xml:id="ct91954344" text:id="ct91954344">
          <text:insertion>
            <office:change-info>
              <dc:creator>Lisa</dc:creator>
              <dc:date>2013-02-24T07:04:00</dc:date>
            </office:change-info>
          </text:insertion>
        </text:changed-region>
        <text:changed-region xml:id="ct91954448" text:id="ct91954448">
          <text:insertion>
            <office:change-info>
              <dc:creator>Lisa</dc:creator>
              <dc:date>2013-02-24T07:05:00</dc:date>
            </office:change-info>
          </text:insertion>
        </text:changed-region>
        <text:changed-region xml:id="ct91954552" text:id="ct91954552">
          <text:deletion>
            <office:change-info>
              <dc:creator>Lisa</dc:creator>
              <dc:date>2013-02-24T07:05:00</dc:date>
            </office:change-info>
            <text:p text:style-name="Standard"><text:span text:style-name="T1">tical</text:span></text:p>
          </text:deletion>
        </text:changed-region>
        <text:changed-region xml:id="ct91954760" text:id="ct91954760">
          <text:deletion>
            <office:change-info>
              <dc:creator>Lisa</dc:creator>
              <dc:date>2013-02-24T07:05:00</dc:date>
            </office:change-info>
            <text:p text:style-name="Standard"><text:span text:style-name="T1">ign </text:span></text:p>
          </text:deletion>
        </text:changed-region>
        <text:changed-region xml:id="ct91954656" text:id="ct91954656">
          <text:deletion>
            <office:change-info>
              <dc:creator>Lisa</dc:creator>
              <dc:date>2013-02-24T07:04:00</dc:date>
            </office:change-info>
            <text:p text:style-name="Standard"><text:span text:style-name="T1">to des</text:span></text:p>
          </text:deletion>
        </text:changed-region>
        <text:changed-region xml:id="ct91954864" text:id="ct91954864">
          <text:deletion>
            <office:change-info>
              <dc:creator>Lisa</dc:creator>
              <dc:date>2013-02-23T18:13:00</dc:date>
            </office:change-info>
            <text:p text:style-name="Standard"><text:span text:style-name="T1"><text:s text:c="2"/></text:span></text:p>
          </text:deletion>
        </text:changed-region>
        <text:changed-region xml:id="ct91954968" text:id="ct91954968">
          <text:insertion>
            <office:change-info>
              <dc:creator>Lisa</dc:creator>
              <dc:date>2013-02-23T18:13:00</dc:date>
            </office:change-info>
          </text:insertion>
        </text:changed-region>
        <text:changed-region xml:id="ct91955072" text:id="ct91955072">
          <text:insertion>
            <office:change-info>
              <dc:creator>Lisa</dc:creator>
              <dc:date>2013-02-23T19:11:00</dc:date>
            </office:change-info>
          </text:insertion>
        </text:changed-region>
        <text:changed-region xml:id="ct91955176" text:id="ct91955176">
          <text:deletion>
            <office:change-info>
              <dc:creator>Lisa</dc:creator>
              <dc:date>2013-02-23T18:12:00</dc:date>
            </office:change-info>
            <text:p text:style-name="Standard"><text:span text:style-name="T6">Girardin</text:span><text:span text:style-name="T16">et al.</text:span><text:span text:style-name="T6"> (2012)</text:span><text:span text:style-name="T1">,</text:span></text:p>
          </text:deletion>
        </text:changed-region>
        <text:changed-region xml:id="ct91955280" text:id="ct91955280">
          <text:insertion>
            <office:change-info>
              <dc:creator>Lisa</dc:creator>
              <dc:date>2013-02-23T18:12:00</dc:date>
            </office:change-info>
          </text:insertion>
        </text:changed-region>
        <text:changed-region xml:id="ct91955384" text:id="ct91955384">
          <text:insertion>
            <office:change-info>
              <dc:creator>Lisa</dc:creator>
              <dc:date>2013-02-23T18:12:00</dc:date>
            </office:change-info>
          </text:insertion>
        </text:changed-region>
        <text:changed-region xml:id="ct91955488" text:id="ct91955488">
          <text:insertion>
            <office:change-info>
              <dc:creator>Lisa</dc:creator>
              <dc:date>2013-02-24T07:06:00</dc:date>
            </office:change-info>
          </text:insertion>
        </text:changed-region>
        <text:changed-region xml:id="ct91955696" text:id="ct91955696">
          <text:deletion>
            <office:change-info>
              <dc:creator>Lisa</dc:creator>
              <dc:date>2013-02-24T07:06:00</dc:date>
            </office:change-info>
            <text:p text:style-name="Standard"><text:span text:style-name="T1">due to their broad nature </text:span></text:p>
          </text:deletion>
        </text:changed-region>
        <text:changed-region xml:id="ct91955592" text:id="ct91955592">
          <text:deletion>
            <office:change-info>
              <dc:creator>Lisa</dc:creator>
              <dc:date>2013-02-24T07:05:00</dc:date>
            </office:change-info>
            <text:p text:style-name="Standard"><text:span text:style-name="T1">in this experiment </text:span></text:p>
          </text:deletion>
        </text:changed-region>
        <text:changed-region xml:id="ct91955800" text:id="ct91955800">
          <text:insertion>
            <office:change-info>
              <dc:creator>Lisa</dc:creator>
              <dc:date>2013-02-24T07:06:00</dc:date>
            </office:change-info>
          </text:insertion>
        </text:changed-region>
        <text:changed-region xml:id="ct91955904" text:id="ct91955904">
          <text:deletion>
            <office:change-info>
              <dc:creator>Lisa</dc:creator>
              <dc:date>2013-02-24T07:06:00</dc:date>
            </office:change-info>
            <text:p text:style-name="Standard"><text:span text:style-name="T1">ation</text:span></text:p>
          </text:deletion>
        </text:changed-region>
        <text:changed-region xml:id="ct91956008" text:id="ct91956008">
          <text:insertion>
            <office:change-info>
              <dc:creator>Lisa</dc:creator>
              <dc:date>2013-02-24T07:05:00</dc:date>
            </office:change-info>
          </text:insertion>
        </text:changed-region>
        <text:changed-region xml:id="ct91956112" text:id="ct91956112">
          <text:deletion>
            <office:change-info>
              <dc:creator>Lisa</dc:creator>
              <dc:date>2013-02-24T07:05:00</dc:date>
            </office:change-info>
            <text:p text:style-name="Standard"><text:span text:style-name="T1">s</text:span></text:p>
          </text:deletion>
        </text:changed-region>
        <text:changed-region xml:id="ct91956216" text:id="ct91956216">
          <text:deletion>
            <office:change-info>
              <dc:creator>Lisa</dc:creator>
              <dc:date>2013-02-23T18:13:00</dc:date>
            </office:change-info>
            <text:p text:style-name="Standard"><text:span text:style-name="T1"><text:s text:c="2"/></text:span></text:p>
          </text:deletion>
        </text:changed-region>
        <text:changed-region xml:id="ct91956320" text:id="ct91956320">
          <text:insertion>
            <office:change-info>
              <dc:creator>Lisa</dc:creator>
              <dc:date>2013-02-23T18:13:00</dc:date>
            </office:change-info>
          </text:insertion>
        </text:changed-region>
        <text:changed-region xml:id="ct91964656" text:id="ct91964656">
          <text:deletion>
            <office:change-info>
              <dc:creator>Lisa</dc:creator>
              <dc:date>2013-02-24T07:06:00</dc:date>
            </office:change-info>
            <text:p text:style-name="Standard"><text:span text:style-name="T1">a number of</text:span></text:p>
          </text:deletion>
        </text:changed-region>
        <text:changed-region xml:id="ct91964760" text:id="ct91964760">
          <text:insertion>
            <office:change-info>
              <dc:creator>Lisa</dc:creator>
              <dc:date>2013-02-24T07:06:00</dc:date>
            </office:change-info>
          </text:insertion>
        </text:changed-region>
        <text:changed-region xml:id="ct91964864" text:id="ct91964864">
          <text:format-change>
            <office:change-info>
              <dc:creator>Lisa</dc:creator>
              <dc:date>2013-02-23T18:12:00</dc:date>
            </office:change-info>
          </text:format-change>
        </text:changed-region>
        <text:changed-region xml:id="ct91964968" text:id="ct91964968">
          <text:insertion>
            <office:change-info>
              <dc:creator>Lisa</dc:creator>
              <dc:date>2013-02-23T21:49:00</dc:date>
            </office:change-info>
          </text:insertion>
        </text:changed-region>
        <text:changed-region xml:id="ct91965072" text:id="ct91965072">
          <text:deletion>
            <office:change-info>
              <dc:creator>Lisa</dc:creator>
              <dc:date>2013-02-23T21:49:00</dc:date>
            </office:change-info>
            <text:p text:style-name="Standard"><text:span text:style-name="T1">-</text:span></text:p>
          </text:deletion>
        </text:changed-region>
        <text:changed-region xml:id="ct91965176" text:id="ct91965176">
          <text:insertion>
            <office:change-info>
              <dc:creator>Lisa</dc:creator>
              <dc:date>2013-02-24T07:07:00</dc:date>
            </office:change-info>
          </text:insertion>
        </text:changed-region>
        <text:changed-region xml:id="ct91965280" text:id="ct91965280">
          <text:deletion>
            <office:change-info>
              <dc:creator>Lisa</dc:creator>
              <dc:date>2013-02-24T07:06:00</dc:date>
            </office:change-info>
            <text:p text:style-name="Standard"><text:span text:style-name="T1">, </text:span></text:p>
          </text:deletion>
        </text:changed-region>
        <text:changed-region xml:id="ct91965384" text:id="ct91965384">
          <text:deletion>
            <office:change-info>
              <dc:creator>Lisa</dc:creator>
              <dc:date>2013-02-24T07:07:00</dc:date>
            </office:change-info>
            <text:p text:style-name="Standard"><text:span text:style-name="T1">can </text:span></text:p>
          </text:deletion>
        </text:changed-region>
        <text:changed-region xml:id="ct91965488" text:id="ct91965488">
          <text:insertion>
            <office:change-info>
              <dc:creator>Lisa</dc:creator>
              <dc:date>2013-02-24T07:07:00</dc:date>
            </office:change-info>
          </text:insertion>
        </text:changed-region>
        <text:changed-region xml:id="ct91965592" text:id="ct91965592">
          <text:deletion>
            <office:change-info>
              <dc:creator>Lisa</dc:creator>
              <dc:date>2013-02-24T07:07:00</dc:date>
            </office:change-info>
            <text:p text:style-name="Standard"><text:span text:style-name="T1">this effect</text:span></text:p>
          </text:deletion>
        </text:changed-region>
        <text:changed-region xml:id="ct91965696" text:id="ct91965696">
          <text:insertion>
            <office:change-info>
              <dc:creator>Lisa</dc:creator>
              <dc:date>2013-02-24T07:07:00</dc:date>
            </office:change-info>
          </text:insertion>
        </text:changed-region>
        <text:changed-region xml:id="ct91965800" text:id="ct91965800">
          <text:insertion>
            <office:change-info>
              <dc:creator>Lisa</dc:creator>
              <dc:date>2013-02-24T07:07:00</dc:date>
            </office:change-info>
          </text:insertion>
        </text:changed-region>
        <text:changed-region xml:id="ct91965904" text:id="ct91965904">
          <text:insertion>
            <office:change-info>
              <dc:creator>Lisa</dc:creator>
              <dc:date>2013-02-24T07:07:00</dc:date>
            </office:change-info>
          </text:insertion>
        </text:changed-region>
        <text:changed-region xml:id="ct91966008" text:id="ct91966008">
          <text:deletion>
            <office:change-info>
              <dc:creator>Lisa</dc:creator>
              <dc:date>2013-02-24T07:07:00</dc:date>
            </office:change-info>
            <text:p text:style-name="Standard"><text:span text:style-name="T1">an understand</text:span></text:p>
          </text:deletion>
        </text:changed-region>
        <text:changed-region xml:id="ct91966112" text:id="ct91966112">
          <text:insertion>
            <office:change-info>
              <dc:creator>Lisa</dc:creator>
              <dc:date>2013-02-24T07:07:00</dc:date>
            </office:change-info>
          </text:insertion>
        </text:changed-region>
        <text:changed-region xml:id="ct91966216" text:id="ct91966216">
          <text:deletion>
            <office:change-info>
              <dc:creator>Lisa</dc:creator>
              <dc:date>2013-02-24T07:07:00</dc:date>
            </office:change-info>
            <text:p text:style-name="Standard"><text:span text:style-name="T1">impa</text:span></text:p>
          </text:deletion>
        </text:changed-region>
        <text:changed-region xml:id="ct91966320" text:id="ct91966320">
          <text:deletion>
            <office:change-info>
              <dc:creator>Lisa</dc:creator>
              <dc:date>2013-02-24T07:07:00</dc:date>
            </office:change-info>
            <text:p text:style-name="Standard"><text:span text:style-name="T1">looking at</text:span></text:p>
          </text:deletion>
        </text:changed-region>
        <text:changed-region xml:id="ct91966424" text:id="ct91966424">
          <text:insertion>
            <office:change-info>
              <dc:creator>Lisa</dc:creator>
              <dc:date>2013-02-24T07:07:00</dc:date>
            </office:change-info>
          </text:insertion>
        </text:changed-region>
        <text:changed-region xml:id="ct91966528" text:id="ct91966528">
          <text:insertion>
            <office:change-info>
              <dc:creator>Lisa</dc:creator>
              <dc:date>2013-02-24T07:07:00</dc:date>
            </office:change-info>
          </text:insertion>
        </text:changed-region>
        <text:changed-region xml:id="ct91966632" text:id="ct91966632">
          <text:insertion>
            <office:change-info>
              <dc:creator>Lisa</dc:creator>
              <dc:date>2013-02-24T07:07:00</dc:date>
            </office:change-info>
          </text:insertion>
        </text:changed-region>
        <text:changed-region xml:id="ct91966736" text:id="ct91966736">
          <text:deletion>
            <office:change-info>
              <dc:creator>Lisa</dc:creator>
              <dc:date>2013-02-24T07:07:00</dc:date>
            </office:change-info>
            <text:p text:style-name="Standard"><text:span text:style-name="T1">s</text:span></text:p>
          </text:deletion>
        </text:changed-region>
        <text:changed-region xml:id="ct91966840" text:id="ct91966840">
          <text:insertion>
            <office:change-info>
              <dc:creator>Lisa</dc:creator>
              <dc:date>2013-02-24T07:07:00</dc:date>
            </office:change-info>
          </text:insertion>
        </text:changed-region>
        <text:changed-region xml:id="ct91966944" text:id="ct91966944">
          <text:deletion>
            <office:change-info>
              <dc:creator>Lisa</dc:creator>
              <dc:date>2013-02-24T07:07:00</dc:date>
            </office:change-info>
            <text:p text:style-name="Standard"><text:span text:style-name="T1"><text:s/>us</text:span></text:p>
          </text:deletion>
        </text:changed-region>
        <text:changed-region xml:id="ct91967048" text:id="ct91967048">
          <text:insertion>
            <office:change-info>
              <dc:creator>Lisa</dc:creator>
              <dc:date>2013-02-24T18:47:00</dc:date>
            </office:change-info>
          </text:insertion>
        </text:changed-region>
        <text:changed-region xml:id="ct91967152" text:id="ct91967152">
          <text:insertion>
            <office:change-info>
              <dc:creator>Lisa</dc:creator>
              <dc:date>2013-02-24T07:08:00</dc:date>
            </office:change-info>
          </text:insertion>
        </text:changed-region>
        <text:changed-region xml:id="ct91967256" text:id="ct91967256">
          <text:deletion>
            <office:change-info>
              <dc:creator>Lisa</dc:creator>
              <dc:date>2013-02-23T18:13:00</dc:date>
            </office:change-info>
            <text:p text:style-name="Standard"><text:span text:style-name="T1"><text:s text:c="2"/></text:span></text:p>
          </text:deletion>
        </text:changed-region>
        <text:changed-region xml:id="ct91967360" text:id="ct91967360">
          <text:insertion>
            <office:change-info>
              <dc:creator>Lisa</dc:creator>
              <dc:date>2013-02-23T18:13:00</dc:date>
            </office:change-info>
          </text:insertion>
        </text:changed-region>
        <text:changed-region xml:id="ct91967464" text:id="ct91967464">
          <text:deletion>
            <office:change-info>
              <dc:creator>Lisa</dc:creator>
              <dc:date>2013-02-24T07:08:00</dc:date>
            </office:change-info>
            <text:p text:style-name="Standard"><text:span text:style-name="T1">s</text:span></text:p>
          </text:deletion>
        </text:changed-region>
        <text:changed-region xml:id="ct91967568" text:id="ct91967568">
          <text:insertion>
            <office:change-info>
              <dc:creator>Lisa</dc:creator>
              <dc:date>2013-02-24T07:08:00</dc:date>
            </office:change-info>
          </text:insertion>
        </text:changed-region>
        <text:changed-region xml:id="ct91967672" text:id="ct91967672">
          <text:insertion>
            <office:change-info>
              <dc:creator>Lisa</dc:creator>
              <dc:date>2013-02-24T07:08:00</dc:date>
            </office:change-info>
          </text:insertion>
        </text:changed-region>
        <text:changed-region xml:id="ct91967776" text:id="ct91967776">
          <text:insertion>
            <office:change-info>
              <dc:creator>Lisa</dc:creator>
              <dc:date>2013-02-24T18:48:00</dc:date>
            </office:change-info>
          </text:insertion>
        </text:changed-region>
        <text:changed-region xml:id="ct91968296" text:id="ct91968296">
          <text:deletion>
            <office:change-info>
              <dc:creator>Lisa</dc:creator>
              <dc:date>2013-02-24T07:09:00</dc:date>
            </office:change-info>
            <text:p text:style-name="Standard"><text:span text:style-name="T1">while</text:span></text:p>
          </text:deletion>
        </text:changed-region>
        <text:changed-region xml:id="ct91968192" text:id="ct91968192">
          <text:deletion>
            <office:change-info>
              <dc:creator>Lisa</dc:creator>
              <dc:date>2013-02-24T07:08:00</dc:date>
            </office:change-info>
            <text:p text:style-name="Standard"><text:span text:style-name="T1">, water, nutrients), </text:span></text:p>
          </text:deletion>
        </text:changed-region>
        <text:changed-region xml:id="ct91968088" text:id="ct91968088">
          <text:deletion>
            <office:change-info>
              <dc:creator>Lisa</dc:creator>
              <dc:date>2013-02-23T19:14:00</dc:date>
            </office:change-info>
            <text:p text:style-name="Standard"><text:span text:style-name="T1">carbon dioxide</text:span></text:p>
          </text:deletion>
        </text:changed-region>
        <text:changed-region xml:id="ct91967984" text:id="ct91967984">
          <text:deletion>
            <office:change-info>
              <dc:creator>Lisa</dc:creator>
              <dc:date>2013-02-24T07:08:00</dc:date>
            </office:change-info>
            <text:p text:style-name="Standard"><text:span text:style-name="T1">(</text:span></text:p>
          </text:deletion>
        </text:changed-region>
        <text:changed-region xml:id="ct91967880" text:id="ct91967880">
          <text:deletion>
            <office:change-info>
              <dc:creator>Lisa</dc:creator>
              <dc:date>2013-02-24T07:09:00</dc:date>
            </office:change-info>
            <text:p text:style-name="Standard"><text:span text:style-name="T1"><text:s/></text:span></text:p>
          </text:deletion>
        </text:changed-region>
        <text:changed-region xml:id="ct91968400" text:id="ct91968400">
          <text:deletion>
            <office:change-info>
              <dc:creator>Lisa</dc:creator>
              <dc:date>2013-02-24T18:48:00</dc:date>
            </office:change-info>
            <text:p text:style-name="Standard"><text:span text:style-name="T1">s</text:span></text:p>
          </text:deletion>
        </text:changed-region>
        <text:changed-region xml:id="ct91968504" text:id="ct91968504">
          <text:insertion>
            <office:change-info>
              <dc:creator>Lisa</dc:creator>
              <dc:date>2013-02-24T18:48:00</dc:date>
            </office:change-info>
          </text:insertion>
        </text:changed-region>
        <text:changed-region xml:id="ct91968608" text:id="ct91968608">
          <text:deletion>
            <office:change-info>
              <dc:creator>Lisa</dc:creator>
              <dc:date>2013-02-24T18:48:00</dc:date>
            </office:change-info>
            <text:p text:style-name="Standard"><text:span text:style-name="T1">show a </text:span></text:p>
          </text:deletion>
        </text:changed-region>
        <text:changed-region xml:id="ct91968712" text:id="ct91968712">
          <text:insertion>
            <office:change-info>
              <dc:creator>Lisa</dc:creator>
              <dc:date>2013-02-24T07:09:00</dc:date>
            </office:change-info>
          </text:insertion>
        </text:changed-region>
        <text:changed-region xml:id="ct91968816" text:id="ct91968816">
          <text:deletion>
            <office:change-info>
              <dc:creator>Lisa</dc:creator>
              <dc:date>2013-02-24T07:09:00</dc:date>
            </office:change-info>
            <text:p text:style-name="Standard"><text:span text:style-name="T1"><text:s/></text:span></text:p>
          </text:deletion>
        </text:changed-region>
        <text:changed-region xml:id="ct91968920" text:id="ct91968920">
          <text:deletion>
            <office:change-info>
              <dc:creator>Lisa</dc:creator>
              <dc:date>2013-02-24T18:48:00</dc:date>
            </office:change-info>
            <text:p text:style-name="Standard"><text:span text:style-name="T1"><text:s/>response</text:span></text:p>
          </text:deletion>
        </text:changed-region>
        <text:changed-region xml:id="ct91969024" text:id="ct91969024">
          <text:insertion>
            <office:change-info>
              <dc:creator>Lisa</dc:creator>
              <dc:date>2013-02-24T18:49:00</dc:date>
            </office:change-info>
          </text:insertion>
        </text:changed-region>
        <text:changed-region xml:id="ct91969128" text:id="ct91969128">
          <text:deletion>
            <office:change-info>
              <dc:creator>Lisa</dc:creator>
              <dc:date>2013-02-24T18:49:00</dc:date>
            </office:change-info>
            <text:p text:style-name="Standard"><text:span text:style-name="T1">ittle</text:span></text:p>
          </text:deletion>
        </text:changed-region>
        <text:changed-region xml:id="ct91969232" text:id="ct91969232">
          <text:insertion>
            <office:change-info>
              <dc:creator>Lisa</dc:creator>
              <dc:date>2013-02-24T18:49:00</dc:date>
            </office:change-info>
          </text:insertion>
        </text:changed-region>
        <text:changed-region xml:id="ct91969336" text:id="ct91969336">
          <text:deletion>
            <office:change-info>
              <dc:creator>Lisa</dc:creator>
              <dc:date>2013-02-24T18:49:00</dc:date>
            </office:change-info>
            <text:p text:style-name="Standard"><text:span text:style-name="T1"><text:s/>reduces</text:span></text:p>
          </text:deletion>
        </text:changed-region>
        <text:changed-region xml:id="ct91969440" text:id="ct91969440">
          <text:insertion>
            <office:change-info>
              <dc:creator>Lisa</dc:creator>
              <dc:date>2013-02-24T18:49:00</dc:date>
            </office:change-info>
          </text:insertion>
        </text:changed-region>
        <text:changed-region xml:id="ct91969544" text:id="ct91969544">
          <text:deletion>
            <office:change-info>
              <dc:creator>Lisa</dc:creator>
              <dc:date>2013-02-24T18:49:00</dc:date>
            </office:change-info>
            <text:p text:style-name="Standard"><text:span text:style-name="T1"><text:s/>while</text:span></text:p>
          </text:deletion>
        </text:changed-region>
        <text:changed-region xml:id="ct91969648" text:id="ct91969648">
          <text:insertion>
            <office:change-info>
              <dc:creator>Lisa</dc:creator>
              <dc:date>2013-02-24T18:49:00</dc:date>
            </office:change-info>
          </text:insertion>
        </text:changed-region>
        <text:changed-region xml:id="ct91969752" text:id="ct91969752">
          <text:deletion>
            <office:change-info>
              <dc:creator>Lisa</dc:creator>
              <dc:date>2013-02-24T18:49:00</dc:date>
            </office:change-info>
            <text:p text:style-name="Standard"><text:span text:style-name="T1">much causes</text:span></text:p>
          </text:deletion>
        </text:changed-region>
        <text:changed-region xml:id="ct91969856" text:id="ct91969856">
          <text:insertion>
            <office:change-info>
              <dc:creator>Lisa</dc:creator>
              <dc:date>2013-02-24T18:49:00</dc:date>
            </office:change-info>
          </text:insertion>
        </text:changed-region>
        <text:changed-region xml:id="ct91969960" text:id="ct91969960">
          <text:insertion>
            <office:change-info>
              <dc:creator>Lisa</dc:creator>
              <dc:date>2013-02-24T18:49:00</dc:date>
            </office:change-info>
          </text:insertion>
        </text:changed-region>
        <text:changed-region xml:id="ct91970064" text:id="ct91970064">
          <text:insertion>
            <office:change-info>
              <dc:creator>HomeUser</dc:creator>
              <dc:date>2013-03-01T16:55:00</dc:date>
            </office:change-info>
          </text:insertion>
        </text:changed-region>
        <text:changed-region xml:id="ct91970168" text:id="ct91970168">
          <text:deletion>
            <office:change-info>
              <dc:creator>HomeUser</dc:creator>
              <dc:date>2013-03-01T16:55:00</dc:date>
            </office:change-info>
            <text:list xml:id="list39470186" text:continue-numbering="true" text:style-name="WWNum1">
              <text:list-item>
                <text:list>
                  <text:list-item>
                    <text:h text:style-name="P2" text:outline-level="2"/>
                  </text:list-item>
                  <text:list-item>
                    <text:h text:style-name="P2" text:outline-level="2"/>
                  </text:list-item>
                </text:list>
              </text:list-item>
            </text:list>
          </text:deletion>
        </text:changed-region>
        <text:changed-region xml:id="ct91970272" text:id="ct91970272">
          <text:deletion>
            <office:change-info>
              <dc:creator>Lisa</dc:creator>
              <dc:date>2013-02-24T07:09:00</dc:date>
            </office:change-info>
            <text:p text:style-name="Standard"><text:span text:style-name="T1">;</text:span></text:p>
          </text:deletion>
        </text:changed-region>
        <text:changed-region xml:id="ct91970376" text:id="ct91970376">
          <text:insertion>
            <office:change-info>
              <dc:creator>Lisa</dc:creator>
              <dc:date>2013-02-24T07:09:00</dc:date>
            </office:change-info>
          </text:insertion>
        </text:changed-region>
        <text:changed-region xml:id="ct91970480" text:id="ct91970480">
          <text:deletion>
            <office:change-info>
              <dc:creator>Lisa</dc:creator>
              <dc:date>2013-02-24T18:51:00</dc:date>
            </office:change-info>
            <text:p text:style-name="Standard"><text:span text:style-name="T1">the effects due to </text:span></text:p>
          </text:deletion>
        </text:changed-region>
        <text:changed-region xml:id="ct91970584" text:id="ct91970584">
          <text:deletion>
            <office:change-info>
              <dc:creator>Lisa</dc:creator>
              <dc:date>2013-02-24T18:51:00</dc:date>
            </office:change-info>
            <text:p text:style-name="Standard"><text:span text:style-name="T1">effects </text:span></text:p>
          </text:deletion>
        </text:changed-region>
        <text:changed-region xml:id="ct91970688" text:id="ct91970688">
          <text:insertion>
            <office:change-info>
              <dc:creator>Lisa</dc:creator>
              <dc:date>2013-02-24T18:51:00</dc:date>
            </office:change-info>
          </text:insertion>
        </text:changed-region>
        <text:changed-region xml:id="ct91970792" text:id="ct91970792">
          <text:deletion>
            <office:change-info>
              <dc:creator>Lisa</dc:creator>
              <dc:date>2013-02-24T18:51:00</dc:date>
            </office:change-info>
            <text:p text:style-name="Standard"><text:span text:style-name="T1">the effects due to </text:span></text:p>
          </text:deletion>
        </text:changed-region>
        <text:changed-region xml:id="ct91970896" text:id="ct91970896">
          <text:deletion>
            <office:change-info>
              <dc:creator>Lisa</dc:creator>
              <dc:date>2013-02-24T07:10:00</dc:date>
            </office:change-info>
            <text:p text:style-name="Standard"><text:span text:style-name="T1">figures </text:span></text:p>
          </text:deletion>
        </text:changed-region>
        <text:changed-region xml:id="ct91971000" text:id="ct91971000">
          <text:insertion>
            <office:change-info>
              <dc:creator>Lisa</dc:creator>
              <dc:date>2013-02-24T07:10:00</dc:date>
            </office:change-info>
          </text:insertion>
        </text:changed-region>
        <text:changed-region xml:id="ct91971104" text:id="ct91971104">
          <text:insertion>
            <office:change-info>
              <dc:creator>Lisa</dc:creator>
              <dc:date>2013-02-24T18:52:00</dc:date>
            </office:change-info>
          </text:insertion>
        </text:changed-region>
        <text:changed-region xml:id="ct91971208" text:id="ct91971208">
          <text:deletion>
            <office:change-info>
              <dc:creator>Lisa</dc:creator>
              <dc:date>2013-02-24T18:52:00</dc:date>
            </office:change-info>
            <text:p text:style-name="Standard"><text:span text:style-name="T1">,</text:span></text:p>
          </text:deletion>
        </text:changed-region>
        <text:changed-region xml:id="ct91971312" text:id="ct91971312">
          <text:insertion>
            <office:change-info>
              <dc:creator>Lisa</dc:creator>
              <dc:date>2013-02-24T07:10:00</dc:date>
            </office:change-info>
          </text:insertion>
        </text:changed-region>
        <text:changed-region xml:id="ct91971416" text:id="ct91971416">
          <text:insertion>
            <office:change-info>
              <dc:creator>Lisa</dc:creator>
              <dc:date>2013-02-24T07:10:00</dc:date>
            </office:change-info>
          </text:insertion>
        </text:changed-region>
        <text:changed-region xml:id="ct91971520" text:id="ct91971520">
          <text:deletion>
            <office:change-info>
              <dc:creator>Lisa</dc:creator>
              <dc:date>2013-02-24T07:10:00</dc:date>
            </office:change-info>
            <text:p text:style-name="Standard"><text:span text:style-name="T1"><text:s/>observed</text:span></text:p>
          </text:deletion>
        </text:changed-region>
        <text:changed-region xml:id="ct91971624" text:id="ct91971624">
          <text:deletion>
            <office:change-info>
              <dc:creator>Lisa</dc:creator>
              <dc:date>2013-02-23T18:13:00</dc:date>
            </office:change-info>
            <text:p text:style-name="Standard"><text:span text:style-name="T1"><text:s text:c="2"/></text:span></text:p>
          </text:deletion>
        </text:changed-region>
        <text:changed-region xml:id="ct91971728" text:id="ct91971728">
          <text:insertion>
            <office:change-info>
              <dc:creator>Lisa</dc:creator>
              <dc:date>2013-02-23T18:13:00</dc:date>
            </office:change-info>
          </text:insertion>
        </text:changed-region>
        <text:changed-region xml:id="ct91971832" text:id="ct91971832">
          <text:insertion>
            <office:change-info>
              <dc:creator>Lisa</dc:creator>
              <dc:date>2013-02-24T07:11:00</dc:date>
            </office:change-info>
          </text:insertion>
        </text:changed-region>
        <text:changed-region xml:id="ct91971936" text:id="ct91971936">
          <text:deletion>
            <office:change-info>
              <dc:creator>Lisa</dc:creator>
              <dc:date>2013-02-24T07:11:00</dc:date>
            </office:change-info>
            <text:p text:style-name="Standard"><text:span text:style-name="T1">i</text:span></text:p>
          </text:deletion>
        </text:changed-region>
        <text:changed-region xml:id="ct91972040" text:id="ct91972040">
          <text:insertion>
            <office:change-info>
              <dc:creator>Lisa</dc:creator>
              <dc:date>2013-02-24T07:11:00</dc:date>
            </office:change-info>
          </text:insertion>
        </text:changed-region>
        <text:changed-region xml:id="ct91972144" text:id="ct91972144">
          <text:deletion>
            <office:change-info>
              <dc:creator>Lisa</dc:creator>
              <dc:date>2013-02-24T07:11:00</dc:date>
            </office:change-info>
            <text:p text:style-name="Standard"><text:span text:style-name="T6"><text:s/></text:span></text:p>
          </text:deletion>
        </text:changed-region>
        <text:changed-region xml:id="ct91972248" text:id="ct91972248">
          <text:insertion>
            <office:change-info>
              <dc:creator>Lisa</dc:creator>
              <dc:date>2013-02-24T07:38:00</dc:date>
            </office:change-info>
          </text:insertion>
        </text:changed-region>
        <text:changed-region xml:id="ct91972352" text:id="ct91972352">
          <text:deletion>
            <office:change-info>
              <dc:creator>Lisa</dc:creator>
              <dc:date>2013-02-24T07:37:00</dc:date>
            </office:change-info>
            <text:p text:style-name="Standard"><text:span text:style-name="T6">s</text:span></text:p>
          </text:deletion>
        </text:changed-region>
        <text:changed-region xml:id="ct91972456" text:id="ct91972456">
          <text:insertion>
            <office:change-info>
              <dc:creator>Lisa</dc:creator>
              <dc:date>2013-02-24T07:37:00</dc:date>
            </office:change-info>
          </text:insertion>
        </text:changed-region>
        <text:changed-region xml:id="ct91972560" text:id="ct91972560">
          <text:insertion>
            <office:change-info>
              <dc:creator>Lisa</dc:creator>
              <dc:date>2013-02-24T07:38:00</dc:date>
            </office:change-info>
          </text:insertion>
        </text:changed-region>
        <text:changed-region xml:id="ct91972664" text:id="ct91972664">
          <text:deletion>
            <office:change-info>
              <dc:creator>Lisa</dc:creator>
              <dc:date>2013-02-24T07:38:00</dc:date>
            </office:change-info>
            <text:p text:style-name="Standard"><text:span text:style-name="T6"><text:s/>dramatically,</text:span></text:p>
          </text:deletion>
        </text:changed-region>
        <text:changed-region xml:id="ct92042480" text:id="ct92042480">
          <text:insertion>
            <office:change-info>
              <dc:creator>Lisa</dc:creator>
              <dc:date>2013-02-24T07:38:00</dc:date>
            </office:change-info>
          </text:insertion>
        </text:changed-region>
        <text:changed-region xml:id="ct92042584" text:id="ct92042584">
          <text:deletion>
            <office:change-info>
              <dc:creator>Lisa</dc:creator>
              <dc:date>2013-02-24T07:38:00</dc:date>
            </office:change-info>
            <text:p text:style-name="Standard"><text:span text:style-name="T6">r</text:span></text:p>
          </text:deletion>
        </text:changed-region>
        <text:changed-region xml:id="ct92042688" text:id="ct92042688">
          <text:deletion>
            <office:change-info>
              <dc:creator>Lisa</dc:creator>
              <dc:date>2013-02-24T07:38:00</dc:date>
            </office:change-info>
            <text:p text:style-name="Standard"><text:span text:style-name="T6">instead </text:span></text:p>
          </text:deletion>
        </text:changed-region>
        <text:changed-region xml:id="ct92042792" text:id="ct92042792">
          <text:deletion>
            <office:change-info>
              <dc:creator>Lisa</dc:creator>
              <dc:date>2013-02-24T07:38:00</dc:date>
            </office:change-info>
            <text:p text:style-name="Standard"><text:span text:style-name="T6">s</text:span></text:p>
          </text:deletion>
        </text:changed-region>
        <text:changed-region xml:id="ct92042896" text:id="ct92042896">
          <text:insertion>
            <office:change-info>
              <dc:creator>Lisa</dc:creator>
              <dc:date>2013-02-24T07:38:00</dc:date>
            </office:change-info>
          </text:insertion>
        </text:changed-region>
        <text:changed-region xml:id="ct92043000" text:id="ct92043000">
          <text:deletion>
            <office:change-info>
              <dc:creator>Lisa</dc:creator>
              <dc:date>2013-02-23T18:13:00</dc:date>
            </office:change-info>
            <text:p text:style-name="Standard"><text:span text:style-name="T6"><text:s text:c="2"/></text:span></text:p>
          </text:deletion>
        </text:changed-region>
        <text:changed-region xml:id="ct92043104" text:id="ct92043104">
          <text:insertion>
            <office:change-info>
              <dc:creator>Lisa</dc:creator>
              <dc:date>2013-02-23T18:13:00</dc:date>
            </office:change-info>
          </text:insertion>
        </text:changed-region>
        <text:changed-region xml:id="ct92043208" text:id="ct92043208">
          <text:deletion>
            <office:change-info>
              <dc:creator>Lisa</dc:creator>
              <dc:date>2013-02-24T07:37:00</dc:date>
            </office:change-info>
            <text:p text:style-name="Standard"><text:span text:style-name="T6">quite </text:span></text:p>
          </text:deletion>
        </text:changed-region>
        <text:changed-region xml:id="ct92043312" text:id="ct92043312">
          <text:deletion>
            <office:change-info>
              <dc:creator>HomeUser</dc:creator>
              <dc:date>2013-03-01T16:08:00</dc:date>
            </office:change-info>
            <text:p text:style-name="Standard"><text:span text:style-name="T6">6 </text:span></text:p>
          </text:deletion>
        </text:changed-region>
        <text:changed-region xml:id="ct92043416" text:id="ct92043416">
          <text:insertion>
            <office:change-info>
              <dc:creator>HomeUser</dc:creator>
              <dc:date>2013-03-01T16:08:00</dc:date>
            </office:change-info>
          </text:insertion>
        </text:changed-region>
        <text:changed-region xml:id="ct92043520" text:id="ct92043520">
          <text:insertion>
            <office:change-info>
              <dc:creator>Lisa</dc:creator>
              <dc:date>2013-02-24T07:40:00</dc:date>
            </office:change-info>
          </text:insertion>
        </text:changed-region>
        <text:changed-region xml:id="ct92043624" text:id="ct92043624">
          <text:deletion>
            <office:change-info>
              <dc:creator>Lisa</dc:creator>
              <dc:date>2013-02-24T07:40:00</dc:date>
            </office:change-info>
            <text:p text:style-name="Standard"><text:span text:style-name="T6">round</text:span></text:p>
          </text:deletion>
        </text:changed-region>
        <text:changed-region xml:id="ct92043728" text:id="ct92043728">
          <text:deletion>
            <office:change-info>
              <dc:creator>Lisa</dc:creator>
              <dc:date>2013-02-24T07:40:00</dc:date>
            </office:change-info>
            <text:p text:style-name="Standard"><text:span text:style-name="T6">-</text:span></text:p>
          </text:deletion>
        </text:changed-region>
        <text:changed-region xml:id="ct92043832" text:id="ct92043832">
          <text:insertion>
            <office:change-info>
              <dc:creator>Lisa</dc:creator>
              <dc:date>2013-02-24T07:40:00</dc:date>
            </office:change-info>
          </text:insertion>
        </text:changed-region>
        <text:changed-region xml:id="ct92043936" text:id="ct92043936">
          <text:deletion>
            <office:change-info>
              <dc:creator>Lisa</dc:creator>
              <dc:date>2013-02-23T18:13:00</dc:date>
            </office:change-info>
            <text:p text:style-name="Standard"><text:span text:style-name="T6">.</text:span></text:p>
          </text:deletion>
        </text:changed-region>
        <text:changed-region xml:id="ct92044040" text:id="ct92044040">
          <text:insertion>
            <office:change-info>
              <dc:creator>Lisa</dc:creator>
              <dc:date>2013-02-24T07:41:00</dc:date>
            </office:change-info>
          </text:insertion>
        </text:changed-region>
        <text:changed-region xml:id="ct92044144" text:id="ct92044144">
          <text:deletion>
            <office:change-info>
              <dc:creator>Lisa</dc:creator>
              <dc:date>2013-02-24T07:41:00</dc:date>
            </office:change-info>
            <text:p text:style-name="Standard"><text:span text:style-name="T6">round </text:span></text:p>
          </text:deletion>
        </text:changed-region>
        <text:changed-region xml:id="ct92044248" text:id="ct92044248">
          <text:insertion>
            <office:change-info>
              <dc:creator>Lisa</dc:creator>
              <dc:date>2013-02-24T07:41:00</dc:date>
            </office:change-info>
          </text:insertion>
        </text:changed-region>
        <text:changed-region xml:id="ct92044456" text:id="ct92044456">
          <text:deletion>
            <office:change-info>
              <dc:creator>HomeUser</dc:creator>
              <dc:date>2013-03-01T16:08:00</dc:date>
            </office:change-info>
            <text:p text:style-name="Standard"><text:span text:style-name="T6"><text:s/>8</text:span></text:p>
          </text:deletion>
        </text:changed-region>
        <text:changed-region xml:id="ct92044560" text:id="ct92044560">
          <text:insertion>
            <office:change-info>
              <dc:creator>HomeUser</dc:creator>
              <dc:date>2013-03-01T16:08:00</dc:date>
            </office:change-info>
          </text:insertion>
        </text:changed-region>
        <text:changed-region xml:id="ct92044664" text:id="ct92044664">
          <text:insertion>
            <office:change-info>
              <dc:creator>Lisa</dc:creator>
              <dc:date>2013-02-24T07:41:00</dc:date>
            </office:change-info>
          </text:insertion>
        </text:changed-region>
        <text:changed-region xml:id="ct92044872" text:id="ct92044872">
          <text:deletion>
            <office:change-info>
              <dc:creator>HomeUser</dc:creator>
              <dc:date>2013-03-01T16:08:00</dc:date>
            </office:change-info>
            <text:p text:style-name="Standard"><text:span text:style-name="T6">9</text:span></text:p>
          </text:deletion>
        </text:changed-region>
        <text:changed-region xml:id="ct92044768" text:id="ct92044768">
          <text:deletion>
            <office:change-info>
              <dc:creator>Lisa</dc:creator>
              <dc:date>2013-02-24T07:41:00</dc:date>
            </office:change-info>
            <text:p text:style-name="Standard"><text:span text:style-name="T6">-</text:span></text:p>
          </text:deletion>
        </text:changed-region>
        <text:changed-region xml:id="ct92044976" text:id="ct92044976">
          <text:insertion>
            <office:change-info>
              <dc:creator>HomeUser</dc:creator>
              <dc:date>2013-03-01T16:08:00</dc:date>
            </office:change-info>
          </text:insertion>
        </text:changed-region>
        <text:changed-region xml:id="ct92045080" text:id="ct92045080">
          <text:insertion>
            <office:change-info>
              <dc:creator>HomeUser</dc:creator>
              <dc:date>2013-03-01T16:56:00</dc:date>
            </office:change-info>
          </text:insertion>
        </text:changed-region>
        <text:changed-region xml:id="ct92045184" text:id="ct92045184">
          <text:insertion>
            <office:change-info>
              <dc:creator>HomeUser</dc:creator>
              <dc:date>2013-03-01T16:55:00</dc:date>
            </office:change-info>
          </text:insertion>
        </text:changed-region>
        <text:changed-region xml:id="ct92045288" text:id="ct92045288">
          <text:insertion>
            <office:change-info>
              <dc:creator>Lisa</dc:creator>
              <dc:date>2013-02-24T18:53:00</dc:date>
            </office:change-info>
          </text:insertion>
        </text:changed-region>
        <text:changed-region xml:id="ct92045392" text:id="ct92045392">
          <text:deletion>
            <office:change-info>
              <dc:creator>Lisa</dc:creator>
              <dc:date>2013-02-24T18:53:00</dc:date>
            </office:change-info>
            <text:p text:style-name="Standard"><text:span text:style-name="T1">-</text:span></text:p>
          </text:deletion>
        </text:changed-region>
        <text:changed-region xml:id="ct92045496" text:id="ct92045496">
          <text:deletion>
            <office:change-info>
              <dc:creator>Lisa</dc:creator>
              <dc:date>2013-02-24T07:42:00</dc:date>
            </office:change-info>
            <text:p text:style-name="Standard"><text:span text:style-name="T1">similarly </text:span></text:p>
          </text:deletion>
        </text:changed-region>
        <text:changed-region xml:id="ct92045600" text:id="ct92045600">
          <text:insertion>
            <office:change-info>
              <dc:creator>Lisa</dc:creator>
              <dc:date>2013-02-24T07:42:00</dc:date>
            </office:change-info>
          </text:insertion>
        </text:changed-region>
        <text:changed-region xml:id="ct92045704" text:id="ct92045704">
          <text:insertion>
            <office:change-info>
              <dc:creator>Lisa</dc:creator>
              <dc:date>2013-02-24T18:53:00</dc:date>
            </office:change-info>
          </text:insertion>
        </text:changed-region>
        <text:changed-region xml:id="ct92045808" text:id="ct92045808">
          <text:insertion>
            <office:change-info>
              <dc:creator>Lisa</dc:creator>
              <dc:date>2013-02-24T07:42:00</dc:date>
            </office:change-info>
          </text:insertion>
        </text:changed-region>
        <text:changed-region xml:id="ct92045912" text:id="ct92045912">
          <text:insertion>
            <office:change-info>
              <dc:creator>Lisa</dc:creator>
              <dc:date>2013-02-24T07:42:00</dc:date>
            </office:change-info>
          </text:insertion>
        </text:changed-region>
        <text:changed-region xml:id="ct92046016" text:id="ct92046016">
          <text:deletion>
            <office:change-info>
              <dc:creator>Lisa</dc:creator>
              <dc:date>2013-02-24T18:53:00</dc:date>
            </office:change-info>
            <text:p text:style-name="Standard"><text:span text:style-name="T1"><text:s/>for</text:span></text:p>
          </text:deletion>
        </text:changed-region>
        <text:changed-region xml:id="ct92046120" text:id="ct92046120">
          <text:insertion>
            <office:change-info>
              <dc:creator>Lisa</dc:creator>
              <dc:date>2013-02-24T18:53:00</dc:date>
            </office:change-info>
          </text:insertion>
        </text:changed-region>
        <text:changed-region xml:id="ct92046328" text:id="ct92046328">
          <text:deletion>
            <office:change-info>
              <dc:creator>Lisa</dc:creator>
              <dc:date>2013-02-23T18:13:00</dc:date>
            </office:change-info>
            <text:p text:style-name="Standard"><text:span text:style-name="T1"><text:s text:c="2"/></text:span></text:p>
          </text:deletion>
        </text:changed-region>
        <text:changed-region xml:id="ct92046224" text:id="ct92046224">
          <text:deletion>
            <office:change-info>
              <dc:creator>Lisa</dc:creator>
              <dc:date>2013-02-24T18:53:00</dc:date>
            </office:change-info>
            <text:p text:style-name="Standard"><text:span text:style-name="T1">intrinsic water use efficiency.</text:span></text:p>
          </text:deletion>
        </text:changed-region>
        <text:changed-region xml:id="ct92046432" text:id="ct92046432">
          <text:insertion>
            <office:change-info>
              <dc:creator>Lisa</dc:creator>
              <dc:date>2013-02-24T18:54:00</dc:date>
            </office:change-info>
          </text:insertion>
        </text:changed-region>
        <text:changed-region xml:id="ct91972848" text:id="ct91972848">
          <text:deletion>
            <office:change-info>
              <dc:creator>Lisa</dc:creator>
              <dc:date>2013-02-24T18:54:00</dc:date>
            </office:change-info>
            <text:p text:style-name="Standard"><text:span text:style-name="T6"><text:s/></text:span></text:p>
          </text:deletion>
        </text:changed-region>
        <text:changed-region xml:id="ct91972952" text:id="ct91972952">
          <text:insertion>
            <office:change-info>
              <dc:creator>Lisa</dc:creator>
              <dc:date>2013-02-24T18:54:00</dc:date>
            </office:change-info>
          </text:insertion>
        </text:changed-region>
        <text:changed-region xml:id="ct91973056" text:id="ct91973056">
          <text:deletion>
            <office:change-info>
              <dc:creator>Lisa</dc:creator>
              <dc:date>2013-02-24T18:54:00</dc:date>
            </office:change-info>
            <text:p text:style-name="Standard"><text:span text:style-name="T6">ere quite strong</text:span></text:p>
          </text:deletion>
        </text:changed-region>
        <text:changed-region xml:id="ct91973160" text:id="ct91973160">
          <text:insertion>
            <office:change-info>
              <dc:creator>Lisa</dc:creator>
              <dc:date>2013-02-23T21:50:00</dc:date>
            </office:change-info>
          </text:insertion>
        </text:changed-region>
        <text:changed-region xml:id="ct91973264" text:id="ct91973264">
          <text:deletion>
            <office:change-info>
              <dc:creator>Lisa</dc:creator>
              <dc:date>2013-02-23T21:50:00</dc:date>
            </office:change-info>
            <text:p text:style-name="Standard"><text:span text:style-name="T6">-</text:span></text:p>
          </text:deletion>
        </text:changed-region>
        <text:changed-region xml:id="ct91973368" text:id="ct91973368">
          <text:insertion>
            <office:change-info>
              <dc:creator>Lisa</dc:creator>
              <dc:date>2013-02-24T18:54:00</dc:date>
            </office:change-info>
          </text:insertion>
        </text:changed-region>
        <text:changed-region xml:id="ct91973472" text:id="ct91973472">
          <text:deletion>
            <office:change-info>
              <dc:creator>Lisa</dc:creator>
              <dc:date>2013-02-24T18:54:00</dc:date>
            </office:change-info>
            <text:p text:style-name="Standard"><text:span text:style-name="T6">-</text:span></text:p>
          </text:deletion>
        </text:changed-region>
        <text:changed-region xml:id="ct91973576" text:id="ct91973576">
          <text:insertion>
            <office:change-info>
              <dc:creator>Lisa</dc:creator>
              <dc:date>2013-02-24T18:54:00</dc:date>
            </office:change-info>
          </text:insertion>
        </text:changed-region>
        <text:changed-region xml:id="ct91973680" text:id="ct91973680">
          <text:deletion>
            <office:change-info>
              <dc:creator>Lisa</dc:creator>
              <dc:date>2013-02-24T18:55:00</dc:date>
            </office:change-info>
            <text:p text:style-name="Standard"><text:span text:style-name="T6">unstably</text:span></text:p>
          </text:deletion>
        </text:changed-region>
        <text:changed-region xml:id="ct91973784" text:id="ct91973784">
          <text:insertion>
            <office:change-info>
              <dc:creator>Lisa</dc:creator>
              <dc:date>2013-02-24T18:55:00</dc:date>
            </office:change-info>
          </text:insertion>
        </text:changed-region>
        <text:changed-region xml:id="ct91973888" text:id="ct91973888">
          <text:insertion>
            <office:change-info>
              <dc:creator>Lisa</dc:creator>
              <dc:date>2013-02-23T21:50:00</dc:date>
            </office:change-info>
          </text:insertion>
        </text:changed-region>
        <text:changed-region xml:id="ct91973992" text:id="ct91973992">
          <text:deletion>
            <office:change-info>
              <dc:creator>Lisa</dc:creator>
              <dc:date>2013-02-23T21:50:00</dc:date>
            </office:change-info>
            <text:p text:style-name="Standard"><text:span text:style-name="T6">-</text:span></text:p>
          </text:deletion>
        </text:changed-region>
        <text:changed-region xml:id="ct91974096" text:id="ct91974096">
          <text:deletion>
            <office:change-info>
              <dc:creator>Lisa</dc:creator>
              <dc:date>2013-02-23T18:13:00</dc:date>
            </office:change-info>
            <text:p text:style-name="Standard"><text:span text:style-name="T6"><text:s text:c="2"/></text:span></text:p>
          </text:deletion>
        </text:changed-region>
        <text:changed-region xml:id="ct91974200" text:id="ct91974200">
          <text:insertion>
            <office:change-info>
              <dc:creator>Lisa</dc:creator>
              <dc:date>2013-02-23T18:13:00</dc:date>
            </office:change-info>
          </text:insertion>
        </text:changed-region>
        <text:changed-region xml:id="ct91974304" text:id="ct91974304">
          <text:deletion>
            <office:change-info>
              <dc:creator>Lisa</dc:creator>
              <dc:date>2013-02-24T18:55:00</dc:date>
            </office:change-info>
            <text:p text:style-name="Standard"><text:span text:style-name="T6">carbon dioxide</text:span></text:p>
          </text:deletion>
        </text:changed-region>
        <text:changed-region xml:id="ct91974408" text:id="ct91974408">
          <text:insertion>
            <office:change-info>
              <dc:creator>Lisa</dc:creator>
              <dc:date>2013-02-24T18:55:00</dc:date>
            </office:change-info>
          </text:insertion>
        </text:changed-region>
        <text:changed-region xml:id="ct91974512" text:id="ct91974512">
          <text:insertion>
            <office:change-info>
              <dc:creator>HomeUser</dc:creator>
              <dc:date>2013-03-01T16:56:00</dc:date>
            </office:change-info>
          </text:insertion>
        </text:changed-region>
        <text:changed-region xml:id="ct91974616" text:id="ct91974616">
          <text:deletion>
            <office:change-info>
              <dc:creator>Lisa</dc:creator>
              <dc:date>2013-02-23T18:13:00</dc:date>
            </office:change-info>
            <text:p text:style-name="Standard"><text:span text:style-name="T6"><text:s text:c="2"/></text:span></text:p>
          </text:deletion>
        </text:changed-region>
        <text:changed-region xml:id="ct91974720" text:id="ct91974720">
          <text:insertion>
            <office:change-info>
              <dc:creator>Lisa</dc:creator>
              <dc:date>2013-02-23T18:13:00</dc:date>
            </office:change-info>
          </text:insertion>
        </text:changed-region>
        <text:changed-region xml:id="ct91974824" text:id="ct91974824">
          <text:insertion>
            <office:change-info>
              <dc:creator>Lisa</dc:creator>
              <dc:date>2013-02-24T18:55:00</dc:date>
            </office:change-info>
          </text:insertion>
        </text:changed-region>
        <text:changed-region xml:id="ct91974928" text:id="ct91974928">
          <text:deletion>
            <office:change-info>
              <dc:creator>Lisa</dc:creator>
              <dc:date>2013-02-23T18:13:00</dc:date>
            </office:change-info>
            <text:p text:style-name="Standard"><text:span text:style-name="T6"><text:s text:c="2"/></text:span></text:p>
          </text:deletion>
        </text:changed-region>
        <text:changed-region xml:id="ct91975032" text:id="ct91975032">
          <text:insertion>
            <office:change-info>
              <dc:creator>Lisa</dc:creator>
              <dc:date>2013-02-23T18:13:00</dc:date>
            </office:change-info>
          </text:insertion>
        </text:changed-region>
        <text:changed-region xml:id="ct91975136" text:id="ct91975136">
          <text:insertion>
            <office:change-info>
              <dc:creator>Lisa</dc:creator>
              <dc:date>2013-02-23T20:00:00</dc:date>
            </office:change-info>
          </text:insertion>
        </text:changed-region>
        <text:changed-region xml:id="ct91975240" text:id="ct91975240">
          <text:insertion>
            <office:change-info>
              <dc:creator>Lisa</dc:creator>
              <dc:date>2013-02-23T20:01:00</dc:date>
            </office:change-info>
          </text:insertion>
        </text:changed-region>
        <text:changed-region xml:id="ct91975344" text:id="ct91975344">
          <text:deletion>
            <office:change-info>
              <dc:creator>Lisa</dc:creator>
              <dc:date>2013-02-23T20:01:00</dc:date>
            </office:change-info>
            <text:p text:style-name="Standard"><text:span text:style-name="T6">GAM</text:span></text:p>
          </text:deletion>
        </text:changed-region>
        <text:changed-region xml:id="ct91975448" text:id="ct91975448">
          <text:insertion>
            <office:change-info>
              <dc:creator>Lisa</dc:creator>
              <dc:date>2013-02-23T19:55:00</dc:date>
            </office:change-info>
          </text:insertion>
        </text:changed-region>
        <text:changed-region xml:id="ct91975552" text:id="ct91975552">
          <text:deletion>
            <office:change-info>
              <dc:creator>Lisa</dc:creator>
              <dc:date>2013-02-23T19:55:00</dc:date>
            </office:change-info>
            <text:p text:style-name="Standard"><text:span text:style-name="T6"><text:s/></text:span></text:p>
          </text:deletion>
        </text:changed-region>
        <text:changed-region xml:id="ct91975656" text:id="ct91975656">
          <text:deletion>
            <office:change-info>
              <dc:creator>Lisa</dc:creator>
              <dc:date>2013-02-24T18:56:00</dc:date>
            </office:change-info>
            <text:p text:style-name="Standard"><text:span text:style-name="T6">largely in line</text:span></text:p>
          </text:deletion>
        </text:changed-region>
        <text:changed-region xml:id="ct91975760" text:id="ct91975760">
          <text:insertion>
            <office:change-info>
              <dc:creator>Lisa</dc:creator>
              <dc:date>2013-02-24T18:56:00</dc:date>
            </office:change-info>
          </text:insertion>
        </text:changed-region>
        <text:changed-region xml:id="ct91975864" text:id="ct91975864">
          <text:deletion>
            <office:change-info>
              <dc:creator>HomeUser</dc:creator>
              <dc:date>2013-03-01T16:09:00</dc:date>
            </office:change-info>
            <text:p text:style-name="Standard"><text:span text:style-name="T6"/></text:p>
            <text:p text:style-name="Standard"><text:span text:style-name="T6"/></text:p>
          </text:deletion>
        </text:changed-region>
        <text:changed-region xml:id="ct91975968" text:id="ct91975968">
          <text:insertion>
            <office:change-info>
              <dc:creator>Lisa</dc:creator>
              <dc:date>2013-02-24T18:57:00</dc:date>
            </office:change-info>
          </text:insertion>
        </text:changed-region>
        <text:changed-region xml:id="ct91976072" text:id="ct91976072">
          <text:insertion>
            <office:change-info>
              <dc:creator>Lisa</dc:creator>
              <dc:date>2013-02-24T18:56:00</dc:date>
            </office:change-info>
          </text:insertion>
        </text:changed-region>
        <text:changed-region xml:id="ct91976176" text:id="ct91976176">
          <text:insertion>
            <office:change-info>
              <dc:creator>Lisa</dc:creator>
              <dc:date>2013-02-24T18:57:00</dc:date>
            </office:change-info>
          </text:insertion>
        </text:changed-region>
        <text:changed-region xml:id="ct91976280" text:id="ct91976280">
          <text:insertion>
            <office:change-info>
              <dc:creator>Lisa</dc:creator>
              <dc:date>2013-02-24T18:56:00</dc:date>
            </office:change-info>
          </text:insertion>
        </text:changed-region>
        <text:changed-region xml:id="ct91976384" text:id="ct91976384">
          <text:insertion>
            <office:change-info>
              <dc:creator>Lisa</dc:creator>
              <dc:date>2013-02-24T18:57:00</dc:date>
            </office:change-info>
          </text:insertion>
        </text:changed-region>
        <text:changed-region xml:id="ct91976488" text:id="ct91976488">
          <text:deletion>
            <office:change-info>
              <dc:creator>Lisa</dc:creator>
              <dc:date>2013-02-24T18:57:00</dc:date>
            </office:change-info>
            <text:p text:style-name="Standard"><text:span text:style-name="T6">W</text:span></text:p>
          </text:deletion>
        </text:changed-region>
        <text:changed-region xml:id="ct91976592" text:id="ct91976592">
          <text:deletion>
            <office:change-info>
              <dc:creator>Lisa</dc:creator>
              <dc:date>2013-02-24T18:56:00</dc:date>
            </office:change-info>
            <text:p text:style-name="Standard"><text:span text:style-name="T6"><text:s/>in all cases</text:span></text:p>
          </text:deletion>
        </text:changed-region>
        <text:changed-region xml:id="ct91976696" text:id="ct91976696">
          <text:deletion>
            <office:change-info>
              <dc:creator>Lisa</dc:creator>
              <dc:date>2013-02-24T18:57:00</dc:date>
            </office:change-info>
            <text:p text:style-name="Standard"><text:span text:style-name="T6">at higher</text:span></text:p>
          </text:deletion>
        </text:changed-region>
        <text:changed-region xml:id="ct91976800" text:id="ct91976800">
          <text:insertion>
            <office:change-info>
              <dc:creator>Lisa</dc:creator>
              <dc:date>2013-02-24T18:57:00</dc:date>
            </office:change-info>
          </text:insertion>
        </text:changed-region>
        <text:changed-region xml:id="ct91960560" text:id="ct91960560">
          <text:insertion>
            <office:change-info>
              <dc:creator>Lisa</dc:creator>
              <dc:date>2013-02-24T18:57:00</dc:date>
            </office:change-info>
          </text:insertion>
        </text:changed-region>
        <text:changed-region xml:id="ct91960664" text:id="ct91960664">
          <text:deletion>
            <office:change-info>
              <dc:creator>Lisa</dc:creator>
              <dc:date>2013-02-24T18:57:00</dc:date>
            </office:change-info>
            <text:p text:style-name="Standard"><text:span text:style-name="T6"><text:s/>levels</text:span></text:p>
          </text:deletion>
        </text:changed-region>
        <text:changed-region xml:id="ct91960768" text:id="ct91960768">
          <text:deletion>
            <office:change-info>
              <dc:creator>Lisa</dc:creator>
              <dc:date>2013-02-24T18:57:00</dc:date>
            </office:change-info>
            <text:p text:style-name="Standard"><text:span text:style-name="T6">was observed </text:span></text:p>
          </text:deletion>
        </text:changed-region>
        <text:changed-region xml:id="ct91960872" text:id="ct91960872">
          <text:insertion>
            <office:change-info>
              <dc:creator>Lisa</dc:creator>
              <dc:date>2013-02-24T18:57:00</dc:date>
            </office:change-info>
          </text:insertion>
        </text:changed-region>
        <text:changed-region xml:id="ct91960976" text:id="ct91960976">
          <text:insertion>
            <office:change-info>
              <dc:creator>Lisa</dc:creator>
              <dc:date>2013-02-24T18:57:00</dc:date>
            </office:change-info>
          </text:insertion>
        </text:changed-region>
        <text:changed-region xml:id="ct91961080" text:id="ct91961080">
          <text:deletion>
            <office:change-info>
              <dc:creator>HomeUser</dc:creator>
              <dc:date>2013-03-01T16:09:00</dc:date>
            </office:change-info>
            <text:p text:style-name="Standard"><text:span text:style-name="T6"/></text:p>
            <text:p text:style-name="Standard"><text:span text:style-name="T6"/></text:p>
          </text:deletion>
        </text:changed-region>
        <text:changed-region xml:id="ct91961184" text:id="ct91961184">
          <text:deletion>
            <office:change-info>
              <dc:creator>Lisa</dc:creator>
              <dc:date>2013-02-23T18:13:00</dc:date>
            </office:change-info>
            <text:p text:style-name="Standard"><text:span text:style-name="T6"><text:s text:c="2"/></text:span></text:p>
          </text:deletion>
        </text:changed-region>
        <text:changed-region xml:id="ct91961288" text:id="ct91961288">
          <text:insertion>
            <office:change-info>
              <dc:creator>Lisa</dc:creator>
              <dc:date>2013-02-23T18:13:00</dc:date>
            </office:change-info>
          </text:insertion>
        </text:changed-region>
        <text:changed-region xml:id="ct91961600" text:id="ct91961600">
          <text:deletion>
            <office:change-info>
              <dc:creator>Lisa</dc:creator>
              <dc:date>2013-02-24T18:58:00</dc:date>
            </office:change-info>
            <text:p text:style-name="Standard"><text:span text:style-name="T6">use efficiency </text:span></text:p>
          </text:deletion>
        </text:changed-region>
        <text:changed-region xml:id="ct91961496" text:id="ct91961496">
          <text:deletion>
            <office:change-info>
              <dc:creator>Lisa</dc:creator>
              <dc:date>2013-02-23T21:50:00</dc:date>
            </office:change-info>
            <text:p text:style-name="Standard"><text:span text:style-name="T6">-</text:span></text:p>
          </text:deletion>
        </text:changed-region>
        <text:changed-region xml:id="ct91961392" text:id="ct91961392">
          <text:deletion>
            <office:change-info>
              <dc:creator>Lisa</dc:creator>
              <dc:date>2013-02-24T18:58:00</dc:date>
            </office:change-info>
            <text:p text:style-name="Standard"><text:span text:style-name="T6">of water</text:span></text:p>
          </text:deletion>
        </text:changed-region>
        <text:changed-region xml:id="ct91961704" text:id="ct91961704">
          <text:deletion>
            <office:change-info>
              <dc:creator>Lisa</dc:creator>
              <dc:date>2013-02-23T21:50:00</dc:date>
            </office:change-info>
            <text:p text:style-name="Standard"><text:span text:style-name="T6">-</text:span></text:p>
          </text:deletion>
        </text:changed-region>
        <text:changed-region xml:id="ct91961808" text:id="ct91961808">
          <text:insertion>
            <office:change-info>
              <dc:creator>Lisa</dc:creator>
              <dc:date>2013-02-23T21:50:00</dc:date>
            </office:change-info>
          </text:insertion>
        </text:changed-region>
        <text:changed-region xml:id="ct91961912" text:id="ct91961912">
          <text:insertion>
            <office:change-info>
              <dc:creator>Lisa</dc:creator>
              <dc:date>2013-02-24T19:01:00</dc:date>
            </office:change-info>
          </text:insertion>
        </text:changed-region>
        <text:changed-region xml:id="ct91962224" text:id="ct91962224">
          <text:deletion>
            <office:change-info>
              <dc:creator>Lisa</dc:creator>
              <dc:date>2013-02-24T19:01:00</dc:date>
            </office:change-info>
            <text:p text:style-name="Standard"><text:span text:style-name="T6">use efficiency</text:span></text:p>
          </text:deletion>
        </text:changed-region>
        <text:changed-region xml:id="ct91962120" text:id="ct91962120">
          <text:deletion>
            <office:change-info>
              <dc:creator>Lisa</dc:creator>
              <dc:date>2013-02-23T21:50:00</dc:date>
            </office:change-info>
            <text:p text:style-name="Standard"><text:span text:style-name="T6">-</text:span></text:p>
          </text:deletion>
        </text:changed-region>
        <text:changed-region xml:id="ct91962016" text:id="ct91962016">
          <text:deletion>
            <office:change-info>
              <dc:creator>Lisa</dc:creator>
              <dc:date>2013-02-24T19:01:00</dc:date>
            </office:change-info>
            <text:p text:style-name="Standard"><text:span text:style-name="T6">. Water</text:span></text:p>
          </text:deletion>
        </text:changed-region>
        <text:changed-region xml:id="ct91962328" text:id="ct91962328">
          <text:insertion>
            <office:change-info>
              <dc:creator>Lisa</dc:creator>
              <dc:date>2013-02-24T19:01:00</dc:date>
            </office:change-info>
          </text:insertion>
        </text:changed-region>
        <text:changed-region xml:id="ct91962432" text:id="ct91962432">
          <text:deletion>
            <office:change-info>
              <dc:creator>Lisa</dc:creator>
              <dc:date>2013-02-24T19:01:00</dc:date>
            </office:change-info>
            <text:p text:style-name="Standard"><text:span text:style-name="T6">G</text:span></text:p>
          </text:deletion>
        </text:changed-region>
        <text:changed-region xml:id="ct91962536" text:id="ct91962536">
          <text:insertion>
            <office:change-info>
              <dc:creator>Lisa</dc:creator>
              <dc:date>2013-02-24T19:01:00</dc:date>
            </office:change-info>
          </text:insertion>
        </text:changed-region>
        <text:changed-region xml:id="ct91962640" text:id="ct91962640">
          <text:deletion>
            <office:change-info>
              <dc:creator>Lisa</dc:creator>
              <dc:date>2013-02-24T19:01:00</dc:date>
            </office:change-info>
            <text:p text:style-name="Standard"><text:span text:style-name="T6">but </text:span></text:p>
          </text:deletion>
        </text:changed-region>
        <text:changed-region xml:id="ct91962744" text:id="ct91962744">
          <text:deletion>
            <office:change-info>
              <dc:creator>Lisa</dc:creator>
              <dc:date>2013-02-24T18:58:00</dc:date>
            </office:change-info>
            <text:p text:style-name="Standard"><text:span text:style-name="T6">visible</text:span></text:p>
          </text:deletion>
        </text:changed-region>
        <text:changed-region xml:id="ct91962848" text:id="ct91962848">
          <text:insertion>
            <office:change-info>
              <dc:creator>Lisa</dc:creator>
              <dc:date>2013-02-24T18:58:00</dc:date>
            </office:change-info>
          </text:insertion>
        </text:changed-region>
        <text:changed-region xml:id="ct91962952" text:id="ct91962952">
          <text:format-change>
            <office:change-info>
              <dc:creator>HomeUser</dc:creator>
              <dc:date>2013-03-01T16:54:00</dc:date>
            </office:change-info>
          </text:format-change>
        </text:changed-region>
        <text:changed-region xml:id="ct91963056" text:id="ct91963056">
          <text:format-change>
            <office:change-info>
              <dc:creator>HomeUser</dc:creator>
              <dc:date>2013-03-01T16:54:00</dc:date>
            </office:change-info>
          </text:format-change>
        </text:changed-region>
        <text:changed-region xml:id="ct91963160" text:id="ct91963160">
          <text:deletion>
            <office:change-info>
              <dc:creator>Lisa</dc:creator>
              <dc:date>2013-02-24T19:04:00</dc:date>
            </office:change-info>
            <text:p text:style-name="Standard"><text:span text:style-name="T6"><text:s/>analyzed</text:span></text:p>
          </text:deletion>
        </text:changed-region>
        <text:changed-region xml:id="ct91963264" text:id="ct91963264">
          <text:deletion>
            <office:change-info>
              <dc:creator>Lisa</dc:creator>
              <dc:date>2013-02-23T19:15:00</dc:date>
            </office:change-info>
            <text:p text:style-name="Standard"><text:span text:style-name="T6">s</text:span></text:p>
          </text:deletion>
        </text:changed-region>
        <text:changed-region xml:id="ct91963368" text:id="ct91963368">
          <text:insertion>
            <office:change-info>
              <dc:creator>Lisa</dc:creator>
              <dc:date>2013-02-23T19:15:00</dc:date>
            </office:change-info>
          </text:insertion>
        </text:changed-region>
        <text:changed-region xml:id="ct91963472" text:id="ct91963472">
          <text:deletion>
            <office:change-info>
              <dc:creator>Lisa</dc:creator>
              <dc:date>2013-02-24T19:05:00</dc:date>
            </office:change-info>
            <text:p text:style-name="Standard"><text:span text:style-name="T6">between </text:span></text:p>
          </text:deletion>
        </text:changed-region>
        <text:changed-region xml:id="ct91963576" text:id="ct91963576">
          <text:insertion>
            <office:change-info>
              <dc:creator>Lisa</dc:creator>
              <dc:date>2013-02-24T19:05:00</dc:date>
            </office:change-info>
          </text:insertion>
        </text:changed-region>
        <text:changed-region xml:id="ct91963680" text:id="ct91963680">
          <text:deletion>
            <office:change-info>
              <dc:creator>HomeUser</dc:creator>
              <dc:date>2013-03-01T16:09:00</dc:date>
            </office:change-info>
            <text:p text:style-name="Standard"><text:span text:style-name="T6"/></text:p>
            <text:p text:style-name="Standard"><text:span text:style-name="T6"/></text:p>
          </text:deletion>
        </text:changed-region>
        <text:changed-region xml:id="ct91963784" text:id="ct91963784">
          <text:deletion>
            <office:change-info>
              <dc:creator>HomeUser</dc:creator>
              <dc:date>2013-03-01T16:10:00</dc:date>
            </office:change-info>
            <text:p text:style-name="Standard"><text:span text:style-name="T6">submission</text:span></text:p>
          </text:deletion>
        </text:changed-region>
        <text:changed-region xml:id="ct91963888" text:id="ct91963888">
          <text:insertion>
            <office:change-info>
              <dc:creator>HomeUser</dc:creator>
              <dc:date>2013-03-01T16:10:00</dc:date>
            </office:change-info>
          </text:insertion>
        </text:changed-region>
        <text:changed-region xml:id="ct91963992" text:id="ct91963992">
          <text:deletion>
            <office:change-info>
              <dc:creator>HomeUser</dc:creator>
              <dc:date>2013-03-01T16:09:00</dc:date>
            </office:change-info>
            <text:p text:style-name="Standard"><text:span text:style-name="T6"/></text:p>
            <text:p text:style-name="Standard"><text:span text:style-name="T6"/></text:p>
          </text:deletion>
        </text:changed-region>
        <text:changed-region xml:id="ct91964096" text:id="ct91964096">
          <text:deletion>
            <office:change-info>
              <dc:creator>Lisa</dc:creator>
              <dc:date>2013-02-24T19:05:00</dc:date>
            </office:change-info>
            <text:p text:style-name="Standard"><text:span text:style-name="T6">on a fine scale</text:span></text:p>
          </text:deletion>
        </text:changed-region>
        <text:changed-region xml:id="ct91964200" text:id="ct91964200">
          <text:insertion>
            <office:change-info>
              <dc:creator>Lisa</dc:creator>
              <dc:date>2013-02-24T19:05:00</dc:date>
            </office:change-info>
          </text:insertion>
        </text:changed-region>
        <text:changed-region xml:id="ct91964304" text:id="ct91964304">
          <text:insertion>
            <office:change-info>
              <dc:creator>Lisa</dc:creator>
              <dc:date>2013-02-23T18:13:00</dc:date>
            </office:change-info>
          </text:insertion>
        </text:changed-region>
        <text:changed-region xml:id="ct91964408" text:id="ct91964408">
          <text:deletion>
            <office:change-info>
              <dc:creator>Lisa</dc:creator>
              <dc:date>2013-02-24T19:07:00</dc:date>
            </office:change-info>
            <text:p text:style-name="Standard"><text:span text:style-name="T6">f</text:span></text:p>
          </text:deletion>
        </text:changed-region>
        <text:changed-region xml:id="ct91964512" text:id="ct91964512">
          <text:insertion>
            <office:change-info>
              <dc:creator>Lisa</dc:creator>
              <dc:date>2013-02-24T19:07:00</dc:date>
            </office:change-info>
          </text:insertion>
        </text:changed-region>
        <text:changed-region xml:id="ct91956464" text:id="ct91956464">
          <text:insertion>
            <office:change-info>
              <dc:creator>Lisa</dc:creator>
              <dc:date>2013-02-24T19:07:00</dc:date>
            </office:change-info>
          </text:insertion>
        </text:changed-region>
        <text:changed-region xml:id="ct91956568" text:id="ct91956568">
          <text:deletion>
            <office:change-info>
              <dc:creator>Lisa</dc:creator>
              <dc:date>2013-02-24T19:07:00</dc:date>
            </office:change-info>
            <text:p text:style-name="Standard"><text:span text:style-name="T6">e</text:span></text:p>
          </text:deletion>
        </text:changed-region>
        <text:changed-region xml:id="ct91956672" text:id="ct91956672">
          <text:insertion>
            <office:change-info>
              <dc:creator>Lisa</dc:creator>
              <dc:date>2013-02-24T19:07:00</dc:date>
            </office:change-info>
          </text:insertion>
        </text:changed-region>
        <text:changed-region xml:id="ct91956776" text:id="ct91956776">
          <text:deletion>
            <office:change-info>
              <dc:creator>HomeUser</dc:creator>
              <dc:date>2013-03-01T16:09:00</dc:date>
            </office:change-info>
            <text:p text:style-name="Standard"><text:span text:style-name="T6">submission</text:span></text:p>
          </text:deletion>
        </text:changed-region>
        <text:changed-region xml:id="ct91956880" text:id="ct91956880">
          <text:insertion>
            <office:change-info>
              <dc:creator>HomeUser</dc:creator>
              <dc:date>2013-03-01T16:09:00</dc:date>
            </office:change-info>
          </text:insertion>
        </text:changed-region>
        <text:changed-region xml:id="ct91956984" text:id="ct91956984">
          <text:deletion>
            <office:change-info>
              <dc:creator>Lisa</dc:creator>
              <dc:date>2013-02-24T19:08:00</dc:date>
            </office:change-info>
            <text:p text:style-name="Standard"><text:span text:style-name="T6">,</text:span></text:p>
          </text:deletion>
        </text:changed-region>
        <text:changed-region xml:id="ct91957088" text:id="ct91957088">
          <text:insertion>
            <office:change-info>
              <dc:creator>Lisa</dc:creator>
              <dc:date>2013-02-24T19:08:00</dc:date>
            </office:change-info>
          </text:insertion>
        </text:changed-region>
        <text:changed-region xml:id="ct91957192" text:id="ct91957192">
          <text:deletion>
            <office:change-info>
              <dc:creator>Lisa</dc:creator>
              <dc:date>2013-02-24T19:08:00</dc:date>
            </office:change-info>
            <text:p text:style-name="Standard"><text:span text:style-name="T6">;</text:span></text:p>
          </text:deletion>
        </text:changed-region>
        <text:changed-region xml:id="ct91957296" text:id="ct91957296">
          <text:insertion>
            <office:change-info>
              <dc:creator>Lisa</dc:creator>
              <dc:date>2013-02-24T19:08:00</dc:date>
            </office:change-info>
          </text:insertion>
        </text:changed-region>
        <text:changed-region xml:id="ct91957400" text:id="ct91957400">
          <text:deletion>
            <office:change-info>
              <dc:creator>HomeUser</dc:creator>
              <dc:date>2013-03-01T16:09:00</dc:date>
            </office:change-info>
            <text:p text:style-name="Standard"><text:span text:style-name="T6"/></text:p>
            <text:p text:style-name="Standard"><text:span text:style-name="T6"/></text:p>
          </text:deletion>
        </text:changed-region>
        <text:changed-region xml:id="ct91957504" text:id="ct91957504">
          <text:deletion>
            <office:change-info>
              <dc:creator>Lisa</dc:creator>
              <dc:date>2013-02-24T19:09:00</dc:date>
            </office:change-info>
            <text:p text:style-name="Standard"><text:span text:style-name="T6">tend to </text:span></text:p>
          </text:deletion>
        </text:changed-region>
        <text:changed-region xml:id="ct91957608" text:id="ct91957608">
          <text:deletion>
            <office:change-info>
              <dc:creator>Lisa</dc:creator>
              <dc:date>2013-02-24T19:09:00</dc:date>
            </office:change-info>
            <text:p text:style-name="Standard"><text:span text:style-name="T6">In that vein, h</text:span></text:p>
          </text:deletion>
        </text:changed-region>
        <text:changed-region xml:id="ct91957712" text:id="ct91957712">
          <text:insertion>
            <office:change-info>
              <dc:creator>Lisa</dc:creator>
              <dc:date>2013-02-24T19:09:00</dc:date>
            </office:change-info>
          </text:insertion>
        </text:changed-region>
        <text:changed-region xml:id="ct91957816" text:id="ct91957816">
          <text:insertion>
            <office:change-info>
              <dc:creator>Lisa</dc:creator>
              <dc:date>2013-02-24T19:10:00</dc:date>
            </office:change-info>
          </text:insertion>
        </text:changed-region>
        <text:changed-region xml:id="ct91957920" text:id="ct91957920">
          <text:deletion>
            <office:change-info>
              <dc:creator>Lisa</dc:creator>
              <dc:date>2013-02-24T19:10:00</dc:date>
            </office:change-info>
            <text:p text:style-name="Standard"><text:span text:style-name="T6">enough </text:span></text:p>
          </text:deletion>
        </text:changed-region>
        <text:changed-region xml:id="ct91958024" text:id="ct91958024">
          <text:deletion>
            <office:change-info>
              <dc:creator>Lisa</dc:creator>
              <dc:date>2013-02-24T19:11:00</dc:date>
            </office:change-info>
            <text:p text:style-name="Standard"><text:span text:style-name="T6">was clearly observed</text:span></text:p>
          </text:deletion>
        </text:changed-region>
        <text:changed-region xml:id="ct91958128" text:id="ct91958128">
          <text:insertion>
            <office:change-info>
              <dc:creator>Lisa</dc:creator>
              <dc:date>2013-02-24T19:11:00</dc:date>
            </office:change-info>
          </text:insertion>
        </text:changed-region>
        <text:changed-region xml:id="ct91958232" text:id="ct91958232">
          <text:deletion>
            <office:change-info>
              <dc:creator>Lisa</dc:creator>
              <dc:date>2013-02-23T19:18:00</dc:date>
            </office:change-info>
            <text:p text:style-name="Standard"><text:span text:style-name="T6"><text:s/></text:span></text:p>
          </text:deletion>
        </text:changed-region>
        <text:changed-region xml:id="ct91958336" text:id="ct91958336">
          <text:insertion>
            <office:change-info>
              <dc:creator>Lisa</dc:creator>
              <dc:date>2013-02-23T19:18:00</dc:date>
            </office:change-info>
          </text:insertion>
        </text:changed-region>
        <text:changed-region xml:id="ct91958440" text:id="ct91958440">
          <text:insertion>
            <office:change-info>
              <dc:creator>Lisa</dc:creator>
              <dc:date>2013-02-23T19:18:00</dc:date>
            </office:change-info>
          </text:insertion>
        </text:changed-region>
        <text:changed-region xml:id="ct91958544" text:id="ct91958544">
          <text:deletion>
            <office:change-info>
              <dc:creator>Lisa</dc:creator>
              <dc:date>2013-02-23T19:18:00</dc:date>
            </office:change-info>
            <text:p text:style-name="Standard"><text:span text:style-name="T6">( [</text:span><text:span text:style-name="T17">Hofgaard et al.</text:span><text:span text:style-name="T6">, 1999; </text:span><text:span text:style-name="T17">Larsen and MacDonald</text:span><text:span text:style-name="T6">, 1995][</text:span></text:p>
          </text:deletion>
        </text:changed-region>
        <text:changed-region xml:id="ct91958648" text:id="ct91958648">
          <text:deletion>
            <office:change-info>
              <dc:creator>Lisa</dc:creator>
              <dc:date>2013-02-23T19:18:00</dc:date>
            </office:change-info>
            <text:p text:style-name="Standard"><text:span text:style-name="T6">)</text:span></text:p>
          </text:deletion>
        </text:changed-region>
        <text:changed-region xml:id="ct91958752" text:id="ct91958752">
          <text:insertion>
            <office:change-info>
              <dc:creator>Lisa</dc:creator>
              <dc:date>2013-02-23T19:17:00</dc:date>
            </office:change-info>
          </text:insertion>
        </text:changed-region>
        <text:changed-region xml:id="ct91958856" text:id="ct91958856">
          <text:deletion>
            <office:change-info>
              <dc:creator>Lisa</dc:creator>
              <dc:date>2013-02-23T19:17:00</dc:date>
            </office:change-info>
            <text:p text:style-name="Standard"><text:span text:style-name="T6">of </text:span></text:p>
          </text:deletion>
        </text:changed-region>
        <text:changed-region xml:id="ct91958960" text:id="ct91958960">
          <text:insertion>
            <office:change-info>
              <dc:creator>Lisa</dc:creator>
              <dc:date>2013-02-23T19:17:00</dc:date>
            </office:change-info>
          </text:insertion>
        </text:changed-region>
        <text:changed-region xml:id="ct91959064" text:id="ct91959064">
          <text:insertion>
            <office:change-info>
              <dc:creator>Lisa</dc:creator>
              <dc:date>2013-02-23T19:17:00</dc:date>
            </office:change-info>
          </text:insertion>
        </text:changed-region>
        <text:changed-region xml:id="ct91959168" text:id="ct91959168">
          <text:deletion>
            <office:change-info>
              <dc:creator>Lisa</dc:creator>
              <dc:date>2013-02-23T19:17:00</dc:date>
            </office:change-info>
            <text:p text:style-name="Standard"><text:span text:style-name="T6">seen in other studies [</text:span><text:span text:style-name="T17">Botkin et al.</text:span><text:span text:style-name="T6">, 1991; </text:span><text:span text:style-name="T17">Despland and Houle</text:span><text:span text:style-name="T6">, 1997; </text:span><text:span text:style-name="T17">Hamel et al.</text:span><text:span text:style-name="T6">, 2004; </text:span><text:span text:style-name="T17">Huang et al.</text:span><text:span text:style-name="T6">, 2010] </text:span></text:p>
          </text:deletion>
        </text:changed-region>
        <text:changed-region xml:id="ct91959272" text:id="ct91959272">
          <text:deletion>
            <office:change-info>
              <dc:creator>Lisa</dc:creator>
              <dc:date>2013-02-23T19:17:00</dc:date>
            </office:change-info>
            <text:p text:style-name="Standard"><text:span text:style-name="T6">was </text:span></text:p>
          </text:deletion>
        </text:changed-region>
        <text:changed-region xml:id="ct91959376" text:id="ct91959376">
          <text:insertion>
            <office:change-info>
              <dc:creator>Lisa</dc:creator>
              <dc:date>2013-02-23T19:17:00</dc:date>
            </office:change-info>
          </text:insertion>
        </text:changed-region>
        <text:changed-region xml:id="ct91959480" text:id="ct91959480">
          <text:deletion>
            <office:change-info>
              <dc:creator>Lisa</dc:creator>
              <dc:date>2013-02-23T19:17:00</dc:date>
            </office:change-info>
            <text:p text:style-name="Standard"><text:span text:style-name="T6">seen </text:span></text:p>
          </text:deletion>
        </text:changed-region>
        <text:changed-region xml:id="ct91959584" text:id="ct91959584">
          <text:insertion>
            <office:change-info>
              <dc:creator>Lisa</dc:creator>
              <dc:date>2013-02-23T19:17:00</dc:date>
            </office:change-info>
          </text:insertion>
        </text:changed-region>
        <text:changed-region xml:id="ct91959688" text:id="ct91959688">
          <text:insertion>
            <office:change-info>
              <dc:creator>Lisa</dc:creator>
              <dc:date>2013-02-24T19:11:00</dc:date>
            </office:change-info>
          </text:insertion>
        </text:changed-region>
        <text:changed-region xml:id="ct91959792" text:id="ct91959792">
          <text:deletion>
            <office:change-info>
              <dc:creator>Lisa</dc:creator>
              <dc:date>2013-02-23T19:17:00</dc:date>
            </office:change-info>
            <text:p text:style-name="Standard"><text:span text:style-name="T6">here</text:span></text:p>
          </text:deletion>
        </text:changed-region>
        <text:changed-region xml:id="ct91959896" text:id="ct91959896">
          <text:deletion>
            <office:change-info>
              <dc:creator>HomeUser</dc:creator>
              <dc:date>2013-03-01T16:10:00</dc:date>
            </office:change-info>
            <text:p text:style-name="Standard"><text:span text:style-name="T6">relatively southern </text:span></text:p>
          </text:deletion>
        </text:changed-region>
        <text:changed-region xml:id="ct91960000" text:id="ct91960000">
          <text:insertion>
            <office:change-info>
              <dc:creator>HomeUser</dc:creator>
              <dc:date>2013-03-01T16:10:00</dc:date>
            </office:change-info>
          </text:insertion>
        </text:changed-region>
        <text:changed-region xml:id="ct91960104" text:id="ct91960104">
          <text:deletion>
            <office:change-info>
              <dc:creator>Lisa</dc:creator>
              <dc:date>2013-02-24T19:11:00</dc:date>
            </office:change-info>
            <text:p text:style-name="Standard"><text:span text:style-name="T6">our </text:span></text:p>
          </text:deletion>
        </text:changed-region>
        <text:changed-region xml:id="ct91960208" text:id="ct91960208">
          <text:insertion>
            <office:change-info>
              <dc:creator>Lisa</dc:creator>
              <dc:date>2013-02-24T19:11:00</dc:date>
            </office:change-info>
          </text:insertion>
        </text:changed-region>
        <text:changed-region xml:id="ct91960312" text:id="ct91960312">
          <text:insertion>
            <office:change-info>
              <dc:creator>Lisa</dc:creator>
              <dc:date>2013-02-23T21:48:00</dc:date>
            </office:change-info>
          </text:insertion>
        </text:changed-region>
        <text:changed-region xml:id="ct91960416" text:id="ct91960416">
          <text:insertion>
            <office:change-info>
              <dc:creator>Lisa</dc:creator>
              <dc:date>2013-02-23T21:50:00</dc:date>
            </office:change-info>
          </text:insertion>
        </text:changed-region>
        <text:changed-region xml:id="ct92081880" text:id="ct92081880">
          <text:deletion>
            <office:change-info>
              <dc:creator>Lisa</dc:creator>
              <dc:date>2013-02-23T21:50:00</dc:date>
            </office:change-info>
            <text:p text:style-name="Standard"><text:span text:style-name="T6">-</text:span></text:p>
          </text:deletion>
        </text:changed-region>
        <text:changed-region xml:id="ct92081984" text:id="ct92081984">
          <text:insertion>
            <office:change-info>
              <dc:creator>Lisa</dc:creator>
              <dc:date>2013-02-23T21:50:00</dc:date>
            </office:change-info>
          </text:insertion>
        </text:changed-region>
        <text:changed-region xml:id="ct92082088" text:id="ct92082088">
          <text:deletion>
            <office:change-info>
              <dc:creator>Lisa</dc:creator>
              <dc:date>2013-02-23T21:50:00</dc:date>
            </office:change-info>
            <text:p text:style-name="Standard"><text:span text:style-name="T6">-</text:span></text:p>
          </text:deletion>
        </text:changed-region>
        <text:changed-region xml:id="ct92082192" text:id="ct92082192">
          <text:deletion>
            <office:change-info>
              <dc:creator>Lisa</dc:creator>
              <dc:date>2013-02-23T21:48:00</dc:date>
            </office:change-info>
            <text:p text:style-name="Standard"><text:span text:style-name="T6"><text:s/>here;</text:span></text:p>
          </text:deletion>
        </text:changed-region>
        <text:changed-region xml:id="ct92082296" text:id="ct92082296">
          <text:insertion>
            <office:change-info>
              <dc:creator>Lisa</dc:creator>
              <dc:date>2013-02-23T21:48:00</dc:date>
            </office:change-info>
          </text:insertion>
        </text:changed-region>
        <text:changed-region xml:id="ct92082400" text:id="ct92082400">
          <text:insertion>
            <office:change-info>
              <dc:creator>Lisa</dc:creator>
              <dc:date>2013-02-23T21:50:00</dc:date>
            </office:change-info>
          </text:insertion>
        </text:changed-region>
        <text:changed-region xml:id="ct92082504" text:id="ct92082504">
          <text:deletion>
            <office:change-info>
              <dc:creator>Lisa</dc:creator>
              <dc:date>2013-02-23T21:50:00</dc:date>
            </office:change-info>
            <text:p text:style-name="Standard"><text:span text:style-name="T6">-</text:span></text:p>
          </text:deletion>
        </text:changed-region>
        <text:changed-region xml:id="ct92082608" text:id="ct92082608">
          <text:deletion>
            <office:change-info>
              <dc:creator>Lisa</dc:creator>
              <dc:date>2013-02-24T19:13:00</dc:date>
            </office:change-info>
            <text:p text:style-name="Standard"><text:span text:style-name="T6">made </text:span></text:p>
          </text:deletion>
        </text:changed-region>
        <text:changed-region xml:id="ct92082712" text:id="ct92082712">
          <text:deletion>
            <office:change-info>
              <dc:creator>HomeUser</dc:creator>
              <dc:date>2013-03-01T16:52:00</dc:date>
            </office:change-info>
            <text:p text:style-name="Standard"><text:span text:style-name="T6"/></text:p>
            <text:p text:style-name="Standard"><text:span text:style-name="T6"/></text:p>
          </text:deletion>
        </text:changed-region>
        <text:changed-region xml:id="ct92082816" text:id="ct92082816">
          <text:deletion>
            <office:change-info>
              <dc:creator>Lisa</dc:creator>
              <dc:date>2013-02-23T21:47:00</dc:date>
            </office:change-info>
            <text:p text:style-name="Standard"><text:span text:style-name="T6">taking on the role of </text:span></text:p>
          </text:deletion>
        </text:changed-region>
        <text:changed-region xml:id="ct92082920" text:id="ct92082920">
          <text:deletion>
            <office:change-info>
              <dc:creator>Lisa</dc:creator>
              <dc:date>2013-02-23T21:47:00</dc:date>
            </office:change-info>
            <text:p text:style-name="Standard"><text:span text:style-name="T6">s</text:span></text:p>
          </text:deletion>
        </text:changed-region>
        <text:changed-region xml:id="ct92083024" text:id="ct92083024">
          <text:insertion>
            <office:change-info>
              <dc:creator>Lisa</dc:creator>
              <dc:date>2013-02-23T21:47:00</dc:date>
            </office:change-info>
          </text:insertion>
        </text:changed-region>
        <text:changed-region xml:id="ct92083128" text:id="ct92083128">
          <text:deletion>
            <office:change-info>
              <dc:creator>Lisa</dc:creator>
              <dc:date>2013-02-23T21:45:00</dc:date>
            </office:change-info>
            <text:p text:style-name="Standard"><text:span text:style-name="T6">There was no evidence of c</text:span></text:p>
          </text:deletion>
        </text:changed-region>
        <text:changed-region xml:id="ct92083232" text:id="ct92083232">
          <text:insertion>
            <office:change-info>
              <dc:creator>Lisa</dc:creator>
              <dc:date>2013-02-23T21:45:00</dc:date>
            </office:change-info>
          </text:insertion>
        </text:changed-region>
        <text:changed-region xml:id="ct92083336" text:id="ct92083336">
          <text:insertion>
            <office:change-info>
              <dc:creator>Lisa</dc:creator>
              <dc:date>2013-02-23T21:45:00</dc:date>
            </office:change-info>
          </text:insertion>
        </text:changed-region>
        <text:changed-region xml:id="ct92083440" text:id="ct92083440">
          <text:deletion>
            <office:change-info>
              <dc:creator>Lisa</dc:creator>
              <dc:date>2013-02-23T21:46:00</dc:date>
            </office:change-info>
            <text:p text:style-name="Standard"><text:span text:style-name="T6">limate c</text:span></text:p>
          </text:deletion>
        </text:changed-region>
        <text:changed-region xml:id="ct92083544" text:id="ct92083544">
          <text:insertion>
            <office:change-info>
              <dc:creator>Lisa</dc:creator>
              <dc:date>2013-02-23T21:46:00</dc:date>
            </office:change-info>
          </text:insertion>
        </text:changed-region>
        <text:changed-region xml:id="ct92083648" text:id="ct92083648">
          <text:deletion>
            <office:change-info>
              <dc:creator>Lisa</dc:creator>
              <dc:date>2013-02-23T21:46:00</dc:date>
            </office:change-info>
            <text:p text:style-name="Standard"><text:span text:style-name="T6"><text:s/>has</text:span></text:p>
          </text:deletion>
        </text:changed-region>
        <text:changed-region xml:id="ct92083752" text:id="ct92083752">
          <text:insertion>
            <office:change-info>
              <dc:creator>Lisa</dc:creator>
              <dc:date>2013-02-23T21:46:00</dc:date>
            </office:change-info>
          </text:insertion>
        </text:changed-region>
        <text:changed-region xml:id="ct92083856" text:id="ct92083856">
          <text:deletion>
            <office:change-info>
              <dc:creator>Lisa</dc:creator>
              <dc:date>2013-02-23T21:46:00</dc:date>
            </office:change-info>
            <text:p text:style-name="Standard"><text:span text:style-name="T6">impact</text:span></text:p>
          </text:deletion>
        </text:changed-region>
        <text:changed-region xml:id="ct92083960" text:id="ct92083960">
          <text:insertion>
            <office:change-info>
              <dc:creator>Lisa</dc:creator>
              <dc:date>2013-02-23T21:46:00</dc:date>
            </office:change-info>
          </text:insertion>
        </text:changed-region>
        <text:changed-region xml:id="ct92084064" text:id="ct92084064">
          <text:insertion>
            <office:change-info>
              <dc:creator>Lisa</dc:creator>
              <dc:date>2013-02-23T21:46:00</dc:date>
            </office:change-info>
          </text:insertion>
        </text:changed-region>
        <text:changed-region xml:id="ct92084168" text:id="ct92084168">
          <text:deletion>
            <office:change-info>
              <dc:creator>Lisa</dc:creator>
              <dc:date>2013-02-23T21:46:00</dc:date>
            </office:change-info>
            <text:p text:style-name="Standard"><text:span text:style-name="T18">carbon dioxide</text:span></text:p>
          </text:deletion>
        </text:changed-region>
        <text:changed-region xml:id="ct92084272" text:id="ct92084272">
          <text:deletion>
            <office:change-info>
              <dc:creator>Lisa</dc:creator>
              <dc:date>2013-02-23T21:46:00</dc:date>
            </office:change-info>
            <text:p text:style-name="Standard"><text:span text:style-name="T6"><text:s/>any</text:span></text:p>
          </text:deletion>
        </text:changed-region>
        <text:changed-region xml:id="ct92084376" text:id="ct92084376">
          <text:deletion>
            <office:change-info>
              <dc:creator>HomeUser</dc:creator>
              <dc:date>2013-03-01T16:16:00</dc:date>
            </office:change-info>
            <text:p text:style-name="Standard"><text:span text:style-name="T6"/></text:p>
            <text:p text:style-name="Standard"><text:span text:style-name="T6"/></text:p>
          </text:deletion>
        </text:changed-region>
        <text:changed-region xml:id="ct92084480" text:id="ct92084480">
          <text:deletion>
            <office:change-info>
              <dc:creator>Lisa</dc:creator>
              <dc:date>2013-02-23T18:13:00</dc:date>
            </office:change-info>
            <text:p text:style-name="Standard"><text:span text:style-name="T6"><text:s text:c="2"/></text:span></text:p>
          </text:deletion>
        </text:changed-region>
        <text:changed-region xml:id="ct92084584" text:id="ct92084584">
          <text:insertion>
            <office:change-info>
              <dc:creator>Lisa</dc:creator>
              <dc:date>2013-02-23T18:13:00</dc:date>
            </office:change-info>
          </text:insertion>
        </text:changed-region>
        <text:changed-region xml:id="ct92084688" text:id="ct92084688">
          <text:deletion>
            <office:change-info>
              <dc:creator>Lisa</dc:creator>
              <dc:date>2013-02-23T21:44:00</dc:date>
            </office:change-info>
            <text:p text:style-name="Standard"><text:span text:style-name="T6">is present</text:span></text:p>
          </text:deletion>
        </text:changed-region>
        <text:changed-region xml:id="ct92084792" text:id="ct92084792">
          <text:insertion>
            <office:change-info>
              <dc:creator>Lisa</dc:creator>
              <dc:date>2013-02-23T21:44:00</dc:date>
            </office:change-info>
          </text:insertion>
        </text:changed-region>
        <text:changed-region xml:id="ct92084896" text:id="ct92084896">
          <text:deletion>
            <office:change-info>
              <dc:creator>Lisa</dc:creator>
              <dc:date>2013-02-23T19:21:00</dc:date>
            </office:change-info>
            <text:p text:style-name="Standard"><text:span text:style-name="T6">[</text:span></text:p>
          </text:deletion>
        </text:changed-region>
        <text:changed-region xml:id="ct92085000" text:id="ct92085000">
          <text:deletion>
            <office:change-info>
              <dc:creator>Lisa</dc:creator>
              <dc:date>2013-02-23T19:21:00</dc:date>
            </office:change-info>
            <text:p text:style-name="Standard"><text:span text:style-name="T17">,</text:span></text:p>
          </text:deletion>
        </text:changed-region>
        <text:changed-region xml:id="ct92085104" text:id="ct92085104">
          <text:insertion>
            <office:change-info>
              <dc:creator>Lisa</dc:creator>
              <dc:date>2013-02-23T19:21:00</dc:date>
            </office:change-info>
          </text:insertion>
        </text:changed-region>
        <text:changed-region xml:id="ct92085208" text:id="ct92085208">
          <text:insertion>
            <office:change-info>
              <dc:creator>Lisa</dc:creator>
              <dc:date>2013-02-23T21:44:00</dc:date>
            </office:change-info>
          </text:insertion>
        </text:changed-region>
        <text:changed-region xml:id="ct92085312" text:id="ct92085312">
          <text:deletion>
            <office:change-info>
              <dc:creator>Lisa</dc:creator>
              <dc:date>2013-02-23T21:44:00</dc:date>
            </office:change-info>
            <text:p text:style-name="Standard"><text:span text:style-name="T6"><text:s/></text:span></text:p>
          </text:deletion>
        </text:changed-region>
        <text:changed-region xml:id="ct92085416" text:id="ct92085416">
          <text:deletion>
            <office:change-info>
              <dc:creator>Lisa</dc:creator>
              <dc:date>2013-02-23T21:44:00</dc:date>
            </office:change-info>
            <text:p text:style-name="Standard"><text:span text:style-name="T6"><text:s/>to</text:span></text:p>
          </text:deletion>
        </text:changed-region>
        <text:changed-region xml:id="ct92085520" text:id="ct92085520">
          <text:insertion>
            <office:change-info>
              <dc:creator>Lisa</dc:creator>
              <dc:date>2013-02-23T21:45:00</dc:date>
            </office:change-info>
          </text:insertion>
        </text:changed-region>
        <text:changed-region xml:id="ct92085624" text:id="ct92085624">
          <text:deletion>
            <office:change-info>
              <dc:creator>Lisa</dc:creator>
              <dc:date>2013-02-23T21:45:00</dc:date>
            </office:change-info>
            <text:p text:style-name="Standard"><text:span text:style-name="T18">carbon dioxide</text:span></text:p>
          </text:deletion>
        </text:changed-region>
        <text:changed-region xml:id="ct92085728" text:id="ct92085728">
          <text:insertion>
            <office:change-info>
              <dc:creator>Lisa</dc:creator>
              <dc:date>2013-02-23T21:45:00</dc:date>
            </office:change-info>
          </text:insertion>
        </text:changed-region>
        <text:changed-region xml:id="ct92085832" text:id="ct92085832">
          <text:deletion>
            <office:change-info>
              <dc:creator>Lisa</dc:creator>
              <dc:date>2013-02-23T21:45:00</dc:date>
            </office:change-info>
            <text:p text:style-name="Standard"><text:span text:style-name="T6"><text:s/>observed</text:span></text:p>
          </text:deletion>
        </text:changed-region>
        <text:changed-region xml:id="ct92102536" text:id="ct92102536">
          <text:deletion>
            <office:change-info>
              <dc:creator>HomeUser</dc:creator>
              <dc:date>2013-03-01T16:16:00</dc:date>
            </office:change-info>
            <text:p text:style-name="Standard"><text:span text:style-name="T6"/></text:p>
            <text:p text:style-name="Standard"><text:span text:style-name="T6"/></text:p>
          </text:deletion>
        </text:changed-region>
        <text:changed-region xml:id="ct92102640" text:id="ct92102640">
          <text:deletion>
            <office:change-info>
              <dc:creator>Lisa</dc:creator>
              <dc:date>2013-02-23T21:39:00</dc:date>
            </office:change-info>
            <text:p text:style-name="Standard"><text:span text:style-name="T6">Going forwards, there are</text:span></text:p>
          </text:deletion>
        </text:changed-region>
        <text:changed-region xml:id="ct92102744" text:id="ct92102744">
          <text:insertion>
            <office:change-info>
              <dc:creator>Lisa</dc:creator>
              <dc:date>2013-02-23T21:39:00</dc:date>
            </office:change-info>
          </text:insertion>
        </text:changed-region>
        <text:changed-region xml:id="ct92102848" text:id="ct92102848">
          <text:insertion>
            <office:change-info>
              <dc:creator>Lisa</dc:creator>
              <dc:date>2013-02-23T21:39:00</dc:date>
            </office:change-info>
          </text:insertion>
        </text:changed-region>
        <text:changed-region xml:id="ct92102952" text:id="ct92102952">
          <text:insertion>
            <office:change-info>
              <dc:creator>Lisa</dc:creator>
              <dc:date>2013-02-23T21:40:00</dc:date>
            </office:change-info>
          </text:insertion>
        </text:changed-region>
        <text:changed-region xml:id="ct92103056" text:id="ct92103056">
          <text:insertion>
            <office:change-info>
              <dc:creator>Lisa</dc:creator>
              <dc:date>2013-02-23T21:39:00</dc:date>
            </office:change-info>
          </text:insertion>
        </text:changed-region>
        <text:changed-region xml:id="ct92103160" text:id="ct92103160">
          <text:insertion>
            <office:change-info>
              <dc:creator>Lisa</dc:creator>
              <dc:date>2013-02-23T21:40:00</dc:date>
            </office:change-info>
          </text:insertion>
        </text:changed-region>
        <text:changed-region xml:id="ct92103264" text:id="ct92103264">
          <text:insertion>
            <office:change-info>
              <dc:creator>Lisa</dc:creator>
              <dc:date>2013-02-23T21:39:00</dc:date>
            </office:change-info>
          </text:insertion>
        </text:changed-region>
        <text:changed-region xml:id="ct92103368" text:id="ct92103368">
          <text:deletion>
            <office:change-info>
              <dc:creator>Lisa</dc:creator>
              <dc:date>2013-02-23T21:40:00</dc:date>
            </office:change-info>
            <text:p text:style-name="Standard"><text:span text:style-name="T6"><text:s/>in</text:span></text:p>
          </text:deletion>
        </text:changed-region>
        <text:changed-region xml:id="ct92103472" text:id="ct92103472">
          <text:deletion>
            <office:change-info>
              <dc:creator>Lisa</dc:creator>
              <dc:date>2013-02-23T21:40:00</dc:date>
            </office:change-info>
            <text:p text:style-name="Standard"><text:span text:style-name="T6">ing</text:span></text:p>
          </text:deletion>
        </text:changed-region>
        <text:changed-region xml:id="ct92103576" text:id="ct92103576">
          <text:insertion>
            <office:change-info>
              <dc:creator>Lisa</dc:creator>
              <dc:date>2013-02-23T21:40:00</dc:date>
            </office:change-info>
          </text:insertion>
        </text:changed-region>
        <text:changed-region xml:id="ct92103680" text:id="ct92103680">
          <text:deletion>
            <office:change-info>
              <dc:creator>Lisa</dc:creator>
              <dc:date>2013-02-23T21:40:00</dc:date>
            </office:change-info>
            <text:p text:style-name="Standard"><text:span text:style-name="T6">.</text:span></text:p>
          </text:deletion>
        </text:changed-region>
        <text:changed-region xml:id="ct92103784" text:id="ct92103784">
          <text:insertion>
            <office:change-info>
              <dc:creator>Lisa</dc:creator>
              <dc:date>2013-02-23T21:40:00</dc:date>
            </office:change-info>
          </text:insertion>
        </text:changed-region>
        <text:changed-region xml:id="ct92103888" text:id="ct92103888">
          <text:insertion>
            <office:change-info>
              <dc:creator>Lisa</dc:creator>
              <dc:date>2013-02-23T21:41:00</dc:date>
            </office:change-info>
          </text:insertion>
        </text:changed-region>
        <text:changed-region xml:id="ct92103992" text:id="ct92103992">
          <text:deletion>
            <office:change-info>
              <dc:creator>Lisa</dc:creator>
              <dc:date>2013-02-23T21:40:00</dc:date>
            </office:change-info>
            <text:p text:style-name="Standard"><text:span text:style-name="T6"><text:s/></text:span></text:p>
          </text:deletion>
        </text:changed-region>
        <text:changed-region xml:id="ct92104096" text:id="ct92104096">
          <text:insertion>
            <office:change-info>
              <dc:creator>Lisa</dc:creator>
              <dc:date>2013-02-23T21:41:00</dc:date>
            </office:change-info>
          </text:insertion>
        </text:changed-region>
        <text:changed-region xml:id="ct92104200" text:id="ct92104200">
          <text:insertion>
            <office:change-info>
              <dc:creator>Lisa</dc:creator>
              <dc:date>2013-02-23T21:41:00</dc:date>
            </office:change-info>
          </text:insertion>
        </text:changed-region>
        <text:changed-region xml:id="ct92104304" text:id="ct92104304">
          <text:deletion>
            <office:change-info>
              <dc:creator>Lisa</dc:creator>
              <dc:date>2013-02-23T21:41:00</dc:date>
            </office:change-info>
            <text:p text:style-name="Standard"><text:span text:style-name="T6"><text:s/>but</text:span></text:p>
          </text:deletion>
        </text:changed-region>
        <text:changed-region xml:id="ct92104408" text:id="ct92104408">
          <text:deletion>
            <office:change-info>
              <dc:creator>Lisa</dc:creator>
              <dc:date>2013-02-23T21:41:00</dc:date>
            </office:change-info>
            <text:p text:style-name="Standard"><text:span text:style-name="T6">carbon dioxide</text:span></text:p>
          </text:deletion>
        </text:changed-region>
        <text:changed-region xml:id="ct92104512" text:id="ct92104512">
          <text:insertion>
            <office:change-info>
              <dc:creator>Lisa</dc:creator>
              <dc:date>2013-02-23T21:41:00</dc:date>
            </office:change-info>
          </text:insertion>
        </text:changed-region>
        <text:changed-region xml:id="ct92104616" text:id="ct92104616">
          <text:insertion>
            <office:change-info>
              <dc:creator>Lisa</dc:creator>
              <dc:date>2013-02-23T21:42:00</dc:date>
            </office:change-info>
          </text:insertion>
        </text:changed-region>
        <text:changed-region xml:id="ct92104720" text:id="ct92104720">
          <text:insertion>
            <office:change-info>
              <dc:creator>Lisa</dc:creator>
              <dc:date>2013-02-23T21:41:00</dc:date>
            </office:change-info>
          </text:insertion>
        </text:changed-region>
        <text:changed-region xml:id="ct92104824" text:id="ct92104824">
          <text:insertion>
            <office:change-info>
              <dc:creator>Lisa</dc:creator>
              <dc:date>2013-02-23T21:41:00</dc:date>
            </office:change-info>
          </text:insertion>
        </text:changed-region>
        <text:changed-region xml:id="ct92104928" text:id="ct92104928">
          <text:deletion>
            <office:change-info>
              <dc:creator>HomeUser</dc:creator>
              <dc:date>2013-03-01T16:16:00</dc:date>
            </office:change-info>
            <text:p text:style-name="Standard"><text:span text:style-name="T6"/></text:p>
            <text:p text:style-name="Standard"><text:span text:style-name="T6"/></text:p>
          </text:deletion>
        </text:changed-region>
        <text:changed-region xml:id="ct92105032" text:id="ct92105032">
          <text:deletion>
            <office:change-info>
              <dc:creator>HomeUser</dc:creator>
              <dc:date>2013-03-01T16:16:00</dc:date>
            </office:change-info>
            <text:p text:style-name="Standard"><text:span text:style-name="T6">difficulties </text:span></text:p>
          </text:deletion>
        </text:changed-region>
        <text:changed-region xml:id="ct92105136" text:id="ct92105136">
          <text:insertion>
            <office:change-info>
              <dc:creator>HomeUser</dc:creator>
              <dc:date>2013-03-01T16:16:00</dc:date>
            </office:change-info>
          </text:insertion>
        </text:changed-region>
        <text:changed-region xml:id="ct92105240" text:id="ct92105240">
          <text:deletion>
            <office:change-info>
              <dc:creator>Lisa</dc:creator>
              <dc:date>2013-02-23T21:42:00</dc:date>
            </office:change-info>
            <text:p text:style-name="Standard"><text:span text:style-name="T6">in </text:span></text:p>
          </text:deletion>
        </text:changed-region>
        <text:changed-region xml:id="ct92105344" text:id="ct92105344">
          <text:insertion>
            <office:change-info>
              <dc:creator>Lisa</dc:creator>
              <dc:date>2013-02-23T21:42:00</dc:date>
            </office:change-info>
          </text:insertion>
        </text:changed-region>
        <text:changed-region xml:id="ct92105448" text:id="ct92105448">
          <text:insertion>
            <office:change-info>
              <dc:creator>Lisa</dc:creator>
              <dc:date>2013-02-23T21:42:00</dc:date>
            </office:change-info>
          </text:insertion>
        </text:changed-region>
        <text:changed-region xml:id="ct92105552" text:id="ct92105552">
          <text:deletion>
            <office:change-info>
              <dc:creator>HomeUser</dc:creator>
              <dc:date>2013-03-01T16:16:00</dc:date>
            </office:change-info>
            <text:p text:style-name="Standard"><text:span text:style-name="T6"/></text:p>
            <text:p text:style-name="Standard"><text:span text:style-name="T6"/></text:p>
          </text:deletion>
        </text:changed-region>
        <text:changed-region xml:id="ct92105656" text:id="ct92105656">
          <text:deletion>
            <office:change-info>
              <dc:creator>Lisa</dc:creator>
              <dc:date>2013-02-23T21:36:00</dc:date>
            </office:change-info>
            <text:p text:style-name="Standard"><text:span text:style-name="T6">there needs to be </text:span></text:p>
          </text:deletion>
        </text:changed-region>
        <text:changed-region xml:id="ct92105760" text:id="ct92105760">
          <text:insertion>
            <office:change-info>
              <dc:creator>Lisa</dc:creator>
              <dc:date>2013-02-23T21:36:00</dc:date>
            </office:change-info>
          </text:insertion>
        </text:changed-region>
        <text:changed-region xml:id="ct92105864" text:id="ct92105864">
          <text:insertion>
            <office:change-info>
              <dc:creator>Lisa</dc:creator>
              <dc:date>2013-02-23T21:37:00</dc:date>
            </office:change-info>
          </text:insertion>
        </text:changed-region>
        <text:changed-region xml:id="ct92105968" text:id="ct92105968">
          <text:deletion>
            <office:change-info>
              <dc:creator>Lisa</dc:creator>
              <dc:date>2013-02-23T21:37:00</dc:date>
            </office:change-info>
            <text:p text:style-name="Standard"><text:span text:style-name="T6">-</text:span></text:p>
          </text:deletion>
        </text:changed-region>
        <text:changed-region xml:id="ct92106072" text:id="ct92106072">
          <text:insertion>
            <office:change-info>
              <dc:creator>Lisa</dc:creator>
              <dc:date>2013-02-23T21:37:00</dc:date>
            </office:change-info>
          </text:insertion>
        </text:changed-region>
        <text:changed-region xml:id="ct92106176" text:id="ct92106176">
          <text:deletion>
            <office:change-info>
              <dc:creator>Lisa</dc:creator>
              <dc:date>2013-02-23T21:37:00</dc:date>
            </office:change-info>
            <text:p text:style-name="Standard"><text:span text:style-name="T6">come less harsh</text:span></text:p>
          </text:deletion>
        </text:changed-region>
        <text:changed-region xml:id="ct92106280" text:id="ct92106280">
          <text:insertion>
            <office:change-info>
              <dc:creator>Lisa</dc:creator>
              <dc:date>2013-02-23T21:43:00</dc:date>
            </office:change-info>
          </text:insertion>
        </text:changed-region>
        <text:changed-region xml:id="ct92106384" text:id="ct92106384">
          <text:insertion>
            <office:change-info>
              <dc:creator>Lisa</dc:creator>
              <dc:date>2013-02-23T21:43:00</dc:date>
            </office:change-info>
          </text:insertion>
        </text:changed-region>
        <text:changed-region xml:id="ct92106488" text:id="ct92106488">
          <text:deletion>
            <office:change-info>
              <dc:creator>Lisa</dc:creator>
              <dc:date>2013-02-23T18:13:00</dc:date>
            </office:change-info>
            <text:p text:style-name="Standard"><text:span text:style-name="T6"><text:s text:c="2"/></text:span></text:p>
          </text:deletion>
        </text:changed-region>
        <text:changed-region xml:id="ct92106592" text:id="ct92106592">
          <text:insertion>
            <office:change-info>
              <dc:creator>Lisa</dc:creator>
              <dc:date>2013-02-23T18:13:00</dc:date>
            </office:change-info>
          </text:insertion>
        </text:changed-region>
        <text:changed-region xml:id="ct92106696" text:id="ct92106696">
          <text:insertion>
            <office:change-info>
              <dc:creator>Lisa</dc:creator>
              <dc:date>2013-02-23T21:37:00</dc:date>
            </office:change-info>
          </text:insertion>
        </text:changed-region>
        <text:changed-region xml:id="ct92106800" text:id="ct92106800">
          <text:insertion>
            <office:change-info>
              <dc:creator>Lisa</dc:creator>
              <dc:date>2013-02-23T21:43:00</dc:date>
            </office:change-info>
          </text:insertion>
        </text:changed-region>
        <text:changed-region xml:id="ct92106904" text:id="ct92106904">
          <text:insertion>
            <office:change-info>
              <dc:creator>Lisa</dc:creator>
              <dc:date>2013-02-23T21:37:00</dc:date>
            </office:change-info>
          </text:insertion>
        </text:changed-region>
        <text:changed-region xml:id="ct92107008" text:id="ct92107008">
          <text:deletion>
            <office:change-info>
              <dc:creator>Lisa</dc:creator>
              <dc:date>2013-02-23T21:43:00</dc:date>
            </office:change-info>
            <text:p text:style-name="Standard"><text:span text:style-name="T6">a</text:span></text:p>
          </text:deletion>
        </text:changed-region>
        <text:changed-region xml:id="ct92107320" text:id="ct92107320">
          <text:format-change>
            <office:change-info>
              <dc:creator>Lisa</dc:creator>
              <dc:date>2013-02-23T19:23:00</dc:date>
            </office:change-info>
          </text:format-change>
        </text:changed-region>
        <text:changed-region xml:id="ct92107424" text:id="ct92107424">
          <text:format-change>
            <office:change-info>
              <dc:creator>Lisa</dc:creator>
              <dc:date>2013-02-23T19:23:00</dc:date>
            </office:change-info>
          </text:format-change>
        </text:changed-region>
        <text:changed-region xml:id="ct92107528" text:id="ct92107528">
          <text:format-change>
            <office:change-info>
              <dc:creator>Lisa</dc:creator>
              <dc:date>2013-02-23T19:23:00</dc:date>
            </office:change-info>
          </text:format-change>
        </text:changed-region>
        <text:changed-region xml:id="ct92107632" text:id="ct92107632">
          <text:format-change>
            <office:change-info>
              <dc:creator>Lisa</dc:creator>
              <dc:date>2013-02-23T19:30:00</dc:date>
            </office:change-info>
          </text:format-change>
        </text:changed-region>
        <text:changed-region xml:id="ct92107736" text:id="ct92107736">
          <text:format-change>
            <office:change-info>
              <dc:creator>Lisa</dc:creator>
              <dc:date>2013-02-23T19:30:00</dc:date>
            </office:change-info>
          </text:format-change>
        </text:changed-region>
        <text:changed-region xml:id="ct92107840" text:id="ct92107840">
          <text:insertion>
            <office:change-info>
              <dc:creator>Lisa</dc:creator>
              <dc:date>2013-02-23T19:24:00</dc:date>
            </office:change-info>
          </text:insertion>
        </text:changed-region>
        <text:changed-region xml:id="ct92107944" text:id="ct92107944">
          <text:deletion>
            <office:change-info>
              <dc:creator>Lisa</dc:creator>
              <dc:date>2013-02-23T19:24:00</dc:date>
            </office:change-info>
            <text:p text:style-name="P3"><text:span text:style-name="T1">.,</text:span></text:p>
          </text:deletion>
        </text:changed-region>
        <text:changed-region xml:id="ct92108048" text:id="ct92108048">
          <text:insertion>
            <office:change-info>
              <dc:creator>Lisa</dc:creator>
              <dc:date>2013-02-23T19:24:00</dc:date>
            </office:change-info>
          </text:insertion>
        </text:changed-region>
        <text:changed-region xml:id="ct92108152" text:id="ct92108152">
          <text:insertion>
            <office:change-info>
              <dc:creator>HomeUser</dc:creator>
              <dc:date>2013-03-01T16:16:00</dc:date>
            </office:change-info>
          </text:insertion>
        </text:changed-region>
        <text:changed-region xml:id="ct92108256" text:id="ct92108256">
          <text:deletion>
            <office:change-info>
              <dc:creator>HomeUser</dc:creator>
              <dc:date>2013-03-01T16:16:00</dc:date>
            </office:change-info>
            <text:p text:style-name="P3"><text:span text:style-name="T1">H</text:span></text:p>
          </text:deletion>
        </text:changed-region>
        <text:changed-region xml:id="ct92108360" text:id="ct92108360">
          <text:insertion>
            <office:change-info>
              <dc:creator>HomeUser</dc:creator>
              <dc:date>2013-03-01T16:16:00</dc:date>
            </office:change-info>
          </text:insertion>
        </text:changed-region>
        <text:changed-region xml:id="ct92108464" text:id="ct92108464">
          <text:deletion>
            <office:change-info>
              <dc:creator>HomeUser</dc:creator>
              <dc:date>2013-03-01T16:16:00</dc:date>
            </office:change-info>
            <text:p text:style-name="P3"><text:span text:style-name="T1">A</text:span></text:p>
          </text:deletion>
        </text:changed-region>
        <text:changed-region xml:id="ct92108568" text:id="ct92108568">
          <text:insertion>
            <office:change-info>
              <dc:creator>HomeUser</dc:creator>
              <dc:date>2013-03-01T16:16:00</dc:date>
            </office:change-info>
          </text:insertion>
        </text:changed-region>
        <text:changed-region xml:id="ct92108672" text:id="ct92108672">
          <text:deletion>
            <office:change-info>
              <dc:creator>HomeUser</dc:creator>
              <dc:date>2013-03-01T16:16:00</dc:date>
            </office:change-info>
            <text:p text:style-name="P3"><text:span text:style-name="T1">P</text:span></text:p>
          </text:deletion>
        </text:changed-region>
        <text:changed-region xml:id="ct92108776" text:id="ct92108776">
          <text:insertion>
            <office:change-info>
              <dc:creator>HomeUser</dc:creator>
              <dc:date>2013-03-01T16:16:00</dc:date>
            </office:change-info>
          </text:insertion>
        </text:changed-region>
        <text:changed-region xml:id="ct92108880" text:id="ct92108880">
          <text:deletion>
            <office:change-info>
              <dc:creator>HomeUser</dc:creator>
              <dc:date>2013-03-01T16:16:00</dc:date>
            </office:change-info>
            <text:p text:style-name="P3"><text:span text:style-name="T1">E</text:span></text:p>
          </text:deletion>
        </text:changed-region>
        <text:changed-region xml:id="ct92108984" text:id="ct92108984">
          <text:insertion>
            <office:change-info>
              <dc:creator>HomeUser</dc:creator>
              <dc:date>2013-03-01T16:16:00</dc:date>
            </office:change-info>
          </text:insertion>
        </text:changed-region>
        <text:changed-region xml:id="ct92109088" text:id="ct92109088">
          <text:deletion>
            <office:change-info>
              <dc:creator>HomeUser</dc:creator>
              <dc:date>2013-03-01T16:16:00</dc:date>
            </office:change-info>
            <text:p text:style-name="P3"><text:span text:style-name="T1">I</text:span></text:p>
          </text:deletion>
        </text:changed-region>
        <text:changed-region xml:id="ct92109192" text:id="ct92109192">
          <text:insertion>
            <office:change-info>
              <dc:creator>HomeUser</dc:creator>
              <dc:date>2013-03-01T16:17:00</dc:date>
            </office:change-info>
          </text:insertion>
        </text:changed-region>
        <text:changed-region xml:id="ct92109296" text:id="ct92109296">
          <text:deletion>
            <office:change-info>
              <dc:creator>HomeUser</dc:creator>
              <dc:date>2013-03-01T16:17:00</dc:date>
            </office:change-info>
            <text:p text:style-name="P3"><text:span text:style-name="T1">C</text:span></text:p>
          </text:deletion>
        </text:changed-region>
        <text:changed-region xml:id="ct92109400" text:id="ct92109400">
          <text:insertion>
            <office:change-info>
              <dc:creator>HomeUser</dc:creator>
              <dc:date>2013-03-01T16:17:00</dc:date>
            </office:change-info>
          </text:insertion>
        </text:changed-region>
        <text:changed-region xml:id="ct92109504" text:id="ct92109504">
          <text:deletion>
            <office:change-info>
              <dc:creator>HomeUser</dc:creator>
              <dc:date>2013-03-01T16:17:00</dc:date>
            </office:change-info>
            <text:p text:style-name="P3"><text:span text:style-name="T1">W</text:span></text:p>
          </text:deletion>
        </text:changed-region>
        <text:changed-region xml:id="ct92109608" text:id="ct92109608">
          <text:format-change>
            <office:change-info>
              <dc:creator>Lisa</dc:creator>
              <dc:date>2013-02-23T19:27:00</dc:date>
            </office:change-info>
          </text:format-change>
        </text:changed-region>
        <text:changed-region xml:id="ct92109712" text:id="ct92109712">
          <text:deletion>
            <office:change-info>
              <dc:creator>Lisa</dc:creator>
              <dc:date>2013-02-23T19:27:00</dc:date>
            </office:change-info>
            <text:p text:style-name="P3"><text:span text:style-name="T4"><text:s/></text:span></text:p>
          </text:deletion>
        </text:changed-region>
        <text:changed-region xml:id="ct92109816" text:id="ct92109816">
          <text:format-change>
            <office:change-info>
              <dc:creator>Lisa</dc:creator>
              <dc:date>2013-02-23T19:27:00</dc:date>
            </office:change-info>
          </text:format-change>
        </text:changed-region>
        <text:changed-region xml:id="ct92109920" text:id="ct92109920">
          <text:deletion>
            <office:change-info>
              <dc:creator>HomeUser</dc:creator>
              <dc:date>2013-03-01T16:17:00</dc:date>
            </office:change-info>
            <text:p text:style-name="P3"><text:span text:style-name="T1">Closer </text:span></text:p>
          </text:deletion>
        </text:changed-region>
        <text:changed-region xml:id="ct92110024" text:id="ct92110024">
          <text:insertion>
            <office:change-info>
              <dc:creator>HomeUser</dc:creator>
              <dc:date>2013-03-01T16:17:00</dc:date>
            </office:change-info>
          </text:insertion>
        </text:changed-region>
        <text:changed-region xml:id="ct92110128" text:id="ct92110128">
          <text:deletion>
            <office:change-info>
              <dc:creator>HomeUser</dc:creator>
              <dc:date>2013-03-01T16:17:00</dc:date>
            </office:change-info>
            <text:p text:style-name="P3"><text:span text:style-name="T1">Look </text:span></text:p>
          </text:deletion>
        </text:changed-region>
        <text:changed-region xml:id="ct92110232" text:id="ct92110232">
          <text:insertion>
            <office:change-info>
              <dc:creator>HomeUser</dc:creator>
              <dc:date>2013-03-01T16:17:00</dc:date>
            </office:change-info>
          </text:insertion>
        </text:changed-region>
        <text:changed-region xml:id="ct92110336" text:id="ct92110336">
          <text:deletion>
            <office:change-info>
              <dc:creator>HomeUser</dc:creator>
              <dc:date>2013-03-01T16:17:00</dc:date>
            </office:change-info>
            <text:p text:style-name="P3"><text:span text:style-name="T1">Regional </text:span></text:p>
          </text:deletion>
        </text:changed-region>
        <text:changed-region xml:id="ct92110440" text:id="ct92110440">
          <text:insertion>
            <office:change-info>
              <dc:creator>HomeUser</dc:creator>
              <dc:date>2013-03-01T16:17:00</dc:date>
            </office:change-info>
          </text:insertion>
        </text:changed-region>
        <text:changed-region xml:id="ct92110544" text:id="ct92110544">
          <text:deletion>
            <office:change-info>
              <dc:creator>HomeUser</dc:creator>
              <dc:date>2013-03-01T16:17:00</dc:date>
            </office:change-info>
            <text:p text:style-name="P3"><text:span text:style-name="T1">Curve </text:span></text:p>
          </text:deletion>
        </text:changed-region>
        <text:changed-region xml:id="ct92110728" text:id="ct92110728">
          <text:insertion>
            <office:change-info>
              <dc:creator>HomeUser</dc:creator>
              <dc:date>2013-03-01T16:17:00</dc:date>
            </office:change-info>
          </text:insertion>
        </text:changed-region>
        <text:changed-region xml:id="ct92110832" text:id="ct92110832">
          <text:deletion>
            <office:change-info>
              <dc:creator>HomeUser</dc:creator>
              <dc:date>2013-03-01T16:17:00</dc:date>
            </office:change-info>
            <text:p text:style-name="P3"><text:span text:style-name="T1">Standardization </text:span></text:p>
          </text:deletion>
        </text:changed-region>
        <text:changed-region xml:id="ct92110936" text:id="ct92110936">
          <text:insertion>
            <office:change-info>
              <dc:creator>HomeUser</dc:creator>
              <dc:date>2013-03-01T16:17:00</dc:date>
            </office:change-info>
          </text:insertion>
        </text:changed-region>
        <text:changed-region xml:id="ct92111040" text:id="ct92111040">
          <text:deletion>
            <office:change-info>
              <dc:creator>HomeUser</dc:creator>
              <dc:date>2013-03-01T16:17:00</dc:date>
            </office:change-info>
            <text:p text:style-name="P3"><text:span text:style-name="T1">Tree</text:span></text:p>
          </text:deletion>
        </text:changed-region>
        <text:changed-region xml:id="ct92111144" text:id="ct92111144">
          <text:insertion>
            <office:change-info>
              <dc:creator>HomeUser</dc:creator>
              <dc:date>2013-03-01T16:17:00</dc:date>
            </office:change-info>
          </text:insertion>
        </text:changed-region>
        <text:changed-region xml:id="ct92111248" text:id="ct92111248">
          <text:deletion>
            <office:change-info>
              <dc:creator>HomeUser</dc:creator>
              <dc:date>2013-03-01T16:17:00</dc:date>
            </office:change-info>
            <text:p text:style-name="P3"><text:span text:style-name="T1">Ring </text:span></text:p>
          </text:deletion>
        </text:changed-region>
        <text:changed-region xml:id="ct92111352" text:id="ct92111352">
          <text:insertion>
            <office:change-info>
              <dc:creator>HomeUser</dc:creator>
              <dc:date>2013-03-01T16:17:00</dc:date>
            </office:change-info>
          </text:insertion>
        </text:changed-region>
        <text:changed-region xml:id="ct92111456" text:id="ct92111456">
          <text:deletion>
            <office:change-info>
              <dc:creator>HomeUser</dc:creator>
              <dc:date>2013-03-01T16:17:00</dc:date>
            </office:change-info>
            <text:p text:style-name="P3"><text:span text:style-name="T1">Records</text:span></text:p>
          </text:deletion>
        </text:changed-region>
        <text:changed-region xml:id="ct92111560" text:id="ct92111560">
          <text:insertion>
            <office:change-info>
              <dc:creator>HomeUser</dc:creator>
              <dc:date>2013-03-01T16:17:00</dc:date>
            </office:change-info>
          </text:insertion>
        </text:changed-region>
        <text:changed-region xml:id="ct92111664" text:id="ct92111664">
          <text:deletion>
            <office:change-info>
              <dc:creator>HomeUser</dc:creator>
              <dc:date>2013-03-01T16:17:00</dc:date>
            </office:change-info>
            <text:p text:style-name="P3"><text:span text:style-name="T1">Justification </text:span></text:p>
          </text:deletion>
        </text:changed-region>
        <text:changed-region xml:id="ct92111768" text:id="ct92111768">
          <text:insertion>
            <office:change-info>
              <dc:creator>HomeUser</dc:creator>
              <dc:date>2013-03-01T16:17:00</dc:date>
            </office:change-info>
          </text:insertion>
        </text:changed-region>
        <text:changed-region xml:id="ct92111872" text:id="ct92111872">
          <text:deletion>
            <office:change-info>
              <dc:creator>HomeUser</dc:creator>
              <dc:date>2013-03-01T16:17:00</dc:date>
            </office:change-info>
            <text:p text:style-name="P3"><text:span text:style-name="T1">Need</text:span></text:p>
          </text:deletion>
        </text:changed-region>
        <text:changed-region xml:id="ct92111976" text:id="ct92111976">
          <text:insertion>
            <office:change-info>
              <dc:creator>HomeUser</dc:creator>
              <dc:date>2013-03-01T16:17:00</dc:date>
            </office:change-info>
          </text:insertion>
        </text:changed-region>
        <text:changed-region xml:id="ct92112080" text:id="ct92112080">
          <text:deletion>
            <office:change-info>
              <dc:creator>HomeUser</dc:creator>
              <dc:date>2013-03-01T16:17:00</dc:date>
            </office:change-info>
            <text:p text:style-name="P3"><text:span text:style-name="T1">Warning </text:span></text:p>
          </text:deletion>
        </text:changed-region>
        <text:changed-region xml:id="ct92112184" text:id="ct92112184">
          <text:insertion>
            <office:change-info>
              <dc:creator>HomeUser</dc:creator>
              <dc:date>2013-03-01T16:17:00</dc:date>
            </office:change-info>
          </text:insertion>
        </text:changed-region>
        <text:changed-region xml:id="ct92112288" text:id="ct92112288">
          <text:deletion>
            <office:change-info>
              <dc:creator>HomeUser</dc:creator>
              <dc:date>2013-03-01T16:17:00</dc:date>
            </office:change-info>
            <text:p text:style-name="P3"><text:span text:style-name="T1">Some </text:span></text:p>
          </text:deletion>
        </text:changed-region>
        <text:changed-region xml:id="ct92112392" text:id="ct92112392">
          <text:insertion>
            <office:change-info>
              <dc:creator>HomeUser</dc:creator>
              <dc:date>2013-03-01T16:17:00</dc:date>
            </office:change-info>
          </text:insertion>
        </text:changed-region>
        <text:changed-region xml:id="ct92112496" text:id="ct92112496">
          <text:deletion>
            <office:change-info>
              <dc:creator>HomeUser</dc:creator>
              <dc:date>2013-03-01T16:17:00</dc:date>
            </office:change-info>
            <text:p text:style-name="P3"><text:span text:style-name="T1">Pitfalls</text:span></text:p>
          </text:deletion>
        </text:changed-region>
        <text:changed-region xml:id="ct92112600" text:id="ct92112600">
          <text:insertion>
            <office:change-info>
              <dc:creator>HomeUser</dc:creator>
              <dc:date>2013-03-01T16:17:00</dc:date>
            </office:change-info>
          </text:insertion>
        </text:changed-region>
        <text:changed-region xml:id="ct92112704" text:id="ct92112704">
          <text:deletion>
            <office:change-info>
              <dc:creator>HomeUser</dc:creator>
              <dc:date>2013-03-01T16:17:00</dc:date>
            </office:change-info>
            <text:p text:style-name="P3"><text:span text:style-name="T1">Suggested </text:span></text:p>
          </text:deletion>
        </text:changed-region>
        <text:changed-region xml:id="ct92112808" text:id="ct92112808">
          <text:insertion>
            <office:change-info>
              <dc:creator>HomeUser</dc:creator>
              <dc:date>2013-03-01T16:17:00</dc:date>
            </office:change-info>
          </text:insertion>
        </text:changed-region>
        <text:changed-region xml:id="ct92112912" text:id="ct92112912">
          <text:deletion>
            <office:change-info>
              <dc:creator>HomeUser</dc:creator>
              <dc:date>2013-03-01T16:17:00</dc:date>
            </office:change-info>
            <text:p text:style-name="P3"><text:span text:style-name="T1">Improvements </text:span></text:p>
          </text:deletion>
        </text:changed-region>
        <text:changed-region xml:id="ct92113016" text:id="ct92113016">
          <text:insertion>
            <office:change-info>
              <dc:creator>HomeUser</dc:creator>
              <dc:date>2013-03-01T16:17:00</dc:date>
            </office:change-info>
          </text:insertion>
        </text:changed-region>
        <text:changed-region xml:id="ct92113120" text:id="ct92113120">
          <text:deletion>
            <office:change-info>
              <dc:creator>HomeUser</dc:creator>
              <dc:date>2013-03-01T16:17:00</dc:date>
            </office:change-info>
            <text:p text:style-name="P3"><text:span text:style-name="T1">Its </text:span></text:p>
          </text:deletion>
        </text:changed-region>
        <text:changed-region xml:id="ct92113224" text:id="ct92113224">
          <text:insertion>
            <office:change-info>
              <dc:creator>HomeUser</dc:creator>
              <dc:date>2013-03-01T16:17:00</dc:date>
            </office:change-info>
          </text:insertion>
        </text:changed-region>
        <text:changed-region xml:id="ct92113328" text:id="ct92113328">
          <text:deletion>
            <office:change-info>
              <dc:creator>HomeUser</dc:creator>
              <dc:date>2013-03-01T16:17:00</dc:date>
            </office:change-info>
            <text:p text:style-name="P3"><text:span text:style-name="T1">Application</text:span></text:p>
          </text:deletion>
        </text:changed-region>
        <text:changed-region xml:id="ct92113432" text:id="ct92113432">
          <text:insertion>
            <office:change-info>
              <dc:creator>HomeUser</dc:creator>
              <dc:date>2013-03-01T16:17:00</dc:date>
            </office:change-info>
          </text:insertion>
        </text:changed-region>
        <text:changed-region xml:id="ct92113536" text:id="ct92113536">
          <text:deletion>
            <office:change-info>
              <dc:creator>HomeUser</dc:creator>
              <dc:date>2013-03-01T16:09:00</dc:date>
            </office:change-info>
            <text:p text:style-name="P3"><text:span text:style-name="T1">submission</text:span></text:p>
          </text:deletion>
        </text:changed-region>
        <text:changed-region xml:id="ct92113640" text:id="ct92113640">
          <text:insertion>
            <office:change-info>
              <dc:creator>HomeUser</dc:creator>
              <dc:date>2013-03-01T16:09:00</dc:date>
            </office:change-info>
          </text:insertion>
        </text:changed-region>
        <text:changed-region xml:id="ct92113744" text:id="ct92113744">
          <text:insertion>
            <office:change-info>
              <dc:creator>Lisa</dc:creator>
              <dc:date>2013-02-23T19:28:00</dc:date>
            </office:change-info>
          </text:insertion>
        </text:changed-region>
        <text:changed-region xml:id="ct92113848" text:id="ct92113848">
          <text:insertion>
            <office:change-info>
              <dc:creator>HomeUser</dc:creator>
              <dc:date>2013-03-01T16:34:00</dc:date>
            </office:change-info>
          </text:insertion>
        </text:changed-region>
        <text:changed-region xml:id="ct92113952" text:id="ct92113952">
          <text:deletion>
            <office:change-info>
              <dc:creator>HomeUser</dc:creator>
              <dc:date>2013-03-01T16:34:00</dc:date>
            </office:change-info>
            <text:p text:style-name="P3"><text:span text:style-name="T1">S</text:span></text:p>
          </text:deletion>
        </text:changed-region>
        <text:changed-region xml:id="ct92114056" text:id="ct92114056">
          <text:insertion>
            <office:change-info>
              <dc:creator>HomeUser</dc:creator>
              <dc:date>2013-03-01T16:34:00</dc:date>
            </office:change-info>
          </text:insertion>
        </text:changed-region>
        <text:changed-region xml:id="ct92114160" text:id="ct92114160">
          <text:deletion>
            <office:change-info>
              <dc:creator>HomeUser</dc:creator>
              <dc:date>2013-03-01T16:34:00</dc:date>
            </office:change-info>
            <text:p text:style-name="P3"><text:span text:style-name="T1">C</text:span></text:p>
          </text:deletion>
        </text:changed-region>
        <text:changed-region xml:id="ct92114264" text:id="ct92114264">
          <text:deletion>
            <office:change-info>
              <dc:creator>HomeUser</dc:creator>
              <dc:date>2013-03-01T16:34:00</dc:date>
            </office:change-info>
            <text:p text:style-name="P3"><text:span text:style-name="T1">Dioxide </text:span></text:p>
          </text:deletion>
        </text:changed-region>
        <text:changed-region xml:id="ct92114368" text:id="ct92114368">
          <text:insertion>
            <office:change-info>
              <dc:creator>HomeUser</dc:creator>
              <dc:date>2013-03-01T16:34:00</dc:date>
            </office:change-info>
          </text:insertion>
        </text:changed-region>
        <text:changed-region xml:id="ct92114472" text:id="ct92114472">
          <text:deletion>
            <office:change-info>
              <dc:creator>HomeUser</dc:creator>
              <dc:date>2013-03-01T16:34:00</dc:date>
            </office:change-info>
            <text:p text:style-name="P3"><text:span text:style-name="T1">Enrichment </text:span></text:p>
          </text:deletion>
        </text:changed-region>
        <text:changed-region xml:id="ct92114576" text:id="ct92114576">
          <text:insertion>
            <office:change-info>
              <dc:creator>HomeUser</dc:creator>
              <dc:date>2013-03-01T16:34:00</dc:date>
            </office:change-info>
          </text:insertion>
        </text:changed-region>
        <text:changed-region xml:id="ct92114680" text:id="ct92114680">
          <text:deletion>
            <office:change-info>
              <dc:creator>HomeUser</dc:creator>
              <dc:date>2013-03-01T16:35:00</dc:date>
            </office:change-info>
            <text:p text:style-name="P3"><text:span text:style-name="T1">Different </text:span></text:p>
          </text:deletion>
        </text:changed-region>
        <text:changed-region xml:id="ct92114784" text:id="ct92114784">
          <text:insertion>
            <office:change-info>
              <dc:creator>HomeUser</dc:creator>
              <dc:date>2013-03-01T16:35:00</dc:date>
            </office:change-info>
          </text:insertion>
        </text:changed-region>
        <text:changed-region xml:id="ct92114888" text:id="ct92114888">
          <text:deletion>
            <office:change-info>
              <dc:creator>HomeUser</dc:creator>
              <dc:date>2013-03-01T16:35:00</dc:date>
            </office:change-info>
            <text:p text:style-name="P3"><text:span text:style-name="T1">Levels </text:span></text:p>
          </text:deletion>
        </text:changed-region>
        <text:changed-region xml:id="ct92114992" text:id="ct92114992">
          <text:insertion>
            <office:change-info>
              <dc:creator>HomeUser</dc:creator>
              <dc:date>2013-03-01T16:35:00</dc:date>
            </office:change-info>
          </text:insertion>
        </text:changed-region>
        <text:changed-region xml:id="ct92115096" text:id="ct92115096">
          <text:deletion>
            <office:change-info>
              <dc:creator>HomeUser</dc:creator>
              <dc:date>2013-03-01T16:35:00</dc:date>
            </office:change-info>
            <text:p text:style-name="P3"><text:span text:style-name="T1">Water </text:span></text:p>
          </text:deletion>
        </text:changed-region>
        <text:changed-region xml:id="ct92115200" text:id="ct92115200">
          <text:insertion>
            <office:change-info>
              <dc:creator>HomeUser</dc:creator>
              <dc:date>2013-03-01T16:35:00</dc:date>
            </office:change-info>
          </text:insertion>
        </text:changed-region>
        <text:changed-region xml:id="ct92115304" text:id="ct92115304">
          <text:deletion>
            <office:change-info>
              <dc:creator>HomeUser</dc:creator>
              <dc:date>2013-03-01T16:35:00</dc:date>
            </office:change-info>
            <text:p text:style-name="P3"><text:span text:style-name="T1">Phosphorus</text:span></text:p>
          </text:deletion>
        </text:changed-region>
        <text:changed-region xml:id="ct92115408" text:id="ct92115408">
          <text:insertion>
            <office:change-info>
              <dc:creator>HomeUser</dc:creator>
              <dc:date>2013-03-01T16:35:00</dc:date>
            </office:change-info>
          </text:insertion>
        </text:changed-region>
        <text:changed-region xml:id="ct92115512" text:id="ct92115512">
          <text:deletion>
            <office:change-info>
              <dc:creator>HomeUser</dc:creator>
              <dc:date>2013-03-01T16:35:00</dc:date>
            </office:change-info>
            <text:p text:style-name="P3"><text:span text:style-name="T1">Growth</text:span></text:p>
          </text:deletion>
        </text:changed-region>
        <text:changed-region xml:id="ct92115616" text:id="ct92115616">
          <text:insertion>
            <office:change-info>
              <dc:creator>HomeUser</dc:creator>
              <dc:date>2013-03-01T16:35:00</dc:date>
            </office:change-info>
          </text:insertion>
        </text:changed-region>
        <text:changed-region xml:id="ct92115720" text:id="ct92115720">
          <text:deletion>
            <office:change-info>
              <dc:creator>HomeUser</dc:creator>
              <dc:date>2013-03-01T16:35:00</dc:date>
            </office:change-info>
            <text:p text:style-name="P3"><text:span text:style-name="T1">Morphology </text:span></text:p>
          </text:deletion>
        </text:changed-region>
        <text:changed-region xml:id="ct92115824" text:id="ct92115824">
          <text:insertion>
            <office:change-info>
              <dc:creator>HomeUser</dc:creator>
              <dc:date>2013-03-01T16:35:00</dc:date>
            </office:change-info>
          </text:insertion>
        </text:changed-region>
        <text:changed-region xml:id="ct92115928" text:id="ct92115928">
          <text:deletion>
            <office:change-info>
              <dc:creator>HomeUser</dc:creator>
              <dc:date>2013-03-01T16:35:00</dc:date>
            </office:change-info>
            <text:p text:style-name="P3"><text:span text:style-name="T1">Anatomy</text:span></text:p>
          </text:deletion>
        </text:changed-region>
        <text:changed-region xml:id="ct92116032" text:id="ct92116032">
          <text:insertion>
            <office:change-info>
              <dc:creator>HomeUser</dc:creator>
              <dc:date>2013-03-01T16:35:00</dc:date>
            </office:change-info>
          </text:insertion>
        </text:changed-region>
        <text:changed-region xml:id="ct92116136" text:id="ct92116136">
          <text:format-change>
            <office:change-info>
              <dc:creator>Lisa</dc:creator>
              <dc:date>2013-02-23T19:29:00</dc:date>
            </office:change-info>
          </text:format-change>
        </text:changed-region>
        <text:changed-region xml:id="ct92116240" text:id="ct92116240">
          <text:insertion>
            <office:change-info>
              <dc:creator>Lisa</dc:creator>
              <dc:date>2013-02-23T19:29:00</dc:date>
            </office:change-info>
          </text:insertion>
        </text:changed-region>
        <text:changed-region xml:id="ct92116344" text:id="ct92116344">
          <text:format-change>
            <office:change-info>
              <dc:creator>Lisa</dc:creator>
              <dc:date>2013-02-23T19:29:00</dc:date>
            </office:change-info>
          </text:format-change>
        </text:changed-region>
        <text:changed-region xml:id="ct92116448" text:id="ct92116448">
          <text:format-change>
            <office:change-info>
              <dc:creator>Lisa</dc:creator>
              <dc:date>2013-02-23T19:30:00</dc:date>
            </office:change-info>
          </text:format-change>
        </text:changed-region>
        <text:changed-region xml:id="ct92116552" text:id="ct92116552">
          <text:insertion>
            <office:change-info>
              <dc:creator>Lisa</dc:creator>
              <dc:date>2013-02-23T19:30:00</dc:date>
            </office:change-info>
          </text:insertion>
        </text:changed-region>
        <text:changed-region xml:id="ct92116656" text:id="ct92116656">
          <text:format-change>
            <office:change-info>
              <dc:creator>Lisa</dc:creator>
              <dc:date>2013-02-23T19:30:00</dc:date>
            </office:change-info>
          </text:format-change>
        </text:changed-region>
        <text:changed-region xml:id="ct92116760" text:id="ct92116760">
          <text:insertion>
            <office:change-info>
              <dc:creator>Lisa</dc:creator>
              <dc:date>2013-02-23T19:30:00</dc:date>
            </office:change-info>
          </text:insertion>
        </text:changed-region>
        <text:changed-region xml:id="ct92116864" text:id="ct92116864">
          <text:deletion>
            <office:change-info>
              <dc:creator>Lisa</dc:creator>
              <dc:date>2013-02-23T18:13:00</dc:date>
            </office:change-info>
            <text:p text:style-name="P3"><text:span text:style-name="T1">  </text:span></text:p>
          </text:deletion>
        </text:changed-region>
        <text:changed-region xml:id="ct92116968" text:id="ct92116968">
          <text:insertion>
            <office:change-info>
              <dc:creator>Lisa</dc:creator>
              <dc:date>2013-02-23T18:13:00</dc:date>
            </office:change-info>
          </text:insertion>
        </text:changed-region>
        <text:changed-region xml:id="ct92117072" text:id="ct92117072">
          <text:format-change>
            <office:change-info>
              <dc:creator>Lisa</dc:creator>
              <dc:date>2013-02-23T19:31:00</dc:date>
            </office:change-info>
          </text:format-change>
        </text:changed-region>
        <text:changed-region xml:id="ct92117176" text:id="ct92117176">
          <text:deletion>
            <office:change-info>
              <dc:creator>HomeUser</dc:creator>
              <dc:date>2013-03-01T16:35:00</dc:date>
            </office:change-info>
            <text:p text:style-name="P3"><text:span text:style-name="T1">Relationship </text:span></text:p>
          </text:deletion>
        </text:changed-region>
        <text:changed-region xml:id="ct92117280" text:id="ct92117280">
          <text:insertion>
            <office:change-info>
              <dc:creator>HomeUser</dc:creator>
              <dc:date>2013-03-01T16:35:00</dc:date>
            </office:change-info>
          </text:insertion>
        </text:changed-region>
        <text:changed-region xml:id="ct92117384" text:id="ct92117384">
          <text:deletion>
            <office:change-info>
              <dc:creator>HomeUser</dc:creator>
              <dc:date>2013-03-01T16:35:00</dc:date>
            </office:change-info>
            <text:p text:style-name="P3"><text:span text:style-name="T1">Between </text:span></text:p>
          </text:deletion>
        </text:changed-region>
        <text:changed-region xml:id="ct92117488" text:id="ct92117488">
          <text:insertion>
            <office:change-info>
              <dc:creator>HomeUser</dc:creator>
              <dc:date>2013-03-01T16:35:00</dc:date>
            </office:change-info>
          </text:insertion>
        </text:changed-region>
        <text:changed-region xml:id="ct92117592" text:id="ct92117592">
          <text:deletion>
            <office:change-info>
              <dc:creator>HomeUser</dc:creator>
              <dc:date>2013-03-01T16:35:00</dc:date>
            </office:change-info>
            <text:p text:style-name="P3"><text:span text:style-name="T1">Carbon </text:span></text:p>
          </text:deletion>
        </text:changed-region>
        <text:changed-region xml:id="ct92117696" text:id="ct92117696">
          <text:insertion>
            <office:change-info>
              <dc:creator>HomeUser</dc:creator>
              <dc:date>2013-03-01T16:35:00</dc:date>
            </office:change-info>
          </text:insertion>
        </text:changed-region>
        <text:changed-region xml:id="ct92117800" text:id="ct92117800">
          <text:deletion>
            <office:change-info>
              <dc:creator>HomeUser</dc:creator>
              <dc:date>2013-03-01T16:35:00</dc:date>
            </office:change-info>
            <text:p text:style-name="P3"><text:span text:style-name="T1">Isotope </text:span></text:p>
          </text:deletion>
        </text:changed-region>
        <text:changed-region xml:id="ct92117904" text:id="ct92117904">
          <text:insertion>
            <office:change-info>
              <dc:creator>HomeUser</dc:creator>
              <dc:date>2013-03-01T16:35:00</dc:date>
            </office:change-info>
          </text:insertion>
        </text:changed-region>
        <text:changed-region xml:id="ct92118008" text:id="ct92118008">
          <text:deletion>
            <office:change-info>
              <dc:creator>HomeUser</dc:creator>
              <dc:date>2013-03-01T16:35:00</dc:date>
            </office:change-info>
            <text:p text:style-name="P3"><text:span text:style-name="T1">Discrimination </text:span></text:p>
          </text:deletion>
        </text:changed-region>
        <text:changed-region xml:id="ct92118112" text:id="ct92118112">
          <text:insertion>
            <office:change-info>
              <dc:creator>HomeUser</dc:creator>
              <dc:date>2013-03-01T16:35:00</dc:date>
            </office:change-info>
          </text:insertion>
        </text:changed-region>
        <text:changed-region xml:id="ct92118216" text:id="ct92118216">
          <text:deletion>
            <office:change-info>
              <dc:creator>HomeUser</dc:creator>
              <dc:date>2013-03-01T16:35:00</dc:date>
            </office:change-info>
            <text:p text:style-name="P3"><text:span text:style-name="T1">Intercellular </text:span></text:p>
          </text:deletion>
        </text:changed-region>
        <text:changed-region xml:id="ct92118320" text:id="ct92118320">
          <text:insertion>
            <office:change-info>
              <dc:creator>HomeUser</dc:creator>
              <dc:date>2013-03-01T16:35:00</dc:date>
            </office:change-info>
          </text:insertion>
        </text:changed-region>
        <text:changed-region xml:id="ct92118424" text:id="ct92118424">
          <text:deletion>
            <office:change-info>
              <dc:creator>HomeUser</dc:creator>
              <dc:date>2013-03-01T16:35:00</dc:date>
            </office:change-info>
            <text:p text:style-name="P3"><text:span text:style-name="T1">Carbon </text:span></text:p>
          </text:deletion>
        </text:changed-region>
        <text:changed-region xml:id="ct92118528" text:id="ct92118528">
          <text:insertion>
            <office:change-info>
              <dc:creator>HomeUser</dc:creator>
              <dc:date>2013-03-01T16:35:00</dc:date>
            </office:change-info>
          </text:insertion>
        </text:changed-region>
        <text:changed-region xml:id="ct92118632" text:id="ct92118632">
          <text:deletion>
            <office:change-info>
              <dc:creator>HomeUser</dc:creator>
              <dc:date>2013-03-01T16:35:00</dc:date>
            </office:change-info>
            <text:p text:style-name="P3"><text:span text:style-name="T1">Dioxide </text:span></text:p>
          </text:deletion>
        </text:changed-region>
        <text:changed-region xml:id="ct92118736" text:id="ct92118736">
          <text:insertion>
            <office:change-info>
              <dc:creator>HomeUser</dc:creator>
              <dc:date>2013-03-01T16:35:00</dc:date>
            </office:change-info>
          </text:insertion>
        </text:changed-region>
        <text:changed-region xml:id="ct92118920" text:id="ct92118920">
          <text:deletion>
            <office:change-info>
              <dc:creator>HomeUser</dc:creator>
              <dc:date>2013-03-01T16:35:00</dc:date>
            </office:change-info>
            <text:p text:style-name="P3"><text:span text:style-name="T1">Concentration </text:span></text:p>
          </text:deletion>
        </text:changed-region>
        <text:changed-region xml:id="ct92119024" text:id="ct92119024">
          <text:insertion>
            <office:change-info>
              <dc:creator>HomeUser</dc:creator>
              <dc:date>2013-03-01T16:35:00</dc:date>
            </office:change-info>
          </text:insertion>
        </text:changed-region>
        <text:changed-region xml:id="ct92119128" text:id="ct92119128">
          <text:deletion>
            <office:change-info>
              <dc:creator>HomeUser</dc:creator>
              <dc:date>2013-03-01T16:35:00</dc:date>
            </office:change-info>
            <text:p text:style-name="P3"><text:span text:style-name="T1">Leaves</text:span></text:p>
          </text:deletion>
        </text:changed-region>
        <text:changed-region xml:id="ct92119232" text:id="ct92119232">
          <text:insertion>
            <office:change-info>
              <dc:creator>HomeUser</dc:creator>
              <dc:date>2013-03-01T16:35:00</dc:date>
            </office:change-info>
          </text:insertion>
        </text:changed-region>
        <text:changed-region xml:id="ct92119336" text:id="ct92119336">
          <text:deletion>
            <office:change-info>
              <dc:creator>Lisa</dc:creator>
              <dc:date>2013-02-23T19:31:00</dc:date>
            </office:change-info>
            <text:p text:style-name="P3"><text:span text:style-name="T1">.</text:span></text:p>
          </text:deletion>
        </text:changed-region>
        <text:changed-region xml:id="ct92119440" text:id="ct92119440">
          <text:format-change>
            <office:change-info>
              <dc:creator>Lisa</dc:creator>
              <dc:date>2013-02-23T19:31:00</dc:date>
            </office:change-info>
          </text:format-change>
        </text:changed-region>
        <text:changed-region xml:id="ct92119544" text:id="ct92119544">
          <text:format-change>
            <office:change-info>
              <dc:creator>Lisa</dc:creator>
              <dc:date>2013-02-23T19:31:00</dc:date>
            </office:change-info>
          </text:format-change>
        </text:changed-region>
        <text:changed-region xml:id="ct92119648" text:id="ct92119648">
          <text:deletion>
            <office:change-info>
              <dc:creator>HomeUser</dc:creator>
              <dc:date>2013-03-01T16:35:00</dc:date>
            </office:change-info>
            <text:p text:style-name="P3"><text:span text:style-name="T1">Annual </text:span></text:p>
          </text:deletion>
        </text:changed-region>
        <text:changed-region xml:id="ct92119752" text:id="ct92119752">
          <text:insertion>
            <office:change-info>
              <dc:creator>HomeUser</dc:creator>
              <dc:date>2013-03-01T16:35:00</dc:date>
            </office:change-info>
          </text:insertion>
        </text:changed-region>
        <text:changed-region xml:id="ct92119856" text:id="ct92119856">
          <text:deletion>
            <office:change-info>
              <dc:creator>HomeUser</dc:creator>
              <dc:date>2013-03-01T16:35:00</dc:date>
            </office:change-info>
            <text:p text:style-name="P3"><text:span text:style-name="T1">Temperature </text:span></text:p>
          </text:deletion>
        </text:changed-region>
        <text:changed-region xml:id="ct92119960" text:id="ct92119960">
          <text:insertion>
            <office:change-info>
              <dc:creator>HomeUser</dc:creator>
              <dc:date>2013-03-01T16:35:00</dc:date>
            </office:change-info>
          </text:insertion>
        </text:changed-region>
        <text:changed-region xml:id="ct92120064" text:id="ct92120064">
          <text:deletion>
            <office:change-info>
              <dc:creator>HomeUser</dc:creator>
              <dc:date>2013-03-01T16:36:00</dc:date>
            </office:change-info>
            <text:p text:style-name="P3"><text:span text:style-name="T1">Derived </text:span></text:p>
          </text:deletion>
        </text:changed-region>
        <text:changed-region xml:id="ct92120168" text:id="ct92120168">
          <text:insertion>
            <office:change-info>
              <dc:creator>HomeUser</dc:creator>
              <dc:date>2013-03-01T16:36:00</dc:date>
            </office:change-info>
          </text:insertion>
        </text:changed-region>
        <text:changed-region xml:id="ct92120272" text:id="ct92120272">
          <text:deletion>
            <office:change-info>
              <dc:creator>HomeUser</dc:creator>
              <dc:date>2013-03-01T16:36:00</dc:date>
            </office:change-info>
            <text:p text:style-name="P3"><text:span text:style-name="T1">Tree </text:span></text:p>
          </text:deletion>
        </text:changed-region>
        <text:changed-region xml:id="ct92120376" text:id="ct92120376">
          <text:insertion>
            <office:change-info>
              <dc:creator>HomeUser</dc:creator>
              <dc:date>2013-03-01T16:36:00</dc:date>
            </office:change-info>
          </text:insertion>
        </text:changed-region>
        <text:changed-region xml:id="ct92120480" text:id="ct92120480">
          <text:insertion>
            <office:change-info>
              <dc:creator>Lisa</dc:creator>
              <dc:date>2013-02-23T19:32:00</dc:date>
            </office:change-info>
          </text:insertion>
        </text:changed-region>
        <text:changed-region xml:id="ct92120584" text:id="ct92120584">
          <text:deletion>
            <office:change-info>
              <dc:creator>Lisa</dc:creator>
              <dc:date>2013-02-23T19:32:00</dc:date>
            </office:change-info>
            <text:p text:style-name="P3"><text:span text:style-name="T1">J</text:span></text:p>
          </text:deletion>
        </text:changed-region>
        <text:changed-region xml:id="ct92120688" text:id="ct92120688">
          <text:insertion>
            <office:change-info>
              <dc:creator>Lisa</dc:creator>
              <dc:date>2013-02-23T19:32:00</dc:date>
            </office:change-info>
          </text:insertion>
        </text:changed-region>
        <text:changed-region xml:id="ct92120792" text:id="ct92120792">
          <text:format-change>
            <office:change-info>
              <dc:creator>Lisa</dc:creator>
              <dc:date>2013-02-23T19:32:00</dc:date>
            </office:change-info>
          </text:format-change>
        </text:changed-region>
        <text:changed-region xml:id="ct92120896" text:id="ct92120896">
          <text:insertion>
            <office:change-info>
              <dc:creator>Lisa</dc:creator>
              <dc:date>2013-02-23T19:32:00</dc:date>
            </office:change-info>
          </text:insertion>
        </text:changed-region>
        <text:changed-region xml:id="ct92121000" text:id="ct92121000">
          <text:format-change>
            <office:change-info>
              <dc:creator>Lisa</dc:creator>
              <dc:date>2013-02-23T19:32:00</dc:date>
            </office:change-info>
          </text:format-change>
        </text:changed-region>
        <text:changed-region xml:id="ct92121104" text:id="ct92121104">
          <text:format-change>
            <office:change-info>
              <dc:creator>Lisa</dc:creator>
              <dc:date>2013-02-23T19:32:00</dc:date>
            </office:change-info>
          </text:format-change>
        </text:changed-region>
        <text:changed-region xml:id="ct92121208" text:id="ct92121208">
          <text:insertion>
            <office:change-info>
              <dc:creator>Lisa</dc:creator>
              <dc:date>2013-02-23T19:32:00</dc:date>
            </office:change-info>
          </text:insertion>
        </text:changed-region>
        <text:changed-region xml:id="ct92121312" text:id="ct92121312">
          <text:format-change>
            <office:change-info>
              <dc:creator>Lisa</dc:creator>
              <dc:date>2013-02-23T19:32:00</dc:date>
            </office:change-info>
          </text:format-change>
        </text:changed-region>
        <text:changed-region xml:id="ct92121416" text:id="ct92121416">
          <text:deletion>
            <office:change-info>
              <dc:creator>HomeUser</dc:creator>
              <dc:date>2013-03-01T16:36:00</dc:date>
            </office:change-info>
            <text:p text:style-name="P3"><text:span text:style-name="T1">Forest </text:span></text:p>
          </text:deletion>
        </text:changed-region>
        <text:changed-region xml:id="ct92121520" text:id="ct92121520">
          <text:insertion>
            <office:change-info>
              <dc:creator>HomeUser</dc:creator>
              <dc:date>2013-03-01T16:36:00</dc:date>
            </office:change-info>
          </text:insertion>
        </text:changed-region>
        <text:changed-region xml:id="ct92121624" text:id="ct92121624">
          <text:deletion>
            <office:change-info>
              <dc:creator>HomeUser</dc:creator>
              <dc:date>2013-03-01T16:36:00</dc:date>
            </office:change-info>
            <text:p text:style-name="P3"><text:span text:style-name="T1">Trees </text:span></text:p>
          </text:deletion>
        </text:changed-region>
        <text:changed-region xml:id="ct92121728" text:id="ct92121728">
          <text:insertion>
            <office:change-info>
              <dc:creator>HomeUser</dc:creator>
              <dc:date>2013-03-01T16:36:00</dc:date>
            </office:change-info>
          </text:insertion>
        </text:changed-region>
        <text:changed-region xml:id="ct92121832" text:id="ct92121832">
          <text:deletion>
            <office:change-info>
              <dc:creator>HomeUser</dc:creator>
              <dc:date>2013-03-01T16:36:00</dc:date>
            </office:change-info>
            <text:p text:style-name="P3"><text:span text:style-name="T1">Increased </text:span></text:p>
          </text:deletion>
        </text:changed-region>
        <text:changed-region xml:id="ct92121936" text:id="ct92121936">
          <text:insertion>
            <office:change-info>
              <dc:creator>HomeUser</dc:creator>
              <dc:date>2013-03-01T16:36:00</dc:date>
            </office:change-info>
          </text:insertion>
        </text:changed-region>
        <text:changed-region xml:id="ct92122040" text:id="ct92122040">
          <text:deletion>
            <office:change-info>
              <dc:creator>HomeUser</dc:creator>
              <dc:date>2013-03-01T16:36:00</dc:date>
            </office:change-info>
            <text:p text:style-name="P3"><text:span text:style-name="T1">Atmospheric </text:span></text:p>
          </text:deletion>
        </text:changed-region>
        <text:changed-region xml:id="ct92122144" text:id="ct92122144">
          <text:insertion>
            <office:change-info>
              <dc:creator>HomeUser</dc:creator>
              <dc:date>2013-03-01T16:36:00</dc:date>
            </office:change-info>
          </text:insertion>
        </text:changed-region>
        <text:changed-region xml:id="ct92122248" text:id="ct92122248">
          <text:format-change>
            <office:change-info>
              <dc:creator>Lisa</dc:creator>
              <dc:date>2013-02-23T19:33:00</dc:date>
            </office:change-info>
          </text:format-change>
        </text:changed-region>
        <text:changed-region xml:id="ct92122352" text:id="ct92122352">
          <text:deletion>
            <office:change-info>
              <dc:creator>HomeUser</dc:creator>
              <dc:date>2013-03-01T16:36:00</dc:date>
            </office:change-info>
            <text:p text:style-name="P3"><text:span text:style-name="T1">Flux </text:span></text:p>
          </text:deletion>
        </text:changed-region>
        <text:changed-region xml:id="ct92122456" text:id="ct92122456">
          <text:insertion>
            <office:change-info>
              <dc:creator>HomeUser</dc:creator>
              <dc:date>2013-03-01T16:36:00</dc:date>
            </office:change-info>
          </text:insertion>
        </text:changed-region>
        <text:changed-region xml:id="ct92122560" text:id="ct92122560">
          <text:deletion>
            <office:change-info>
              <dc:creator>HomeUser</dc:creator>
              <dc:date>2013-03-01T16:36:00</dc:date>
            </office:change-info>
            <text:p text:style-name="P3"><text:span text:style-name="T1">Growth </text:span></text:p>
          </text:deletion>
        </text:changed-region>
        <text:changed-region xml:id="ct92122664" text:id="ct92122664">
          <text:insertion>
            <office:change-info>
              <dc:creator>HomeUser</dc:creator>
              <dc:date>2013-03-01T16:36:00</dc:date>
            </office:change-info>
          </text:insertion>
        </text:changed-region>
        <text:changed-region xml:id="ct92122768" text:id="ct92122768">
          <text:deletion>
            <office:change-info>
              <dc:creator>HomeUser</dc:creator>
              <dc:date>2013-03-01T16:36:00</dc:date>
            </office:change-info>
            <text:p text:style-name="P3"><text:span text:style-name="T1">Mature </text:span></text:p>
          </text:deletion>
        </text:changed-region>
        <text:changed-region xml:id="ct92122872" text:id="ct92122872">
          <text:insertion>
            <office:change-info>
              <dc:creator>HomeUser</dc:creator>
              <dc:date>2013-03-01T16:36:00</dc:date>
            </office:change-info>
          </text:insertion>
        </text:changed-region>
        <text:changed-region xml:id="ct92123016" text:id="ct92123016">
          <text:deletion>
            <office:change-info>
              <dc:creator>HomeUser</dc:creator>
              <dc:date>2013-03-01T16:36:00</dc:date>
            </office:change-info>
            <text:p text:style-name="P3"><text:span text:style-name="T1">Deciduous </text:span></text:p>
          </text:deletion>
        </text:changed-region>
        <text:changed-region xml:id="ct92123120" text:id="ct92123120">
          <text:insertion>
            <office:change-info>
              <dc:creator>HomeUser</dc:creator>
              <dc:date>2013-03-01T16:36:00</dc:date>
            </office:change-info>
          </text:insertion>
        </text:changed-region>
        <text:changed-region xml:id="ct92123224" text:id="ct92123224">
          <text:deletion>
            <office:change-info>
              <dc:creator>HomeUser</dc:creator>
              <dc:date>2013-03-01T16:36:00</dc:date>
            </office:change-info>
            <text:p text:style-name="P3"><text:span text:style-name="T1">Forest </text:span></text:p>
          </text:deletion>
        </text:changed-region>
        <text:changed-region xml:id="ct92123328" text:id="ct92123328">
          <text:insertion>
            <office:change-info>
              <dc:creator>HomeUser</dc:creator>
              <dc:date>2013-03-01T16:36:00</dc:date>
            </office:change-info>
          </text:insertion>
        </text:changed-region>
        <text:changed-region xml:id="ct92123432" text:id="ct92123432">
          <text:deletion>
            <office:change-info>
              <dc:creator>HomeUser</dc:creator>
              <dc:date>2013-03-01T16:36:00</dc:date>
            </office:change-info>
            <text:p text:style-name="P3"><text:span text:style-name="T1">Trees </text:span></text:p>
          </text:deletion>
        </text:changed-region>
        <text:changed-region xml:id="ct92123536" text:id="ct92123536">
          <text:insertion>
            <office:change-info>
              <dc:creator>HomeUser</dc:creator>
              <dc:date>2013-03-01T16:36:00</dc:date>
            </office:change-info>
          </text:insertion>
        </text:changed-region>
        <text:changed-region xml:id="ct92123640" text:id="ct92123640">
          <text:deletion>
            <office:change-info>
              <dc:creator>HomeUser</dc:creator>
              <dc:date>2013-03-01T16:36:00</dc:date>
            </office:change-info>
            <text:p text:style-name="P3"><text:span text:style-name="T1">Exposed </text:span></text:p>
          </text:deletion>
        </text:changed-region>
        <text:changed-region xml:id="ct92123744" text:id="ct92123744">
          <text:insertion>
            <office:change-info>
              <dc:creator>HomeUser</dc:creator>
              <dc:date>2013-03-01T16:36:00</dc:date>
            </office:change-info>
          </text:insertion>
        </text:changed-region>
        <text:changed-region xml:id="ct92123848" text:id="ct92123848">
          <text:deletion>
            <office:change-info>
              <dc:creator>HomeUser</dc:creator>
              <dc:date>2013-03-01T16:36:00</dc:date>
            </office:change-info>
            <text:p text:style-name="P3"><text:span text:style-name="T1">Elevated </text:span></text:p>
          </text:deletion>
        </text:changed-region>
        <text:changed-region xml:id="ct92123952" text:id="ct92123952">
          <text:insertion>
            <office:change-info>
              <dc:creator>HomeUser</dc:creator>
              <dc:date>2013-03-01T16:36:00</dc:date>
            </office:change-info>
          </text:insertion>
        </text:changed-region>
        <text:changed-region xml:id="ct92124056" text:id="ct92124056">
          <text:format-change>
            <office:change-info>
              <dc:creator>Lisa</dc:creator>
              <dc:date>2013-02-23T19:33:00</dc:date>
            </office:change-info>
          </text:format-change>
        </text:changed-region>
        <text:changed-region xml:id="ct92124160" text:id="ct92124160">
          <text:deletion>
            <office:change-info>
              <dc:creator>HomeUser</dc:creator>
              <dc:date>2013-03-01T16:36:00</dc:date>
            </office:change-info>
            <text:p text:style-name="P3"><text:span text:style-name="T1">Atmospheric </text:span></text:p>
          </text:deletion>
        </text:changed-region>
        <text:changed-region xml:id="ct92124264" text:id="ct92124264">
          <text:insertion>
            <office:change-info>
              <dc:creator>HomeUser</dc:creator>
              <dc:date>2013-03-01T16:36:00</dc:date>
            </office:change-info>
          </text:insertion>
        </text:changed-region>
        <text:changed-region xml:id="ct92124368" text:id="ct92124368">
          <text:deletion>
            <office:change-info>
              <dc:creator>HomeUser</dc:creator>
              <dc:date>2013-03-01T16:36:00</dc:date>
            </office:change-info>
            <text:p text:style-name="P3"><text:span text:style-name="T1">Carbon </text:span></text:p>
          </text:deletion>
        </text:changed-region>
        <text:changed-region xml:id="ct92124472" text:id="ct92124472">
          <text:insertion>
            <office:change-info>
              <dc:creator>HomeUser</dc:creator>
              <dc:date>2013-03-01T16:36:00</dc:date>
            </office:change-info>
          </text:insertion>
        </text:changed-region>
        <text:changed-region xml:id="ct92124576" text:id="ct92124576">
          <text:deletion>
            <office:change-info>
              <dc:creator>HomeUser</dc:creator>
              <dc:date>2013-03-01T16:36:00</dc:date>
            </office:change-info>
            <text:p text:style-name="P3"><text:span text:style-name="T1">Dioxide</text:span></text:p>
          </text:deletion>
        </text:changed-region>
        <text:changed-region xml:id="ct92124680" text:id="ct92124680">
          <text:insertion>
            <office:change-info>
              <dc:creator>HomeUser</dc:creator>
              <dc:date>2013-03-01T16:36:00</dc:date>
            </office:change-info>
          </text:insertion>
        </text:changed-region>
        <text:changed-region xml:id="ct92124784" text:id="ct92124784">
          <text:deletion>
            <office:change-info>
              <dc:creator>HomeUser</dc:creator>
              <dc:date>2013-03-01T16:37:00</dc:date>
            </office:change-info>
            <text:p text:style-name="P3"><text:span text:style-name="T1">Tree </text:span></text:p>
          </text:deletion>
        </text:changed-region>
        <text:changed-region xml:id="ct92124888" text:id="ct92124888">
          <text:insertion>
            <office:change-info>
              <dc:creator>HomeUser</dc:creator>
              <dc:date>2013-03-01T16:37:00</dc:date>
            </office:change-info>
          </text:insertion>
        </text:changed-region>
        <text:changed-region xml:id="ct92124992" text:id="ct92124992">
          <text:deletion>
            <office:change-info>
              <dc:creator>HomeUser</dc:creator>
              <dc:date>2013-03-01T16:37:00</dc:date>
            </office:change-info>
            <text:p text:style-name="P3"><text:span text:style-name="T1">Ring </text:span></text:p>
          </text:deletion>
        </text:changed-region>
        <text:changed-region xml:id="ct92125096" text:id="ct92125096">
          <text:insertion>
            <office:change-info>
              <dc:creator>HomeUser</dc:creator>
              <dc:date>2013-03-01T16:37:00</dc:date>
            </office:change-info>
          </text:insertion>
        </text:changed-region>
        <text:changed-region xml:id="ct92125200" text:id="ct92125200">
          <text:deletion>
            <office:change-info>
              <dc:creator>HomeUser</dc:creator>
              <dc:date>2013-03-01T16:37:00</dc:date>
            </office:change-info>
            <text:p text:style-name="P3"><text:span text:style-name="T1">Evidence </text:span></text:p>
          </text:deletion>
        </text:changed-region>
        <text:changed-region xml:id="ct92125304" text:id="ct92125304">
          <text:insertion>
            <office:change-info>
              <dc:creator>HomeUser</dc:creator>
              <dc:date>2013-03-01T16:37:00</dc:date>
            </office:change-info>
          </text:insertion>
        </text:changed-region>
        <text:changed-region xml:id="ct92125408" text:id="ct92125408">
          <text:deletion>
            <office:change-info>
              <dc:creator>HomeUser</dc:creator>
              <dc:date>2013-03-01T16:37:00</dc:date>
            </office:change-info>
            <text:p text:style-name="P3"><text:span text:style-name="T1">Growth </text:span></text:p>
          </text:deletion>
        </text:changed-region>
        <text:changed-region xml:id="ct92125512" text:id="ct92125512">
          <text:insertion>
            <office:change-info>
              <dc:creator>HomeUser</dc:creator>
              <dc:date>2013-03-01T16:37:00</dc:date>
            </office:change-info>
          </text:insertion>
        </text:changed-region>
        <text:changed-region xml:id="ct92125616" text:id="ct92125616">
          <text:deletion>
            <office:change-info>
              <dc:creator>HomeUser</dc:creator>
              <dc:date>2013-03-01T16:37:00</dc:date>
            </office:change-info>
            <text:p text:style-name="P3"><text:span text:style-name="T1">Enhancement </text:span></text:p>
          </text:deletion>
        </text:changed-region>
        <text:changed-region xml:id="ct92125720" text:id="ct92125720">
          <text:insertion>
            <office:change-info>
              <dc:creator>HomeUser</dc:creator>
              <dc:date>2013-03-01T16:37:00</dc:date>
            </office:change-info>
          </text:insertion>
        </text:changed-region>
        <text:changed-region xml:id="ct92125824" text:id="ct92125824">
          <text:deletion>
            <office:change-info>
              <dc:creator>HomeUser</dc:creator>
              <dc:date>2013-03-01T16:37:00</dc:date>
            </office:change-info>
            <text:p text:style-name="P3"><text:span text:style-name="T1">Natural </text:span></text:p>
          </text:deletion>
        </text:changed-region>
        <text:changed-region xml:id="ct92125928" text:id="ct92125928">
          <text:insertion>
            <office:change-info>
              <dc:creator>HomeUser</dc:creator>
              <dc:date>2013-03-01T16:37:00</dc:date>
            </office:change-info>
          </text:insertion>
        </text:changed-region>
        <text:changed-region xml:id="ct92126032" text:id="ct92126032">
          <text:insertion>
            <office:change-info>
              <dc:creator>Lisa</dc:creator>
              <dc:date>2013-02-23T19:48:00</dc:date>
            </office:change-info>
          </text:insertion>
        </text:changed-region>
        <text:changed-region xml:id="ct92126136" text:id="ct92126136">
          <text:insertion>
            <office:change-info>
              <dc:creator>HomeUser</dc:creator>
              <dc:date>2013-03-01T16:37:00</dc:date>
            </office:change-info>
          </text:insertion>
        </text:changed-region>
        <text:changed-region xml:id="ct92126240" text:id="ct92126240">
          <text:deletion>
            <office:change-info>
              <dc:creator>HomeUser</dc:creator>
              <dc:date>2013-03-01T16:37:00</dc:date>
            </office:change-info>
            <text:p text:style-name="P3"><text:span text:style-name="T19">�</text:span></text:p>
          </text:deletion>
        </text:changed-region>
        <text:changed-region xml:id="ct92126344" text:id="ct92126344">
          <text:insertion>
            <office:change-info>
              <dc:creator>Lisa</dc:creator>
              <dc:date>2013-02-23T19:26:00</dc:date>
            </office:change-info>
          </text:insertion>
        </text:changed-region>
        <text:changed-region xml:id="ct92126448" text:id="ct92126448">
          <text:deletion>
            <office:change-info>
              <dc:creator>HomeUser</dc:creator>
              <dc:date>2013-03-01T16:37:00</dc:date>
            </office:change-info>
            <text:p text:style-name="P3"><text:span text:style-name="T1">Change </text:span></text:p>
          </text:deletion>
        </text:changed-region>
        <text:changed-region xml:id="ct92126552" text:id="ct92126552">
          <text:insertion>
            <office:change-info>
              <dc:creator>HomeUser</dc:creator>
              <dc:date>2013-03-01T16:37:00</dc:date>
            </office:change-info>
          </text:insertion>
        </text:changed-region>
        <text:changed-region xml:id="ct92126656" text:id="ct92126656">
          <text:deletion>
            <office:change-info>
              <dc:creator>HomeUser</dc:creator>
              <dc:date>2013-03-01T16:37:00</dc:date>
            </office:change-info>
            <text:p text:style-name="P3"><text:span text:style-name="T1">Canadian </text:span></text:p>
          </text:deletion>
        </text:changed-region>
        <text:changed-region xml:id="ct92126760" text:id="ct92126760">
          <text:insertion>
            <office:change-info>
              <dc:creator>HomeUser</dc:creator>
              <dc:date>2013-03-01T16:37:00</dc:date>
            </office:change-info>
          </text:insertion>
        </text:changed-region>
        <text:changed-region xml:id="ct92126864" text:id="ct92126864">
          <text:deletion>
            <office:change-info>
              <dc:creator>HomeUser</dc:creator>
              <dc:date>2013-03-01T16:37:00</dc:date>
            </office:change-info>
            <text:p text:style-name="P3"><text:span text:style-name="T1">Boreal </text:span></text:p>
          </text:deletion>
        </text:changed-region>
        <text:changed-region xml:id="ct92126968" text:id="ct92126968">
          <text:insertion>
            <office:change-info>
              <dc:creator>HomeUser</dc:creator>
              <dc:date>2013-03-01T16:37:00</dc:date>
            </office:change-info>
          </text:insertion>
        </text:changed-region>
        <text:changed-region xml:id="ct92127072" text:id="ct92127072">
          <text:deletion>
            <office:change-info>
              <dc:creator>HomeUser</dc:creator>
              <dc:date>2013-03-01T16:37:00</dc:date>
            </office:change-info>
            <text:p text:style-name="P3"><text:span text:style-name="T1">Forest</text:span></text:p>
          </text:deletion>
        </text:changed-region>
        <text:changed-region xml:id="ct92127176" text:id="ct92127176">
          <text:insertion>
            <office:change-info>
              <dc:creator>HomeUser</dc:creator>
              <dc:date>2013-03-01T16:37:00</dc:date>
            </office:change-info>
          </text:insertion>
        </text:changed-region>
        <text:changed-region xml:id="ct92127280" text:id="ct92127280">
          <text:deletion>
            <office:change-info>
              <dc:creator>HomeUser</dc:creator>
              <dc:date>2013-03-01T16:38:00</dc:date>
            </office:change-info>
            <text:p text:style-name="P3"><text:span text:style-name="T1">The </text:span></text:p>
          </text:deletion>
        </text:changed-region>
        <text:changed-region xml:id="ct92127384" text:id="ct92127384">
          <text:insertion>
            <office:change-info>
              <dc:creator>HomeUser</dc:creator>
              <dc:date>2013-03-01T16:38:00</dc:date>
            </office:change-info>
          </text:insertion>
        </text:changed-region>
        <text:changed-region xml:id="ct92127488" text:id="ct92127488">
          <text:deletion>
            <office:change-info>
              <dc:creator>HomeUser</dc:creator>
              <dc:date>2013-03-01T16:38:00</dc:date>
            </office:change-info>
            <text:p text:style-name="P3"><text:span text:style-name="T1">Effect </text:span></text:p>
          </text:deletion>
        </text:changed-region>
        <text:changed-region xml:id="ct92127592" text:id="ct92127592">
          <text:insertion>
            <office:change-info>
              <dc:creator>HomeUser</dc:creator>
              <dc:date>2013-03-01T16:38:00</dc:date>
            </office:change-info>
          </text:insertion>
        </text:changed-region>
        <text:changed-region xml:id="ct92127696" text:id="ct92127696">
          <text:deletion>
            <office:change-info>
              <dc:creator>HomeUser</dc:creator>
              <dc:date>2013-03-01T16:38:00</dc:date>
            </office:change-info>
            <text:p text:style-name="P3"><text:span text:style-name="T1">Warming</text:span></text:p>
          </text:deletion>
        </text:changed-region>
        <text:changed-region xml:id="ct92127800" text:id="ct92127800">
          <text:insertion>
            <office:change-info>
              <dc:creator>HomeUser</dc:creator>
              <dc:date>2013-03-01T16:38:00</dc:date>
            </office:change-info>
          </text:insertion>
        </text:changed-region>
        <text:changed-region xml:id="ct92127904" text:id="ct92127904">
          <text:deletion>
            <office:change-info>
              <dc:creator>HomeUser</dc:creator>
              <dc:date>2013-03-01T16:38:00</dc:date>
            </office:change-info>
            <text:p text:style-name="P3"><text:span text:style-name="T1">Frost </text:span></text:p>
          </text:deletion>
        </text:changed-region>
        <text:changed-region xml:id="ct92128008" text:id="ct92128008">
          <text:insertion>
            <office:change-info>
              <dc:creator>HomeUser</dc:creator>
              <dc:date>2013-03-01T16:38:00</dc:date>
            </office:change-info>
          </text:insertion>
        </text:changed-region>
        <text:changed-region xml:id="ct92128112" text:id="ct92128112">
          <text:deletion>
            <office:change-info>
              <dc:creator>HomeUser</dc:creator>
              <dc:date>2013-03-01T16:38:00</dc:date>
            </office:change-info>
            <text:p text:style-name="P3"><text:span text:style-name="T1">Events</text:span></text:p>
          </text:deletion>
        </text:changed-region>
        <text:changed-region xml:id="ct92128216" text:id="ct92128216">
          <text:insertion>
            <office:change-info>
              <dc:creator>HomeUser</dc:creator>
              <dc:date>2013-03-01T16:38:00</dc:date>
            </office:change-info>
          </text:insertion>
        </text:changed-region>
        <text:changed-region xml:id="ct92128320" text:id="ct92128320">
          <text:deletion>
            <office:change-info>
              <dc:creator>HomeUser</dc:creator>
              <dc:date>2013-03-01T16:38:00</dc:date>
            </office:change-info>
            <text:p text:style-name="P3"><text:span text:style-name="T1">Cloud </text:span></text:p>
          </text:deletion>
        </text:changed-region>
        <text:changed-region xml:id="ct92128424" text:id="ct92128424">
          <text:insertion>
            <office:change-info>
              <dc:creator>HomeUser</dc:creator>
              <dc:date>2013-03-01T16:38:00</dc:date>
            </office:change-info>
          </text:insertion>
        </text:changed-region>
        <text:changed-region xml:id="ct92128528" text:id="ct92128528">
          <text:deletion>
            <office:change-info>
              <dc:creator>HomeUser</dc:creator>
              <dc:date>2013-03-01T16:38:00</dc:date>
            </office:change-info>
            <text:p text:style-name="P3"><text:span text:style-name="T1">Cover </text:span></text:p>
          </text:deletion>
        </text:changed-region>
        <text:changed-region xml:id="ct92128632" text:id="ct92128632">
          <text:insertion>
            <office:change-info>
              <dc:creator>HomeUser</dc:creator>
              <dc:date>2013-03-01T16:38:00</dc:date>
            </office:change-info>
          </text:insertion>
        </text:changed-region>
        <text:changed-region xml:id="ct92128736" text:id="ct92128736">
          <text:format-change>
            <office:change-info>
              <dc:creator>HomeUser</dc:creator>
              <dc:date>2013-03-01T16:38:00</dc:date>
            </office:change-info>
          </text:format-change>
        </text:changed-region>
        <text:changed-region xml:id="ct92128840" text:id="ct92128840">
          <text:deletion>
            <office:change-info>
              <dc:creator>HomeUser</dc:creator>
              <dc:date>2013-03-01T16:38:00</dc:date>
            </office:change-info>
            <text:p text:style-name="P3"><text:span text:style-name="T1">Fertilization </text:span></text:p>
          </text:deletion>
        </text:changed-region>
        <text:changed-region xml:id="ct92128944" text:id="ct92128944">
          <text:insertion>
            <office:change-info>
              <dc:creator>HomeUser</dc:creator>
              <dc:date>2013-03-01T16:38:00</dc:date>
            </office:change-info>
          </text:insertion>
        </text:changed-region>
        <text:changed-region xml:id="ct92129048" text:id="ct92129048">
          <text:deletion>
            <office:change-info>
              <dc:creator>HomeUser</dc:creator>
              <dc:date>2013-03-01T16:38:00</dc:date>
            </office:change-info>
            <text:p text:style-name="P3"><text:span text:style-name="T1">Conifer </text:span></text:p>
          </text:deletion>
        </text:changed-region>
        <text:changed-region xml:id="ct92129152" text:id="ct92129152">
          <text:insertion>
            <office:change-info>
              <dc:creator>HomeUser</dc:creator>
              <dc:date>2013-03-01T16:38:00</dc:date>
            </office:change-info>
          </text:insertion>
        </text:changed-region>
        <text:changed-region xml:id="ct92129256" text:id="ct92129256">
          <text:deletion>
            <office:change-info>
              <dc:creator>HomeUser</dc:creator>
              <dc:date>2013-03-01T16:38:00</dc:date>
            </office:change-info>
            <text:p text:style-name="P3"><text:span text:style-name="T1">Tree </text:span></text:p>
          </text:deletion>
        </text:changed-region>
        <text:changed-region xml:id="ct92129360" text:id="ct92129360">
          <text:insertion>
            <office:change-info>
              <dc:creator>HomeUser</dc:creator>
              <dc:date>2013-03-01T16:38:00</dc:date>
            </office:change-info>
          </text:insertion>
        </text:changed-region>
        <text:changed-region xml:id="ct92129464" text:id="ct92129464">
          <text:deletion>
            <office:change-info>
              <dc:creator>HomeUser</dc:creator>
              <dc:date>2013-03-01T16:38:00</dc:date>
            </office:change-info>
            <text:p text:style-name="P3"><text:span text:style-name="T1">Rings</text:span></text:p>
          </text:deletion>
        </text:changed-region>
        <text:changed-region xml:id="ct92129568" text:id="ct92129568">
          <text:insertion>
            <office:change-info>
              <dc:creator>HomeUser</dc:creator>
              <dc:date>2013-03-01T16:38:00</dc:date>
            </office:change-info>
          </text:insertion>
        </text:changed-region>
        <text:changed-region xml:id="ct92129672" text:id="ct92129672">
          <text:insertion>
            <office:change-info>
              <dc:creator>HomeUser</dc:creator>
              <dc:date>2013-03-01T16:38:00</dc:date>
            </office:change-info>
          </text:insertion>
        </text:changed-region>
        <text:changed-region xml:id="ct92129776" text:id="ct92129776">
          <text:insertion>
            <office:change-info>
              <dc:creator>Lisa</dc:creator>
              <dc:date>2013-02-23T19:47:00</dc:date>
            </office:change-info>
          </text:insertion>
        </text:changed-region>
        <text:changed-region xml:id="ct92129880" text:id="ct92129880">
          <text:format-change>
            <office:change-info>
              <dc:creator>Lisa</dc:creator>
              <dc:date>2013-02-23T19:45:00</dc:date>
            </office:change-info>
          </text:format-change>
        </text:changed-region>
        <text:changed-region xml:id="ct92129984" text:id="ct92129984">
          <text:format-change>
            <office:change-info>
              <dc:creator>Lisa</dc:creator>
              <dc:date>2013-02-23T19:43:00</dc:date>
            </office:change-info>
          </text:format-change>
        </text:changed-region>
        <text:changed-region xml:id="ct92130920" text:id="ct92130920">
          <text:deletion>
            <office:change-info>
              <dc:creator>HomeUser</dc:creator>
              <dc:date>2013-03-01T16:51:00</dc:date>
            </office:change-info>
            <text:p text:style-name="P3"><text:span text:style-name="T1">Ecosites, eNorthwest nInterpretations for iManagement mOntario Ministry of Natural Resources (1997), Ecological and </text:span></text:p>
          </text:deletion>
        </text:changed-region>
        <text:changed-region xml:id="ct92131024" text:id="ct92131024">
          <text:deletion>
            <office:change-info>
              <dc:creator>HomeUser</dc:creator>
              <dc:date>2013-03-01T16:51:00</dc:date>
            </office:change-info>
            <text:p text:style-name="P3"><text:span text:style-name="T5">Silvicultural Guide to Managing for Black Spruce, Jack Pine and Aspen on Boreal Ecosites in Ontario</text:span><text:span text:style-name="T1">, 39–62.</text:span></text:p>
          </text:deletion>
        </text:changed-region>
        <text:changed-region xml:id="ct92131208" text:id="ct92131208">
          <text:deletion>
            <office:change-info>
              <dc:creator>HomeUser</dc:creator>
              <dc:date>2013-03-01T16:51:00</dc:date>
            </office:change-info>
            <text:p text:style-name="P3"><text:span text:style-name="T1"/></text:p>
            <text:p text:style-name="P3"><text:span text:style-name="T1"/></text:p>
          </text:deletion>
        </text:changed-region>
        <text:changed-region xml:id="ct92131312" text:id="ct92131312">
          <text:insertion>
            <office:change-info>
              <dc:creator>Lisa</dc:creator>
              <dc:date>2013-02-23T19:39:00</dc:date>
            </office:change-info>
          </text:insertion>
        </text:changed-region>
        <text:changed-region xml:id="ct92131416" text:id="ct92131416">
          <text:insertion>
            <office:change-info>
              <dc:creator>Lisa</dc:creator>
              <dc:date>2013-02-23T19:39:00</dc:date>
            </office:change-info>
          </text:insertion>
        </text:changed-region>
        <text:changed-region xml:id="ct92131520" text:id="ct92131520">
          <text:deletion>
            <office:change-info>
              <dc:creator>Lisa</dc:creator>
              <dc:date>2013-02-23T19:41:00</dc:date>
            </office:change-info>
            <text:p text:style-name="P3"><text:span text:style-name="T1">in </text:span><text:span text:style-name="T5">Silvics of North America</text:span><text:span text:style-name="T1">, </text:span></text:p>
          </text:deletion>
        </text:changed-region>
        <text:changed-region xml:id="ct92131624" text:id="ct92131624">
          <text:insertion>
            <office:change-info>
              <dc:creator>Lisa</dc:creator>
              <dc:date>2013-02-23T19:41:00</dc:date>
            </office:change-info>
          </text:insertion>
        </text:changed-region>
        <text:changed-region xml:id="ct92131728" text:id="ct92131728">
          <text:insertion>
            <office:change-info>
              <dc:creator>Lisa</dc:creator>
              <dc:date>2013-02-23T19:42:00</dc:date>
            </office:change-info>
          </text:insertion>
        </text:changed-region>
        <text:changed-region xml:id="ct92131832" text:id="ct92131832">
          <text:insertion>
            <office:change-info>
              <dc:creator>Lisa</dc:creator>
              <dc:date>2013-02-23T19:41:00</dc:date>
            </office:change-info>
          </text:insertion>
        </text:changed-region>
        <text:changed-region xml:id="ct92131936" text:id="ct92131936">
          <text:insertion>
            <office:change-info>
              <dc:creator>Lisa</dc:creator>
              <dc:date>2013-02-23T19:42:00</dc:date>
            </office:change-info>
          </text:insertion>
        </text:changed-region>
        <text:changed-region xml:id="ct92132040" text:id="ct92132040">
          <text:insertion>
            <office:change-info>
              <dc:creator>Lisa</dc:creator>
              <dc:date>2013-02-23T19:41:00</dc:date>
            </office:change-info>
          </text:insertion>
        </text:changed-region>
        <text:changed-region xml:id="ct92132144" text:id="ct92132144">
          <text:insertion>
            <office:change-info>
              <dc:creator>Lisa</dc:creator>
              <dc:date>2013-02-23T19:42:00</dc:date>
            </office:change-info>
          </text:insertion>
        </text:changed-region>
        <text:changed-region xml:id="ct92132248" text:id="ct92132248">
          <text:insertion>
            <office:change-info>
              <dc:creator>Lisa</dc:creator>
              <dc:date>2013-02-23T19:41:00</dc:date>
            </office:change-info>
          </text:insertion>
        </text:changed-region>
        <text:changed-region xml:id="ct92132352" text:id="ct92132352">
          <text:insertion>
            <office:change-info>
              <dc:creator>Lisa</dc:creator>
              <dc:date>2013-02-23T19:43:00</dc:date>
            </office:change-info>
          </text:insertion>
        </text:changed-region>
        <text:changed-region xml:id="ct92132560" text:id="ct92132560">
          <text:deletion>
            <office:change-info>
              <dc:creator>Lisa</dc:creator>
              <dc:date>2013-02-23T19:39:00</dc:date>
            </office:change-info>
            <text:p text:style-name="P3"><text:span text:style-name="T1">nited States Government Printing Office.</text:span></text:p>
          </text:deletion>
        </text:changed-region>
        <text:changed-region xml:id="ct92132456" text:id="ct92132456">
          <text:deletion>
            <office:change-info>
              <dc:creator>Lisa</dc:creator>
              <dc:date>2013-02-23T19:41:00</dc:date>
            </office:change-info>
            <text:p text:style-name="P3"><text:span text:style-name="T1">U</text:span></text:p>
          </text:deletion>
        </text:changed-region>
        <text:changed-region xml:id="ct92132664" text:id="ct92132664">
          <text:deletion>
            <office:change-info>
              <dc:creator>Lisa</dc:creator>
              <dc:date>2013-02-23T19:39:00</dc:date>
            </office:change-info>
            <text:p text:style-name="P3"><text:span text:style-name="T5">Restoration</text:span></text:p>
          </text:deletion>
        </text:changed-region>
        <text:changed-region xml:id="ct92132768" text:id="ct92132768">
          <text:insertion>
            <office:change-info>
              <dc:creator>Lisa</dc:creator>
              <dc:date>2013-02-23T19:39:00</dc:date>
            </office:change-info>
          </text:insertion>
        </text:changed-region>
        <text:changed-region xml:id="ct92132872" text:id="ct92132872">
          <text:format-change>
            <office:change-info>
              <dc:creator>Lisa</dc:creator>
              <dc:date>2013-02-23T19:36:00</dc:date>
            </office:change-info>
          </text:format-change>
        </text:changed-region>
        <text:changed-region xml:id="ct92132976" text:id="ct92132976">
          <text:insertion>
            <office:change-info>
              <dc:creator>HomeUser</dc:creator>
              <dc:date>2013-03-01T16:39:00</dc:date>
            </office:change-info>
          </text:insertion>
        </text:changed-region>
        <text:changed-region xml:id="ct92133080" text:id="ct92133080">
          <text:insertion>
            <office:change-info>
              <dc:creator>Lisa</dc:creator>
              <dc:date>2013-02-23T19:36:00</dc:date>
            </office:change-info>
          </text:insertion>
        </text:changed-region>
        <text:changed-region xml:id="ct92133184" text:id="ct92133184">
          <text:insertion>
            <office:change-info>
              <dc:creator>Lisa</dc:creator>
              <dc:date>2013-02-23T19:36:00</dc:date>
            </office:change-info>
          </text:insertion>
        </text:changed-region>
        <text:changed-region xml:id="ct92133288" text:id="ct92133288">
          <text:deletion>
            <office:change-info>
              <dc:creator>HomeUser</dc:creator>
              <dc:date>2013-03-01T16:40:00</dc:date>
            </office:change-info>
            <text:p text:style-name="P3"><text:span text:style-name="T1">ON</text:span></text:p>
          </text:deletion>
        </text:changed-region>
        <text:changed-region xml:id="ct92133392" text:id="ct92133392">
          <text:insertion>
            <office:change-info>
              <dc:creator>HomeUser</dc:creator>
              <dc:date>2013-03-01T16:40:00</dc:date>
            </office:change-info>
          </text:insertion>
        </text:changed-region>
        <text:changed-region xml:id="ct92133496" text:id="ct92133496">
          <text:format-change>
            <office:change-info>
              <dc:creator>Lisa</dc:creator>
              <dc:date>2013-02-23T19:36:00</dc:date>
            </office:change-info>
          </text:format-change>
        </text:changed-region>
        <text:changed-region xml:id="ct92133600" text:id="ct92133600">
          <text:format-change>
            <office:change-info>
              <dc:creator>Lisa</dc:creator>
              <dc:date>2013-02-23T19:35:00</dc:date>
            </office:change-info>
          </text:format-change>
        </text:changed-region>
        <text:changed-region xml:id="ct92133704" text:id="ct92133704">
          <text:insertion>
            <office:change-info>
              <dc:creator>Lisa</dc:creator>
              <dc:date>2013-02-23T19:35:00</dc:date>
            </office:change-info>
          </text:insertion>
        </text:changed-region>
        <text:changed-region xml:id="ct92133808" text:id="ct92133808">
          <text:format-change>
            <office:change-info>
              <dc:creator>Lisa</dc:creator>
              <dc:date>2013-02-23T19:35:00</dc:date>
            </office:change-info>
          </text:format-change>
        </text:changed-region>
        <text:changed-region xml:id="ct92133912" text:id="ct92133912">
          <text:insertion>
            <office:change-info>
              <dc:creator>Lisa</dc:creator>
              <dc:date>2013-02-23T19:25:00</dc:date>
            </office:change-info>
          </text:insertion>
        </text:changed-region>
        <text:changed-region xml:id="ct92134016" text:id="ct92134016">
          <text:insertion>
            <office:change-info>
              <dc:creator>Lisa</dc:creator>
              <dc:date>2013-02-23T19:35:00</dc:date>
            </office:change-info>
          </text:insertion>
        </text:changed-region>
        <text:changed-region xml:id="ct92134120" text:id="ct92134120">
          <text:insertion>
            <office:change-info>
              <dc:creator>Lisa</dc:creator>
              <dc:date>2013-02-23T19:35:00</dc:date>
            </office:change-info>
          </text:insertion>
        </text:changed-region>
        <text:changed-region xml:id="ct92134328" text:id="ct92134328">
          <text:insertion>
            <office:change-info>
              <dc:creator>Lisa</dc:creator>
              <dc:date>2013-02-23T20:04:00</dc:date>
            </office:change-info>
          </text:insertion>
        </text:changed-region>
        <text:changed-region xml:id="ct92134432" text:id="ct92134432">
          <text:insertion>
            <office:change-info>
              <dc:creator>Lisa</dc:creator>
              <dc:date>2013-02-23T20:05:00</dc:date>
            </office:change-info>
          </text:insertion>
        </text:changed-region>
        <text:changed-region xml:id="ct92134536" text:id="ct92134536">
          <text:insertion>
            <office:change-info>
              <dc:creator>Lisa</dc:creator>
              <dc:date>2013-02-23T20:04:00</dc:date>
            </office:change-info>
          </text:insertion>
        </text:changed-region>
        <text:changed-region xml:id="ct92134640" text:id="ct92134640">
          <text:insertion>
            <office:change-info>
              <dc:creator>Lisa</dc:creator>
              <dc:date>2013-02-23T20:05:00</dc:date>
            </office:change-info>
          </text:insertion>
        </text:changed-region>
        <text:changed-region xml:id="ct92134744" text:id="ct92134744">
          <text:insertion>
            <office:change-info>
              <dc:creator>Lisa</dc:creator>
              <dc:date>2013-02-23T20:04:00</dc:date>
            </office:change-info>
          </text:insertion>
        </text:changed-region>
        <text:changed-region xml:id="ct92134848" text:id="ct92134848">
          <text:insertion>
            <office:change-info>
              <dc:creator>Lisa</dc:creator>
              <dc:date>2013-02-23T20:05:00</dc:date>
            </office:change-info>
          </text:insertion>
        </text:changed-region>
        <text:changed-region xml:id="ct92134952" text:id="ct92134952">
          <text:insertion>
            <office:change-info>
              <dc:creator>Lisa</dc:creator>
              <dc:date>2013-02-23T20:05:00</dc:date>
            </office:change-info>
          </text:insertion>
        </text:changed-region>
        <text:changed-region xml:id="ct92135056" text:id="ct92135056">
          <text:insertion>
            <office:change-info>
              <dc:creator>Lisa</dc:creator>
              <dc:date>2013-02-23T20:06:00</dc:date>
            </office:change-info>
          </text:insertion>
        </text:changed-region>
        <text:changed-region xml:id="ct92135160" text:id="ct92135160">
          <text:insertion>
            <office:change-info>
              <dc:creator>Lisa</dc:creator>
              <dc:date>2013-02-23T20:05:00</dc:date>
            </office:change-info>
          </text:insertion>
        </text:changed-region>
        <text:changed-region xml:id="ct92135304" text:id="ct92135304">
          <text:insertion>
            <office:change-info>
              <dc:creator>Lisa</dc:creator>
              <dc:date>2013-02-23T20:07:00</dc:date>
            </office:change-info>
          </text:insertion>
        </text:changed-region>
        <text:changed-region xml:id="ct92135408" text:id="ct92135408">
          <text:insertion>
            <office:change-info>
              <dc:creator>Lisa</dc:creator>
              <dc:date>2013-02-23T20:05:00</dc:date>
            </office:change-info>
          </text:insertion>
        </text:changed-region>
        <text:changed-region xml:id="ct92135512" text:id="ct92135512">
          <text:insertion>
            <office:change-info>
              <dc:creator>Lisa</dc:creator>
              <dc:date>2013-02-23T20:06:00</dc:date>
            </office:change-info>
          </text:insertion>
        </text:changed-region>
        <text:changed-region xml:id="ct92135616" text:id="ct92135616">
          <text:insertion>
            <office:change-info>
              <dc:creator>Lisa</dc:creator>
              <dc:date>2013-02-23T20:05:00</dc:date>
            </office:change-info>
          </text:insertion>
        </text:changed-region>
        <text:changed-region xml:id="ct92135720" text:id="ct92135720">
          <text:insertion>
            <office:change-info>
              <dc:creator>Lisa</dc:creator>
              <dc:date>2013-02-23T20:07:00</dc:date>
            </office:change-info>
          </text:insertion>
        </text:changed-region>
        <text:changed-region xml:id="ct92135824" text:id="ct92135824">
          <text:insertion>
            <office:change-info>
              <dc:creator>Lisa</dc:creator>
              <dc:date>2013-02-23T20:05:00</dc:date>
            </office:change-info>
          </text:insertion>
        </text:changed-region>
        <text:changed-region xml:id="ct92135928" text:id="ct92135928">
          <text:insertion>
            <office:change-info>
              <dc:creator>Lisa</dc:creator>
              <dc:date>2013-02-23T20:06:00</dc:date>
            </office:change-info>
          </text:insertion>
        </text:changed-region>
        <text:changed-region xml:id="ct92136032" text:id="ct92136032">
          <text:insertion>
            <office:change-info>
              <dc:creator>Lisa</dc:creator>
              <dc:date>2013-02-23T20:05:00</dc:date>
            </office:change-info>
          </text:insertion>
        </text:changed-region>
        <text:changed-region xml:id="ct92136136" text:id="ct92136136">
          <text:insertion>
            <office:change-info>
              <dc:creator>Lisa</dc:creator>
              <dc:date>2013-02-23T20:06:00</dc:date>
            </office:change-info>
          </text:insertion>
        </text:changed-region>
        <text:changed-region xml:id="ct92136240" text:id="ct92136240">
          <text:insertion>
            <office:change-info>
              <dc:creator>Lisa</dc:creator>
              <dc:date>2013-02-23T20:08:00</dc:date>
            </office:change-info>
          </text:insertion>
        </text:changed-region>
        <text:changed-region xml:id="ct92136344" text:id="ct92136344">
          <text:insertion>
            <office:change-info>
              <dc:creator>Lisa</dc:creator>
              <dc:date>2013-02-23T20:06:00</dc:date>
            </office:change-info>
          </text:insertion>
        </text:changed-region>
        <text:changed-region xml:id="ct92136448" text:id="ct92136448">
          <text:insertion>
            <office:change-info>
              <dc:creator>Lisa</dc:creator>
              <dc:date>2013-02-23T20:01:00</dc:date>
            </office:change-info>
          </text:insertion>
        </text:changed-region>
        <text:changed-region xml:id="ct92136552" text:id="ct92136552">
          <text:deletion>
            <office:change-info>
              <dc:creator>Lisa</dc:creator>
              <dc:date>2013-02-23T20:01:00</dc:date>
            </office:change-info>
            <text:p text:style-name="P4"><text:span text:style-name="T20">AIC</text:span></text:p>
          </text:deletion>
        </text:changed-region>
        <text:changed-region xml:id="ct92136656" text:id="ct92136656">
          <text:insertion>
            <office:change-info>
              <dc:creator>Lisa</dc:creator>
              <dc:date>2013-02-23T20:01:00</dc:date>
            </office:change-info>
          </text:insertion>
        </text:changed-region>
        <text:changed-region xml:id="ct92136760" text:id="ct92136760">
          <text:deletion>
            <office:change-info>
              <dc:creator>Lisa</dc:creator>
              <dc:date>2013-02-23T20:01:00</dc:date>
            </office:change-info>
            <text:p text:style-name="P4"><text:span text:style-name="T20">BIC</text:span></text:p>
          </text:deletion>
        </text:changed-region>
        <text:changed-region xml:id="ct92136864" text:id="ct92136864">
          <text:insertion>
            <office:change-info>
              <dc:creator>Lisa</dc:creator>
              <dc:date>2013-02-23T20:01:00</dc:date>
            </office:change-info>
          </text:insertion>
        </text:changed-region>
        <text:changed-region xml:id="ct92136968" text:id="ct92136968">
          <text:deletion>
            <office:change-info>
              <dc:creator>Lisa</dc:creator>
              <dc:date>2013-02-23T20:01:00</dc:date>
            </office:change-info>
            <text:p text:style-name="P5"><text:s/></text:p>
          </text:deletion>
        </text:changed-region>
        <text:changed-region xml:id="ct92137072" text:id="ct92137072">
          <text:insertion>
            <office:change-info>
              <dc:creator>Lisa</dc:creator>
              <dc:date>2013-02-23T19:52:00</dc:date>
            </office:change-info>
          </text:insertion>
        </text:changed-region>
        <text:changed-region xml:id="ct92137176" text:id="ct92137176">
          <text:insertion>
            <office:change-info>
              <dc:creator>Lisa</dc:creator>
              <dc:date>2013-02-23T19:52:00</dc:date>
            </office:change-info>
          </text:insertion>
        </text:changed-region>
        <text:changed-region xml:id="ct92137280" text:id="ct92137280">
          <text:insertion>
            <office:change-info>
              <dc:creator>Lisa</dc:creator>
              <dc:date>2013-02-23T19:52:00</dc:date>
            </office:change-info>
          </text:insertion>
        </text:changed-region>
        <text:changed-region xml:id="ct92137384" text:id="ct92137384">
          <text:insertion>
            <office:change-info>
              <dc:creator>Lisa</dc:creator>
              <dc:date>2013-02-23T19:52:00</dc:date>
            </office:change-info>
          </text:insertion>
        </text:changed-region>
        <text:changed-region xml:id="ct92137488" text:id="ct92137488">
          <text:deletion>
            <office:change-info>
              <dc:creator>Lisa</dc:creator>
              <dc:date>2013-02-23T19:50:00</dc:date>
            </office:change-info>
            <text:p text:style-name="Standard"><text:span text:style-name="T6">between </text:span></text:p>
          </text:deletion>
        </text:changed-region>
        <text:changed-region xml:id="ct92137592" text:id="ct92137592">
          <text:insertion>
            <office:change-info>
              <dc:creator>Lisa</dc:creator>
              <dc:date>2013-02-23T19:50:00</dc:date>
            </office:change-info>
          </text:insertion>
        </text:changed-region>
        <text:changed-region xml:id="ct92137696" text:id="ct92137696">
          <text:deletion>
            <office:change-info>
              <dc:creator>Lisa</dc:creator>
              <dc:date>2013-02-23T19:50:00</dc:date>
            </office:change-info>
            <text:p text:style-name="Standard"><text:span text:style-name="T6"><text:s/>fit in</text:span></text:p>
          </text:deletion>
        </text:changed-region>
        <text:changed-region xml:id="ct92137800" text:id="ct92137800">
          <text:insertion>
            <office:change-info>
              <dc:creator>Lisa</dc:creator>
              <dc:date>2013-02-23T20:08:00</dc:date>
            </office:change-info>
          </text:insertion>
        </text:changed-region>
        <text:changed-region xml:id="ct92137904" text:id="ct92137904">
          <text:insertion>
            <office:change-info>
              <dc:creator>Lisa</dc:creator>
              <dc:date>2013-02-23T20:08:00</dc:date>
            </office:change-info>
          </text:insertion>
        </text:changed-region>
        <text:changed-region xml:id="ct92138008" text:id="ct92138008">
          <text:insertion>
            <office:change-info>
              <dc:creator>Lisa</dc:creator>
              <dc:date>2013-02-23T20:00:00</dc:date>
            </office:change-info>
          </text:insertion>
        </text:changed-region>
        <text:changed-region xml:id="ct92138112" text:id="ct92138112">
          <text:deletion>
            <office:change-info>
              <dc:creator>Lisa</dc:creator>
              <dc:date>2013-02-23T20:00:00</dc:date>
            </office:change-info>
            <text:p text:style-name="P6">GAM</text:p>
          </text:deletion>
        </text:changed-region>
        <text:changed-region xml:id="ct92138216" text:id="ct92138216">
          <text:deletion>
            <office:change-info>
              <dc:creator>Lisa</dc:creator>
              <dc:date>2013-02-23T20:00:00</dc:date>
            </office:change-info>
            <text:p text:style-name="P6">GAM</text:p>
          </text:deletion>
        </text:changed-region>
        <text:changed-region xml:id="ct92138320" text:id="ct92138320">
          <text:insertion>
            <office:change-info>
              <dc:creator>Lisa</dc:creator>
              <dc:date>2013-02-23T20:00:00</dc:date>
            </office:change-info>
          </text:insertion>
        </text:changed-region>
        <text:changed-region xml:id="ct92138424" text:id="ct92138424">
          <text:insertion>
            <office:change-info>
              <dc:creator>Lisa</dc:creator>
              <dc:date>2013-02-24T19:00:00</dc:date>
            </office:change-info>
          </text:insertion>
        </text:changed-region>
        <text:changed-region xml:id="ct92138528" text:id="ct92138528">
          <text:insertion>
            <office:change-info>
              <dc:creator>Lisa</dc:creator>
              <dc:date>2013-02-24T19:00:00</dc:date>
            </office:change-info>
          </text:insertion>
        </text:changed-region>
        <text:changed-region xml:id="ct92138632" text:id="ct92138632">
          <text:insertion>
            <office:change-info>
              <dc:creator>Lisa</dc:creator>
              <dc:date>2013-02-23T20:38:00</dc:date>
            </office:change-info>
          </text:insertion>
        </text:changed-region>
        <text:changed-region xml:id="ct92138736" text:id="ct92138736">
          <text:insertion>
            <office:change-info>
              <dc:creator>Lisa</dc:creator>
              <dc:date>2013-02-23T20:39:00</dc:date>
            </office:change-info>
          </text:insertion>
        </text:changed-region>
        <text:changed-region xml:id="ct92138840" text:id="ct92138840">
          <text:insertion>
            <office:change-info>
              <dc:creator>Lisa</dc:creator>
              <dc:date>2013-02-23T20:38:00</dc:date>
            </office:change-info>
          </text:insertion>
        </text:changed-region>
        <text:changed-region xml:id="ct92138944" text:id="ct92138944">
          <text:insertion>
            <office:change-info>
              <dc:creator>Lisa</dc:creator>
              <dc:date>2013-02-23T20:40:00</dc:date>
            </office:change-info>
          </text:insertion>
        </text:changed-region>
        <text:changed-region xml:id="ct92139048" text:id="ct92139048">
          <text:insertion>
            <office:change-info>
              <dc:creator>Lisa</dc:creator>
              <dc:date>2013-02-24T19:00:00</dc:date>
            </office:change-info>
          </text:insertion>
        </text:changed-region>
        <text:changed-region xml:id="ct92139152" text:id="ct92139152">
          <text:insertion>
            <office:change-info>
              <dc:creator>Lisa</dc:creator>
              <dc:date>2013-02-24T19:00:00</dc:date>
            </office:change-info>
          </text:insertion>
        </text:changed-region>
        <text:changed-region xml:id="ct92139256" text:id="ct92139256">
          <text:deletion>
            <office:change-info>
              <dc:creator>Lisa</dc:creator>
              <dc:date>2013-02-23T20:41:00</dc:date>
            </office:change-info>
            <text:p text:style-name="P1"><text:span text:style-name="T1">Map </text:span></text:p>
          </text:deletion>
        </text:changed-region>
        <text:changed-region xml:id="ct92186592" text:id="ct92186592">
          <text:insertion>
            <office:change-info>
              <dc:creator>Lisa</dc:creator>
              <dc:date>2013-02-23T20:41:00</dc:date>
            </office:change-info>
          </text:insertion>
        </text:changed-region>
        <text:changed-region xml:id="ct92186696" text:id="ct92186696">
          <text:insertion>
            <office:change-info>
              <dc:creator>HomeUser</dc:creator>
              <dc:date>2013-03-01T16:04:00</dc:date>
            </office:change-info>
          </text:insertion>
        </text:changed-region>
        <text:changed-region xml:id="ct92186800" text:id="ct92186800">
          <text:insertion>
            <office:change-info>
              <dc:creator>Lisa</dc:creator>
              <dc:date>2013-02-23T20:43:00</dc:date>
            </office:change-info>
          </text:insertion>
        </text:changed-region>
        <text:changed-region xml:id="ct92186904" text:id="ct92186904">
          <text:insertion>
            <office:change-info>
              <dc:creator>Lisa</dc:creator>
              <dc:date>2013-02-23T20:44:00</dc:date>
            </office:change-info>
          </text:insertion>
        </text:changed-region>
        <text:changed-region xml:id="ct92187008" text:id="ct92187008">
          <text:insertion>
            <office:change-info>
              <dc:creator>Lisa</dc:creator>
              <dc:date>2013-02-23T20:44:00</dc:date>
            </office:change-info>
          </text:insertion>
        </text:changed-region>
        <text:changed-region xml:id="ct92187112" text:id="ct92187112">
          <text:insertion>
            <office:change-info>
              <dc:creator>Lisa</dc:creator>
              <dc:date>2013-02-23T20:50:00</dc:date>
            </office:change-info>
          </text:insertion>
        </text:changed-region>
        <text:changed-region xml:id="ct92187216" text:id="ct92187216">
          <text:deletion>
            <office:change-info>
              <dc:creator>Lisa</dc:creator>
              <dc:date>2013-02-23T20:50:00</dc:date>
            </office:change-info>
            <text:p text:style-name="P1"><text:span text:style-name="T1"><text:s/></text:span></text:p>
          </text:deletion>
        </text:changed-region>
        <text:changed-region xml:id="ct92187320" text:id="ct92187320">
          <text:insertion>
            <office:change-info>
              <dc:creator>Lisa</dc:creator>
              <dc:date>2013-02-23T20:49:00</dc:date>
            </office:change-info>
          </text:insertion>
        </text:changed-region>
        <text:changed-region xml:id="ct92187424" text:id="ct92187424">
          <text:insertion>
            <office:change-info>
              <dc:creator>Lisa</dc:creator>
              <dc:date>2013-02-23T20:50:00</dc:date>
            </office:change-info>
          </text:insertion>
        </text:changed-region>
        <text:changed-region xml:id="ct92187528" text:id="ct92187528">
          <text:insertion>
            <office:change-info>
              <dc:creator>Lisa</dc:creator>
              <dc:date>2013-02-23T20:49:00</dc:date>
            </office:change-info>
          </text:insertion>
        </text:changed-region>
        <text:changed-region xml:id="ct92187632" text:id="ct92187632">
          <text:deletion>
            <office:change-info>
              <dc:creator>Lisa</dc:creator>
              <dc:date>2013-02-23T20:50:00</dc:date>
            </office:change-info>
            <text:p text:style-name="P1"><text:span text:style-name="T1">while</text:span></text:p>
          </text:deletion>
        </text:changed-region>
        <text:changed-region xml:id="ct95738000" text:id="ct95738000">
          <text:insertion>
            <office:change-info>
              <dc:creator>Lisa</dc:creator>
              <dc:date>2013-02-23T20:50:00</dc:date>
            </office:change-info>
          </text:insertion>
        </text:changed-region>
        <text:changed-region xml:id="ct95738104" text:id="ct95738104">
          <text:insertion>
            <office:change-info>
              <dc:creator>Lisa</dc:creator>
              <dc:date>2013-02-23T20:50:00</dc:date>
            </office:change-info>
          </text:insertion>
        </text:changed-region>
        <text:changed-region xml:id="ct95738208" text:id="ct95738208">
          <text:insertion>
            <office:change-info>
              <dc:creator>Lisa</dc:creator>
              <dc:date>2013-02-23T20:51:00</dc:date>
            </office:change-info>
          </text:insertion>
        </text:changed-region>
        <text:changed-region xml:id="ct95738312" text:id="ct95738312">
          <text:insertion>
            <office:change-info>
              <dc:creator>Lisa</dc:creator>
              <dc:date>2013-02-23T20:52:00</dc:date>
            </office:change-info>
          </text:insertion>
        </text:changed-region>
        <text:changed-region xml:id="ct95738416" text:id="ct95738416">
          <text:insertion>
            <office:change-info>
              <dc:creator>Lisa</dc:creator>
              <dc:date>2013-02-23T20:53:00</dc:date>
            </office:change-info>
          </text:insertion>
        </text:changed-region>
        <text:changed-region xml:id="ct95738520" text:id="ct95738520">
          <text:deletion>
            <office:change-info>
              <dc:creator>Lisa</dc:creator>
              <dc:date>2013-02-23T20:53:00</dc:date>
            </office:change-info>
            <text:p text:style-name="P1"><text:span text:style-name="T1">A</text:span></text:p>
          </text:deletion>
        </text:changed-region>
        <text:changed-region xml:id="ct95738624" text:id="ct95738624">
          <text:insertion>
            <office:change-info>
              <dc:creator>Lisa</dc:creator>
              <dc:date>2013-02-23T20:52:00</dc:date>
            </office:change-info>
          </text:insertion>
        </text:changed-region>
        <text:changed-region xml:id="ct95738728" text:id="ct95738728">
          <text:deletion>
            <office:change-info>
              <dc:creator>Lisa</dc:creator>
              <dc:date>2013-02-23T20:54:00</dc:date>
            </office:change-info>
            <text:p text:style-name="P1"><text:span text:style-name="T1">, equivalent to the regional curve</text:span></text:p>
          </text:deletion>
        </text:changed-region>
        <text:changed-region xml:id="ct95738832" text:id="ct95738832">
          <text:insertion>
            <office:change-info>
              <dc:creator>Lisa</dc:creator>
              <dc:date>2013-02-23T20:52:00</dc:date>
            </office:change-info>
          </text:insertion>
        </text:changed-region>
        <text:changed-region xml:id="ct95738936" text:id="ct95738936">
          <text:deletion>
            <office:change-info>
              <dc:creator>Lisa</dc:creator>
              <dc:date>2013-02-23T18:13:00</dc:date>
            </office:change-info>
            <text:p text:style-name="P1"><text:span text:style-name="T1"><text:s text:c="2"/></text:span></text:p>
          </text:deletion>
        </text:changed-region>
        <text:changed-region xml:id="ct95739040" text:id="ct95739040">
          <text:insertion>
            <office:change-info>
              <dc:creator>Lisa</dc:creator>
              <dc:date>2013-02-23T18:13:00</dc:date>
            </office:change-info>
          </text:insertion>
        </text:changed-region>
        <text:changed-region xml:id="ct95739144" text:id="ct95739144">
          <text:deletion>
            <office:change-info>
              <dc:creator>Lisa</dc:creator>
              <dc:date>2013-02-23T18:13:00</dc:date>
            </office:change-info>
            <text:p text:style-name="P1"><text:span text:style-name="T1"><text:s text:c="2"/></text:span></text:p>
          </text:deletion>
        </text:changed-region>
        <text:changed-region xml:id="ct95739248" text:id="ct95739248">
          <text:insertion>
            <office:change-info>
              <dc:creator>Lisa</dc:creator>
              <dc:date>2013-02-23T18:13:00</dc:date>
            </office:change-info>
          </text:insertion>
        </text:changed-region>
        <text:changed-region xml:id="ct95739352" text:id="ct95739352">
          <text:insertion>
            <office:change-info>
              <dc:creator>Lisa</dc:creator>
              <dc:date>2013-02-23T20:58:00</dc:date>
            </office:change-info>
          </text:insertion>
        </text:changed-region>
        <text:changed-region xml:id="ct95739456" text:id="ct95739456">
          <text:deletion>
            <office:change-info>
              <dc:creator>HomeUser</dc:creator>
              <dc:date>2013-03-01T16:29:00</dc:date>
            </office:change-info>
            <text:p text:style-name="P1"><text:span text:style-name="T1">iWUE</text:span></text:p>
          </text:deletion>
        </text:changed-region>
        <text:changed-region xml:id="ct95739560" text:id="ct95739560">
          <text:insertion>
            <office:change-info>
              <dc:creator>HomeUser</dc:creator>
              <dc:date>2013-03-01T16:29:00</dc:date>
            </office:change-info>
          </text:insertion>
        </text:changed-region>
        <text:changed-region xml:id="ct95739664" text:id="ct95739664">
          <text:insertion>
            <office:change-info>
              <dc:creator>Lisa</dc:creator>
              <dc:date>2013-02-23T20:58:00</dc:date>
            </office:change-info>
          </text:insertion>
        </text:changed-region>
        <text:changed-region xml:id="ct95739872" text:id="ct95739872">
          <text:deletion>
            <office:change-info>
              <dc:creator>Lisa</dc:creator>
              <dc:date>2013-02-23T20:59:00</dc:date>
            </office:change-info>
            <text:p text:style-name="P1"><text:span text:style-name="T1">control </text:span></text:p>
          </text:deletion>
        </text:changed-region>
        <text:changed-region xml:id="ct95739768" text:id="ct95739768">
          <text:insertion>
            <office:change-info>
              <dc:creator>Lisa</dc:creator>
              <dc:date>2013-02-23T20:59:00</dc:date>
            </office:change-info>
          </text:insertion>
        </text:changed-region>
        <text:changed-region xml:id="ct95739976" text:id="ct95739976">
          <text:deletion>
            <office:change-info>
              <dc:creator>Lisa</dc:creator>
              <dc:date>2013-02-23T20:59:00</dc:date>
            </office:change-info>
            <text:p text:style-name="P1"><text:span text:style-name="T1">for</text:span></text:p>
          </text:deletion>
        </text:changed-region>
        <text:changed-region xml:id="ct95740080" text:id="ct95740080">
          <text:deletion>
            <office:change-info>
              <dc:creator>Lisa</dc:creator>
              <dc:date>2013-02-23T20:59:00</dc:date>
            </office:change-info>
            <text:p text:style-name="P1"><text:span text:style-name="T1">changing </text:span></text:p>
          </text:deletion>
        </text:changed-region>
        <text:changed-region xml:id="ct95740184" text:id="ct95740184">
          <text:insertion>
            <office:change-info>
              <dc:creator>Lisa</dc:creator>
              <dc:date>2013-02-23T20:59:00</dc:date>
            </office:change-info>
          </text:insertion>
        </text:changed-region>
        <text:changed-region xml:id="ct95740288" text:id="ct95740288">
          <text:insertion>
            <office:change-info>
              <dc:creator>Lisa</dc:creator>
              <dc:date>2013-02-23T20:59:00</dc:date>
            </office:change-info>
          </text:insertion>
        </text:changed-region>
        <text:changed-region xml:id="ct95740392" text:id="ct95740392">
          <text:insertion>
            <office:change-info>
              <dc:creator>Lisa</dc:creator>
              <dc:date>2013-02-23T21:00:00</dc:date>
            </office:change-info>
          </text:insertion>
        </text:changed-region>
        <text:changed-region xml:id="ct95740496" text:id="ct95740496">
          <text:deletion>
            <office:change-info>
              <dc:creator>Lisa</dc:creator>
              <dc:date>2013-02-23T21:00:00</dc:date>
            </office:change-info>
            <text:p text:style-name="P1"><text:span text:style-name="T1"><text:s/>growing season</text:span></text:p>
          </text:deletion>
        </text:changed-region>
        <text:changed-region xml:id="ct95740600" text:id="ct95740600">
          <text:insertion>
            <office:change-info>
              <dc:creator>Lisa</dc:creator>
              <dc:date>2013-02-23T20:59:00</dc:date>
            </office:change-info>
          </text:insertion>
        </text:changed-region>
        <text:changed-region xml:id="ct95740704" text:id="ct95740704">
          <text:deletion>
            <office:change-info>
              <dc:creator>Lisa</dc:creator>
              <dc:date>2013-02-23T21:00:00</dc:date>
            </office:change-info>
            <text:p text:style-name="P1"><text:span text:style-name="T1">growing season </text:span></text:p>
          </text:deletion>
        </text:changed-region>
        <text:changed-region xml:id="ct95740808" text:id="ct95740808">
          <text:insertion>
            <office:change-info>
              <dc:creator>Lisa</dc:creator>
              <dc:date>2013-02-23T21:00:00</dc:date>
            </office:change-info>
          </text:insertion>
        </text:changed-region>
        <text:changed-region xml:id="ct95740912" text:id="ct95740912">
          <text:deletion>
            <office:change-info>
              <dc:creator>Lisa</dc:creator>
              <dc:date>2013-02-23T21:00:00</dc:date>
            </office:change-info>
            <text:p text:style-name="P1"><text:span text:style-name="T1">growing season </text:span></text:p>
          </text:deletion>
        </text:changed-region>
        <text:changed-region xml:id="ct95741016" text:id="ct95741016">
          <text:deletion>
            <office:change-info>
              <dc:creator>Lisa</dc:creator>
              <dc:date>2013-02-23T21:01:00</dc:date>
            </office:change-info>
            <text:p text:style-name="P1"><text:span text:style-name="T1">intrinsic </text:span></text:p>
          </text:deletion>
        </text:changed-region>
        <text:changed-region xml:id="ct95741120" text:id="ct95741120">
          <text:deletion>
            <office:change-info>
              <dc:creator>Lisa</dc:creator>
              <dc:date>2013-02-23T21:01:00</dc:date>
            </office:change-info>
            <text:p text:style-name="P1"><text:span text:style-name="T1">of </text:span></text:p>
          </text:deletion>
        </text:changed-region>
        <text:changed-region xml:id="ct95741224" text:id="ct95741224">
          <text:insertion>
            <office:change-info>
              <dc:creator>Lisa</dc:creator>
              <dc:date>2013-02-23T21:01:00</dc:date>
            </office:change-info>
          </text:insertion>
        </text:changed-region>
        <text:changed-region xml:id="ct95741328" text:id="ct95741328">
          <text:insertion>
            <office:change-info>
              <dc:creator>Lisa</dc:creator>
              <dc:date>2013-02-23T21:02:00</dc:date>
            </office:change-info>
          </text:insertion>
        </text:changed-region>
        <text:changed-region xml:id="ct95741432" text:id="ct95741432">
          <text:insertion>
            <office:change-info>
              <dc:creator>Lisa</dc:creator>
              <dc:date>2013-02-23T21:01:00</dc:date>
            </office:change-info>
          </text:insertion>
        </text:changed-region>
        <text:changed-region xml:id="ct95741536" text:id="ct95741536">
          <text:deletion>
            <office:change-info>
              <dc:creator>HomeUser</dc:creator>
              <dc:date>2013-03-01T16:30:00</dc:date>
            </office:change-info>
            <text:p text:style-name="P1"><text:span text:style-name="T1">iWUE</text:span></text:p>
          </text:deletion>
        </text:changed-region>
        <text:changed-region xml:id="ct95741640" text:id="ct95741640">
          <text:insertion>
            <office:change-info>
              <dc:creator>HomeUser</dc:creator>
              <dc:date>2013-03-01T16:30:00</dc:date>
            </office:change-info>
          </text:insertion>
        </text:changed-region>
        <text:changed-region xml:id="ct95741744" text:id="ct95741744">
          <text:insertion>
            <office:change-info>
              <dc:creator>Lisa</dc:creator>
              <dc:date>2013-02-23T21:01:00</dc:date>
            </office:change-info>
          </text:insertion>
        </text:changed-region>
        <text:changed-region xml:id="ct95741848" text:id="ct95741848">
          <text:insertion>
            <office:change-info>
              <dc:creator>Lisa</dc:creator>
              <dc:date>2013-02-23T21:03:00</dc:date>
            </office:change-info>
          </text:insertion>
        </text:changed-region>
        <text:changed-region xml:id="ct95741952" text:id="ct95741952">
          <text:deletion>
            <office:change-info>
              <dc:creator>Lisa</dc:creator>
              <dc:date>2013-02-23T21:03:00</dc:date>
            </office:change-info>
            <text:p text:style-name="P1"><text:span text:style-name="T1">growing season </text:span></text:p>
          </text:deletion>
        </text:changed-region>
        <text:changed-region xml:id="ct95742056" text:id="ct95742056">
          <text:insertion>
            <office:change-info>
              <dc:creator>Lisa</dc:creator>
              <dc:date>2013-02-23T21:01:00</dc:date>
            </office:change-info>
          </text:insertion>
        </text:changed-region>
        <text:changed-region xml:id="ct95742160" text:id="ct95742160">
          <text:deletion>
            <office:change-info>
              <dc:creator>Lisa</dc:creator>
              <dc:date>2013-02-23T21:04:00</dc:date>
            </office:change-info>
            <text:p text:style-name="P1"><text:span text:style-name="T1">growing season </text:span></text:p>
          </text:deletion>
        </text:changed-region>
        <text:changed-region xml:id="ct95742264" text:id="ct95742264">
          <text:insertion>
            <office:change-info>
              <dc:creator>Lisa</dc:creator>
              <dc:date>2013-02-23T21:04:00</dc:date>
            </office:change-info>
          </text:insertion>
        </text:changed-region>
        <text:changed-region xml:id="ct95742368" text:id="ct95742368">
          <text:deletion>
            <office:change-info>
              <dc:creator>Lisa</dc:creator>
              <dc:date>2013-02-23T21:04:00</dc:date>
            </office:change-info>
            <text:p text:style-name="P1"><text:span text:style-name="T1">growing season </text:span></text:p>
          </text:deletion>
        </text:changed-region>
        <text:changed-region xml:id="ct95742472" text:id="ct95742472">
          <text:deletion>
            <office:change-info>
              <dc:creator>Lisa</dc:creator>
              <dc:date>2013-02-23T18:13:00</dc:date>
            </office:change-info>
            <text:p text:style-name="P1"><text:span text:style-name="T1"><text:s text:c="2"/></text:span></text:p>
          </text:deletion>
        </text:changed-region>
        <text:changed-region xml:id="ct95742576" text:id="ct95742576">
          <text:insertion>
            <office:change-info>
              <dc:creator>Lisa</dc:creator>
              <dc:date>2013-02-23T18:13:00</dc:date>
            </office:change-info>
          </text:insertion>
        </text:changed-region>
        <text:changed-region xml:id="ct95742680" text:id="ct95742680">
          <text:insertion>
            <office:change-info>
              <dc:creator>Lisa</dc:creator>
              <dc:date>2013-02-23T21:02:00</dc:date>
            </office:change-info>
          </text:insertion>
        </text:changed-region>
        <text:changed-region xml:id="ct95742784" text:id="ct95742784">
          <text:insertion>
            <office:change-info>
              <dc:creator>Lisa</dc:creator>
              <dc:date>2013-02-23T21:03:00</dc:date>
            </office:change-info>
          </text:insertion>
        </text:changed-region>
        <text:changed-region xml:id="ct95742888" text:id="ct95742888">
          <text:deletion>
            <office:change-info>
              <dc:creator>Lisa</dc:creator>
              <dc:date>2013-02-23T21:03:00</dc:date>
            </office:change-info>
            <text:p text:style-name="P1"><text:span text:style-name="T1">growing season </text:span></text:p>
          </text:deletion>
        </text:changed-region>
        <text:changed-region xml:id="ct95742992" text:id="ct95742992">
          <text:deletion>
            <office:change-info>
              <dc:creator>Lisa</dc:creator>
              <dc:date>2013-02-23T21:03:00</dc:date>
            </office:change-info>
            <text:p text:style-name="P1"><text:span text:style-name="T1">growing season </text:span></text:p>
          </text:deletion>
        </text:changed-region>
        <text:changed-region xml:id="ct95743096" text:id="ct95743096">
          <text:deletion>
            <office:change-info>
              <dc:creator>Lisa</dc:creator>
              <dc:date>2013-02-23T21:03:00</dc:date>
            </office:change-info>
            <text:p text:style-name="P1"><text:span text:style-name="T1">growing season </text:span></text:p>
          </text:deletion>
        </text:changed-region>
        <text:changed-region xml:id="ct95743200" text:id="ct95743200">
          <text:deletion>
            <office:change-info>
              <dc:creator>Lisa</dc:creator>
              <dc:date>2013-02-23T18:13:00</dc:date>
            </office:change-info>
            <text:p text:style-name="P1"><text:span text:style-name="T1"><text:s text:c="2"/></text:span></text:p>
          </text:deletion>
        </text:changed-region>
        <text:changed-region xml:id="ct95743304" text:id="ct95743304">
          <text:insertion>
            <office:change-info>
              <dc:creator>Lisa</dc:creator>
              <dc:date>2013-02-23T1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37">Quantifying the effects of climate change, carbon fertilization and modern sample bias in boreal jack pine (</text:span><text:span text:style-name="T38">Pinus banksiana</text:span><text:span text:style-name="T37">) forests</text:span></text:p>
      <text:list xml:id="list39471732" text:continue-numbering="true" text:style-name="WWNum1">
        <text:list-item>
          <text:list>
            <text:list-item>
              <text:list>
                <text:list-item>
                  <text:h text:style-name="P24" text:outline-level="3"><text:bookmark text:name="h.nomhjsdxb7e2"/><text:span text:style-name="T1">Jacob Cecile</text:span><text:span text:style-name="T3">1</text:span><text:span text:style-name="T1">, </text:span><text:change-start text:change-id="ct90438168"/><text:span text:style-name="T1">F. </text:span><text:change-end text:change-id="ct90438168"/><text:span text:style-name="T1">Wayne Bell</text:span><text:span text:style-name="T3">2</text:span><text:span text:style-name="T1">, Lucas Silva</text:span><text:span text:style-name="T3">3</text:span><text:span text:style-name="T1">, William Horwarth</text:span><text:span text:style-name="T3">3</text:span><text:span text:style-name="T1">, Madhur Anand</text:span><text:span text:style-name="T3">1</text:span></text:h>
                </text:list-item>
              </text:list>
            </text:list-item>
          </text:list>
        </text:list-item>
        <text:list-item>
          <text:h text:style-name="P18" text:outline-level="1"><text:bookmark text:name="h.5dlxpubu9bu5"/>Abstract</text:h>
        </text:list-item>
      </text:list>
      <text:p text:style-name="P13"><text:change-start text:change-id="ct90438064"/><text:span text:style-name="T1">Climate </text:span><text:change-end text:change-id="ct90438064"/><text:change-start text:change-id="ct90437960"/><text:span text:style-name="T1">change </text:span><text:change-end text:change-id="ct90437960"/><text:change-start text:change-id="ct90437856"/><text:span text:style-name="T1">and</text:span><text:change-end text:change-id="ct90437856"/><text:change-start text:change-id="ct90437752"/><text:span text:style-name="T1"> increasing</text:span><text:change-end text:change-id="ct90437752"/><text:change-start text:change-id="ct90437648"/><text:span text:style-name="T1"> </text:span><text:change-end text:change-id="ct90437648"/><text:change-start text:change-id="ct90437544"/><text:span text:style-name="T1">atmospheric </text:span><text:change-end text:change-id="ct90437544"/><text:change-start text:change-id="ct90437440"/><text:span text:style-name="T1">carbon dioxide </text:span><text:change-end text:change-id="ct90437440"/><text:change-start text:change-id="ct90437336"/><text:span text:style-name="T1">levels </text:span><text:change-end text:change-id="ct90437336"/><text:change-start text:change-id="ct90436920"/><text:span text:style-name="T1">are </text:span><text:change-end text:change-id="ct90436920"/><text:change-start text:change-id="ct90436816"/><text:span text:style-name="T1">thought to be responsible for recent shifts in global forest growth</text:span><text:change-end text:change-id="ct90436816"/><text:change-start text:change-id="ct90436608"/><text:span text:style-name="T1">. </text:span><text:change-end text:change-id="ct90436608"/><text:change text:change-id="ct90436192"/><text:change text:change-id="ct90436504"/><text:span text:style-name="T1">Tree ring chronologies are a crucial tool for identifying and understanding these </text:span><text:change-start text:change-id="ct90436088"/><text:span text:style-name="T1">changes</text:span><text:change-end text:change-id="ct90436088"/><text:change text:change-id="ct90437232"/><text:span text:style-name="T1">, but their </text:span><text:change-start text:change-id="ct90437128"/><text:span text:style-name="T1">use for</text:span><text:change-end text:change-id="ct90437128"/><text:change text:change-id="ct90437024"/><text:span text:style-name="T1"> reliably reconstruct</text:span><text:change-start text:change-id="ct90818232"/><text:span text:style-name="T1">ing</text:span><text:change-end text:change-id="ct90818232"/><text:span text:style-name="T1"> long-term trends in growth is hampered by the presence of modern sample bias. </text:span></text:p>
      <text:p text:style-name="P13"><text:change text:change-id="ct90818752"/><text:change-start text:change-id="ct90818856"/><text:span text:style-name="T1">U</text:span><text:change-end text:change-id="ct90818856"/><text:span text:style-name="T1">s</text:span><text:change text:change-id="ct90818960"/><text:change-start text:change-id="ct90819064"/><text:span text:style-name="T1">ing</text:span><text:change-end text:change-id="ct90819064"/><text:span text:style-name="T1"> </text:span><text:change text:change-id="ct307805400"/><text:change-start text:change-id="ct308025400"/><text:span text:style-name="T41">fixed effects</text:span><text:change-end text:change-id="ct308025400"/><text:span text:style-name="T1"> standardization</text:span><text:change-start text:change-id="ct90819168"/><text:span text:style-name="T1">,</text:span><text:change-end text:change-id="ct90819168"/><text:span text:style-name="T1"> we demonstrate and correct modern sample bias in a young living jack pine (</text:span><text:span text:style-name="T5">Pinus</text:span><text:change-start text:change-id="ct90819272"/><text:span text:style-name="T5"> </text:span><text:change-end text:change-id="ct90819272"/><text:span text:style-name="T5">banksiana</text:span><text:change-start text:change-id="ct90819376"/><text:span text:style-name="T5"> </text:span><text:span text:style-name="T1">Lamb.</text:span><text:change-end text:change-id="ct90819376"/><text:span text:style-name="T1">) chronology from northwestern Ontario, Canada, by accounting for tree-level productivity. </text:span><text:change text:change-id="ct308030288"/><text:change text:change-id="ct90819480"/><text:change text:change-id="ct90819584"/><text:change text:change-id="ct308034760"/><text:change text:change-id="ct308029872"/><text:change-start text:change-id="ct92130088"/><text:span text:style-name="T41">The choice of standardization model </text:span><text:change-end text:change-id="ct92130088"/><text:change text:change-id="ct90819792"/><text:change text:change-id="ct308031848"/><text:change-start text:change-id="ct308035072"/><text:span text:style-name="T41">had a pronounced effect on</text:span><text:change-end text:change-id="ct308035072"/><text:span text:style-name="T1"> the</text:span><text:change-start text:change-id="ct308036008"/><text:span text:style-name="T1"> </text:span><text:span text:style-name="T41">estimated</text:span><text:change-end text:change-id="ct308036008"/><text:span text:style-name="T1"> underlying trend in tree growth over time</text:span><text:change-start text:change-id="ct90819896"/><text:span text:style-name="T1"> (1879-2010)</text:span><text:change-end text:change-id="ct90819896"/><text:change text:change-id="ct308036528"/><text:change text:change-id="ct90820000"/><text:change text:change-id="ct308034240"/><text:change text:change-id="ct90820104"/><text:change-start text:change-id="ct90820208"/><text:span text:style-name="T1">.</text:span><text:change-end text:change-id="ct90820208"/><text:span text:style-name="T1"> <text:s/></text:span><text:span text:style-name="T44">The long-term trend of growth was generally flat, </text:span><text:span text:style-name="T42"><text:s/></text:span><text:span text:style-name="T44">suggesting that </text:span><text:span text:style-name="T42">the combined effects of climate change and carbon fertilization ha</text:span><text:span text:style-name="T44">s been fairly neutral</text:span><text:span text:style-name="T42"> </text:span><text:span text:style-name="T44">for</text:span><text:span text:style-name="T42"> the jack pine studied.</text:span></text:p>
      <text:p text:style-name="P13"><text:change text:change-id="ct90820312"/><text:span text:style-name="T44">T</text:span><text:span text:style-name="T1">his corrected chronology </text:span><text:change text:change-id="ct308032264"/><text:change text:change-id="ct90820624"/><text:change text:change-id="ct90820520"/><text:change text:change-id="ct90820416"/><text:change text:change-id="ct90820728"/><text:change text:change-id="ct308033304"/><text:change text:change-id="ct90820832"/><text:change-start text:change-id="ct308037464"/><text:span text:style-name="T41">was sensitiv</text:span><text:span text:style-name="T42">e to June </text:span><text:change-end text:change-id="ct308037464"/><text:span text:style-name="T42">temperatures, late winter precipitation and growing season length</text:span><text:span text:style-name="T1">. </text:span><text:span text:style-name="T42">Growth followed a concave down relationship with growing degree days, a signal that was completely missed by linear response functions. <text:s text:c="2"/>Rising levels of atmospheric carbon dioxide (CO</text:span><text:span text:style-name="T53">2</text:span><text:span text:style-name="T42">) substantially increased water use efficiency (computed from whole-wood </text:span><text:span text:style-name="T23">δ</text:span><text:span text:style-name="T49">13</text:span><text:span text:style-name="T42">C), which showed a nonlinear relationship to growth. At low levels of water use efficiency, increases resulted in increased growth, as would be expected if water availability is constant. But at higher levels, growth declined with increases in water use-efficiency, suggesting that it also acts as an indicator of drought, increasing as trees close their stomata.</text:span></text:p>
      <text:p text:style-name="Standard"><text:span text:style-name="T35">Keywords:</text:span><text:span text:style-name="T1"> f</text:span><text:span text:style-name="T43">ixed effects </text:span><text:span text:style-name="T1">standardization, </text:span><text:span text:style-name="T2">δ</text:span><text:span text:style-name="T3">13</text:span><text:span text:style-name="T1">C, </text:span><text:change text:change-id="ct91476416"/><text:change text:change-id="ct91476312"/><text:span text:style-name="T1"><text:s/>climate response, dendrochronology, </text:span><text:change text:change-id="ct91476520"/><text:change-start text:change-id="ct91476624"/><text:span text:style-name="T1">water use efficiency</text:span><text:change-end text:change-id="ct91476624"/><text:span text:style-name="T1">,</text:span><text:span text:style-name="T43"> non-linearity</text:span></text:p>
      <text:list xml:id="list39446710" text:continue-numbering="true" text:style-name="WWNum1">
        <text:list-item>
          <text:h text:style-name="P18" text:outline-level="1"><text:bookmark text:name="h.qk4xuueap1f0"/>1. Introduction</text:h>
        </text:list-item>
      </text:list>
      <text:p text:style-name="Standard"><text:change text:change-id="ct91477040"/><text:change-start text:change-id="ct91477144"/><text:span text:style-name="T1"><text:s/>Since the industrial revolution, a shifting climate and increasing carbon dioxide (</text:span><text:change-end text:change-id="ct91477144"/><text:change-start text:change-id="ct91477248"/><text:span text:style-name="T1">CO</text:span><text:span text:style-name="T4">2</text:span><text:change-end text:change-id="ct91477248"/><text:change-start text:change-id="ct91477352"/><text:span text:style-name="T1">)</text:span><text:change-end text:change-id="ct91477352"/><text:change-start text:change-id="ct91477456"/><text:span text:style-name="T1"> levels have disrupted patterns of forest growth</text:span><text:change-end text:change-id="ct91477456"/><text:change text:change-id="ct91478184"/><text:span text:style-name="T1"> </text:span><text:bookmark-start text:name="__UnoMark__28272_249939903"/><text:span text:style-name="T1">[</text:span><text:span text:style-name="T5">Newman et al.</text:span><text:span text:style-name="T1">, 2011]</text:span><text:bookmark-end text:name="__UnoMark__28272_249939903"/><text:span text:style-name="T1">.</text:span><text:change text:change-id="ct91478288"/><text:change-start text:change-id="ct91478392"/><text:span text:style-name="T1"> </text:span><text:change-end text:change-id="ct91478392"/><text:span text:style-name="T1">Evidence for a positive effect of CO</text:span><text:span text:style-name="T4">2</text:span><text:span text:style-name="T1"> on forest growth, often referred to as “carbon fertilization”, is mixed and controversial. Lab</text:span><text:change-start text:change-id="ct91478496"/><text:span text:style-name="T1">oratory</text:span><text:change-end text:change-id="ct91478496"/><text:span text:style-name="T1"> experiments and theoretical expectations show </text:span><text:change text:change-id="ct91478600"/><text:change-start text:change-id="ct91478704"/><text:span text:style-name="T1">that</text:span><text:change-end text:change-id="ct91478704"/><text:span text:style-name="T1"> </text:span><text:change-start text:change-id="ct91478808"/><text:span text:style-name="T1">tree </text:span><text:change-end text:change-id="ct91478808"/><text:span text:style-name="T1">growth </text:span><text:change-start text:change-id="ct91478912"/><text:span text:style-name="T1">increases </text:span><text:change-end text:change-id="ct91478912"/><text:span text:style-name="T1">due to </text:span><text:change text:change-id="ct91479016"/><text:change-start text:change-id="ct91479120"/><text:span text:style-name="T1">improved</text:span><text:change-end text:change-id="ct91479120"/><text:span text:style-name="T1"> photosynthetic efficiency and </text:span><text:change text:change-id="ct91479224"/><text:span text:style-name="T1">decrease</text:span><text:change-start text:change-id="ct91479328"/><text:span text:style-name="T1">d</text:span><text:change-end text:change-id="ct91479328"/><text:span text:style-name="T1"> in stomatal conductance, </text:span><text:change-start text:change-id="ct91479432"/><text:span text:style-name="T1">which </text:span><text:change-end text:change-id="ct91479432"/><text:span text:style-name="T1">reduc</text:span><text:change text:change-id="ct91479536"/><text:change-start text:change-id="ct91479640"/><text:span text:style-name="T1">e</text:span><text:change-end text:change-id="ct91479640"/><text:span text:style-name="T1"> water requirements </text:span><text:bookmark-start text:name="__UnoMark__28282_249939903"/><text:span text:style-name="T1">[</text:span><text:span text:style-name="T5">Conroy et al.</text:span><text:span text:style-name="T1">, 1986; </text:span><text:span text:style-name="T5">Huang et al.</text:span><text:span text:style-name="T1">, 2007]</text:span><text:bookmark-end text:name="__UnoMark__28282_249939903"/><text:span text:style-name="T1">. But </text:span><text:change-start text:change-id="ct91479744"/><text:span text:style-name="T1">as CO</text:span><text:span text:style-name="T4">2 </text:span><text:span text:style-name="T1">levels increase </text:span><text:change-end text:change-id="ct91479744"/><text:span text:style-name="T1">other </text:span><text:change text:change-id="ct91479848"/><text:change-start text:change-id="ct91131992"/><text:span text:style-name="T1">developmental</text:span><text:change-end text:change-id="ct91131992"/><text:span text:style-name="T1"> and ecological changes </text:span><text:change-start text:change-id="ct91132096"/><text:span text:style-name="T1">occur</text:span><text:change-end text:change-id="ct91132096"/><text:change text:change-id="ct91132408"/><text:change text:change-id="ct91132304"/><text:change text:change-id="ct91132200"/><text:span text:style-name="T1">, making it difficult to extrapolate </text:span><text:change-start text:change-id="ct91132512"/><text:span text:style-name="T1">these results </text:span><text:change-end text:change-id="ct91132512"/><text:span text:style-name="T1">to a </text:span><text:soft-page-break/><text:span text:style-name="T1">more natural setting, </text:span><text:bookmark-start text:name="__UnoMark__28292_249939903"/><text:change text:change-id="ct91132616"/><text:span text:style-name="T1">[</text:span><text:span text:style-name="T5">Asshoff et al.</text:span><text:span text:style-name="T1">, 2006; </text:span><text:span text:style-name="T5">Stewart and Hoddinott</text:span><text:span text:style-name="T1">, 1993]</text:span><text:bookmark-end text:name="__UnoMark__28292_249939903"/><text:span text:style-name="T1">. As a result, outdoor large-scale Free Air Carbon dioxide Enrichment (FACE) experiments have been set up to examine </text:span><text:change text:change-id="ct91132720"/><text:change-start text:change-id="ct91132824"/><text:span text:style-name="T1">the effects of </text:span><text:change-end text:change-id="ct91132824"/><text:change-start text:change-id="ct91132928"/><text:span text:style-name="T1">carbon </text:span><text:change-end text:change-id="ct91132928"/><text:change-start text:change-id="ct91133032"/><text:span text:style-name="T1">fertilization</text:span><text:bookmark-start text:name="__UnoMark__28302_249939903"/><text:change-end text:change-id="ct91133032"/><text:change text:change-id="ct91133136"/><text:span text:style-name="T1">[</text:span><text:span text:style-name="T5">Asshoff et al.</text:span><text:span text:style-name="T1">, 2006; </text:span><text:span text:style-name="T5">Körner et al.</text:span><text:span text:style-name="T1">, 2005; </text:span><text:span text:style-name="T5">Norby et al.</text:span><text:span text:style-name="T1">, 2005]</text:span><text:bookmark-end text:name="__UnoMark__28302_249939903"/><text:span text:style-name="T1">. Reviews of the findings suggest that direct </text:span><text:change-start text:change-id="ct91133240"/><text:span text:style-name="T1">CO</text:span><text:span text:style-name="T4">2 </text:span><text:change-end text:change-id="ct91133240"/><text:change text:change-id="ct91133344"/><text:span text:style-name="T1">enrichment typically increases </text:span><text:change-start text:change-id="ct91133448"/><text:span text:style-name="T1">tree </text:span><text:change-end text:change-id="ct91133448"/><text:span text:style-name="T1">productivity </text:span><text:change text:change-id="ct91133552"/><text:span text:style-name="T1">but these gains are often slowed as other factors (typically nutrients, with nitrogen being the </text:span><text:change text:change-id="ct91133656"/><text:change-start text:change-id="ct91133760"/><text:span text:style-name="T1">most </text:span><text:change-end text:change-id="ct91133760"/><text:span text:style-name="T1">studied) become more limiting; plant species composition</text:span><text:change text:change-id="ct91133864"/><text:span text:style-name="T1"> may also shift</text:span><text:change text:change-id="ct91134072"/><text:change text:change-id="ct91133968"/><text:span text:style-name="T1"> </text:span><text:bookmark-start text:name="__UnoMark__28312_249939903"/><text:span text:style-name="T1">[</text:span><text:span text:style-name="T5">Ainsworth and Long</text:span><text:span text:style-name="T1">, 2005; </text:span><text:span text:style-name="T5">Norby and Zak</text:span><text:span text:style-name="T1">, 2011]</text:span><text:bookmark-end text:name="__UnoMark__28312_249939903"/><text:span text:style-name="T1">. </text:span><text:change-start text:change-id="ct91134176"/></text:p>
      <text:p text:style-name="Standard"><text:span text:style-name="T1">Tree rings can serve as a record of tree growth long into the past, and are a powerful tool for understanding the link between growth and the environment. </text:span><text:change-end text:change-id="ct91134176"/><text:span text:style-name="T1">Attempts to </text:span><text:change text:change-id="ct91134280"/><text:change-start text:change-id="ct91134384"/><text:span text:style-name="T1">find evidence</text:span><text:change-end text:change-id="ct91134384"/><text:span text:style-name="T1"> </text:span><text:change-start text:change-id="ct91134488"/><text:span text:style-name="T1">for </text:span><text:change-end text:change-id="ct91134488"/><text:span text:style-name="T1">carbon fertilization in the tree ring records suffer from </text:span><text:change text:change-id="ct91134592"/><text:change-start text:change-id="ct91134696"/><text:span text:style-name="T1">several </text:span><text:change-end text:change-id="ct91134696"/><text:span text:style-name="T1">methodological difficulties</text:span><text:change-start text:change-id="ct91134800"/><text:span text:style-name="T1">,</text:span><text:change-end text:change-id="ct91134800"/><text:span text:style-name="T1"> but </text:span><text:change text:change-id="ct91135008"/><text:change-start text:change-id="ct91135112"/><text:span text:style-name="T1">recent global</text:span><text:change-end text:change-id="ct91135112"/><text:span text:style-name="T1"> </text:span><text:change text:change-id="ct91135216"/><text:change-start text:change-id="ct91135320"/><text:span text:style-name="T1">analyses </text:span><text:change-end text:change-id="ct91135320"/><text:span text:style-name="T1">suggests that the effect is largely absent </text:span><text:bookmark-start text:name="__UnoMark__28322_249939903"/><text:span text:style-name="T1">[</text:span><text:span text:style-name="T5">Gedalof and Berg</text:span><text:span text:style-name="T1">, 2010; </text:span><text:span text:style-name="T5">Peñuelas et al.</text:span><text:span text:style-name="T1">, 2011; </text:span><text:span text:style-name="T5">Silva and Anand,</text:span><text:span text:style-name="T1"> 2012]</text:span><text:bookmark-end text:name="__UnoMark__28322_249939903"/><text:span text:style-name="T5">.</text:span><text:change text:change-id="ct91135424"/><text:span text:style-name="T1">The primary challenge in dendrochronological analysis is the extraction of a reliable index of tree growth over time (or alternate measurements </text:span><text:change text:change-id="ct91135528"/><text:change-start text:change-id="ct91135632"/><text:span text:style-name="T1">such as </text:span><text:change-end text:change-id="ct91135632"/><text:span text:style-name="T1">wood isotope ratios). </text:span><text:change-start text:change-id="ct91135736"/><text:span text:style-name="T1">The analysis of t</text:span><text:change-end text:change-id="ct91135736"/><text:change text:change-id="ct91135840"/><text:span text:style-name="T1">ree ring data</text:span><text:change-start text:change-id="ct91135944"/><text:span text:style-name="T1"> ca</text:span><text:change-end text:change-id="ct91135944"/><text:change-start text:change-id="ct91492280"/><text:span text:style-name="T1">n</text:span><text:change-end text:change-id="ct91492280"/><text:change-start text:change-id="ct91492384"/><text:span text:style-name="T1">not be</text:span><text:change-end text:change-id="ct91492384"/><text:change-start text:change-id="ct91492488"/><text:span text:style-name="T1"> divorced from its</text:span><text:change-end text:change-id="ct91492488"/><text:change text:change-id="ct91492592"/><text:change-start text:change-id="ct91492696"/><text:span text:style-name="T1"> fundamentally</text:span><text:change-end text:change-id="ct91492696"/><text:span text:style-name="T1"> </text:span><text:span text:style-name="T45">ec</text:span><text:span text:style-name="T1">o</text:span><text:span text:style-name="T45">lo</text:span><text:span text:style-name="T1">gical</text:span><text:change-start text:change-id="ct91492800"/><text:span text:style-name="T1"> </text:span><text:change-end text:change-id="ct91492800"/><text:span text:style-name="T45">context</text:span><text:span text:style-name="T1">; growth varies not only by year but with age and </text:span><text:change text:change-id="ct91492904"/><text:change-start text:change-id="ct91493008"/><text:span text:style-name="T1">species and microsite </text:span><text:change-end text:change-id="ct91493008"/><text:span text:style-name="T1">as well. To address this, dendrochronologists turn to the techniques of standardization, controlling for unwanted effects (typically age-driven) to extract a common, climate-sensitive chronology.</text:span><text:change text:change-id="ct91493112"/><text:change-start text:change-id="ct91493216"/><text:span text:style-name="T1"> </text:span><text:change-end text:change-id="ct91493216"/><text:span text:style-name="T1">The</text:span><text:change text:change-id="ct91493320"/><text:span text:style-name="T1"> two broad approaches to this problem</text:span><text:change-start text:change-id="ct91493424"/><text:span text:style-name="T1"> are</text:span><text:change-end text:change-id="ct91493424"/><text:change text:change-id="ct91493528"/><text:span text:style-name="T1"> individual series standardization and regional curve standardization. Individual series standardization </text:span><text:change text:change-id="ct91493632"/><text:change-start text:change-id="ct91493736"/><text:span text:style-name="T1">is intended to</text:span><text:change-end text:change-id="ct91493736"/><text:span text:style-name="T1"> remove the age-driven trend in one series (a tree ring record from a single tree) at a time, using parametric models of the change in growth by age or by removing low-frequency (presumably age-driven) variability. As a result, </text:span><text:change text:change-id="ct91493944"/><text:change text:change-id="ct91493840"/><text:span text:style-name="T1">individual series standardization </text:span><text:change-start text:change-id="ct91494048"/><text:span text:style-name="T1">is </text:span><text:change-end text:change-id="ct91494048"/><text:change text:change-id="ct91494152"/><text:change-start text:change-id="ct91494256"/><text:span text:style-name="T1">a poor</text:span><text:change-end text:change-id="ct91494256"/><text:change-start text:change-id="ct91494360"/><text:span text:style-name="T1"> approach for </text:span><text:change-end text:change-id="ct91494360"/><text:change text:change-id="ct91494464"/><text:span text:style-name="T1">captur</text:span><text:change-start text:change-id="ct91494568"/><text:span text:style-name="T1">ing</text:span><text:change-end text:change-id="ct91494568"/><text:change text:change-id="ct91494672"/><text:span text:style-name="T1"> long-term trends in growth</text:span><text:bookmark-start text:name="__UnoMark__28332_249939903"/><text:change text:change-id="ct91494776"/><text:change-start text:change-id="ct91494880"/><text:span text:style-name="T1"> </text:span><text:change-end text:change-id="ct91494880"/><text:span text:style-name="T1">[</text:span><text:span text:style-name="T5">Cook et al.</text:span><text:span text:style-name="T1">, 1995]</text:span><text:bookmark-end text:name="__UnoMark__28332_249939903"/><text:span text:style-name="T1">. </text:span><text:change-start text:change-id="ct91494984"/><text:span text:style-name="T1">In</text:span><text:change-end text:change-id="ct91494984"/><text:change text:change-id="ct91495088"/><text:span text:style-name="T1"> contrast, regional curve standardization </text:span><text:change-start text:change-id="ct91495192"/><text:span text:style-name="T1">is used to </text:span><text:change-end text:change-id="ct91495192"/><text:span text:style-name="T1">estimate</text:span><text:change text:change-id="ct91495296"/><text:span text:style-name="T1"> the common effect of age on each tree, remove</text:span><text:change text:change-id="ct91495400"/><text:span text:style-name="T1"> it, and then estimate</text:span><text:change text:change-id="ct91495504"/><text:span text:style-name="T1"> the time-driven variability (</text:span><text:change-start text:change-id="ct91495608"/><text:span text:style-name="T1">referred to as </text:span><text:change-end text:change-id="ct91495608"/><text:span text:style-name="T1">forcing) </text:span><text:bookmark-start text:name="__UnoMark__28342_249939903"/><text:span text:style-name="T1">[</text:span><text:span text:style-name="T5">Briffa and Melvin</text:span><text:span text:style-name="T1">, 2011]</text:span><text:bookmark-end text:name="__UnoMark__28342_249939903"/><text:span text:style-name="T1">. </text:span></text:p>
      <text:p text:style-name="Standard"><text:span text:style-name="T1">If, however, the observed tree ring data varies systematically by tree as well, the estimates produced by regional curve standardization are flawed. This is known as differing-contemp</text:span><text:change-start text:change-id="ct91495712"/><text:span text:style-name="T1">o</text:span><text:change-end text:change-id="ct91495712"/><text:change text:change-id="ct91495816"/><text:span text:style-name="T1">raneous-growth-rate bias, and when the</text:span><text:change text:change-id="ct91495920"/><text:span text:style-name="T1"> link between tree productivity and either age or year</text:span><text:change-start text:change-id="ct91496024"/><text:span text:style-name="T1"> is persistent</text:span><text:change-end text:change-id="ct91496024"/><text:span text:style-name="T1">, </text:span><text:change-start text:change-id="ct91496128"/><text:span text:style-name="T1">it</text:span><text:change-end text:change-id="ct91496128"/><text:change text:change-id="ct91496232"/><text:span text:style-name="T1"> results in modern sample bias </text:span><text:bookmark-start text:name="__UnoMark__28352_249939903"/><text:span text:style-name="T1">[</text:span><text:span text:style-name="T5">Briffa and Melvin</text:span><text:span text:style-name="T1">, 2011]</text:span><text:bookmark-end text:name="__UnoMark__28352_249939903"/><text:span text:style-name="T1">. In that case, the forcing is underestimated in years where the mean intrinsic growth rate of the trees in the chronology is low, and overestimated where it is high. The high frequency variability is retained accurately, but the long-term trend is </text:span><text:change text:change-id="ct91471800"/><text:span text:style-name="T1">compromised, making the detection of carbon fertilization or climate change effects extremely difficult </text:span><text:bookmark-start text:name="__UnoMark__28362_249939903"/><text:span text:style-name="T1">[</text:span><text:span text:style-name="T5">Brienen et al.</text:span><text:span text:style-name="T1">, 2012a,</text:span><text:change text:change-id="ct91471904"/><text:span text:style-name="T1">b]</text:span><text:bookmark-end text:name="__UnoMark__28362_249939903"/><text:span text:style-name="T1">. F</text:span><text:span text:style-name="T45">ixed effects</text:span><text:span text:style-name="T1"> standardization extends regional curve standardization using classical regression techniques to account for tree-level productivity as well, </text:span><text:change-start text:change-id="ct91472008"/><text:span text:style-name="T1">providing a </text:span><text:change-end text:change-id="ct91472008"/><text:span text:style-name="T1">simpl</text:span><text:change text:change-id="ct91472112"/><text:change-start text:change-id="ct91472216"/><text:span text:style-name="T1">e</text:span><text:change-end text:change-id="ct91472216"/><text:span text:style-name="T1"> sol</text:span><text:change-start text:change-id="ct91472320"/><text:span text:style-name="T1">ution</text:span><text:change-end text:change-id="ct91472320"/><text:change text:change-id="ct91472424"/><text:change-start text:change-id="ct91472528"/><text:span text:style-name="T1"> to</text:span><text:change-end text:change-id="ct91472528"/><text:span text:style-name="T1"> the problem of modern sample bias </text:span><text:bookmark-start text:name="__UnoMark__28372_249939903"/><text:span text:style-name="T1">[</text:span><text:span text:style-name="T5">Cecile </text:span><text:span text:style-name="T31">et al.</text:span><text:span text:style-name="T1">, in </text:span><text:change text:change-id="ct91472632"/><text:change-start text:change-id="ct91472736"/><text:span text:style-name="T1">review</text:span><text:change-end text:change-id="ct91472736"/><text:span text:style-name="T1">]</text:span><text:bookmark-end text:name="__UnoMark__28372_249939903"/><text:span text:style-name="T5">. </text:span></text:p>
      <text:p text:style-name="Standard"><text:span text:style-name="T1">Once forcing is extracted, the major challenge is to show that the increasing atmospheric </text:span><text:change text:change-id="ct91472840"/><text:change-start text:change-id="ct91472944"/><text:span text:style-name="T1">CO</text:span><text:span text:style-name="T4">2</text:span><text:change-end text:change-id="ct91472944"/><text:span text:style-name="T1"> levels are </text:span><text:change text:change-id="ct91473048"/><text:span text:style-name="T1">positive</text:span><text:change-start text:change-id="ct91473152"/><text:span text:style-name="T1">ly affecting</text:span><text:change-end text:change-id="ct91473152"/><text:change text:change-id="ct91473256"/><text:span text:style-name="T1"> tree growth. Merely showing that tree growth is increasing </text:span><text:change-start text:change-id="ct91473360"/><text:span text:style-name="T1">[</text:span><text:change-end text:change-id="ct91473360"/><text:change text:change-id="ct91473464"/><text:span text:style-name="T1">c.f. </text:span><text:bookmark-start text:name="__UnoMark__28382_249939903"/><text:span text:style-name="T5">LaMarche et al.</text:span><text:change-start text:change-id="ct91473568"/><text:span text:style-name="T5">,</text:span><text:change-end text:change-id="ct91473568"/><text:span text:style-name="T1"> </text:span><text:change text:change-id="ct91473672"/><text:span text:style-name="T1">1984]</text:span><text:bookmark-end text:name="__UnoMark__28382_249939903"/><text:change-start text:change-id="ct91473776"/><text:span text:style-name="T1"> </text:span><text:change-end text:change-id="ct91473776"/><text:change text:change-id="ct91473880"/><text:span text:style-name="T1">is not sufficient</text:span><text:change text:change-id="ct91473984"/><text:change-start text:change-id="ct91474088"/><text:span text:style-name="T1">;</text:span><text:change-end text:change-id="ct91474088"/><text:span text:style-name="T1"> investigators need to control for other important environmental changes, especially climate </text:span><text:bookmark-start text:name="__UnoMark__28392_249939903"/><text:span text:style-name="T1">[</text:span><text:span text:style-name="T5">Gedalof and Berg</text:span><text:span text:style-name="T1">, 2010; </text:span><text:span text:style-name="T5">Jacoby</text:span><text:span text:style-name="T1">, 1997]</text:span><text:bookmark-end text:name="__UnoMark__28392_249939903"/><text:span text:style-name="T1">.</text:span></text:p>
      <text:p text:style-name="Standard"><text:span text:style-name="T1">We investigate these questions in the context of a homogeneous chronosequence of even</text:span><text:change-start text:change-id="ct91474192"/><text:span text:style-name="T1">-</text:span><text:change-end text:change-id="ct91474192"/><text:change text:change-id="ct91474296"/><text:span text:style-name="T1">aged jack pine</text:span><text:change-start text:change-id="ct91474400"/><text:span text:style-name="T1"> </text:span><text:change-end text:change-id="ct91474400"/><text:span text:style-name="T1">(</text:span><text:span text:style-name="T29">Pinus</text:span><text:change-start text:change-id="ct91474504"/><text:span text:style-name="T29"> </text:span><text:change-end text:change-id="ct91474504"/><text:span text:style-name="T29">banksiana</text:span><text:span text:style-name="T1"> Lamb.) stands in northwestern Ontario. Ring-width measurements provide</text:span><text:change-start text:change-id="ct91474608"/><text:span text:style-name="T1">d</text:span><text:change-end text:change-id="ct91474608"/><text:span text:style-name="T1"> </text:span><text:soft-page-break/><text:span text:style-name="T1">the central evidence for changes in tree growth from 1879-2010</text:span><text:change-start text:change-id="ct91474712"/><text:span text:style-name="T1"> while</text:span><text:change-end text:change-id="ct91474712"/><text:change text:change-id="ct91474816"/><text:span text:style-name="T1"> </text:span><text:change text:change-id="ct91474920"/><text:change-start text:change-id="ct91475024"/><text:span text:style-name="T1">c</text:span><text:change-end text:change-id="ct91475024"/><text:change text:change-id="ct91475232"/><text:change text:change-id="ct91475128"/><text:span text:style-name="T1">arbon isotope ratios </text:span><text:change-start text:change-id="ct91475336"/><text:span text:style-name="T1">(</text:span><text:change-end text:change-id="ct91475336"/><text:change-start text:change-id="ct91475440"/><text:span text:style-name="T6">δ</text:span><text:span text:style-name="T3">13</text:span><text:span text:style-name="T1">C, or</text:span><text:span text:style-name="T3"> </text:span><text:change-end text:change-id="ct91475440"/><text:change-start text:change-id="ct91475544"/><text:span text:style-name="T3">13</text:span><text:span text:style-name="T1">C:</text:span><text:span text:style-name="T3">12</text:span><text:span text:style-name="T1">C</text:span><text:change-end text:change-id="ct91475544"/><text:change-start text:change-id="ct91475648"/><text:span text:style-name="T1"> </text:span><text:change-end text:change-id="ct91475648"/><text:change text:change-id="ct91475752"/><text:change-start text:change-id="ct91488184"/><text:span text:style-name="T1">) </text:span><text:change-end text:change-id="ct91488184"/><text:change-start text:change-id="ct91488288"/><text:span text:style-name="T1">we</text:span><text:change-end text:change-id="ct91488288"/><text:change text:change-id="ct91488392"/><text:span text:style-name="T1">re used to reconstruct water use efficiency</text:span><text:change-start text:change-id="ct91488496"/><text:span text:style-name="T1">.</text:span><text:change-end text:change-id="ct91488496"/><text:change text:change-id="ct91488600"/><text:span text:style-name="T1"> </text:span><text:change-start text:change-id="ct91488704"/><text:span text:style-name="T1">Generalized additive models were used to model the</text:span><text:change-end text:change-id="ct91488704"/><text:change text:change-id="ct91488808"/><text:span text:style-name="T1"> link</text:span><text:change-start text:change-id="ct91488912"/><text:span text:style-name="T1">s</text:span><text:change-end text:change-id="ct91488912"/><text:span text:style-name="T1"> between climate, water</text:span><text:change-start text:change-id="ct91489016"/><text:span text:style-name="T1"> </text:span><text:change-end text:change-id="ct91489016"/><text:change text:change-id="ct91489120"/><text:span text:style-name="T1">use efficiency and growth</text:span><text:change text:change-id="ct91489432"/><text:change-start text:change-id="ct91489536"/><text:span text:style-name="T1">.</text:span><text:change-end text:change-id="ct91489536"/></text:p>
      <text:list xml:id="list39471819" text:continue-numbering="true" text:style-name="WWNum1">
        <text:list-item>
          <text:h text:style-name="P18" text:outline-level="1"><text:bookmark text:name="h.nbpkxlapnxp9"/>2. Methods</text:h>
          <text:list>
            <text:list-item>
              <text:h text:style-name="P2" text:outline-level="2"><text:bookmark text:name="h.c822vqja6z0r"/>2.1 Site description</text:h>
            </text:list-item>
          </text:list>
        </text:list-item>
      </text:list>
      <text:p text:style-name="Standard"><text:span text:style-name="T1">Nineteen even-aged jack pine stands ranging in stand establishment dates from 1872-1999 (by date of pith emergence) in a 30 km radius near Silver Dollar, Ontario were studied (approximately centred around 49° 50' N, 91° 18' W) (</text:span><text:change text:change-id="ct91489640"/><text:span text:style-name="T1">Figure 1</text:span><text:change text:change-id="ct91489744"/><text:span text:style-name="T1">). </text:span><text:change-start text:change-id="ct91489848"/><text:span text:style-name="T1">Fifteen of the sites originated from stand-replacing fire, while four developed after a clearcut harvest</text:span><text:change-end text:change-id="ct91489848"/><text:change-start text:change-id="ct91489952"/><text:span text:style-name="T1">. These sites are since undisturbed and unmanaged, w</text:span><text:change-end text:change-id="ct91489952"/><text:change-start text:change-id="ct91490056"/><text:span text:style-name="T1">ith the exception of one</text:span><text:change-end text:change-id="ct91490056"/><text:change-start text:change-id="ct91490160"/><text:span text:style-name="T1"> harvest-origin</text:span><text:change-end text:change-id="ct91490160"/><text:change-start text:change-id="ct91490264"/><text:span text:style-name="T1"> site established in 1980</text:span><text:change-end text:change-id="ct91490264"/><text:change-start text:change-id="ct91490368"/><text:span text:style-name="T1"> and</text:span><text:change-end text:change-id="ct91490368"/><text:change-start text:change-id="ct91490472"/><text:span text:style-name="T1"> thinned in 2008-2009. </text:span><text:change-end text:change-id="ct91490472"/><text:span text:style-name="T1">This relatively remote location in Northwestern Ontario helps reduce the </text:span><text:change text:change-id="ct91490576"/><text:change-start text:change-id="ct91490680"/><text:span text:style-name="T1">effect </text:span><text:change-end text:change-id="ct91490680"/><text:span text:style-name="T1">of simultaneous anthropogenic changes in short</text:span><text:change-start text:change-id="ct91490784"/><text:span text:style-name="T1">-</text:span><text:change-end text:change-id="ct91490784"/><text:span text:style-name="T1"> to medium range atmospheric pollutants, particularly </text:span><office:annotation office:name="__Fieldmark__8586_36171880"><dc:creator>Lisa</dc:creator><dc:date>2013-03-01T17:42:00</dc:date><text:sender-initials>L</text:sender-initials><text:p>Write out on first occurrence … if this is only mention then acronyms not needed</text:p></office:annotation><text:span text:style-name="T1">NO</text:span><text:span text:style-name="T4">x</text:span><text:span text:style-name="T1">, SO</text:span><text:span text:style-name="T4">2</text:span><text:span text:style-name="T1">, </text:span><office:annotation-end office:name="__Fieldmark__8586_36171880"/><text:span text:style-name="T1">ozone</text:span><text:change-start text:change-id="ct91490888"/><text:span text:style-name="T1">,</text:span><text:change-end text:change-id="ct91490888"/><text:span text:style-name="T1"> and particulates that have been shown to have significant effects on tree growth and nutrient cycling </text:span><text:bookmark-start text:name="__UnoMark__28402_249939903"/><text:span text:style-name="T1">[</text:span><text:span text:style-name="T5">Dietze and Moorcroft</text:span><text:span text:style-name="T1">, 2011]</text:span><text:bookmark-end text:name="__UnoMark__28402_249939903"/><text:span text:style-name="T1">. All stands were jack pine dominated, with many of the older stands containing younger </text:span><text:span text:style-name="T29">Populus spp.</text:span><text:change-start text:change-id="ct91490992"/><text:span text:style-name="T29"> </text:span><text:span text:style-name="T39">(poplar)</text:span><text:change-end text:change-id="ct91490992"/><text:span text:style-name="T1">, </text:span><text:span text:style-name="T61">Abies</text:span><text:change-start text:change-id="ct91491096"/><text:span text:style-name="T61"> </text:span><text:change-end text:change-id="ct91491096"/><text:span text:style-name="T61">balsamea</text:span><text:change-start text:change-id="ct91491200"/><text:span text:style-name="T61"> </text:span><text:span text:style-name="T56">(balsam fir)</text:span><text:change-end text:change-id="ct91491200"/><text:change-start text:change-id="ct91491304"/><text:span text:style-name="T7">,</text:span><text:change-end text:change-id="ct91491304"/><text:span text:style-name="T7"> </text:span><text:span text:style-name="T61">Picea</text:span><text:change-start text:change-id="ct91491408"/><text:span text:style-name="T61"> </text:span><text:change-end text:change-id="ct91491408"/><text:span text:style-name="T61">mariana</text:span><text:span text:style-name="T7"> </text:span><text:change-start text:change-id="ct91491512"/><text:span text:style-name="T7">(black spruce) </text:span><text:change-end text:change-id="ct91491512"/><text:span text:style-name="T7">or </text:span><text:span text:style-name="T61">Picea</text:span><text:change-start text:change-id="ct91491616"/><text:span text:style-name="T61"> </text:span><text:change-end text:change-id="ct91491616"/><text:span text:style-name="T61">glauca</text:span><text:span text:style-name="T7"> </text:span><text:change-start text:change-id="ct91491720"/><text:span text:style-name="T7">(white spruce)</text:span><text:change-end text:change-id="ct91491720"/><text:change text:change-id="ct91491824"/><text:span text:style-name="T7"> in the understory</text:span><text:change-start text:change-id="ct91491928"/><text:span text:style-name="T7">. </text:span><text:change-end text:change-id="ct91491928"/><text:change text:change-id="ct91931888"/><text:span text:style-name="T1">The soil on all sites was a deep </text:span><text:change-start text:change-id="ct91931992"/><text:span text:style-name="T1">(&gt;50 cm) </text:span><text:change-end text:change-id="ct91931992"/><text:span text:style-name="T1">OrthicHumo-Ferric Podzol</text:span><text:bookmark-start text:name="__UnoMark__28412_249939903"/><text:span text:style-name="T1">[</text:span><text:change text:change-id="ct91932096"/><text:change-start text:change-id="ct91932200"/><text:span text:style-name="T5">SCWG</text:span><text:change-end text:change-id="ct91932200"/><text:span text:style-name="T1">, 1998]</text:span><text:bookmark-end text:name="__UnoMark__28412_249939903"/><text:span text:style-name="T1">. For the fire-origin sites, all Ae and Bf horizons were coarse sand, silty sand</text:span><text:change-start text:change-id="ct91932304"/><text:span text:style-name="T1">,</text:span><text:change-end text:change-id="ct91932304"/><text:span text:style-name="T1"> or loamy sand (mean percent sand, silt, clay </text:span><text:change-start text:change-id="ct91932408"/><text:span text:style-name="T1">was </text:span><text:change-end text:change-id="ct91932408"/><text:change text:change-id="ct91932512"/><text:span text:style-name="T1">84.4±8.3, 11.5±7.8, 4.1±1.6</text:span><text:change-start text:change-id="ct91932616"/><text:span text:style-name="T1">, respectively</text:span><text:change-end text:change-id="ct91932616"/><text:change text:change-id="ct91932720"/><text:span text:style-name="T1">) and </text:span><text:change text:change-id="ct91932824"/><text:span text:style-name="T1">mean pH </text:span><text:change-start text:change-id="ct91932928"/><text:span text:style-name="T1">was</text:span><text:change-end text:change-id="ct91932928"/><text:change text:change-id="ct91933032"/><text:span text:style-name="T1"> 5.4 ± 0.2 while the LFH layer was thin</text:span><text:change text:change-id="ct91933136"/><text:span text:style-name="T1"> </text:span><text:change-start text:change-id="ct91933240"/><text:span text:style-name="T1">(</text:span><text:change-end text:change-id="ct91933240"/><text:span text:style-name="T1">1 to 2 cm</text:span><text:change-start text:change-id="ct91933344"/><text:span text:style-name="T1">)</text:span><text:change-end text:change-id="ct91933344"/><text:change text:change-id="ct91933448"/><text:span text:style-name="T1"> on all sites.</text:span><text:change-start text:change-id="ct91933552"/><text:span text:style-name="T1"> Detailed soil data was not </text:span><text:change-end text:change-id="ct91933552"/><text:change-start text:change-id="ct91933656"/><text:span text:style-name="T1">available</text:span><text:change-end text:change-id="ct91933656"/><text:change-start text:change-id="ct91933760"/><text:span text:style-name="T1"> </text:span><text:change-end text:change-id="ct91933760"/><text:change-start text:change-id="ct91933864"/><text:span text:style-name="T1">for the remaining four harvest origin sites.</text:span><text:change-end text:change-id="ct91933864"/></text:p>
      <text:list xml:id="list39470550" text:continue-numbering="true" text:style-name="WWNum1">
        <text:list-item>
          <text:list>
            <text:list-item>
              <text:h text:style-name="P2" text:outline-level="2">2.2 Climate data</text:h>
            </text:list-item>
          </text:list>
        </text:list-item>
      </text:list>
      <text:p text:style-name="Standard"><text:span text:style-name="T1">Monthly interpolated climate data </text:span><text:change text:change-id="ct91934384"/><text:span text:style-name="T1">for a single centrally located point at 49.849915° N, 91.304131° W for the </text:span><text:change text:change-id="ct91934488"/><text:span text:style-name="T1">period </text:span><text:change text:change-id="ct91934592"/><text:span text:style-name="T1">1901</text:span><text:change-start text:change-id="ct91934696"/><text:span text:style-name="T1"> to </text:span><text:change-end text:change-id="ct91934696"/><text:change text:change-id="ct91934800"/><text:span text:style-name="T1">2007 were obtained from Canadian Forest Service</text:span><text:change text:change-id="ct91934904"/><text:span text:style-name="T1"> using the model outlined in </text:span><text:bookmark-start text:name="__UnoMark__28422_249939903"/><text:change text:change-id="ct91935008"/><text:span text:style-name="T5">McKenney et al.</text:span><text:change text:change-id="ct91935112"/><text:span text:style-name="T1"> </text:span><text:change-start text:change-id="ct91935216"/><text:span text:style-name="T1">[</text:span><text:change-end text:change-id="ct91935216"/><text:span text:style-name="T1">2006]</text:span><text:bookmark-end text:name="__UnoMark__28422_249939903"/><text:span text:style-name="T1">. The study sites ha</text:span><text:change-start text:change-id="ct91935320"/><text:span text:style-name="T1">d</text:span><text:change-end text:change-id="ct91935320"/><text:change text:change-id="ct91935424"/><text:span text:style-name="T1"> a mean annual precipitation of 690 mm</text:span><text:change-start text:change-id="ct91935528"/><text:span text:style-name="T1"> per </text:span><text:change-end text:change-id="ct91935528"/><text:change text:change-id="ct91935632"/><text:span text:style-name="T1">year, a mean annual temperature 1</text:span><text:change-start text:change-id="ct91935736"/><text:span text:style-name="T1"> </text:span><text:change-end text:change-id="ct91935736"/><text:span text:style-name="T1">°C</text:span><text:change-start text:change-id="ct91935840"/><text:span text:style-name="T1">,</text:span><text:change-end text:change-id="ct91935840"/><text:span text:style-name="T1"> and typically experience a 165</text:span><text:change-start text:change-id="ct91935984"/><text:span text:style-name="T1">-</text:span><text:change-end text:change-id="ct91935984"/><text:change text:change-id="ct91936088"/><text:span text:style-name="T1">day growing season. Rainfall is strongly seasonal, with about 65% occurring during the growing season. July is typically the hottest month of the summer, while August is the driest, so drought may occur </text:span><text:change text:change-id="ct91936192"/><text:change-start text:change-id="ct91936296"/><text:span text:style-name="T1">during the growing season</text:span><text:change-end text:change-id="ct91936296"/><text:change text:change-id="ct91936400"/><text:span text:style-name="T1">.</text:span><text:change text:change-id="ct91936504"/></text:p>
      <text:list xml:id="list39463419" text:continue-numbering="true" text:style-name="WWNum1">
        <text:list-item>
          <text:list>
            <text:list-item>
              <text:h text:style-name="P2" text:outline-level="2"><text:bookmark text:name="h.w40wgmpaxmcf"/>2.3 Species description</text:h>
            </text:list-item>
          </text:list>
        </text:list-item>
      </text:list>
      <text:p text:style-name="P1"><text:span text:style-name="T1">Jack pine is a short-lived, shade-intolerant pioneer </text:span><text:change-start text:change-id="ct91936608"/><text:span text:style-name="T1">species </text:span><text:change-end text:change-id="ct91936608"/><text:span text:style-name="T1">native to eastern and central boreal forest</text:span><text:change-start text:change-id="ct91936712"/><text:span text:style-name="T1">s</text:span><text:change-end text:change-id="ct91936712"/><text:span text:style-name="T1">, </text:span><text:change-start text:change-id="ct91936816"/><text:span text:style-name="T1">with a range </text:span><text:change-end text:change-id="ct91936816"/><text:span text:style-name="T1">extending south to surround </text:span><text:change-start text:change-id="ct91936920"/><text:span text:style-name="T1">l</text:span><text:change-end text:change-id="ct91936920"/><text:change text:change-id="ct91937024"/><text:span text:style-name="T1">akes Superior, Michigan</text:span><text:change-start text:change-id="ct91937128"/><text:span text:style-name="T1">,</text:span><text:change-end text:change-id="ct91937128"/><text:span text:style-name="T1"> and Huron </text:span><text:bookmark-start text:name="__UnoMark__28432_249939903"/><text:span text:style-name="T1">[</text:span><text:span text:style-name="T5">Rudolph and Laidly</text:span><text:span text:style-name="T1">, 1990]</text:span><text:bookmark-end text:name="__UnoMark__28432_249939903"/><text:span text:style-name="T1">. Through the use of common garden trials, </text:span><office:annotation office:name="__Fieldmark__8736_36171880"><dc:creator>Lisa</dc:creator><dc:date>2013-03-01T17:42:00</dc:date><text:sender-initials>L</text:sender-initials><text:p>Not cited in refs</text:p></office:annotation><text:span text:style-name="T1">Thomson and Parker </text:span><text:change-start text:change-id="ct91937232"/><text:span text:style-name="T1">[</text:span><text:change-end text:change-id="ct91937232"/><text:change text:change-id="ct91937336"/><text:span text:style-name="T1">2008</text:span><text:change text:change-id="ct91937440"/><text:change-start text:change-id="ct91937544"/><text:span text:style-name="T1">]</text:span><text:change-end text:change-id="ct91937544"/><text:span text:style-name="T1"> </text:span><office:annotation-end office:name="__Fieldmark__8736_36171880"/><text:span text:style-name="T1">show</text:span><text:change-start text:change-id="ct91937648"/><text:span text:style-name="T1">ed</text:span><text:change-end text:change-id="ct91937648"/><text:span text:style-name="T1"> that the “optimum latitude” </text:span><text:change-start text:change-id="ct91937752"/><text:span text:style-name="T1">for this species </text:span><text:change-end text:change-id="ct91937752"/><text:span text:style-name="T1">is between 46°N and 47°N, slightly south of our study sites. Jack pine is frequently found on xeric, well-drained sites but grows faster in mesic conditions and is considered relatively drought tolerant </text:span><text:bookmark-start text:name="__UnoMark__28442_249939903"/><text:span text:style-name="T1">[</text:span><text:span text:style-name="T5">Rudolph and Laidly</text:span><text:span text:style-name="T1">, 1990]</text:span><text:bookmark-end text:name="__UnoMark__28442_249939903"/><text:span text:style-name="T1">. </text:span></text:p>
      <text:list xml:id="list39457524" text:continue-numbering="true" text:style-name="WWNum1">
        <text:list-item>
          <text:list>
            <text:list-item>
              <text:h text:style-name="P2" text:outline-level="2"><text:bookmark-start text:name="__UnoMark__28452_249939903"/><text:change text:change-id="ct91938584"/><text:change text:change-id="ct91937856"/><draw:frame draw:style-name="fr2" draw:name="1" text:anchor-type="as-char" svg:width="2.889cm" svg:height="0.531cm" draw:z-index="23"><draw:object-ole xlink:href="./Object 2" xlink:type="simple" xlink:show="embed" xlink:actuate="onLoad"/><draw:image xlink:href="./ObjectReplacements/Object 2" xlink:type="simple" xlink:show="embed" xlink:actuate="onLoad"/></draw:frame><text:bookmark-end text:name="__UnoMark__28452_249939903"/><text:bookmark text:name="h.wpr9oxdqgyj3"/><text:change text:change-id="ct91938896"/>2.4 Sampling and chronology preparation</text:h>
            </text:list-item>
          </text:list>
        </text:list-item>
      </text:list>
      <text:p text:style-name="Standard"><text:change-start text:change-id="ct91939000"/><text:soft-page-break/><text:span text:style-name="T1">At each of the 19 sites</text:span><text:change-end text:change-id="ct91939000"/><text:change-start text:change-id="ct91939104"/><text:span text:style-name="T1">, 10</text:span><text:change-end text:change-id="ct91939104"/><text:change text:change-id="ct91939208"/><text:span text:style-name="T1"> dominant/codominant </text:span><text:change-start text:change-id="ct91939312"/><text:span text:style-name="T1">canopy </text:span><text:change-end text:change-id="ct91939312"/><text:span text:style-name="T1">trees </text:span><text:change text:change-id="ct91939416"/><text:span text:style-name="T1">were sampled at 25 m intervals along a linear transect, offsetting then doubling back if stand boundaries were reached. </text:span><text:change-start text:change-id="ct91939520"/><text:span text:style-name="T1">In July 2011, </text:span><text:change-end text:change-id="ct91939520"/><text:change text:change-id="ct91939624"/><text:change-start text:change-id="ct91939728"/><text:span text:style-name="T1">t</text:span><text:change-end text:change-id="ct91939728"/><text:span text:style-name="T1">wo perpendicular cores per tree were taken at 1.3</text:span><text:change-start text:change-id="ct91939832"/><text:span text:style-name="T1"> </text:span><text:change-end text:change-id="ct91939832"/><text:span text:style-name="T1">m above the ground</text:span><text:change text:change-id="ct91939936"/><text:span text:style-name="T1">, then sanded, scanned</text:span><text:change-start text:change-id="ct91923696"/><text:span text:style-name="T1">,</text:span><text:change-end text:change-id="ct91923696"/><text:span text:style-name="T1"> and measured, taking care to avoid carbon isotope contamination. Cores with intact bark were dated directly</text:span><text:change text:change-id="ct91923800"/><text:change-start text:change-id="ct91923904"/><text:span text:style-name="T1">;</text:span><text:change-end text:change-id="ct91923904"/><text:span text:style-name="T1"> other cores were visually and statistically crossdated against these using t and trend statistics in Corina</text:span><text:bookmark-start text:name="__UnoMark__28472_249939903"/><text:change-start text:change-id="ct91924008"/><text:span text:style-name="T1"> </text:span><text:change-end text:change-id="ct91924008"/><text:span text:style-name="T1">[</text:span><text:span text:style-name="T5">Brewer et al.</text:span><text:span text:style-name="T1">, 2010]</text:span><text:bookmark-end text:name="__UnoMark__28472_249939903"/><text:span text:style-name="T1">. The s</text:span><text:change-start text:change-id="ct91924112"/><text:span text:style-name="T1">tand</text:span><text:change-end text:change-id="ct91924112"/><text:change text:change-id="ct91924216"/><text:span text:style-name="T1">s were known to be even-aged; to reduce the </text:span><text:change-start text:change-id="ct91924320"/><text:span text:style-name="T1">effe</text:span><text:change-end text:change-id="ct91924320"/><text:change text:change-id="ct91924424"/><text:span text:style-name="T1">ct of missing pith years</text:span><text:change text:change-id="ct91924528"/><text:span text:style-name="T1"> </text:span><text:change-start text:change-id="ct91924632"/><text:span text:style-name="T1">when standardizing the chronology, </text:span><text:change-end text:change-id="ct91924632"/><text:span text:style-name="T1">all series were assumed to originate in the year of stand establishment for the purposes of determining age</text:span><text:change text:change-id="ct91924736"/><text:span text:style-name="T1">. The </text:span><office:annotation office:name="__Fieldmark__8821_36171880"><dc:creator>HomeUser</dc:creator><dc:date>2013-03-01T17:42:00</dc:date><text:sender-initials>H</text:sender-initials><text:p>This is a standard dendrochronology term (COFECHA, dplR). It does deserve explanation though.</text:p></office:annotation><text:span text:style-name="T1">sample depth</text:span><text:change-start text:change-id="ct91924840"/><text:span text:style-name="T1"> </text:span><text:change-end text:change-id="ct91924840"/><office:annotation-end office:name="__Fieldmark__8821_36171880"/><text:change-start text:change-id="ct91924944"/><text:span text:style-name="T1">(number of series included in the chronology)</text:span><text:change-end text:change-id="ct91924944"/><text:span text:style-name="T1"> by year and age is displayed in Figure 2.</text:span></text:p>
      <text:list xml:id="list39458889" text:continue-numbering="true" text:style-name="WWNum1">
        <text:list-item>
          <text:list>
            <text:list-item>
              <text:h text:style-name="P2" text:outline-level="2"><text:change-start text:change-id="ct91925048"/>2.5 Standardization<text:change-end text:change-id="ct91925048"/></text:h>
            </text:list-item>
          </text:list>
        </text:list-item>
      </text:list>
      <text:p text:style-name="P15"><text:span text:style-name="T1">Factor regression standardization (an extension of regional curve standardization) was used to separate the effects </text:span><text:change text:change-id="ct91925256"/><text:change text:change-id="ct91925152"/><text:change-start text:change-id="ct91925360"/><text:span text:style-name="T1">of</text:span><text:change-end text:change-id="ct91925360"/><text:span text:style-name="T1"> tree-level productivity, age</text:span><text:change-start text:change-id="ct91925464"/><text:span text:style-name="T1">,</text:span><text:change-end text:change-id="ct91925464"/><text:span text:style-name="T1"> and year </text:span><text:change-start text:change-id="ct91925568"/><text:span text:style-name="T1">on ring width </text:span><text:change-end text:change-id="ct91925568"/><text:span text:style-name="T1">and correct for modern sample bias </text:span><text:bookmark-start text:name="__UnoMark__28482_249939903"/><text:span text:style-name="T1">[</text:span><text:span text:style-name="T5">Cecile </text:span><text:span text:style-name="T31">et al.</text:span><text:span text:style-name="T1">, in </text:span><text:change text:change-id="ct91925672"/><text:change-start text:change-id="ct91925776"/><text:span text:style-name="T1">review</text:span><text:change-end text:change-id="ct91925776"/><text:span text:style-name="T1">]</text:span><text:bookmark-end text:name="__UnoMark__28482_249939903"/><text:span text:style-name="T1">. The tree ring data was strongly log-normal, so the following growth model was used to standardize the chronology:</text:span></text:p>
      <text:p text:style-name="P8"><draw:frame draw:style-name="fr2" draw:name="2" text:anchor-type="as-char" svg:width="5.622cm" svg:height="0.531cm" draw:z-index="20"><draw:object-ole xlink:href="./Object 4" xlink:type="simple" xlink:show="embed" xlink:actuate="onLoad"/><draw:image xlink:href="./ObjectReplacements/Object 4" xlink:type="simple" xlink:show="embed" xlink:actuate="onLoad"/></draw:frame></text:p>
      <text:p text:style-name="Standard"><text:change-start text:change-id="ct91925880"/><text:span text:style-name="T1">G</text:span><text:span text:style-name="T4">itτ</text:span><text:change-end text:change-id="ct91925880"/><text:change-start text:change-id="ct91925984"/><text:span text:style-name="T4"> </text:span><text:change-end text:change-id="ct91925984"/><text:change-start text:change-id="ct91926088"/><text:span text:style-name="T1">is the observed ring width at tree i, year t</text:span><text:change-end text:change-id="ct91926088"/><text:change-start text:change-id="ct91926192"/><text:span text:style-name="T1">,</text:span><text:change-end text:change-id="ct91926192"/><text:change-start text:change-id="ct91926296"/><text:span text:style-name="T1"> and age τ.</text:span><text:change-end text:change-id="ct91926296"/><text:change text:change-id="ct91926400"/><text:change-start text:change-id="ct91926504"/><text:span text:style-name="T1"> </text:span><text:change-end text:change-id="ct91926504"/><text:change-start text:change-id="ct91926608"/><text:span text:style-name="T1">Q, F and A are latent factors that influence tree growth: Q</text:span><text:span text:style-name="T4">i</text:span><text:span text:style-name="T1"> describes the intrinsic productivity of that tree, F</text:span><text:span text:style-name="T4">t</text:span><text:span text:style-name="T1"> is the forcing at that year (equivalent to the standardized chronology or ring width index) while A</text:span><text:span text:style-name="T4">τ</text:span><text:span text:style-name="T1"> is the value of the age trend (equivalent to the regional curve) at that age</text:span><text:change-end text:change-id="ct91926608"/><text:change text:change-id="ct91926712"/><text:change-start text:change-id="ct91926816"/><text:span text:style-name="T1">. </text:span><text:change-end text:change-id="ct91926816"/><text:change-start text:change-id="ct91926920"/><text:span text:style-name="T1">Preliminary </text:span><text:change-end text:change-id="ct91926920"/><text:change text:change-id="ct91927128"/><text:change-start text:change-id="ct91927232"/><text:span text:style-name="T1">e</text:span><text:change-end text:change-id="ct91927232"/><text:change-start text:change-id="ct91927336"/><text:span text:style-name="T1">xamination of the re</text:span><text:change-end text:change-id="ct91927336"/><text:change-start text:change-id="ct91927440"/><text:span text:style-name="T1">siduals using quantile-quantile plots and histograms revealed that</text:span><text:change-end text:change-id="ct91927440"/><text:change-start text:change-id="ct91927544"/><text:span text:style-name="T1"> </text:span><text:change-end text:change-id="ct91927544"/><text:change text:change-id="ct91948376"/><text:change text:change-id="ct91948272"/><text:change text:change-id="ct91927648"/><text:change-start text:change-id="ct91948480"/><text:span text:style-name="T11">the error term was </text:span><text:change-end text:change-id="ct91948480"/><text:change-start text:change-id="ct91948584"/><text:span text:style-name="T11">more appropriately treated as lognormal and multiplicative, rather than normal and additive</text:span><text:change-end text:change-id="ct91948584"/><text:change text:change-id="ct91948688"/><text:change-start text:change-id="ct91948792"/><text:span text:style-name="T10">. </text:span><text:change-end text:change-id="ct91948792"/></text:p>
      <text:p text:style-name="P15"><text:span text:style-name="T13">Keeping with common practice in regional curve standardization, the age trend was assumed to be a smooth function of age. To accomplish this, generalized additive regression was used on the log-transformed ring width data to produce a locally smooth estimate of the age trend in a single step. This smoothing was performed using locally linear polynomial regression (loess), with the span selected automatically </text:span><text:change text:change-id="ct91948896"/><text:span text:style-name="T13">bas</text:span><text:change text:change-id="ct91949000"/><text:change-start text:change-id="ct91949104"/><text:span text:style-name="T13">ed on</text:span><text:change-end text:change-id="ct91949104"/><text:span text:style-name="T13"> minimum Akaike's information criterion.</text:span><text:change-start text:change-id="ct91949208"/><text:span text:style-name="T13"> </text:span><text:change-end text:change-id="ct91949208"/><text:change text:change-id="ct91949312"/><text:change-start text:change-id="ct91949416"/><text:span text:style-name="T13">For a full theoretical justification of these concepts and their relation to regional curve and signal-free standardization, t</text:span><text:change-end text:change-id="ct91949416"/><text:change text:change-id="ct91949520"/><text:span text:style-name="T13">he interested reader </text:span><text:change text:change-id="ct91949624"/><text:change-start text:change-id="ct91949728"/><text:span text:style-name="T13">is referred to</text:span><text:change-end text:change-id="ct91949728"/><text:span text:style-name="T13"> </text:span><text:change text:change-id="ct91949832"/><text:change text:change-id="ct91949936"/><text:span text:style-name="T14">Cecile </text:span><text:span text:style-name="T60">et al.</text:span><text:bookmark-start text:name="__UnoMark__28492_249939903"/><text:span text:style-name="T13"> </text:span><text:change-start text:change-id="ct91950040"/><text:span text:style-name="T13">[</text:span><text:change-end text:change-id="ct91950040"/><text:span text:style-name="T13">in </text:span><text:change text:change-id="ct91950144"/><text:change-start text:change-id="ct91950248"/><text:span text:style-name="T13">review</text:span><text:change-end text:change-id="ct91950248"/><text:span text:style-name="T13">]</text:span><text:bookmark-end text:name="__UnoMark__28492_249939903"/><text:span text:style-name="T13"> </text:span><text:change text:change-id="ct91950352"/></text:p>
      <text:p text:style-name="Standard"><text:span text:style-name="T13">Two separate standardizations were carried out, </text:span><text:change-start text:change-id="ct91950456"/><text:span text:style-name="T13">one </text:span><text:change-end text:change-id="ct91950456"/><text:span text:style-name="T13">including and </text:span><text:change-start text:change-id="ct91950560"/><text:span text:style-name="T13">the other </text:span><text:change-end text:change-id="ct91950560"/><text:span text:style-name="T13">excluding Q (productivity) in our growth model to </text:span><text:change-start text:change-id="ct91950664"/><text:span text:style-name="T13">directly </text:span><text:change-end text:change-id="ct91950664"/><text:span text:style-name="T13">show the effect of modern sample bias</text:span><text:change text:change-id="ct91950768"/><text:span text:style-name="T13">.</text:span></text:p>
      <text:list xml:id="list39454271" text:continue-numbering="true" text:style-name="WWNum1">
        <text:list-item>
          <text:list>
            <text:list-item>
              <text:h text:style-name="P2" text:outline-level="2"><text:bookmark text:name="h.wwjpr2wzuq2t"/>2.6 <text:change text:change-id="ct91950872"/><text:change-start text:change-id="ct91950976"/>Carbon isotope ratios <text:change-end text:change-id="ct91950976"/>and water use efficiency</text:h>
            </text:list-item>
          </text:list>
        </text:list-item>
      </text:list>
      <text:p text:style-name="Standard"><text:span text:style-name="T1">Intrinsic water use efficiency (W</text:span><text:span text:style-name="T4">i</text:span><text:span text:style-name="T1">) is the ratio between plant carbon fixation and stomatal conductance and can be approximately determined by the discrimination against </text:span><text:span text:style-name="T3">13</text:span><text:span text:style-name="T1">C </text:span><text:bookmark-start text:name="__UnoMark__28502_249939903"/><text:span text:style-name="T1">[</text:span><text:span text:style-name="T5">Farquhar et al.</text:span><text:span text:style-name="T1">, 1982]</text:span><text:bookmark-end text:name="__UnoMark__28502_249939903"/><text:span text:style-name="T1">.</text:span><text:change text:change-id="ct91951080"/><text:change-start text:change-id="ct91951184"/><text:span text:style-name="T1"> </text:span><text:change-end text:change-id="ct91951184"/><text:span text:style-name="T1">Because compounds deposited in tree rings have fixed stable isotope ratios, historical records are commonly constructed using one of the various forms of the equation below</text:span><text:bookmark-start text:name="__UnoMark__28512_249939903"/><text:change text:change-id="ct91951288"/><text:change-start text:change-id="ct91951392"/><text:span text:style-name="T1"> </text:span><text:change-end text:change-id="ct91951392"/><text:soft-page-break/><text:span text:style-name="T1">[</text:span><text:span text:style-name="T5">Duquesnay et al.</text:span><text:span text:style-name="T1">, 1998]</text:span><text:bookmark-end text:name="__UnoMark__28512_249939903"/><text:span text:style-name="T1">, in which C</text:span><text:span text:style-name="T4">a</text:span><text:span text:style-name="T1"> is the atmospheric concentration of </text:span><text:change text:change-id="ct91951496"/><text:change-start text:change-id="ct91951600"/><text:span text:style-name="T1">CO</text:span><text:span text:style-name="T4">2</text:span><text:change-end text:change-id="ct91951600"/><text:span text:style-name="T1">, </text:span><text:change-start text:change-id="ct91951704"/><text:span text:style-name="T5">a</text:span><text:change-end text:change-id="ct91951704"/><text:span text:style-name="T1"> is the diffusion fractionation across the boundary layer and the stomata (≈4.4‰)</text:span><text:change-start text:change-id="ct91951808"/><text:span text:style-name="T1">,</text:span><text:change-end text:change-id="ct91951808"/><text:span text:style-name="T1"> and </text:span><text:change-start text:change-id="ct91951912"/><text:span text:style-name="T5">b</text:span><text:change-end text:change-id="ct91951912"/><text:span text:style-name="T1"> is the RuBisCo enzymatic biologic fractionation (≈27.0‰). </text:span><text:span text:style-name="T10">Δ</text:span><text:span text:style-name="T1"> is defined as the isotopic discrimination, and is simply calculated from </text:span><text:span text:style-name="T10">δ</text:span><text:span text:style-name="T1">, the deviation from the PeedeeBelmenite (PDB) carbonate standard as follows:</text:span></text:p>
      <text:p text:style-name="Standard"><draw:frame draw:style-name="fr2" draw:name="3" text:anchor-type="as-char" svg:width="4.454cm" svg:height="1.244cm" draw:z-index="21"><draw:object-ole xlink:href="./Object 6" xlink:type="simple" xlink:show="embed" xlink:actuate="onLoad"/><draw:image xlink:href="./ObjectReplacements/Object 6" xlink:type="simple" xlink:show="embed" xlink:actuate="onLoad"/></draw:frame><office:annotation><dc:creator>Lisa</dc:creator><dc:date>2013-03-01T17:42:00</dc:date><text:sender-initials>L</text:sender-initials><text:p>Odd font issue – fix the two 0’s</text:p></office:annotation></text:p>
      <text:p text:style-name="Standard"><text:span text:style-name="T66"><text:line-break/></text:span><text:span text:style-name="T66"><draw:frame draw:style-name="fr3" draw:name="4" text:anchor-type="as-char" svg:width="3.634cm" svg:height="1.111cm" draw:z-index="22"><draw:object xlink:href="./Object 8" xlink:type="simple" xlink:show="embed" xlink:actuate="onLoad"/><draw:image xlink:href="./ObjectReplacements/Object 8" xlink:type="simple" xlink:show="embed" xlink:actuate="onLoad"/></draw:frame></text:span><text:span text:style-name="T66"><office:annotation><dc:creator>Lisa</dc:creator><dc:date>2013-03-01T17:42:00</dc:date><text:sender-initials>L</text:sender-initials><text:p>Again, odd font change, fix 6</text:p></office:annotation></text:span></text:p>
      <text:p text:style-name="P1"><text:span text:style-name="T1">Samples from the same site and year were pooled due to cost constraints, providing an increased sensitivity to interannual variation in climate </text:span><text:change text:change-id="ct91952016"/><text:span text:style-name="T1">compared to serial or “pentad” pooling at the cost of information about intertree variability </text:span><text:bookmark-start text:name="__UnoMark__28522_249939903"/><text:span text:style-name="T1">[</text:span><text:span text:style-name="T5">Leavitt</text:span><text:span text:style-name="T1">, 2008, 2010; </text:span><text:span text:style-name="T5">Liñán et al.</text:span><text:span text:style-name="T1">, 2011]</text:span><text:bookmark-end text:name="__UnoMark__28522_249939903"/><text:span text:style-name="T1">.</text:span><text:change text:change-id="ct91952120"/><text:change-start text:change-id="ct91952224"/><text:span text:style-name="T1"> </text:span><text:change-end text:change-id="ct91952224"/><text:span text:style-name="T1">δ</text:span><text:span text:style-name="T3">13</text:span><text:span text:style-name="T1">C for </text:span><text:change text:change-id="ct91952368"/><text:change-start text:change-id="ct91952472"/><text:span text:style-name="T1">all the</text:span><text:change-end text:change-id="ct91952472"/><text:span text:style-name="T1"> wood samples was determined by the Stable Isotope Facility at University of California Davis using a continuous flow Isotope Ratio Mass Spectrometer. Cellulose extraction was not performed, as studies show little or no accuracy improvement for </text:span><text:span text:style-name="T3">13</text:span><text:span text:style-name="T1">C </text:span><text:bookmark-start text:name="__UnoMark__28532_249939903"/><text:span text:style-name="T1">[</text:span><text:span text:style-name="T5">Barbour et al.</text:span><text:span text:style-name="T1">, 2001; </text:span><text:span text:style-name="T5">English et al.</text:span><text:span text:style-name="T1">, 2011]</text:span><text:bookmark-end text:name="__UnoMark__28532_249939903"/><text:span text:style-name="T1">.</text:span></text:p>
      <text:p text:style-name="Standard"><text:span text:style-name="T1">Changing levels of atmospheric δ</text:span><text:span text:style-name="T3">13</text:span><text:span text:style-name="T1">C were compiled from ice core records </text:span><text:change-start text:change-id="ct91952576"/><text:span text:style-name="T1">as documented by</text:span><text:change-end text:change-id="ct91952576"/><text:change text:change-id="ct91952680"/><text:span text:style-name="T1"> </text:span><office:annotation office:name="__Fieldmark__9005_36171880"><dc:creator>Lisa</dc:creator><dc:date>2013-03-01T17:42:00</dc:date><text:sender-initials>L</text:sender-initials><text:p>Not cited in refs</text:p></office:annotation><text:change text:change-id="ct91952784"/><text:span text:style-name="T1">McCarroll and Loader </text:span><office:annotation-end office:name="__Fieldmark__9005_36171880"/><text:change-start text:change-id="ct91952888"/><text:span text:style-name="T1">[</text:span><text:change-end text:change-id="ct91952888"/><text:span text:style-name="T1">2004</text:span><text:change-start text:change-id="ct91952992"/><text:span text:style-name="T1">]</text:span><text:change-end text:change-id="ct91952992"/><text:change text:change-id="ct91953096"/><text:span text:style-name="T1">, </text:span><text:change-start text:change-id="ct91953200"/><text:span text:style-name="T1">but </text:span><text:change-end text:change-id="ct91953200"/><text:span text:style-name="T1">extending the linear extrapolation </text:span><text:change text:change-id="ct91953304"/><text:span text:style-name="T1">to 2010. Annual atmospheric averages of </text:span><text:change text:change-id="ct91953408"/><text:change-start text:change-id="ct91953512"/><text:span text:style-name="T1">CO</text:span><text:span text:style-name="T4">2</text:span><text:change-end text:change-id="ct91953512"/><text:span text:style-name="T1"> concentration from Mauna Loa, Hawaii (</text:span><text:span text:style-name="T67">www.esrl.noaa.gov/gmd/ccgg/trends/, courtesy of Dr. Pieter Tans (NOAA/ESRL) and Dr. Ralph Keeling (Scripps Institution of Oceanography)</text:span><text:span text:style-name="T1">) were supplemented with Lawdome ice core records to construct a historical record of C</text:span><text:span text:style-name="T4">a</text:span><text:bookmark-start text:name="__UnoMark__28542_249939903"/><text:change-start text:change-id="ct91953616"/><text:span text:style-name="T4"> </text:span><text:change-end text:change-id="ct91953616"/><text:span text:style-name="T1">[</text:span><text:span text:style-name="T5">Etheridge et al.</text:span><text:span text:style-name="T1">, 1998]</text:span><text:bookmark-end text:name="__UnoMark__28542_249939903"/><text:span text:style-name="T4"> .</text:span><text:change text:change-id="ct91953720"/></text:p>
      <text:p text:style-name="Standard"><text:span text:style-name="T1">Water use efficiency showed strong patterns by year, age</text:span><text:change-start text:change-id="ct91953824"/><text:span text:style-name="T1">,</text:span><text:change-end text:change-id="ct91953824"/><text:span text:style-name="T1"> and site. Factor regression standardization was used, as above, to separate these effects. In contrast to the ring width chronology above, the canonical vectors were scaled such that the magnitude of the data was retained in the forcing (</text:span><text:span text:style-name="T35">F</text:span><text:span text:style-name="T1">) to aid reader interpretation of typical intrinsic water use efficiency values. Akaike's information criteria confirmed that </text:span><text:change-start text:change-id="ct91953928"/><text:span text:style-name="T1">in this case </text:span><text:change-end text:change-id="ct91953928"/><text:span text:style-name="T1">the full model was most appropriate</text:span><text:change text:change-id="ct91954032"/><text:span text:style-name="T1">.</text:span></text:p>
      <text:list xml:id="list39470723" text:continue-numbering="true" text:style-name="WWNum1">
        <text:list-item>
          <text:list>
            <text:list-item>
              <text:h text:style-name="P2" text:outline-level="2">2.<text:change text:change-id="ct91954136"/><text:change-start text:change-id="ct91954240"/>7 <text:change-end text:change-id="ct91954240"/>Links between climate, water use efficienc<text:change-start text:change-id="ct91954344"/>,<text:change-end text:change-id="ct91954344"/>y and growth </text:h>
            </text:list-item>
          </text:list>
        </text:list-item>
      </text:list>
      <text:p text:style-name="Standard"><text:span text:style-name="T1">The climate sensitivity and responses of jack pine chronologies are well-established in the literature, so we designed our analy</text:span><text:change-start text:change-id="ct91954448"/><text:span text:style-name="T1">sis</text:span><text:change-end text:change-id="ct91954448"/><text:change text:change-id="ct91954552"/><text:span text:style-name="T1"> </text:span><text:change text:change-id="ct91954760"/><text:change text:change-id="ct91954656"/><text:span text:style-name="T1">to test the previously observed relationships using our data.</text:span><text:change text:change-id="ct91954864"/><text:change-start text:change-id="ct91954968"/><text:span text:style-name="T1"> </text:span><text:change-end text:change-id="ct91954968"/><text:span text:style-name="T1">Drought-induced growth limitation is a common theme </text:span><text:bookmark-start text:name="__UnoMark__28562_249939903"/><text:span text:style-name="T1">[</text:span><text:span text:style-name="T5">Brooks et al.</text:span><text:span text:style-name="T1">, 2011; </text:span><text:span text:style-name="T5">Girardin et al.,</text:span><text:span text:style-name="T1"> 2012; </text:span><text:span text:style-name="T5">Hoffer and Tardif</text:span><text:span text:style-name="T1">, 2009;</text:span><text:change-start text:change-id="ct91955072"/><text:span text:style-name="T1"> </text:span><text:change-end text:change-id="ct91955072"/><text:span text:style-name="T5">Hofgaard et al.</text:span><text:span text:style-name="T1">, 1999; </text:span><text:span text:style-name="T5">Larsen and MacDonald</text:span><text:span text:style-name="T1">, 1995; </text:span><text:span text:style-name="T5">Savva et al.</text:span><text:span text:style-name="T1">, 2008; </text:span><text:span text:style-name="T5">Tardif and Conciatori</text:span><text:span text:style-name="T1">, 2001]</text:span><text:bookmark-end text:name="__UnoMark__28562_249939903"/><text:change text:change-id="ct91955176"/><text:change-start text:change-id="ct91955280"/><text:span text:style-name="T6">,</text:span><text:change-end text:change-id="ct91955280"/><text:span text:style-name="T1"> but warm </text:span><text:bookmark-start text:name="__UnoMark__28572_249939903"/><text:span text:style-name="T1">[</text:span><text:span text:style-name="T5">Botkin et al.</text:span><text:span text:style-name="T1">, 1991; </text:span><text:span text:style-name="T5">Despland and Houle</text:span><text:span text:style-name="T1">, 1997; </text:span><text:span text:style-name="T5">Hamel et al.</text:span><text:span text:style-name="T1">, </text:span><text:soft-page-break/><text:span text:style-name="T1">2004; </text:span><text:span text:style-name="T5">Huang et al.</text:span><text:span text:style-name="T1">, 2010]</text:span><text:bookmark-end text:name="__UnoMark__28572_249939903"/><text:change-start text:change-id="ct91955384"/><text:span text:style-name="T1"> </text:span><text:change-end text:change-id="ct91955384"/><text:span text:style-name="T1">or extended growing seasons have also been found to increase jack pine growth </text:span><text:bookmark-start text:name="__UnoMark__28592_249939903"/><text:span text:style-name="T1">[</text:span><text:span text:style-name="T5">Despland and Houle</text:span><text:span text:style-name="T1">, 1997; </text:span><text:span text:style-name="T5">Hofgaard et al.</text:span><text:span text:style-name="T1">, 1999; </text:span><text:span text:style-name="T5">Tardif and Conciatori</text:span><text:span text:style-name="T1">, 2001]</text:span><text:bookmark-end text:name="__UnoMark__28592_249939903"/><text:span text:style-name="T1">. Growing season growing degree days and growing season precipitation were selected as the drought-linked climate variables </text:span><text:change-start text:change-id="ct91955488"/><text:span text:style-name="T1">as they are fairly general </text:span><text:change-end text:change-id="ct91955488"/><text:change text:change-id="ct91955696"/><text:change text:change-id="ct91955592"/><text:span text:style-name="T1">and simple </text:span><text:change-start text:change-id="ct91955800"/><text:span text:style-name="T1">to </text:span><text:change-end text:change-id="ct91955800"/><text:span text:style-name="T1">interpret</text:span><text:change text:change-id="ct91955904"/><text:span text:style-name="T1"> while growing degree days provide</text:span><text:change-start text:change-id="ct91956008"/><text:span text:style-name="T1">d</text:span><text:change-end text:change-id="ct91956008"/><text:change text:change-id="ct91956112"/><text:span text:style-name="T1"> a test for temperature limitation.</text:span><text:change text:change-id="ct91956216"/><text:change-start text:change-id="ct91956320"/><text:span text:style-name="T1"> </text:span><text:change-end text:change-id="ct91956320"/><text:span text:style-name="T1">Growing season length was selected as a largely orthogonal measurement to test the second hypothesis directly. Similarly, </text:span><text:change text:change-id="ct91964656"/><text:change-start text:change-id="ct91964760"/><text:span text:style-name="T1">several</text:span><text:change-end text:change-id="ct91964760"/><text:span text:style-name="T1"> studies have investigated carbon fertilization in jack pine (</text:span><text:change-start text:change-id="ct91964864"/><text:span text:style-name="T40">CITATIONS).</text:span><text:change-end text:change-id="ct91964864"/><text:span text:style-name="T1"> Elevated water</text:span><text:change-start text:change-id="ct91964968"/><text:span text:style-name="T1"> </text:span><text:change-end text:change-id="ct91964968"/><text:change text:change-id="ct91965072"/><text:span text:style-name="T1">use efficiency is a compelling mechanistic explanation of this effect</text:span><text:change-start text:change-id="ct91965176"/><text:span text:style-name="T1"> so </text:span><text:change-end text:change-id="ct91965176"/><text:change text:change-id="ct91965280"/><text:span text:style-name="T1">we </text:span><text:change text:change-id="ct91965384"/><text:span text:style-name="T1">use</text:span><text:change-start text:change-id="ct91965488"/><text:span text:style-name="T1">d</text:span><text:change-end text:change-id="ct91965488"/><text:span text:style-name="T1"> the reconstructed typical intrinsic water use efficiency from the δ</text:span><text:span text:style-name="T3">13</text:span><text:span text:style-name="T1">C chronology to investigate </text:span><text:change text:change-id="ct91965592"/><text:change-start text:change-id="ct91965696"/><text:span text:style-name="T1">it</text:span><text:change-end text:change-id="ct91965696"/><text:span text:style-name="T1">. By examining the response of ring width to these variables</text:span><text:change-start text:change-id="ct91965800"/><text:span text:style-name="T1">,</text:span><text:change-end text:change-id="ct91965800"/><text:span text:style-name="T1"> we c</text:span><text:change-start text:change-id="ct91965904"/><text:span text:style-name="T1">ould explore</text:span><text:change-end text:change-id="ct91965904"/><text:change text:change-id="ct91966008"/><text:span text:style-name="T1"> the </text:span><text:change-start text:change-id="ct91966112"/><text:span text:style-name="T1">effe</text:span><text:change-end text:change-id="ct91966112"/><text:change text:change-id="ct91966216"/><text:span text:style-name="T1">ct of climate change and carbon fertilization on tree growth, while </text:span><text:change text:change-id="ct91966320"/><text:change-start text:change-id="ct91966424"/><text:span text:style-name="T1">examining</text:span><text:change-end text:change-id="ct91966424"/><text:span text:style-name="T1"> the relation</text:span><text:change-start text:change-id="ct91966528"/><text:span text:style-name="T1">ship</text:span><text:change-end text:change-id="ct91966528"/><text:span text:style-name="T1"> between climate and water use efficiency help</text:span><text:change-start text:change-id="ct91966632"/><text:span text:style-name="T1">ed</text:span><text:change-end text:change-id="ct91966632"/><text:change text:change-id="ct91966736"/><text:change-start text:change-id="ct91966840"/><text:span text:style-name="T1"> to</text:span><text:change-end text:change-id="ct91966840"/><text:change text:change-id="ct91966944"/><text:span text:style-name="T1"> interpret δ</text:span><text:span text:style-name="T3">13</text:span><text:span text:style-name="T1">C measurements. </text:span></text:p>
      <text:p text:style-name="Standard"><text:span text:style-name="T1">In dendrochronology, it is common practice to assume a linear relationship between tree growth and climate </text:span><text:bookmark-start text:name="__UnoMark__28602_249939903"/><text:span text:style-name="T1">[</text:span><text:span text:style-name="T5">Biondi and Waikul</text:span><text:span text:style-name="T1">, 2004]</text:span><text:bookmark-end text:name="__UnoMark__28602_249939903"/><text:span text:style-name="T1">. This simplifies analysis and interpretation considerably, especially when the final goal is climate reconstruction</text:span><text:change-start text:change-id="ct91967048"/><text:span text:style-name="T1">,</text:span><text:change-end text:change-id="ct91967048"/><text:span text:style-name="T1"> and may be a good assumption when the observed range of variability is small or far from local optima </text:span><text:bookmark-start text:name="__UnoMark__28612_249939903"/><text:span text:style-name="T1">[</text:span><text:span text:style-name="T5">Loehle</text:span><text:span text:style-name="T1">, 2009]</text:span><text:bookmark-end text:name="__UnoMark__28612_249939903"/><text:span text:style-name="T1">. Nevertheless, nonlinear responses have been shown in tree-ring chronologies </text:span><text:bookmark-start text:name="__UnoMark__28622_249939903"/><text:span text:style-name="T1">[</text:span><text:span text:style-name="T5">D’Arrigo</text:span><text:span text:style-name="T1">, 2004; </text:span><text:span text:style-name="T5">Graumlich and Brubaker</text:span><text:span text:style-name="T1">, 1986; </text:span><text:span text:style-name="T5">Helama et al.</text:span><text:span text:style-name="T1">, 2009; </text:span><text:span text:style-name="T5">Ni et al.</text:span><text:span text:style-name="T1">, 2002]</text:span><text:bookmark-end text:name="__UnoMark__28622_249939903"/><text:span text:style-name="T1">. Agronomic, ecological</text:span><text:change-start text:change-id="ct91967152"/><text:span text:style-name="T1">,</text:span><text:change-end text:change-id="ct91967152"/><text:span text:style-name="T1"> and physiological evidence argue for a nonlinear response to almost all environmental variables, at least over large ranges.</text:span><text:change text:change-id="ct91967256"/><text:change-start text:change-id="ct91967360"/><text:span text:style-name="T1"> </text:span><text:change-end text:change-id="ct91967360"/><text:span text:style-name="T1">Resource</text:span><text:change text:change-id="ct91967464"/><text:span text:style-name="T1"> demands </text:span><text:change-start text:change-id="ct91967568"/><text:span text:style-name="T1">(CO</text:span><text:span text:style-name="T4">2</text:span><text:span text:style-name="T1">, water, nutrients) </text:span><text:change-end text:change-id="ct91967568"/><text:span text:style-name="T1">can be met</text:span><text:change-start text:change-id="ct91967672"/><text:span text:style-name="T1"> but</text:span><text:change-end text:change-id="ct91967672"/><text:change-start text:change-id="ct91967776"/><text:span text:style-name="T1"> response to</text:span><text:change-end text:change-id="ct91967776"/><text:change text:change-id="ct91968296"/><text:change text:change-id="ct91968192"/><text:change text:change-id="ct91968088"/><text:change text:change-id="ct91967984"/><text:change text:change-id="ct91967880"/><text:span text:style-name="T1"> temperature</text:span><text:change text:change-id="ct91968400"/><text:change-start text:change-id="ct91968504"/><text:span text:style-name="T1"> is</text:span><text:change-end text:change-id="ct91968504"/><text:span text:style-name="T1"> typically </text:span><text:change text:change-id="ct91968608"/><text:span text:style-name="T1">hump</text:span><text:change-start text:change-id="ct91968712"/><text:span text:style-name="T1">-</text:span><text:change-end text:change-id="ct91968712"/><text:change text:change-id="ct91968816"/><text:span text:style-name="T1">shaped</text:span><text:change text:change-id="ct91968920"/><text:span text:style-name="T1">: </text:span><text:change-start text:change-id="ct91969024"/><text:span text:style-name="T1">when it is </text:span><text:change-end text:change-id="ct91969024"/><text:span text:style-name="T1">too l</text:span><text:change text:change-id="ct91969128"/><text:change-start text:change-id="ct91969232"/><text:span text:style-name="T1">ow</text:span><text:change-end text:change-id="ct91969232"/><text:change text:change-id="ct91969336"/><text:span text:style-name="T1"> the rate of growth and metabolism</text:span><text:change-start text:change-id="ct91969440"/><text:span text:style-name="T1"> is reduced and when it is </text:span><text:change-end text:change-id="ct91969440"/><text:change text:change-id="ct91969544"/><text:span text:style-name="T1"><text:s/>too </text:span><text:change-start text:change-id="ct91969648"/><text:span text:style-name="T1">high</text:span><text:change-end text:change-id="ct91969648"/><text:change text:change-id="ct91969752"/><text:span text:style-name="T1"> drought</text:span><text:change-start text:change-id="ct91969856"/><text:span text:style-name="T1"> ensues</text:span><text:change-end text:change-id="ct91969856"/><text:span text:style-name="T1">. To test for these effects, we used both generalized additive models (via thin-plate kernel regression smoothing with the R package </text:span><text:span text:style-name="T29">mgcv</text:span><text:span text:style-name="T1">, </text:span><text:bookmark-start text:name="__UnoMark__28632_249939903"/><text:span text:style-name="T5">Wood</text:span><text:span text:style-name="T1"> [2006]</text:span><text:bookmark-end text:name="__UnoMark__28632_249939903"/><text:span text:style-name="T1">), which assume</text:span><text:change-start text:change-id="ct91969960"/><text:span text:style-name="T1">d</text:span><text:change-end text:change-id="ct91969960"/><text:span text:style-name="T1"> only a locally smooth additive fit, and traditional multivariate linear regression. Ring-width forcing was log-transformed to stabilize variance (the error structure is retained from the original growth model) before fitting climate-growth models.</text:span></text:p>
      <text:list xml:id="list39459731" text:continue-numbering="true" text:style-name="WWNum1">
        <text:list-item>
          <text:h text:style-name="P18" text:outline-level="1"><text:bookmark text:name="h.4kh49nbumc4d"/>3. Results</text:h>
          <text:list>
            <text:list-item>
              <text:h text:style-name="P2" text:outline-level="2"><text:change-start text:change-id="ct91970064"/>3.1 Tree ring width<text:change-end text:change-id="ct91970064"/><text:change text:change-id="ct91970168"/></text:h>
            </text:list-item>
          </text:list>
        </text:list-item>
      </text:list>
      <text:p text:style-name="Standard"><text:span text:style-name="T1">Factor regression standardization splits the ring-width chronology into three components</text:span><text:change text:change-id="ct91970272"/><text:change-start text:change-id="ct91970376"/><text:span text:style-name="T1">:</text:span><text:change-end text:change-id="ct91970376"/><text:span text:style-name="T1"> the effects due to tree-level productivity (Figure 3), </text:span><text:change text:change-id="ct91970480"/><text:span text:style-name="T1">year-linked </text:span><text:change text:change-id="ct91970584"/><text:change-start text:change-id="ct91970688"/><text:span text:style-name="T1">factors </text:span><text:change-end text:change-id="ct91970688"/><text:span text:style-name="T1">such as climate (Figure 4), and </text:span><text:change text:change-id="ct91970792"/><text:span text:style-name="T1">age (Figure 5). Each of these </text:span><text:change text:change-id="ct91970896"/><text:change-start text:change-id="ct91971000"/><text:span text:style-name="T1">regressions </text:span><text:change-end text:change-id="ct91971000"/><text:span text:style-name="T1">shows the difference between the two models</text:span><text:change-start text:change-id="ct91971104"/><text:span text:style-name="T1">:</text:span><text:change-end text:change-id="ct91971104"/><text:change text:change-id="ct91971208"/><text:span text:style-name="T1"> G=GFA, in which tree-level productivity is accounted for, and G=FA, where it is not. Figure 2 shows the estimated productivity of each tree vs</text:span><text:change-start text:change-id="ct91971312"/><text:span text:style-name="T1">.</text:span><text:change-end text:change-id="ct91971312"/><text:span text:style-name="T1"> their age to demonstrate the cause of the </text:span><text:change-start text:change-id="ct91971416"/><text:span text:style-name="T1">observed </text:span><text:change-end text:change-id="ct91971416"/><text:span text:style-name="T1">modern sampling bias</text:span><text:change text:change-id="ct91971520"/><text:span text:style-name="T1">.</text:span><text:change text:change-id="ct91971624"/><text:change-start text:change-id="ct91971728"/><text:span text:style-name="T1"> </text:span><text:change-end text:change-id="ct91971728"/><text:span text:style-name="T1">The three-factor model fit the data significantly better than the two-factor model (Table 1).</text:span></text:p>
      <text:p text:style-name="Standard"><text:span text:style-name="T1">Tree-level productivity </text:span><text:change-start text:change-id="ct91971832"/><text:span text:style-name="T1">wa</text:span><text:change-end text:change-id="ct91971832"/><text:change text:change-id="ct91971936"/><text:span text:style-name="T1">s strongly negatively correlated with tree age (Spearman's </text:span><text:span text:style-name="T6">ρ=-0.86, p=0). Accounting for tree</text:span><text:change-start text:change-id="ct91972040"/><text:span text:style-name="T6">-</text:span><text:change-end text:change-id="ct91972040"/><text:change text:change-id="ct91972144"/><text:span text:style-name="T6">level productivity </text:span><text:change-start text:change-id="ct91972248"/><text:span text:style-name="T6">in the model </text:span><text:change-end text:change-id="ct91972248"/><text:span text:style-name="T6">change</text:span><text:change text:change-id="ct91972352"/><text:change-start text:change-id="ct91972456"/><text:span text:style-name="T6">d</text:span><text:change-end text:change-id="ct91972456"/><text:span text:style-name="T6"> the long-term trend of the forcing</text:span><text:change-start text:change-id="ct91972560"/><text:span text:style-name="T6">.</text:span><text:change-end text:change-id="ct91972560"/><text:change text:change-id="ct91972664"/><text:span text:style-name="T6"> </text:span><text:change-start text:change-id="ct92042480"/><text:span text:style-name="T6">R</text:span><text:change-end text:change-id="ct92042480"/><text:change text:change-id="ct92042584"/><text:span text:style-name="T6">ather than increasing and reaching a plateau around 1950 (Spearman's ρ=0.64, p=0), it </text:span><text:change text:change-id="ct92042688"/><text:span text:style-name="T6">decline</text:span><text:change text:change-id="ct92042792"/><text:change-start text:change-id="ct92042896"/><text:span text:style-name="T6">d</text:span><text:change-end text:change-id="ct92042896"/><text:span text:style-name="T6"> </text:span><text:soft-page-break/><text:span text:style-name="T6">throughout the study period (Spearman's ρ=-0.91, p=0). As expected, high-frequency variability is extremely similar between the two approaches.</text:span><text:change text:change-id="ct92043000"/><text:change-start text:change-id="ct92043104"/><text:span text:style-name="T6"> </text:span><text:change-end text:change-id="ct92043104"/><text:span text:style-name="T6">The derived age trend was </text:span><text:change text:change-id="ct92043208"/><text:span text:style-name="T6">similar for both models, peaking </text:span><text:change text:change-id="ct92043312"/><text:change-start text:change-id="ct92043416"/><text:span text:style-name="T6">six </text:span><text:change-end text:change-id="ct92043416"/><text:span text:style-name="T6">years after pith emergence, declining until a</text:span><text:change-start text:change-id="ct92043520"/><text:span text:style-name="T6">bout</text:span><text:change-end text:change-id="ct92043520"/><text:change text:change-id="ct92043624"/><text:span text:style-name="T6"> age 30</text:span><text:change text:change-id="ct92043728"/><text:change-start text:change-id="ct92043832"/><text:span text:style-name="T6"> to </text:span><text:change-end text:change-id="ct92043832"/><text:span text:style-name="T6">40 and then gradually rising as the trees aged. Optimal span values for the smoothing of the age trend were quite similar between the two models</text:span><text:change text:change-id="ct92043936"/><text:span text:style-name="T6"> and correspond to a neighbourhood of a</text:span><text:change-start text:change-id="ct92044040"/><text:span text:style-name="T6">bout</text:span><text:change-end text:change-id="ct92044040"/><text:change text:change-id="ct92044144"/><text:change-start text:change-id="ct92044248"/><text:span text:style-name="T6"> </text:span><text:change-end text:change-id="ct92044248"/><text:change text:change-id="ct92044456"/><text:change-start text:change-id="ct92044560"/><text:span text:style-name="T6">eight </text:span><text:change-end text:change-id="ct92044560"/><text:change-start text:change-id="ct92044664"/><text:span text:style-name="T6">or </text:span><text:change-end text:change-id="ct92044664"/><text:change text:change-id="ct92044872"/><text:change text:change-id="ct92044768"/><text:change-start text:change-id="ct92044976"/><text:span text:style-name="T6">nine</text:span><text:change-end text:change-id="ct92044976"/><text:span text:style-name="T6"> years.</text:span></text:p>
      <text:list xml:id="list39452262" text:continue-numbering="true" text:style-name="WWNum1">
        <text:list-item>
          <text:list>
            <text:list-item>
              <text:h text:style-name="P2" text:outline-level="2"><text:change-start text:change-id="ct92045080"/>3.2 Water use efficiency<text:change-end text:change-id="ct92045080"/><text:change-start text:change-id="ct92045184"/></text:h>
            </text:list-item>
          </text:list>
        </text:list-item>
      </text:list>
      <text:p text:style-name="Standard"><text:change-end text:change-id="ct92045184"/><text:span text:style-name="T1">Figures 6</text:span><text:change-start text:change-id="ct92045288"/><text:span text:style-name="T1"> through </text:span><text:change-end text:change-id="ct92045288"/><text:change text:change-id="ct92045392"/><text:span text:style-name="T1">8 </text:span><text:change text:change-id="ct92045496"/><text:span text:style-name="T1">show the effects </text:span><text:change-start text:change-id="ct92045600"/><text:span text:style-name="T1">of </text:span><text:change-end text:change-id="ct92045600"/><text:change-start text:change-id="ct92045704"/><text:span text:style-name="T1">intrinsic water use efficiency</text:span><text:change-end text:change-id="ct92045704"/><text:change-start text:change-id="ct92045808"/><text:span text:style-name="T1"> </text:span><text:change-end text:change-id="ct92045808"/><text:span text:style-name="T1">by stand, year</text:span><text:change-start text:change-id="ct92045912"/><text:span text:style-name="T1">,</text:span><text:change-end text:change-id="ct92045912"/><text:span text:style-name="T1"> and age</text:span><text:change text:change-id="ct92046016"/><text:change-start text:change-id="ct92046120"/><text:span text:style-name="T1">.</text:span><text:change-end text:change-id="ct92046120"/><text:span text:style-name="T1"> </text:span><text:change text:change-id="ct92046328"/><text:change text:change-id="ct92046224"/><text:span text:style-name="T1">The optimal age trend span parameter for this standardization was 0.13. Stand age and stand-level effects on water use efficiency were positively correlated (</text:span><text:span text:style-name="T6">Spearman's ρ=0.81, p=2.5e-5) and stand</text:span><text:change-start text:change-id="ct92046432"/><text:span text:style-name="T6">-</text:span><text:change-end text:change-id="ct92046432"/><text:change text:change-id="ct91972848"/><text:span text:style-name="T6">level variability w</text:span><text:change-start text:change-id="ct91972952"/><text:span text:style-name="T6">as high</text:span><text:change-end text:change-id="ct91972952"/><text:change text:change-id="ct91973056"/><text:span text:style-name="T6"> (ranging from 0.8-1.2). Typical water</text:span><text:change-start text:change-id="ct91973160"/><text:span text:style-name="T6"> </text:span><text:change-end text:change-id="ct91973160"/><text:change text:change-id="ct91973264"/><text:span text:style-name="T6">use efficiency values increased rapidly when the trees were very young, seemingly approaching a plateau from ages 15</text:span><text:change-start text:change-id="ct91973368"/><text:span text:style-name="T6"> to </text:span><text:change-end text:change-id="ct91973368"/><text:change text:change-id="ct91973472"/><text:span text:style-name="T6">40</text:span><text:change-start text:change-id="ct91973576"/><text:span text:style-name="T6">,</text:span><text:change-end text:change-id="ct91973576"/><text:span text:style-name="T6"> then declining and fluctuating </text:span><text:change text:change-id="ct91973680"/><text:change-start text:change-id="ct91973784"/><text:span text:style-name="T6">inconsistently</text:span><text:change-end text:change-id="ct91973784"/><text:span text:style-name="T6">. Water</text:span><text:change-start text:change-id="ct91973888"/><text:span text:style-name="T6"> </text:span><text:change-end text:change-id="ct91973888"/><text:change text:change-id="ct91973992"/><text:span text:style-name="T6">use efficiency increased substantially from 1877-2010 (Spearman's</text:span><text:change text:change-id="ct91974096"/><text:change-start text:change-id="ct91974200"/><text:span text:style-name="T6"> </text:span><text:change-end text:change-id="ct91974200"/><text:span text:style-name="T6">ρ=0.76, p=0) but this effect seems to be largely due to increasing atmospheric </text:span><text:change text:change-id="ct91974304"/><text:change-start text:change-id="ct91974408"/><text:span text:style-name="T6">CO</text:span><text:span text:style-name="T18">2</text:span><text:change-end text:change-id="ct91974408"/><text:span text:style-name="T6"> levels (controlling for this effect yields a Spearman's ρ=-0.20, p=0.02) (Figure 9).</text:span></text:p>
      <text:list xml:id="list39454130" text:continue-numbering="true" text:style-name="WWNum1">
        <text:list-item>
          <text:list>
            <text:list-item>
              <text:h text:style-name="P2" text:outline-level="2"><text:change-start text:change-id="ct91974512"/>3.3 Links between climate, growth and water use efficiency</text:h>
            </text:list-item>
          </text:list>
        </text:list-item>
      </text:list>
      <text:p text:style-name="Standard"><text:change-end text:change-id="ct91974512"/><text:span text:style-name="T1">The three selected climatic variables were not stationary during the study period, with growing season growing degree days (</text:span><text:span text:style-name="T6">Spearman's ρ=0.63, p=0), precipitation (Spearman's</text:span><text:change text:change-id="ct91974616"/><text:change-start text:change-id="ct91974720"/><text:span text:style-name="T6"> </text:span><text:change-end text:change-id="ct91974720"/><text:span text:style-name="T6">ρ=0.48, p=1.1e-7)</text:span><text:change-start text:change-id="ct91974824"/><text:span text:style-name="T6">,</text:span><text:change-end text:change-id="ct91974824"/><text:span text:style-name="T6"> and length (Spearman's ρ=0.43, p=3.1e-6) all increasing over time (Figure 10).</text:span></text:p>
      <text:p text:style-name="Standard"><text:span text:style-name="T6">The three-factor forcing was more sensitive to historic climate (Table 2), with differences in climate responses observed (see Figure 11, Table 3 for details).</text:span><text:change text:change-id="ct91974928"/><text:change-start text:change-id="ct91975032"/><text:span text:style-name="T6"> </text:span><text:change-end text:change-id="ct91975032"/><text:change-start text:change-id="ct91975136"/><text:span text:style-name="T6">Generalized </text:span><text:change-end text:change-id="ct91975136"/><text:change-start text:change-id="ct91975240"/><text:span text:style-name="T6">additive model</text:span><text:change-end text:change-id="ct91975240"/><text:change text:change-id="ct91975344"/><text:change-start text:change-id="ct91975448"/><text:span text:style-name="T6">-</text:span><text:change-end text:change-id="ct91975448"/><text:change text:change-id="ct91975552"/><text:span text:style-name="T6">based climate-response modelling had better performance and explained more variability for both forcing reconstructions (Table 2), and meaningful non-linearity was detected in the response to water use efficiency and precipitation for the three-factor forcing. Despite this, climate responses seen using generalized additive models were </text:span><text:change text:change-id="ct91975656"/><text:change-start text:change-id="ct91975760"/><text:span text:style-name="T6">consistent</text:span><text:change-end text:change-id="ct91975760"/><text:span text:style-name="T6">, in terms of magnitude and direction, with their linear counterparts.</text:span><text:change text:change-id="ct91975864"/></text:p>
      <text:p text:style-name="Standard"><text:change-start text:change-id="ct91975968"/><text:span text:style-name="T6">I</text:span><text:change-end text:change-id="ct91975968"/><text:change-start text:change-id="ct91976072"/><text:span text:style-name="T6">n all cases</text:span><text:change-end text:change-id="ct91976072"/><text:change-start text:change-id="ct91976176"/><text:span text:style-name="T6">,</text:span><text:change-end text:change-id="ct91976176"/><text:change-start text:change-id="ct91976280"/><text:span text:style-name="T6"> </text:span><text:change-end text:change-id="ct91976280"/><text:change-start text:change-id="ct91976384"/><text:span text:style-name="T6">w</text:span><text:change-end text:change-id="ct91976384"/><text:change text:change-id="ct91976488"/><text:span text:style-name="T6">ater use efficiency was a significant negative predictor of growth</text:span><text:change text:change-id="ct91976592"/><text:span text:style-name="T6">. Accounting for tree-level productivity revealed that growing season growing degree days was a significant negative predictor of growth. Growing season precipitation had a similarly negative effect on growth, especially </text:span><text:change text:change-id="ct91976696"/><text:change-start text:change-id="ct91976800"/><text:span text:style-name="T6">when</text:span><text:change-end text:change-id="ct91976800"/><text:span text:style-name="T6"> precipitation</text:span><text:change-start text:change-id="ct91960560"/><text:span text:style-name="T6"> increased</text:span><text:change-end text:change-id="ct91960560"/><text:change text:change-id="ct91960664"/><text:span text:style-name="T6">. No response </text:span><text:change text:change-id="ct91960768"/><text:span text:style-name="T6">to </text:span><text:change-start text:change-id="ct91960872"/><text:span text:style-name="T6">changes in </text:span><text:change-end text:change-id="ct91960872"/><text:span text:style-name="T6">growing season length</text:span><text:change-start text:change-id="ct91960976"/><text:span text:style-name="T6"> were observed</text:span><text:change-end text:change-id="ct91960976"/><text:span text:style-name="T6">.</text:span><text:change text:change-id="ct91961080"/></text:p>
      <text:p text:style-name="Standard"><text:span text:style-name="T6">A similar approach was used to investigate climatic drivers of intrinsic water use efficiency (see Table 4 for model fit statistics).</text:span><text:change text:change-id="ct91961184"/><text:change-start text:change-id="ct91961288"/><text:span text:style-name="T6"> </text:span><text:change-end text:change-id="ct91961288"/><office:annotation office:name="__Fieldmark__9438_36171880"><dc:creator>Lisa</dc:creator><dc:date>2013-03-01T17:42:00</dc:date><text:sender-initials>L</text:sender-initials><text:p>This is choppy and somewhat confusing … WUE showed no response to growing season length but growing season length is significant <text:s/>predictor but no clear relationship … don’t follow … is something missing? Also too many indicences of WUE in para ... repetitive</text:p></office:annotation><text:span text:style-name="T6">Climate was found to be a fairly good predictor </text:span><text:change text:change-id="ct91961600"/><text:change text:change-id="ct91961496"/><text:change text:change-id="ct91961392"/><text:span text:style-name="T6">for the corresponding year. Table 5 and Figure 12 show the response of intrinsic water</text:span><text:change text:change-id="ct91961704"/><text:change-start text:change-id="ct91961808"/><text:span text:style-name="T6"> </text:span><text:change-end text:change-id="ct91961808"/><text:span text:style-name="T6">use efficiency</text:span><text:change-start text:change-id="ct91961912"/><text:span text:style-name="T6">, which</text:span><text:change-end text:change-id="ct91961912"/><text:change text:change-id="ct91962224"/><text:change text:change-id="ct91962120"/><text:change text:change-id="ct91962016"/><text:span text:style-name="T6"> showed a strong negative response to growing season precipitation but no response to growing season length. </text:span><text:change-start text:change-id="ct91962328"/><text:span text:style-name="T6">Although g</text:span><text:change-end text:change-id="ct91962328"/><text:change text:change-id="ct91962432"/><text:span text:style-name="T6">rowing season length was a significant predictor for both the linear and generalized additive model</text:span><text:change-start text:change-id="ct91962536"/><text:span text:style-name="T6">,</text:span><text:change-end text:change-id="ct91962536"/><text:span text:style-name="T6"> </text:span><text:change text:change-id="ct91962640"/><text:span text:style-name="T6">no clear relationship was </text:span><text:change text:change-id="ct91962744"/><text:change-start text:change-id="ct91962848"/><text:span text:style-name="T6">evident</text:span><text:change-end text:change-id="ct91962848"/><text:span text:style-name="T6">.</text:span><office:annotation-end office:name="__Fieldmark__9438_36171880"/></text:p>
      <text:list xml:id="list39460730" text:continue-numbering="true" text:style-name="WWNum1">
        <text:list-item>
          <text:h text:style-name="P18" text:outline-level="1"><text:bookmark text:name="h.21zd4crkgcny"/><text:change-start text:change-id="ct91962952"/><text:soft-page-break/>4. Discussion<text:change-end text:change-id="ct91962952"/></text:h>
          <text:list>
            <text:list-item>
              <text:h text:style-name="P2" text:outline-level="2"><text:change-start text:change-id="ct91963056"/>4.1 Presence of modern sample bias<text:change-end text:change-id="ct91963056"/></text:h>
            </text:list-item>
          </text:list>
        </text:list-item>
      </text:list>
      <text:p text:style-name="Standard"><text:span text:style-name="T6">Modern sample bias was clearly visible in the chronology</text:span><text:change text:change-id="ct91963160"/><text:span text:style-name="T6">. Productivity was strongly negatively correlated with age. As a result</text:span><text:change text:change-id="ct91963264"/><text:change-start text:change-id="ct91963368"/><text:span text:style-name="T6">,</text:span><text:change-end text:change-id="ct91963368"/><text:span text:style-name="T6"> long-term trends in forcing changed dramatically when tree-level productivity was accounted for. There is good reason to suspect the corrected approach is a better reflection of true historic patterns of tree growth. Model fit was much better and the climate signal was stronger after accounting for differences in productivity </text:span><text:change text:change-id="ct91963472"/><text:change-start text:change-id="ct91963576"/><text:span text:style-name="T6">among </text:span><text:change-end text:change-id="ct91963576"/><text:span text:style-name="T6">trees.</text:span><text:change text:change-id="ct91963680"/></text:p>
      <text:p text:style-name="P15"><text:span text:style-name="T6">Despite this, the origin of this bias is somewhat unclear. Big tree-selection bias (see </text:span><text:bookmark-start text:name="__UnoMark__28642_249939903"/><text:span text:style-name="T6">[</text:span><text:span text:style-name="T17">Brienen et al.</text:span><text:span text:style-name="T6">, 2012b; </text:span><text:span text:style-name="T17">Cecile </text:span><text:span text:style-name="T34">et al.</text:span><text:span text:style-name="T6">, in </text:span><text:change text:change-id="ct91963784"/><text:change-start text:change-id="ct91963888"/><text:span text:style-name="T6">review</text:span><text:change-end text:change-id="ct91963888"/><text:span text:style-name="T6">]</text:span><text:bookmark-end text:name="__UnoMark__28642_249939903"/><text:span text:style-name="T6">) should not be present under the sampling design followed. No minimum diameter cutoff was used and the stands were almost completely even-aged. There was a deliberate bias towards the selection of locally large, dominant trees, but this will not produce modern sample-bias when the largest trees are of the same age as the smallest. </text:span><text:change text:change-id="ct91963992"/></text:p>
      <text:p text:style-name="P15"><text:span text:style-name="T6">The survivorship patterns of jack pine, </text:span><text:change text:change-id="ct91964096"/><text:change-start text:change-id="ct91964200"/><text:span text:style-name="T6">locally</text:span><text:change-end text:change-id="ct91964200"/><text:span text:style-name="T6">, favour the fastest growing trees via competitive dominance due to their shade-intolerant nature</text:span><text:bookmark-start text:name="__UnoMark__28652_249939903"/><text:change-start text:change-id="ct91964304"/><text:span text:style-name="T6"> </text:span><text:change-end text:change-id="ct91964304"/><text:span text:style-name="T6">[</text:span><text:span text:style-name="T17">Rudolph and Laidly</text:span><text:span text:style-name="T6">, 1990]</text:span><text:bookmark-end text:name="__UnoMark__28652_249939903"/><text:span text:style-name="T6">. Yet this chronology showed a strong negative correlation between productivity and age; slow-growing trees were more likely to survive (or at least be sampled). In some studies, there may be sampling biases due to patchy resources, in which the stem density o</text:span><text:change text:change-id="ct91964408"/><text:change-start text:change-id="ct91964512"/><text:span text:style-name="T6">n</text:span><text:change-end text:change-id="ct91964512"/><text:span text:style-name="T6"> fertile sites drops more rapidly th</text:span><text:change-start text:change-id="ct91956464"/><text:span text:style-name="T6">a</text:span><text:change-end text:change-id="ct91956464"/><text:change text:change-id="ct91956568"/><text:span text:style-name="T6">n </text:span><text:change-start text:change-id="ct91956672"/><text:span text:style-name="T6">it does on </text:span><text:change-end text:change-id="ct91956672"/><text:span text:style-name="T6">less productive sites, effective reducing the relative survivorship of fast-growing trees </text:span><text:bookmark-start text:name="__UnoMark__28662_249939903"/><text:span text:style-name="T6">[</text:span><text:span text:style-name="T17">Cecile </text:span><text:span text:style-name="T34">et al.</text:span><text:span text:style-name="T6">, in </text:span><text:change text:change-id="ct91956776"/><text:change-start text:change-id="ct91956880"/><text:span text:style-name="T6">review</text:span><text:change-end text:change-id="ct91956880"/><text:span text:style-name="T6">]</text:span><text:bookmark-end text:name="__UnoMark__28662_249939903"/><text:span text:style-name="T6">. Yet this effect is unlikely here</text:span><text:change text:change-id="ct91956984"/><text:change-start text:change-id="ct91957088"/><text:span text:style-name="T6"> since</text:span><text:change-end text:change-id="ct91957088"/><text:span text:style-name="T6"> a fixed number of trees were sampled from homogeneous sites</text:span><text:change text:change-id="ct91957192"/><text:change-start text:change-id="ct91957296"/><text:span text:style-name="T6"> and</text:span><text:change-end text:change-id="ct91957296"/><text:span text:style-name="T6"> the stem density of the stands was irrelevant to their representation in the chronology.</text:span><text:change text:change-id="ct91957400"/></text:p>
      <text:p text:style-name="Standard"><text:span text:style-name="T6">Macro-scale disturbance biases may hold the answer however. The area around Silver Dollar, Ontario where this study occurred is actively managed. If disturbances </text:span><text:change text:change-id="ct91957504"/><text:span text:style-name="T6">affect large or productive trees, slow-growing trees will live longer, causing modern sample bias. </text:span><text:change text:change-id="ct91957608"/><text:change-start text:change-id="ct91957712"/><text:span text:style-name="T6">H</text:span><text:change-end text:change-id="ct91957712"/><text:span text:style-name="T6">arvesting operations may be artificially biasing the stands selected for study. If a stand is highly productive, it is more likely to be logged (and thus wouldn't be sampled). If this was the case, only unproductive old stands would remain. This is a fairly plausible explanation for the modern sample bias observed in the chronology but one caveat remains. Trees are harvested only when it is economically viable to do so; they much reach a marketable size. As such, the signature of harvest-driven modern sample bias would show no relation between productivity and age at very young ages, and then the most productive stands would be gradually removed from the population. The trend seen here was a consistent decline, with no real flat unmarketable segment observed even for very young trees. Nevertheless, this is a fairly subtle signature and the sample here may not have been</text:span><text:change-start text:change-id="ct91957816"/><text:span text:style-name="T6"> sufficiently</text:span><text:change-end text:change-id="ct91957816"/><text:span text:style-name="T6"> large or robust </text:span><text:change text:change-id="ct91957920"/><text:span text:style-name="T6">to detect it. Harvest-driven survivorship bias remains the most plausible explanation of the observed modern sample bias.</text:span></text:p>
      <text:list xml:id="list39470690" text:continue-numbering="true" text:style-name="WWNum1">
        <text:list-item>
          <text:list>
            <text:list-item>
              <text:h text:style-name="P2" text:outline-level="2">4.2 Climate, growth and water use efficiency</text:h>
            </text:list-item>
          </text:list>
        </text:list-item>
      </text:list>
      <text:p text:style-name="Standard"><text:span text:style-name="T6">The climatic drivers of jack pine growth have been extensively surveyed. Summer water limitation </text:span><text:change text:change-id="ct91958024"/><text:change-start text:change-id="ct91958128"/><text:span text:style-name="T6">is cited</text:span><text:change-end text:change-id="ct91958128"/><text:span text:style-name="T6"> in the negative response to growing degree days</text:span><text:change text:change-id="ct91958232"/><text:change-start text:change-id="ct91958336"/><text:span text:style-name="T6"> [</text:span><text:span text:style-name="T17">Hofgaard et al.</text:span><text:span text:style-name="T6">, 1999; </text:span><text:span text:style-name="T17">Larsen and </text:span><text:soft-page-break/><text:span text:style-name="T17">MacDonald</text:span><text:span text:style-name="T6">, 1995] </text:span><text:change-end text:change-id="ct91958336"/><text:span text:style-name="T6">and water use efficiency </text:span><text:change-start text:change-id="ct91958440"/><text:span text:style-name="T6">[</text:span><text:change-end text:change-id="ct91958440"/><text:change text:change-id="ct91958544"/><text:span text:style-name="T17">Brooks et al.</text:span><text:span text:style-name="T6">, 2011; </text:span><text:span text:style-name="T17">Hoffer and Tardif</text:span><text:span text:style-name="T6">, 2009; </text:span><text:span text:style-name="T17">Savva et al.</text:span><text:span text:style-name="T6">, 2008; </text:span><text:span text:style-name="T17">Tardif and Conciatori</text:span><text:span text:style-name="T6">, 2001]</text:span><text:change text:change-id="ct91958648"/><text:span text:style-name="T6">. The positive effects </text:span><text:change-start text:change-id="ct91958752"/><text:span text:style-name="T6">seen in other studies </text:span><text:change-end text:change-id="ct91958752"/><text:change text:change-id="ct91958856"/><text:change-start text:change-id="ct91958960"/><text:span text:style-name="T6">for </text:span><text:change-end text:change-id="ct91958960"/><text:span text:style-name="T6">warmer temperatures </text:span><text:change-start text:change-id="ct91959064"/><text:span text:style-name="T6">[</text:span><text:span text:style-name="T17">Botkin et al.</text:span><text:span text:style-name="T6">, 1991; </text:span><text:span text:style-name="T17">Despland and Houle</text:span><text:span text:style-name="T6">, 1997; </text:span><text:span text:style-name="T17">Hamel et al.</text:span><text:span text:style-name="T6">, 2004; </text:span><text:span text:style-name="T17">Huang et al.</text:span><text:span text:style-name="T6">, 2010] </text:span><text:change-end text:change-id="ct91959064"/><text:span text:style-name="T6">and longer growing seasons </text:span><text:change text:change-id="ct91959168"/><text:span text:style-name="T6">[</text:span><text:span text:style-name="T17">Despland and Houle</text:span><text:span text:style-name="T6">, 1997; </text:span><text:span text:style-name="T17">Hofgaard et al.</text:span><text:span text:style-name="T6">, 1999; </text:span><text:span text:style-name="T17">Tardif and Conciatori</text:span><text:span text:style-name="T6">, 2001] </text:span><text:change text:change-id="ct91959272"/><text:change-start text:change-id="ct91959376"/><text:span text:style-name="T6">were </text:span><text:change-end text:change-id="ct91959376"/><text:span text:style-name="T6">not </text:span><text:change text:change-id="ct91959480"/><text:change-start text:change-id="ct91959584"/><text:span text:style-name="T6">evident</text:span><text:change-end text:change-id="ct91959584"/><text:change-start text:change-id="ct91959688"/><text:span text:style-name="T6"> in our study</text:span><text:change-end text:change-id="ct91959688"/><text:change text:change-id="ct91959792"/><text:span text:style-name="T6">, likely due to the </text:span><text:change text:change-id="ct91959896"/><text:change-start text:change-id="ct91960000"/><text:span text:style-name="T6">central </text:span><text:change-end text:change-id="ct91960000"/><text:span text:style-name="T6">location of </text:span><text:change text:change-id="ct91960104"/><text:change-start text:change-id="ct91960208"/><text:span text:style-name="T6">the </text:span><text:change-end text:change-id="ct91960208"/><text:span text:style-name="T6">study sites.</text:span></text:p>
      <text:p text:style-name="Standard"/>
      <text:p text:style-name="Standard"><text:span text:style-name="T6">The relationships between precipitation, growth</text:span><text:change-start text:change-id="ct91960312"/><text:span text:style-name="T6">,</text:span><text:change-end text:change-id="ct91960312"/><text:span text:style-name="T6"> and water</text:span><text:change-start text:change-id="ct91960416"/><text:span text:style-name="T6"> </text:span><text:change-end text:change-id="ct91960416"/><text:change text:change-id="ct92081880"/><text:span text:style-name="T6">use efficiency deserve special attention. Water</text:span><text:change-start text:change-id="ct92081984"/><text:span text:style-name="T6"> </text:span><text:change-end text:change-id="ct92081984"/><text:change text:change-id="ct92082088"/><text:span text:style-name="T6">use efficiency seemed to act as a mediating variable</text:span><text:change text:change-id="ct92082192"/><text:change-start text:change-id="ct92082296"/><text:span text:style-name="T6">,</text:span><text:change-end text:change-id="ct92082296"/><text:span text:style-name="T6"> integrating and translating changes in water balance into growth. </text:span><text:span text:style-name="T6"><office:annotation><dc:creator>Unknown Author</dc:creator><dc:date>2013-03-01T17:42:00</dc:date><text:sender-initials>L</text:sender-initials><text:p><text:span text:style-name="T69">Is winter water accumulation a reasonable concern in boreal ecosystems? This would seem to suggest no: http://onlinelibrary.wiley.com/doi/10.1002/hyp.1348/abstract</text:span></text:p></office:annotation></text:span><text:span text:style-name="T6">Consistent with research in plant physiology, water</text:span><text:change-start text:change-id="ct92082400"/><text:span text:style-name="T6"> </text:span><text:change-end text:change-id="ct92082400"/><text:change text:change-id="ct92082504"/><text:span text:style-name="T6">use efficiency was negatively associated with growth and precipitation, suggesting that water use efficiency gains </text:span><text:change text:change-id="ct92082608"/><text:span text:style-name="T6">were likely driven by decreased stomatal conductance at the cost of photosynthesis </text:span><text:bookmark-start text:name="__UnoMark__28672_249939903"/><text:span text:style-name="T6">[</text:span><text:span text:style-name="T17">Blum</text:span><text:span text:style-name="T6">, 2005]</text:span><text:bookmark-end text:name="__UnoMark__28672_249939903"/><text:span text:style-name="T6">. </text:span><text:change text:change-id="ct92082712"/></text:p>
      <text:p text:style-name="Standard"><text:span text:style-name="T6">With water use efficiency largely </text:span><text:change text:change-id="ct92082816"/><text:span text:style-name="T6">indicating drought-stress, a strange, significant negative response to summer precipitation emerge</text:span><text:change text:change-id="ct92082920"/><text:change-start text:change-id="ct92083024"/><text:span text:style-name="T6">d</text:span><text:change-end text:change-id="ct92083024"/><text:span text:style-name="T6">. In a drought-limited ecosystem, precipitation should increase growth. But if this effect is accounted for more reliably by water use-efficiency, subtler effects may come into play. Sunlight is an important factor in tree growth, but is rarely analyzed in dendroclimatological studies due to the scarcity of data </text:span><text:bookmark-start text:name="__UnoMark__28682_249939903"/><text:span text:style-name="T6">[</text:span><text:span text:style-name="T17">Friedrichs et al.</text:span><text:span text:style-name="T6">, 2009; </text:span><text:span text:style-name="T17">Nelson</text:span><text:span text:style-name="T6">, 2012; </text:span><text:span text:style-name="T17">Young et al.</text:span><text:span text:style-name="T6">, 2010]</text:span><text:bookmark-end text:name="__UnoMark__28682_249939903"/><text:span text:style-name="T6">. In the absence of direct measurements of cloud cover, the negative response at higher levels of precipitation may reflect reductions in sunlight. At low and moderate precipitation levels, the benefit from increased water may counteract any negative effects, yet during extremely wet, cloudy summers solar radiation may become limiting instead.</text:span></text:p>
      <text:list xml:id="list39463790" text:continue-numbering="true" text:style-name="WWNum1">
        <text:list-item>
          <text:list>
            <text:list-item>
              <text:h text:style-name="P2" text:outline-level="2">4.3 Carbon fertilization</text:h>
            </text:list-item>
          </text:list>
        </text:list-item>
      </text:list>
      <text:p text:style-name="Standard"><text:change text:change-id="ct92083128"/><text:change-start text:change-id="ct92083232"/><text:span text:style-name="T6">C</text:span><text:change-end text:change-id="ct92083232"/><text:span text:style-name="T6">arbon fertilization</text:span><text:change-start text:change-id="ct92083336"/><text:span text:style-name="T6"> was not evident</text:span><text:change-end text:change-id="ct92083336"/><text:span text:style-name="T6"> in this study. C</text:span><text:change text:change-id="ct92083440"/><text:span text:style-name="T6">hange</text:span><text:change-start text:change-id="ct92083544"/><text:span text:style-name="T6">s in climate have</text:span><text:change-end text:change-id="ct92083544"/><text:change text:change-id="ct92083648"/><text:span text:style-name="T6"> had a largely negative </text:span><text:change-start text:change-id="ct92083752"/><text:span text:style-name="T6">effect</text:span><text:change-end text:change-id="ct92083752"/><text:change text:change-id="ct92083856"/><text:span text:style-name="T6"> on the jack pine studied and </text:span><text:change-start text:change-id="ct92083960"/><text:span text:style-name="T6">its </text:span><text:change-end text:change-id="ct92083960"/><text:span text:style-name="T6">growth continues to decline. Water use efficiency, expected to increase as </text:span><text:change-start text:change-id="ct92084064"/><text:span text:style-name="T6">CO</text:span><text:span text:style-name="T18">2</text:span><text:change-end text:change-id="ct92084064"/><text:change text:change-id="ct92084168"/><text:span text:style-name="T6"> concentrations rise, is a negative predictor of growth and appears to show drought stress rather than</text:span><text:change text:change-id="ct92084272"/><text:span text:style-name="T6"> efficiency in any beneficial sense.</text:span><text:change text:change-id="ct92084376"/></text:p>
      <text:p text:style-name="Standard"><text:span text:style-name="T6">This, by and large, is consistent with the literature on the subject. Large scale reviews</text:span><text:bookmark-start text:name="__UnoMark__28692_249939903"/><text:bookmark-start text:name="__UnoMark__19420_249939903"/><text:bookmark-start text:name="__UnoMark__19418_249939903"/><text:bookmark-start text:name="__UnoMark__19412_249939903"/><text:bookmark-start text:name="__UnoMark__17194_249939903"/><text:change text:change-id="ct92084480"/><text:change-start text:change-id="ct92084584"/><text:span text:style-name="T6"> </text:span><text:change-end text:change-id="ct92084584"/><text:span text:style-name="T6">[</text:span><text:span text:style-name="T17">Boisvenue and Running</text:span><text:span text:style-name="T6">, 2006; </text:span><text:span text:style-name="T17">Gedalof and Berg</text:span><text:span text:style-name="T6">, 2010; </text:span><text:span text:style-name="T17">Peñuelas et al.</text:span><text:span text:style-name="T6">, 2011; </text:span><text:span text:style-name="T17">Silva and Anand</text:span><text:span text:style-name="T6">, 2012]</text:span><text:bookmark-end text:name="__UnoMark__28692_249939903"/><text:bookmark-end text:name="__UnoMark__19420_249939903"/><text:bookmark-end text:name="__UnoMark__19418_249939903"/><text:bookmark-end text:name="__UnoMark__19412_249939903"/><text:bookmark-end text:name="__UnoMark__17194_249939903"/><text:span text:style-name="T6"> show that any carbon fertilization effect that </text:span><text:change text:change-id="ct92084688"/><text:change-start text:change-id="ct92084792"/><text:span text:style-name="T6">may occur</text:span><text:change-end text:change-id="ct92084792"/><text:span text:style-name="T6"> is likely weak and that intrinsic water use efficiency is a poor predictor of the strength of these effects. </text:span><text:bookmark-start text:name="__UnoMark__28702_249939903"/><text:change text:change-id="ct92084896"/><text:span text:style-name="T17">Girardin et al.</text:span><text:change text:change-id="ct92085000"/><text:span text:style-name="T6"> </text:span><text:change-start text:change-id="ct92085104"/><text:span text:style-name="T6">[</text:span><text:change-end text:change-id="ct92085104"/><text:span text:style-name="T6">2011]</text:span><text:bookmark-end text:name="__UnoMark__28702_249939903"/><text:span text:style-name="T6"> compared a process</text:span><text:change-start text:change-id="ct92085208"/><text:span text:style-name="T6">-</text:span><text:change-end text:change-id="ct92085208"/><text:change text:change-id="ct92085312"/><text:span text:style-name="T6">based model to study</text:span><text:change text:change-id="ct92085416"/><text:span text:style-name="T6"> the observed tree ring growth in jack pine. As in this study, they found that </text:span><text:change-start text:change-id="ct92085520"/><text:span text:style-name="T6">CO</text:span><text:span text:style-name="T18">2</text:span><text:change-end text:change-id="ct92085520"/><text:change text:change-id="ct92085624"/><text:span text:style-name="T6"> fertilization was not necessary to explain the changes </text:span><text:change-start text:change-id="ct92085728"/><text:span text:style-name="T6">observed </text:span><text:change-end text:change-id="ct92085728"/><text:span text:style-name="T6">in growth</text:span><text:change text:change-id="ct92085832"/><text:span text:style-name="T6">.</text:span><text:change text:change-id="ct92102536"/></text:p>
      <text:p text:style-name="Standard"><text:change text:change-id="ct92102640"/><text:change-start text:change-id="ct92102744"/><text:span text:style-name="T6">The</text:span><text:change-end text:change-id="ct92102744"/><text:span text:style-name="T6"> three major challenges</text:span><text:change-start text:change-id="ct92102848"/><text:span text:style-name="T6"> facing those</text:span><text:change-end text:change-id="ct92102848"/><text:change-start text:change-id="ct92102952"/><text:span text:style-name="T6"> </text:span><text:change-end text:change-id="ct92102952"/><text:change-start text:change-id="ct92103056"/><text:span text:style-name="T6">want</text:span><text:change-end text:change-id="ct92103056"/><text:change-start text:change-id="ct92103160"/><text:span text:style-name="T6">ing</text:span><text:change-end text:change-id="ct92103160"/><text:change-start text:change-id="ct92103264"/><text:span text:style-name="T6"> to</text:span><text:change-end text:change-id="ct92103264"/><text:change text:change-id="ct92103368"/><text:span text:style-name="T6"> detect</text:span><text:change text:change-id="ct92103472"/><text:span text:style-name="T6"> carbon dioxide fertilization using tree ring chronologies</text:span><text:change-start text:change-id="ct92103576"/><text:span text:style-name="T6"> are as follows:</text:span><text:change-end text:change-id="ct92103576"/><text:change text:change-id="ct92103680"/><text:span text:style-name="T6"> First, confounding climate variables must be controlled for. This is often challenging when only a relatively short </text:span><text:change-start text:change-id="ct92103784"/><text:span text:style-name="T6">(</text:span><text:change-end text:change-id="ct92103784"/><text:span text:style-name="T6">approximately 100</text:span><text:change-start text:change-id="ct92103888"/><text:span text:style-name="T6"> </text:span><text:change-end text:change-id="ct92103888"/><text:change text:change-id="ct92103992"/><text:span text:style-name="T6">year</text:span><text:change-start text:change-id="ct92104096"/><text:span text:style-name="T6">)</text:span><text:change-end text:change-id="ct92104096"/><text:span text:style-name="T6"> calibration period is available</text:span><text:change-start text:change-id="ct92104200"/><text:span text:style-name="T6">. However,</text:span><text:change-end text:change-id="ct92104200"/><text:change text:change-id="ct92104304"/><text:span text:style-name="T6"> process-based models and more sophisticated regression techniques such as the generalized additive models used here may help. An increase in growth as </text:span><text:change text:change-id="ct92104408"/><text:change-start text:change-id="ct92104512"/><text:span text:style-name="T6">CO</text:span><text:span text:style-name="T18">2</text:span><text:change-end text:change-id="ct92104512"/><text:span text:style-name="T6"> levels rise does not </text:span><text:change-start text:change-id="ct92104616"/><text:span text:style-name="T6">necessarily </text:span><text:change-end text:change-id="ct92104616"/><text:span text:style-name="T6">imply </text:span><text:change-start text:change-id="ct92104720"/><text:span text:style-name="T6">that </text:span><text:change-end text:change-id="ct92104720"/><text:span text:style-name="T6">carbon fertilization</text:span><text:change-start text:change-id="ct92104824"/><text:span text:style-name="T6"> is occurring</text:span><text:change-end text:change-id="ct92104824"/><text:span text:style-name="T6">.</text:span><text:change text:change-id="ct92104928"/></text:p>
      <text:p text:style-name="Standard"><text:soft-page-break/><text:span text:style-name="T6">Second, long-term trends need to be appropriately reconstructed. Individual-series standardization is still widely used despite its long-known </text:span><text:change text:change-id="ct92105032"/><text:change-start text:change-id="ct92105136"/><text:span text:style-name="T6">limitations </text:span><text:change-end text:change-id="ct92105136"/><text:change text:change-id="ct92105240"/><text:change-start text:change-id="ct92105344"/><text:span text:style-name="T6">for </text:span><text:change-end text:change-id="ct92105344"/><text:span text:style-name="T6">reconstructing long-term trends. Furthermore, modern sample bias may be a major problem when estimating trends longer than the lifespan of a single tree. Fortunately, as clearly demonstrated here, factor regression standardization can</text:span><text:change-start text:change-id="ct92105448"/><text:span text:style-name="T6"> be used to</text:span><text:change-end text:change-id="ct92105448"/><text:span text:style-name="T6"> address this bias.</text:span></text:p>
      <text:p text:style-name="Standard"><text:span text:style-name="T6"/></text:p>
      <text:p text:style-name="P14"><text:change text:change-id="ct92105552"/><text:span text:style-name="T25">Carbon fertilization remains challenging to reliably detect from tree-ring data</text:span><text:span text:style-name="T6">. <text:s/></text:span><text:span text:style-name="T25">With the use of fixed effects standardization, it is possible to reliably reconstruct long-term trends in tree growth, but there are further methodological difficulties. <text:s/></text:span><text:span text:style-name="T26">Investigators must correctly attribute changes in growth to changes in both climate and atmospheric CO</text:span><text:span text:style-name="T52">2</text:span><text:span text:style-name="T26">, in the face of complex non-linear growth-climate links using only a century of calibration data. <text:s/></text:span><text:span text:style-name="T27">Further studies demand considerable sophistication, linking climate, growth and isotope data through process-based inquiries.</text:span></text:p>
      <text:p text:style-name="P14"><text:span text:style-name="T27"/></text:p>
      <text:p text:style-name="P14"><text:span text:style-name="T27"/></text:p>
      <text:p text:style-name="P14"><text:span text:style-name="T27"/></text:p>
      <text:p text:style-name="Standard"><text:span text:style-name="T6">Finally, </text:span><text:change text:change-id="ct92105656"/><text:span text:style-name="T6">more subtlety</text:span><text:change-start text:change-id="ct92105760"/><text:span text:style-name="T6"> is <text:s/>needed</text:span><text:change-end text:change-id="ct92105760"/><text:span text:style-name="T6"> in the search for bioclimatic signals of carbon fertilization. The physiological literature makes specific predictions about the effect of carbon fertilization on water use efficiency: plants will become more drought</text:span><text:change-start text:change-id="ct92105864"/><text:span text:style-name="T6"> </text:span><text:change-end text:change-id="ct92105864"/><text:change text:change-id="ct92105968"/><text:span text:style-name="T6">tolerant and the trade-off between stomatal conductance and photosynthesis will be</text:span><text:change-start text:change-id="ct92106072"/><text:span text:style-name="T6"> reduced</text:span><text:change-end text:change-id="ct92106072"/><text:change text:change-id="ct92106176"/><text:span text:style-name="T6">. This </text:span><text:change-start text:change-id="ct92106280"/><text:span text:style-name="T6">combination </text:span><text:change-end text:change-id="ct92106280"/><text:span text:style-name="T6">should manifest in a shift in climatic optima. Drier, hotter weather will have less effect on </text:span><text:change-start text:change-id="ct92106384"/><text:span text:style-name="T6">tree </text:span><text:change-end text:change-id="ct92106384"/><text:span text:style-name="T6">growth and necessitate smaller increases in water use efficiency </text:span><text:bookmark-start text:name="__UnoMark__28720_249939903"/><text:bookmark-start text:name="__UnoMark__28712_249939903"/><text:span text:style-name="T6">[</text:span><text:span text:style-name="T17">Soulé and Knapp</text:span><text:span text:style-name="T6">, 2006]</text:span><text:bookmark-end text:name="__UnoMark__28720_249939903"/><text:bookmark-end text:name="__UnoMark__28712_249939903"/><text:span text:style-name="T6">.</text:span><text:change text:change-id="ct92106488"/><text:change-start text:change-id="ct92106592"/><text:span text:style-name="T6"> </text:span><text:change-end text:change-id="ct92106592"/><text:span text:style-name="T6">Future research need</text:span><text:change-start text:change-id="ct92106696"/><text:span text:style-name="T6">s</text:span><text:change-end text:change-id="ct92106696"/><text:span text:style-name="T6"> to move beyond linear climate response models to look for these shifts</text:span><text:change-start text:change-id="ct92106800"/><text:span text:style-name="T6">,</text:span><text:change-end text:change-id="ct92106800"/><text:span text:style-name="T6"> rather than </text:span><text:change-start text:change-id="ct92106904"/><text:span text:style-name="T6">focusing on</text:span><text:change-end text:change-id="ct92106904"/><text:change text:change-id="ct92107008"/><text:span text:style-name="T6"> simple increases in growth.</text:span></text:p>
      <text:list xml:id="list39455683" text:continue-numbering="true" text:style-name="WWNum1">
        <text:list-item>
          <text:h text:style-name="P18" text:outline-level="1"><text:bookmark text:name="h.l6l511y42hpl"/><office:annotation office:name="__Fieldmark__9778_36171880"><dc:creator>Lisa</dc:creator><dc:date>2013-03-01T17:42:00</dc:date><text:sender-initials>L</text:sender-initials><text:p>I marked inconsistencies among</text:p></office:annotation>References<office:annotation-end office:name="__Fieldmark__9778_36171880"/></text:h>
        </text:list-item>
      </text:list>
      <text:section text:style-name="Sect1" text:name="TextSection">
        <text:p text:style-name="P10"><text:span text:style-name="T1">Ainsworth, E. A., and S. P. Long (2005), What have we learned from 15 years of free-air CO</text:span><text:change-start text:change-id="ct92107320"/><text:span text:style-name="T4">2</text:span><text:change-end text:change-id="ct92107320"/><text:span text:style-name="T1"> enrichment (FACE)? A meta-analytic review of the responses of photosynthesis, canopy properties and plant production to rising CO</text:span><text:change-start text:change-id="ct92107424"/><text:span text:style-name="T4">2</text:span><text:change-end text:change-id="ct92107424"/><text:span text:style-name="T1">, </text:span><text:span text:style-name="T5">New Phytologist</text:span><text:span text:style-name="T1">, </text:span><text:span text:style-name="T5">165</text:span><text:span text:style-name="T1">, 351–372.</text:span></text:p>
        <text:p text:style-name="P3"><text:span text:style-name="T1">Asshoff, R., G. Zotz, and C. Körner (2006), Growth and phenology of mature temperate forest trees in elevated CO</text:span><text:change-start text:change-id="ct92107528"/><text:span text:style-name="T4">2</text:span><text:change-end text:change-id="ct92107528"/><text:span text:style-name="T1">, </text:span><text:span text:style-name="T5">Global Change Biology</text:span><text:span text:style-name="T1">, </text:span><text:span text:style-name="T5">12</text:span><text:span text:style-name="T1">(5), 848–861.</text:span></text:p>
        <text:p text:style-name="P3"><text:span text:style-name="T1">Barbour, M. M., T. J. Andrews, and G. D. Farquhar (2001), Correlations between oxygen isotope ratios of wood constituents of </text:span><text:change-start text:change-id="ct92107632"/><text:span text:style-name="T5">Quercus</text:span><text:change-end text:change-id="ct92107632"/><text:span text:style-name="T1"> and </text:span><text:change-start text:change-id="ct92107736"/><text:span text:style-name="T5">Pinus</text:span><text:change-end text:change-id="ct92107736"/><text:span text:style-name="T1"> samples from around the world</text:span><text:change-start text:change-id="ct92107840"/><text:span text:style-name="T1">,</text:span><text:change-end text:change-id="ct92107840"/><text:change text:change-id="ct92107944"/><text:span text:style-name="T5">Australian Journal of Plant Physiology</text:span><text:span text:style-name="T1">, </text:span><text:span text:style-name="T5">28</text:span><text:span text:style-name="T1">, 335–348.</text:span></text:p>
        <text:p text:style-name="P3"><text:span text:style-name="T1">Biondi, F., and K. Waikul (2004), DENDROCLIM2002: A C++ program for statistical calibration of climate signals in tree-ring chronologies, </text:span><text:span text:style-name="T5">Computers and Geosciences</text:span><text:span text:style-name="T1">, </text:span><text:span text:style-name="T5">30</text:span><text:span text:style-name="T1">(3), 303–311.</text:span></text:p>
        <text:p text:style-name="P3"><text:soft-page-break/><text:span text:style-name="T1">Blum, A. (2005), Drought resistance, water-use efficiency, and yield potential—are they compatible, dissonant, or mutually exclusive?,</text:span><text:change-start text:change-id="ct92108048"/><text:span text:style-name="T1"> </text:span><text:change-end text:change-id="ct92108048"/><text:span text:style-name="T5">Australian Journal of Agricultural Research</text:span><text:span text:style-name="T1">, </text:span><text:span text:style-name="T5">56</text:span><text:span text:style-name="T1">(11), 1159, doi:10.1071/AR05069.</text:span></text:p>
        <text:p text:style-name="P3"><text:span text:style-name="T1">Boisvenue, C., and S. W. Running (2006), Impacts of climate change on natural forest productivity evidence since the middle of the 20th century, </text:span><text:span text:style-name="T5">Global Change Biology</text:span><text:span text:style-name="T1">, </text:span><text:span text:style-name="T5">12</text:span><text:span text:style-name="T1">(5), 862–882.</text:span></text:p>
        <text:p text:style-name="P3"><text:span text:style-name="T1">Botkin, D. B., D. A. Woodby, and R. A. Nisbet (1991), Kirtland’s Warbler </text:span><text:change-start text:change-id="ct92108152"/><text:span text:style-name="T1">h</text:span><text:change-end text:change-id="ct92108152"/><text:change text:change-id="ct92108256"/><text:span text:style-name="T1">abitats: </text:span><text:change-start text:change-id="ct92108360"/><text:span text:style-name="T1">a</text:span><text:change-end text:change-id="ct92108360"/><text:change text:change-id="ct92108464"/><text:span text:style-name="T1"> </text:span><text:change-start text:change-id="ct92108568"/><text:span text:style-name="T1">p</text:span><text:change-end text:change-id="ct92108568"/><text:change text:change-id="ct92108672"/><text:span text:style-name="T1">ossible </text:span><text:change-start text:change-id="ct92108776"/><text:span text:style-name="T1">e</text:span><text:change-end text:change-id="ct92108776"/><text:change text:change-id="ct92108880"/><text:span text:style-name="T1">arly </text:span><text:change-start text:change-id="ct92108984"/><text:span text:style-name="T1">i</text:span><text:change-end text:change-id="ct92108984"/><text:change text:change-id="ct92109088"/><text:span text:style-name="T1">ndicator of </text:span><text:change-start text:change-id="ct92109192"/><text:span text:style-name="T1">c</text:span><text:change-end text:change-id="ct92109192"/><text:change text:change-id="ct92109296"/><text:span text:style-name="T1">limatic </text:span><text:change-start text:change-id="ct92109400"/><text:span text:style-name="T1">w</text:span><text:change-end text:change-id="ct92109400"/><text:change text:change-id="ct92109504"/><text:span text:style-name="T1">arming, </text:span><text:span text:style-name="T5">Biological Conservation</text:span><text:span text:style-name="T1">, </text:span><text:span text:style-name="T5">56</text:span><text:span text:style-name="T1">, 63–78.</text:span></text:p>
        <text:p text:style-name="P3"><text:span text:style-name="T1">Brewer, P. W., K. Sturgeon, L. Madar, and S. W. Manning (2010), A new approach to dendrochronological data management, </text:span><text:span text:style-name="T5">Dendrochronologia</text:span><text:span text:style-name="T1">, </text:span><text:span text:style-name="T5">28</text:span><text:span text:style-name="T1">(2), 131–134.</text:span></text:p>
        <text:p text:style-name="P3"><text:span text:style-name="T1">Brienen, R. J. W., E. Gloor, and P. A. Zuidema (2012a), Can we detect evidence for CO</text:span><text:change-start text:change-id="ct92109608"/><text:span text:style-name="T4">2</text:span><text:change-end text:change-id="ct92109608"/><text:span text:style-name="T1"> fertilization from tree rings?, </text:span><text:span text:style-name="T5">Global Biogeochemical Cycles</text:span><text:span text:style-name="T1">, </text:span><text:span text:style-name="T5">26</text:span><text:span text:style-name="T1">, GB1025.</text:span></text:p>
        <text:p text:style-name="P3"><text:span text:style-name="T1">Brienen, R. J. W., E. Gloor, and P. A. Zuidema (2012b), Detecting evidence for CO</text:span><text:change text:change-id="ct92109712"/><text:change-start text:change-id="ct92109816"/><text:span text:style-name="T4">2</text:span><text:change-end text:change-id="ct92109816"/><text:span text:style-name="T1"> fertilization from tree ring studies: The potential role of sampling biases, </text:span><text:span text:style-name="T5">Global Biogeochemical Cycles</text:span><text:span text:style-name="T1">, </text:span><text:span text:style-name="T5">26</text:span><text:span text:style-name="T1">(1), GB1025, doi:10.1029/2011GB004143.</text:span></text:p>
        <text:p text:style-name="P3"><text:span text:style-name="T1">Briffa, K. R., and T. M. Melvin (2011), A </text:span><text:change text:change-id="ct92109920"/><text:change-start text:change-id="ct92110024"/><text:span text:style-name="T1">closer </text:span><text:change-end text:change-id="ct92110024"/><text:change text:change-id="ct92110128"/><text:change-start text:change-id="ct92110232"/><text:span text:style-name="T1">look </text:span><text:change-end text:change-id="ct92110232"/><text:span text:style-name="T1">at </text:span><text:change text:change-id="ct92110336"/><text:change-start text:change-id="ct92110440"/><text:span text:style-name="T1">regional </text:span><text:change-end text:change-id="ct92110440"/><text:change text:change-id="ct92110544"/><text:change-start text:change-id="ct92110728"/><text:span text:style-name="T1">curve </text:span><text:change-end text:change-id="ct92110728"/><text:change text:change-id="ct92110832"/><text:change-start text:change-id="ct92110936"/><text:span text:style-name="T1">standardization </text:span><text:change-end text:change-id="ct92110936"/><text:span text:style-name="T1">of </text:span><text:change text:change-id="ct92111040"/><text:change-start text:change-id="ct92111144"/><text:span text:style-name="T1">tree</text:span><text:change-end text:change-id="ct92111144"/><text:span text:style-name="T1">-</text:span><text:change text:change-id="ct92111248"/><text:change-start text:change-id="ct92111352"/><text:span text:style-name="T1">ring </text:span><text:change-end text:change-id="ct92111352"/><text:change text:change-id="ct92111456"/><text:change-start text:change-id="ct92111560"/><text:span text:style-name="T1">records</text:span><text:change-end text:change-id="ct92111560"/><text:span text:style-name="T1">: </text:span><text:change text:change-id="ct92111664"/><text:change-start text:change-id="ct92111768"/><text:span text:style-name="T1">justification </text:span><text:change-end text:change-id="ct92111768"/><text:span text:style-name="T1">of the </text:span><text:change text:change-id="ct92111872"/><text:change-start text:change-id="ct92111976"/><text:span text:style-name="T1">need</text:span><text:change-end text:change-id="ct92111976"/><text:span text:style-name="T1">, a </text:span><text:change text:change-id="ct92112080"/><text:change-start text:change-id="ct92112184"/><text:span text:style-name="T1">warning </text:span><text:change-end text:change-id="ct92112184"/><text:span text:style-name="T1">of </text:span><text:change text:change-id="ct92112288"/><text:change-start text:change-id="ct92112392"/><text:span text:style-name="T1">some </text:span><text:change-end text:change-id="ct92112392"/><text:change text:change-id="ct92112496"/><text:change-start text:change-id="ct92112600"/><text:span text:style-name="T1">pitfalls</text:span><text:change-end text:change-id="ct92112600"/><text:span text:style-name="T1">, and </text:span><text:change text:change-id="ct92112704"/><text:change-start text:change-id="ct92112808"/><text:span text:style-name="T1">suggested </text:span><text:change-end text:change-id="ct92112808"/><text:change text:change-id="ct92112912"/><text:change-start text:change-id="ct92113016"/><text:span text:style-name="T1">improvements </text:span><text:change-end text:change-id="ct92113016"/><text:span text:style-name="T1">in </text:span><text:change text:change-id="ct92113120"/><text:change-start text:change-id="ct92113224"/><text:span text:style-name="T1">its </text:span><text:change-end text:change-id="ct92113224"/><text:change text:change-id="ct92113328"/><text:change-start text:change-id="ct92113432"/><text:span text:style-name="T1">application</text:span><text:change-end text:change-id="ct92113432"/><text:span text:style-name="T1">, in </text:span><text:span text:style-name="T5">Dendroclimatology</text:span><text:span text:style-name="T1">, vol. 11, edited by M. K. Hughes, T. W. Swetnam, and H. F. Diaz, pp. 113–145, Springer Netherlands.</text:span></text:p>
        <text:p text:style-name="P22"><text:span text:style-name="T1">Brooks, J. R., L. B Flanagan, and J. R Ehleringer (</text:span><text:span text:style-name="T45">1998</text:span><text:span text:style-name="T1">), Responses of boreal conifers to climate fluctuations: indications from tree-ring widths and carbon isotope analyses, </text:span><text:span text:style-name="T30">Canadian Journal of Forest Research</text:span><text:span text:style-name="T45">, </text:span><text:span text:style-name="T30">28</text:span><text:span text:style-name="T45">, 524-533.</text:span></text:p>
        <text:p text:style-name="P3"><text:span text:style-name="T1">Cecile, J., </text:span><text:span text:style-name="T45">Pagnutti, C. </text:span><text:span text:style-name="T1">and M. Anand (in </text:span><text:change text:change-id="ct92113536"/><text:change-start text:change-id="ct92113640"/><text:span text:style-name="T1">review</text:span><text:change-end text:change-id="ct92113640"/><text:span text:style-name="T1">), </text:span><text:span text:style-name="T45">A likelihood perspective on tree-ring standardization: eliminating modern sample bias.</text:span></text:p>
        <text:p text:style-name="P3"><text:span text:style-name="T1">Conroy, J., E. W. R. Barlow, and D. I. Bevege (1986), Response of Pinus</text:span><text:change-start text:change-id="ct92113744"/><text:span text:style-name="T1"> </text:span><text:change-end text:change-id="ct92113744"/><text:span text:style-name="T1">radiata </text:span><text:change-start text:change-id="ct92113848"/><text:span text:style-name="T1">s</text:span><text:change-end text:change-id="ct92113848"/><text:change text:change-id="ct92113952"/><text:span text:style-name="T1">eedlings to </text:span><text:change-start text:change-id="ct92114056"/><text:span text:style-name="T1">c</text:span><text:change-end text:change-id="ct92114056"/><text:change text:change-id="ct92114160"/><text:span text:style-name="T1">arbon </text:span><text:change text:change-id="ct92114264"/><text:change-start text:change-id="ct92114368"/><text:span text:style-name="T1">dioxide </text:span><text:change-end text:change-id="ct92114368"/><text:change text:change-id="ct92114472"/><text:change-start text:change-id="ct92114576"/><text:span text:style-name="T1">enrichment </text:span><text:change-end text:change-id="ct92114576"/><text:span text:style-name="T1">at </text:span><text:change text:change-id="ct92114680"/><text:change-start text:change-id="ct92114784"/><text:span text:style-name="T1">different </text:span><text:change-end text:change-id="ct92114784"/><text:change text:change-id="ct92114888"/><text:change-start text:change-id="ct92114992"/><text:span text:style-name="T1">levels </text:span><text:change-end text:change-id="ct92114992"/><text:span text:style-name="T1">of </text:span><text:change text:change-id="ct92115096"/><text:change-start text:change-id="ct92115200"/><text:span text:style-name="T1">water </text:span><text:change-end text:change-id="ct92115200"/><text:span text:style-name="T1">and </text:span><text:change text:change-id="ct92115304"/><text:change-start text:change-id="ct92115408"/><text:span text:style-name="T1">phosphorus</text:span><text:change-end text:change-id="ct92115408"/><text:span text:style-name="T1">: </text:span><text:change text:change-id="ct92115512"/><text:change-start text:change-id="ct92115616"/><text:span text:style-name="T1">growth</text:span><text:change-end text:change-id="ct92115616"/><text:span text:style-name="T1">, </text:span><text:change text:change-id="ct92115720"/><text:change-start text:change-id="ct92115824"/><text:span text:style-name="T1">morphology </text:span><text:change-end text:change-id="ct92115824"/><text:span text:style-name="T1">and </text:span><text:change text:change-id="ct92115928"/><text:change-start text:change-id="ct92116032"/><text:span text:style-name="T1">anatomy</text:span><text:change-end text:change-id="ct92116032"/><text:span text:style-name="T1">, </text:span><text:span text:style-name="T5">Annals of Botany</text:span><text:span text:style-name="T1">, </text:span><text:span text:style-name="T5">57</text:span><text:span text:style-name="T1">(2), 165–177.</text:span></text:p>
        <text:p text:style-name="P3"><text:span text:style-name="T1">Cook, E. R., K. R. Briffa, D. M. Meko, D. A. Graybill, and G. Funkhouser (1995), The “segment length curse” in long tree-ring chronology development for palaeoclimatic studies, </text:span><text:span text:style-name="T5">The Holocene</text:span><text:span text:style-name="T1">, </text:span><text:span text:style-name="T5">5</text:span><text:span text:style-name="T1">(2), 229–237, doi:10.1177/095968369500500211.</text:span></text:p>
        <text:p text:style-name="P3"><text:span text:style-name="T1">Despland, E., and G. Houle (1997), Climate influences on growth and reproduction of </text:span><text:change-start text:change-id="ct92116136"/><text:span text:style-name="T5">Pinus</text:span><text:change-end text:change-id="ct92116136"/><text:change-start text:change-id="ct92116240"/><text:span text:style-name="T5"> </text:span><text:change-end text:change-id="ct92116240"/><text:change-start text:change-id="ct92116344"/><text:span text:style-name="T5">banksiana </text:span><text:change-end text:change-id="ct92116344"/><text:span text:style-name="T1">(Pinaceae) at the limit of the species distribution in eastern North America, </text:span><text:span text:style-name="T5">American Journal of Botany</text:span><text:span text:style-name="T1">, </text:span><text:span text:style-name="T5">84</text:span><text:span text:style-name="T1">(8), 928–937.</text:span></text:p>
        <text:p text:style-name="P3"><text:span text:style-name="T1">Dietze, M. C., and P. R. Moorcroft (2011), Tree mortality in the eastern and central United States: patterns and drivers, </text:span><text:span text:style-name="T5">Global Change Biology</text:span><text:span text:style-name="T1">, </text:span><text:span text:style-name="T5">17</text:span><text:span text:style-name="T1">, 3312–3326.</text:span></text:p>
        <text:p text:style-name="P3"><text:span text:style-name="T1">Duquesnay, A., N. Bréda, M. Stievenard, and J. L. Dupouey (1998), Changes of tree-ring δ13C and water-use efficiency of beech (</text:span><text:change-start text:change-id="ct92116448"/><text:span text:style-name="T5">Fagus</text:span><text:change-end text:change-id="ct92116448"/><text:change-start text:change-id="ct92116552"/><text:span text:style-name="T5"> </text:span><text:change-end text:change-id="ct92116552"/><text:change-start text:change-id="ct92116656"/><text:span text:style-name="T5">sylvatica</text:span><text:change-end text:change-id="ct92116656"/><text:span text:style-name="T1"> L.) in north-eastern France during the past century, </text:span><text:span text:style-name="T5">Plant, Cell &amp; Environment</text:span><text:span text:style-name="T1">, </text:span><text:span text:style-name="T5">21</text:span><text:span text:style-name="T1">, 565–572.</text:span></text:p>
        <text:p text:style-name="P3"><text:soft-page-break/><text:span text:style-name="T1">D’Arrigo, R. D. (2004), Thresholds for warming-induced growth decline at elevational tree line in the Yukon Territory, Canada, </text:span><text:span text:style-name="T5">Global Biogeochemical Cycles</text:span><text:span text:style-name="T1">, </text:span><text:span text:style-name="T5">18</text:span><text:span text:style-name="T1">(3), GB3021, doi:10.1029/2004GB002249.</text:span></text:p>
        <text:p text:style-name="P3"><text:span text:style-name="T1">English, N. B., N. G. McDowell, C. D. Allen, and C. Mora (2011), The effects of Î±-cellulose extraction and blue-stain fungus on retrospective studies of carbon and oxygen isotope variation in live and dead trees, </text:span><text:span text:style-name="T5">Rapid Communications in Mass Spectrometry</text:span><text:span text:style-name="T1">,</text:span><text:change-start text:change-id="ct92116760"/><text:span text:style-name="T1"> </text:span><text:change-end text:change-id="ct92116760"/><text:span text:style-name="T5">25</text:span><text:span text:style-name="T1">(20), 3083–3090.</text:span></text:p>
        <text:p text:style-name="P3"><text:span text:style-name="T1">Etheridge, D. M., L. P. amd. L. Steele</text:span><text:change text:change-id="ct92116864"/><text:change-start text:change-id="ct92116968"/><text:span text:style-name="T1"> </text:span><text:change-end text:change-id="ct92116968"/><text:span text:style-name="T1">R.L., L. J. Francey, J.-M. Barnola, and V. I. Morgan (1998), Historical CO</text:span><text:change-start text:change-id="ct92117072"/><text:span text:style-name="T4">2</text:span><text:change-end text:change-id="ct92117072"/><text:span text:style-name="T1"> records from the Law Dome DE08, DE08-2, and DSS ice cores, in </text:span><text:span text:style-name="T5">Trends: A Compendium of Data on Global Change</text:span><text:span text:style-name="T1">, Carbon Dioxide Information Analysis Center, Oak Ridge National Laboratory, U.S. Department of Energy, Oak Ridge, Tenn., U.S.A.</text:span></text:p>
        <text:p text:style-name="P3"><text:span text:style-name="T1">Farquhar, G. D., M. H. O’Leary, and J. A. Berry (1982), On the </text:span><text:change text:change-id="ct92117176"/><text:change-start text:change-id="ct92117280"/><text:span text:style-name="T1">relationship </text:span><text:change-end text:change-id="ct92117280"/><text:change text:change-id="ct92117384"/><text:change-start text:change-id="ct92117488"/><text:span text:style-name="T1">between </text:span><text:change-end text:change-id="ct92117488"/><text:change text:change-id="ct92117592"/><text:change-start text:change-id="ct92117696"/><text:span text:style-name="T1">carbon </text:span><text:change-end text:change-id="ct92117696"/><text:change text:change-id="ct92117800"/><text:change-start text:change-id="ct92117904"/><text:span text:style-name="T1">isotope </text:span><text:change-end text:change-id="ct92117904"/><text:change text:change-id="ct92118008"/><text:change-start text:change-id="ct92118112"/><text:span text:style-name="T1">discrimination </text:span><text:change-end text:change-id="ct92118112"/><text:span text:style-name="T1">and the </text:span><text:change text:change-id="ct92118216"/><text:change-start text:change-id="ct92118320"/><text:span text:style-name="T1">intercellular </text:span><text:change-end text:change-id="ct92118320"/><text:change text:change-id="ct92118424"/><text:change-start text:change-id="ct92118528"/><text:span text:style-name="T1">carbon </text:span><text:change-end text:change-id="ct92118528"/><text:change text:change-id="ct92118632"/><text:change-start text:change-id="ct92118736"/><text:span text:style-name="T1">dioxide </text:span><text:change-end text:change-id="ct92118736"/><text:change text:change-id="ct92118920"/><text:change-start text:change-id="ct92119024"/><text:span text:style-name="T1">concentration </text:span><text:change-end text:change-id="ct92119024"/><text:span text:style-name="T1">in </text:span><text:change text:change-id="ct92119128"/><text:change-start text:change-id="ct92119232"/><text:span text:style-name="T1">leaves</text:span><text:change-end text:change-id="ct92119232"/><text:span text:style-name="T1">, </text:span><text:span text:style-name="T5">Functional Plant Biology</text:span><text:span text:style-name="T1">, </text:span><text:span text:style-name="T5">9</text:span><text:span text:style-name="T1">(2), 121–137.</text:span></text:p>
        <text:p text:style-name="P3"><text:span text:style-name="T1">Friedrichs, D. A., U. Büntgen, D. C. Frank, J. Esper, B. Neuwirth, and J. Löffler (2009), Complex climate controls on 20th century oak growth in Central-West Germany</text:span><text:change text:change-id="ct92119336"/><text:span text:style-name="T1">, </text:span><text:span text:style-name="T5">Tree physiology</text:span><text:span text:style-name="T1">, </text:span><text:span text:style-name="T5">29</text:span><text:span text:style-name="T1">(1), 39–51, doi:10.1093/treephys/tpn003.</text:span></text:p>
        <text:p text:style-name="P3"><text:span text:style-name="T1">Gedalof, Z., and A. A. Berg (2010), Tree ring evidence for limited direct CO</text:span><text:change-start text:change-id="ct92119440"/><text:span text:style-name="T4">2</text:span><text:change-end text:change-id="ct92119440"/><text:span text:style-name="T1"> fertilization of forests over the 20th century, </text:span><text:span text:style-name="T5">Global Biogeochemical Cycles</text:span><text:span text:style-name="T1">, </text:span><text:span text:style-name="T5">24</text:span><text:span text:style-name="T1">(3), 6.</text:span></text:p>
        <text:p text:style-name="P3"><text:span text:style-name="T1">Girardin, M. P., P. Y. Bernier, F. Raulier, J. C. Tardif, F. Conciatori, and X. J. Guo (2011), Testing for a CO</text:span><text:change-start text:change-id="ct92119544"/><text:span text:style-name="T4">2</text:span><text:change-end text:change-id="ct92119544"/><text:span text:style-name="T1"> fertilization effect on growth of Canadian boreal forests, </text:span><text:span text:style-name="T5">Journal of Geophysical Research</text:span><text:span text:style-name="T1">, </text:span><text:span text:style-name="T5">116</text:span><text:span text:style-name="T1">.</text:span></text:p>
        <text:p text:style-name="P3"><text:span text:style-name="T1">Girardin, M. P., X. J. Guo, P. Y. Bernier, F. Raulier, and S. Gauthier (2012), Changes in growth of pristine boreal North American forests from 1950 to 2005 driven by landscape demographics and species traits, </text:span><text:span text:style-name="T5">Biogeosciences Discussions</text:span><text:span text:style-name="T1">, </text:span><text:span text:style-name="T5">9</text:span><text:span text:style-name="T1">(1), 1021–1053.</text:span></text:p>
        <text:p text:style-name="P3"><text:span text:style-name="T1">Graumlich, L. J., and L. B. Brubaker (1986), Reconstruction of </text:span><text:change text:change-id="ct92119648"/><text:change-start text:change-id="ct92119752"/><text:span text:style-name="T1">annual </text:span><text:change-end text:change-id="ct92119752"/><text:change text:change-id="ct92119856"/><text:change-start text:change-id="ct92119960"/><text:span text:style-name="T1">temperature </text:span><text:change-end text:change-id="ct92119960"/><text:span text:style-name="T1">(1590-1979) for Longmire, Washington, </text:span><text:change text:change-id="ct92120064"/><text:change-start text:change-id="ct92120168"/><text:span text:style-name="T1">derived </text:span><text:change-end text:change-id="ct92120168"/><text:span text:style-name="T1">from </text:span><text:change text:change-id="ct92120272"/><text:change-start text:change-id="ct92120376"/><text:span text:style-name="T1">tree </text:span><text:change-end text:change-id="ct92120376"/><text:span text:style-name="T1">Rings, </text:span><text:span text:style-name="T5">Quaternary Research</text:span><text:span text:style-name="T1">, </text:span><text:span text:style-name="T5">25</text:span><text:span text:style-name="T1">(2), 223–234.</text:span></text:p>
        <text:p text:style-name="P3"><text:span text:style-name="T1">Hamel, B., N. Bélanger, and D. Paré (2004), Productivity of black spruce and </text:span><text:change-start text:change-id="ct92120480"/><text:span text:style-name="T1">j</text:span><text:change-end text:change-id="ct92120480"/><text:change text:change-id="ct92120584"/><text:span text:style-name="T1">ack pine stands in Quebec as related to climate, site biological features and soil properties, </text:span><text:span text:style-name="T5">Forest Ecology and Management</text:span><text:span text:style-name="T1">, </text:span><text:span text:style-name="T5">191</text:span><text:span text:style-name="T1">(1–3), 239–251.</text:span></text:p>
        <text:p text:style-name="P3"><text:span text:style-name="T1">Helama, S., N. G. Makarenko, L. M. Karimova, O. A. Kruglun, M. Timonen, J. Holopainen, J. Merilainen, and M. Eronen (2009), Dendroclimatic transfer functions revisited: Little Ice Age and Medieval Warm Period summer temperatures reconstructed using artificial neural networks and linear algorithms, </text:span><text:span text:style-name="T5">Annales</text:span><text:change-start text:change-id="ct92120688"/><text:span text:style-name="T5"> </text:span><text:change-end text:change-id="ct92120688"/><text:span text:style-name="T5">geophysicae</text:span><text:span text:style-name="T1">, </text:span><text:span text:style-name="T5">27</text:span><text:span text:style-name="T1">(3), 1097–1111.</text:span></text:p>
        <text:p text:style-name="P3"><text:span text:style-name="T1">Hoffer, M., and J. C. Tardif (2009), False rings in jack pine and black spruce trees from eastern Manitoba as indicators of dry summers, </text:span><text:span text:style-name="T5">Canadian Journal of Forest Research</text:span><text:span text:style-name="T1">, </text:span><text:span text:style-name="T5">39</text:span><text:span text:style-name="T1">(9), 1722–1736, doi:10.1139/X09-088.</text:span></text:p>
        <text:p text:style-name="P3"><text:span text:style-name="T1">Hofgaard, A., J. Tardif, and Y. Bergeron (1999), Dendroclimatic response of </text:span><text:change-start text:change-id="ct92120792"/><text:span text:style-name="T5">Picea</text:span><text:change-end text:change-id="ct92120792"/><text:change-start text:change-id="ct92120896"/><text:span text:style-name="T5"> </text:span><text:change-end text:change-id="ct92120896"/><text:change-start text:change-id="ct92121000"/><text:span text:style-name="T5">mariana</text:span><text:change-end text:change-id="ct92121000"/><text:span text:style-name="T1"> and </text:span><text:change-start text:change-id="ct92121104"/><text:span text:style-name="T5">Pinus</text:span><text:change-end text:change-id="ct92121104"/><text:change-start text:change-id="ct92121208"/><text:span text:style-name="T5"> </text:span><text:change-end text:change-id="ct92121208"/><text:change-start text:change-id="ct92121312"/><text:span text:style-name="T5">banksiana </text:span><text:change-end text:change-id="ct92121312"/><text:span text:style-name="T1">along a latitudinal gradient in the eastern Canadian boreal forest, </text:span><text:span text:style-name="T5">Canadian Journal of Forest Research</text:span><text:span text:style-name="T1">, </text:span><text:span text:style-name="T5">29</text:span><text:span text:style-name="T1">(9), 1333–1346.</text:span></text:p>
        <text:p text:style-name="P3"><text:soft-page-break/><text:span text:style-name="T1">Huang, J., J. C. Tardif, Y. Bergeron, B. Denneler, F. Beringer, and M. P. Girardin (2010), Radial growth response of four dominant boreal tree species to climate along a latitudinal gradient in the eastern Canadian boreal forest, </text:span><text:span text:style-name="T5">Global Change Biology</text:span><text:span text:style-name="T1">, </text:span><text:span text:style-name="T5">16</text:span><text:span text:style-name="T1">, 711–731.</text:span></text:p>
        <text:p text:style-name="P3"><text:span text:style-name="T1">Huang, J.-G., Y. Bergeron, B. Denneler, F. Berninger, and J. Tardif (2007), Response of </text:span><text:change text:change-id="ct92121416"/><text:change-start text:change-id="ct92121520"/><text:span text:style-name="T1">forest </text:span><text:change-end text:change-id="ct92121520"/><text:change text:change-id="ct92121624"/><text:change-start text:change-id="ct92121728"/><text:span text:style-name="T1">trees </text:span><text:change-end text:change-id="ct92121728"/><text:span text:style-name="T1">to </text:span><text:change text:change-id="ct92121832"/><text:change-start text:change-id="ct92121936"/><text:span text:style-name="T1">increased </text:span><text:change-end text:change-id="ct92121936"/><text:change text:change-id="ct92122040"/><text:change-start text:change-id="ct92122144"/><text:span text:style-name="T1">atmospheric </text:span><text:change-end text:change-id="ct92122144"/><text:span text:style-name="T1">CO</text:span><text:change-start text:change-id="ct92122248"/><text:span text:style-name="T4">2</text:span><text:change-end text:change-id="ct92122248"/><text:span text:style-name="T1">, </text:span><text:span text:style-name="T5">Critical Reviews in Plant Sciences</text:span><text:span text:style-name="T1">, </text:span><text:span text:style-name="T5">26</text:span><text:span text:style-name="T1">(5-6), 265–283.</text:span></text:p>
        <text:p text:style-name="P3"><text:span text:style-name="T1">Jacoby, G. C. (1997), Tree rings, carbon dioxide, and climatic change, </text:span><text:span text:style-name="T5">Proceedings of the National Academy of Sciences</text:span><text:span text:style-name="T1">, </text:span><text:span text:style-name="T5">94</text:span><text:span text:style-name="T1">(16), 8350–8353, doi:10.1073/pnas.94.16.8350.</text:span></text:p>
        <text:p text:style-name="P3"><text:span text:style-name="T1">Körner, C., R. Asshoff, O. Bignucolo, S. Hättenschwiler, S. G. Keel, S. Peláez-Riedl, S. Pepin, R. T. W. Siegwolf, and G. Zotz (2005), Carbon </text:span><text:change text:change-id="ct92122352"/><text:change-start text:change-id="ct92122456"/><text:span text:style-name="T1">flux </text:span><text:change-end text:change-id="ct92122456"/><text:span text:style-name="T1">and </text:span><text:change text:change-id="ct92122560"/><text:change-start text:change-id="ct92122664"/><text:span text:style-name="T1">growth </text:span><text:change-end text:change-id="ct92122664"/><text:span text:style-name="T1">in </text:span><text:change text:change-id="ct92122768"/><text:change-start text:change-id="ct92122872"/><text:span text:style-name="T1">mature </text:span><text:change-end text:change-id="ct92122872"/><text:change text:change-id="ct92123016"/><text:change-start text:change-id="ct92123120"/><text:span text:style-name="T1">deciduous </text:span><text:change-end text:change-id="ct92123120"/><text:change text:change-id="ct92123224"/><text:change-start text:change-id="ct92123328"/><text:span text:style-name="T1">forest </text:span><text:change-end text:change-id="ct92123328"/><text:change text:change-id="ct92123432"/><text:change-start text:change-id="ct92123536"/><text:span text:style-name="T1">trees </text:span><text:change-end text:change-id="ct92123536"/><text:change text:change-id="ct92123640"/><text:change-start text:change-id="ct92123744"/><text:span text:style-name="T1">exposed </text:span><text:change-end text:change-id="ct92123744"/><text:span text:style-name="T1">to </text:span><text:change text:change-id="ct92123848"/><text:change-start text:change-id="ct92123952"/><text:span text:style-name="T1">elevated </text:span><text:change-end text:change-id="ct92123952"/><text:span text:style-name="T1">CO</text:span><text:change-start text:change-id="ct92124056"/><text:span text:style-name="T4">2</text:span><text:change-end text:change-id="ct92124056"/><text:span text:style-name="T1">, </text:span><text:span text:style-name="T5">Science</text:span><text:span text:style-name="T1">, </text:span><text:span text:style-name="T5">309</text:span><text:span text:style-name="T1">(5739), 1360–1362.</text:span></text:p>
        <text:p text:style-name="P3"><text:span text:style-name="T1">LaMarche, V. C., D. A. Graybill, H. C. Fritts, and M. R. Rose (1984), Increasing </text:span><office:annotation office:name="__Fieldmark__10255_36171880"><dc:creator>Lisa</dc:creator><dc:date>2013-03-01T17:42:00</dc:date><text:sender-initials>L</text:sender-initials><text:p>Sentence case?</text:p></office:annotation><text:change text:change-id="ct92124160"/><text:change-start text:change-id="ct92124264"/><text:span text:style-name="T1">atmospheric </text:span><text:change-end text:change-id="ct92124264"/><text:change text:change-id="ct92124368"/><text:change-start text:change-id="ct92124472"/><text:span text:style-name="T1">carbon </text:span><text:change-end text:change-id="ct92124472"/><text:change text:change-id="ct92124576"/><text:change-start text:change-id="ct92124680"/><text:span text:style-name="T1">dioxide</text:span><text:change-end text:change-id="ct92124680"/><text:span text:style-name="T1">: </text:span><text:change text:change-id="ct92124784"/><text:change-start text:change-id="ct92124888"/><text:span text:style-name="T1">tree </text:span><text:change-end text:change-id="ct92124888"/><text:change text:change-id="ct92124992"/><text:change-start text:change-id="ct92125096"/><text:span text:style-name="T1">ring </text:span><text:change-end text:change-id="ct92125096"/><text:change text:change-id="ct92125200"/><text:change-start text:change-id="ct92125304"/><text:span text:style-name="T1">evidence </text:span><text:change-end text:change-id="ct92125304"/><text:span text:style-name="T1">for </text:span><text:change text:change-id="ct92125408"/><text:change-start text:change-id="ct92125512"/><text:span text:style-name="T1">growth </text:span><text:change-end text:change-id="ct92125512"/><text:change text:change-id="ct92125616"/><text:change-start text:change-id="ct92125720"/><text:span text:style-name="T1">enhancement </text:span><text:change-end text:change-id="ct92125720"/><text:span text:style-name="T1">in </text:span><text:change text:change-id="ct92125824"/><text:change-start text:change-id="ct92125928"/><text:span text:style-name="T1">natural </text:span><text:change-end text:change-id="ct92125928"/><text:span text:style-name="T1">Vegetation</text:span><office:annotation-end office:name="__Fieldmark__10255_36171880"/><text:span text:style-name="T1">, </text:span><text:span text:style-name="T5">Science</text:span><text:span text:style-name="T1">, </text:span><text:span text:style-name="T5">225</text:span><text:span text:style-name="T1">(4666), 1019–1021.</text:span></text:p>
        <text:p text:style-name="P3"><text:span text:style-name="T1">Larsen, C. P. S., and G. M. MacDonald (1995), Relations between tree-ring widths, climate, and annual area burned in the boreal forest of Alberta, </text:span><text:span text:style-name="T5">Canadian Journal of Forest Research</text:span><text:span text:style-name="T1">, </text:span><text:span text:style-name="T5">25</text:span><text:span text:style-name="T1">(11), 1746–1755, doi:10.1139/x95-189.</text:span></text:p>
        <text:p text:style-name="P3"><text:span text:style-name="T1">Leavitt, S. W. (2008), Tree-ring isotopic pooling without regard to mass: No difference from averaging d13C values of each tree, </text:span><text:span text:style-name="T5">Chemical Geology</text:span><text:span text:style-name="T1">, </text:span><text:span text:style-name="T5">252</text:span><text:span text:style-name="T1">, 52–55.</text:span></text:p>
        <text:p text:style-name="P3"><text:span text:style-name="T1">Leavitt, S. W. (2010), Tree-ring C–H–O isotope variability and sampling, </text:span><text:span text:style-name="T5">Science of The Total Environment</text:span><text:span text:style-name="T1">, </text:span><text:span text:style-name="T5">408</text:span><text:span text:style-name="T1">(22), 5244–5253.</text:span></text:p>
        <text:p text:style-name="P3"><text:span text:style-name="T1">Liñán, I. D., E. Gutiérrez, G. Helle, I. Heinrich, L.</text:span><text:change-start text:change-id="ct92126032"/><text:span text:style-name="T1"> </text:span><text:change-end text:change-id="ct92126032"/><text:span text:style-name="T1">Andreu-Hayles, O. Planells, M. Leuenberger, C. B</text:span><text:change-start text:change-id="ct92126136"/><text:span text:style-name="T1">u</text:span><text:change-end text:change-id="ct92126136"/><text:change text:change-id="ct92126240"/><text:span text:style-name="T1">rger, and G. Schleser (2011), Pooled versus separate measurements of tree-ring stable isotopes, </text:span><text:span text:style-name="T5">Science of The Total Environment</text:span><text:span text:style-name="T1">, </text:span><text:span text:style-name="T5">409</text:span><text:span text:style-name="T1">, 2244–2251.</text:span></text:p>
        <text:p text:style-name="P3"><text:span text:style-name="T1">Loehle, C. (2009), A mathematical analysis of the divergence problem in dendroclimatology, </text:span><text:span text:style-name="T5">Climatic Change</text:span><text:span text:style-name="T1">, </text:span><text:span text:style-name="T5">94</text:span><text:span text:style-name="T1">(3-4), 233–245, doi:10.1007/s10584-008-9488-8.</text:span></text:p>
        <text:p text:style-name="P21"><text:change-start text:change-id="ct92126344"/>McCarroll and Loader</text:p>
        <text:p text:style-name="P3"><text:change-end text:change-id="ct92126344"/><text:span text:style-name="T1">McKenney, D. W., J. H. Pedlar, P. Papadopol, and M. F. Hutchinson (2006), The development of 1901–2000 historical monthly climate models for Canada and the United States, </text:span><text:span text:style-name="T5">Agricultural and Forest Meteorology</text:span><text:span text:style-name="T1">, </text:span><text:span text:style-name="T5">138</text:span><text:span text:style-name="T1">(1–4), 69–81.</text:span></text:p>
        <text:p text:style-name="P3"><text:span text:style-name="T1">Nelson, E. A. (2012), Climate </text:span><text:change text:change-id="ct92126448"/><text:change-start text:change-id="ct92126552"/><text:span text:style-name="T1">change </text:span><text:change-end text:change-id="ct92126552"/><text:span text:style-name="T1">in the </text:span><text:change text:change-id="ct92126656"/><text:change-start text:change-id="ct92126760"/><text:span text:style-name="T1">canadian </text:span><text:change-end text:change-id="ct92126760"/><text:change text:change-id="ct92126864"/><text:change-start text:change-id="ct92126968"/><text:span text:style-name="T1">boreal </text:span><text:change-end text:change-id="ct92126968"/><text:change text:change-id="ct92127072"/><text:change-start text:change-id="ct92127176"/><text:span text:style-name="T1">forest</text:span><text:change-end text:change-id="ct92127176"/><text:span text:style-name="T1">: </text:span><text:change text:change-id="ct92127280"/><text:change-start text:change-id="ct92127384"/><text:span text:style-name="T1">the </text:span><text:change-end text:change-id="ct92127384"/><text:change text:change-id="ct92127488"/><text:change-start text:change-id="ct92127592"/><text:span text:style-name="T1">effect </text:span><text:change-end text:change-id="ct92127592"/><text:span text:style-name="T1">of </text:span><text:change text:change-id="ct92127696"/><text:change-start text:change-id="ct92127800"/><text:span text:style-name="T1">warming</text:span><text:change-end text:change-id="ct92127800"/><text:span text:style-name="T1">, </text:span><text:change text:change-id="ct92127904"/><text:change-start text:change-id="ct92128008"/><text:span text:style-name="T1">frost </text:span><text:change-end text:change-id="ct92128008"/><text:change text:change-id="ct92128112"/><text:change-start text:change-id="ct92128216"/><text:span text:style-name="T1">events</text:span><text:change-end text:change-id="ct92128216"/><text:span text:style-name="T1">, </text:span><text:change text:change-id="ct92128320"/><text:change-start text:change-id="ct92128424"/><text:span text:style-name="T1">cloud </text:span><text:change-end text:change-id="ct92128424"/><text:change text:change-id="ct92128528"/><text:change-start text:change-id="ct92128632"/><text:span text:style-name="T1">cover </text:span><text:change-end text:change-id="ct92128632"/><text:span text:style-name="T1">and CO</text:span><text:change-start text:change-id="ct92128736"/><text:span text:style-name="T4">2</text:span><text:change-end text:change-id="ct92128736"/><text:span text:style-name="T1"> </text:span><text:change text:change-id="ct92128840"/><text:change-start text:change-id="ct92128944"/><text:span text:style-name="T1">fertilization </text:span><text:change-end text:change-id="ct92128944"/><text:span text:style-name="T1">on </text:span><text:change text:change-id="ct92129048"/><text:change-start text:change-id="ct92129152"/><text:span text:style-name="T1">conifer </text:span><text:change-end text:change-id="ct92129152"/><text:change text:change-id="ct92129256"/><text:change-start text:change-id="ct92129360"/><text:span text:style-name="T1">tree </text:span><text:change-end text:change-id="ct92129360"/><text:change text:change-id="ct92129464"/><text:change-start text:change-id="ct92129568"/><text:span text:style-name="T1">rings</text:span><text:change-end text:change-id="ct92129568"/><text:span text:style-name="T1">, University of Toronto</text:span><text:change-start text:change-id="ct92129672"/><text:span text:style-name="T1">, PhD thesis</text:span><text:change-end text:change-id="ct92129672"/><text:span text:style-name="T1">.</text:span></text:p>
        <text:p text:style-name="P3"><office:annotation office:name="__Fieldmark__10360_36171880"><dc:creator>HomeUser</dc:creator><dc:date>2013-03-01T17:42:00</dc:date><text:sender-initials>H</text:sender-initials><text:p>Incomplete.</text:p></office:annotation><text:span text:style-name="T1">Newman, J. A., M. H. Anand, H. A. L. Henry, and S. L. Hunt (2011), </text:span><text:span text:style-name="T5">Climate Change Biology</text:span><text:span text:style-name="T1">, CABI.</text:span><office:annotation-end office:name="__Fieldmark__10360_36171880"/></text:p>
        <text:p text:style-name="P3"><text:span text:style-name="T1">Ni, F., T. Cavazos, M. K. Hughes, A. C. Comrie, and G. Funkhouser (2002), Cool-season precipitation in the southwestern USA since</text:span><text:change-start text:change-id="ct92129776"/><text:span text:style-name="T1"> </text:span><text:change-end text:change-id="ct92129776"/><text:span text:style-name="T1">AD 1000: comparison of linear and nonlinear techniques for reconstruction, </text:span><text:span text:style-name="T5">International Journal of Climatology</text:span><text:span text:style-name="T1">, </text:span><text:span text:style-name="T5">22</text:span><text:span text:style-name="T1">(13), 1645–1662, doi:10.1002/joc.804.</text:span></text:p>
        <text:p text:style-name="P3"><text:soft-page-break/><text:span text:style-name="T1">Norby, R. J. </text:span><office:annotation office:name="__Fieldmark__10372_36171880"><dc:creator>Lisa</dc:creator><dc:date>2013-03-01T17:42:00</dc:date><text:sender-initials>L</text:sender-initials><text:p>Add missing authors</text:p></office:annotation><text:span text:style-name="T1">et al. </text:span><office:annotation-end office:name="__Fieldmark__10372_36171880"/><text:span text:style-name="T1">(2005), Forest response to elevated CO</text:span><text:change-start text:change-id="ct92129880"/><text:span text:style-name="T4">2</text:span><text:change-end text:change-id="ct92129880"/><text:span text:style-name="T1"> is conserved across a broad range of productivity, </text:span><text:span text:style-name="T5">Proceedings of the National Academy of Sciences of the United States of America</text:span><text:span text:style-name="T1">, </text:span><text:span text:style-name="T5">102</text:span><text:span text:style-name="T1">(50), 18052–18056.</text:span></text:p>
        <text:p text:style-name="P3"><text:span text:style-name="T1">Norby, R. J., and R. D. Zak (2011), Ecological lessons from free-air CO</text:span><text:change-start text:change-id="ct92129984"/><text:span text:style-name="T4">2</text:span><text:change-end text:change-id="ct92129984"/><text:span text:style-name="T1"> enrichment (FACE) experiments, </text:span><text:span text:style-name="T5">Annual Review of Ecology, Evolution, and Systematics</text:span><text:span text:style-name="T1">, </text:span><text:span text:style-name="T5">42</text:span><text:span text:style-name="T1">, 181–203.</text:span></text:p>
        <text:p text:style-name="P3"><text:change text:change-id="ct92130920"/><office:annotation office:name="__Fieldmark__10400_36171880"><dc:creator>Lisa</dc:creator><dc:date>2013-03-01T17:42:00</dc:date><text:sender-initials>L</text:sender-initials><text:p>Is this complete citation for target journal ?</text:p></office:annotation><text:change text:change-id="ct92131024"/><office:annotation-end office:name="__Fieldmark__10400_36171880"/><text:change text:change-id="ct92131208"/><text:span text:style-name="T1">Peñuelas, J., J. G. Canadell, and R. Ogaya (2011), Increased water-use efficiency during the 20th century did not translate into enhanced tree growth, </text:span><text:span text:style-name="T5">Global Ecology and Biogeography</text:span><text:span text:style-name="T1">, </text:span><text:span text:style-name="T5">20</text:span><text:span text:style-name="T1">(4), 597–608, doi:10.1111/j.1466-8238.2010.00608.x.</text:span></text:p>
        <text:p text:style-name="P3"><text:span text:style-name="T1">Rudolph, T. D., and P. R. Laidly (1990), Pinus</text:span><text:change-start text:change-id="ct92131312"/><text:span text:style-name="T1"> </text:span><text:change-end text:change-id="ct92131312"/><text:span text:style-name="T1">banksiana Lamb.</text:span><text:change-start text:change-id="ct92131416"/><text:span text:style-name="T1"> </text:span><text:change-end text:change-id="ct92131416"/><text:span text:style-name="T1">jack pine, </text:span><text:change text:change-id="ct92131520"/><text:change-start text:change-id="ct92131624"/><text:span text:style-name="T1">in R.M. <text:s/>Burns and B.H. Honkala (eds.), </text:span><text:span text:style-name="T5">Silvics of North </text:span><text:bookmark text:name="_GoBack"/><text:span text:style-name="T5"><text:s/>America</text:span><text:span text:style-name="T1">, </text:span><text:span text:style-name="T5">Vol. 1, Conifers</text:span><text:span text:style-name="T1">, USDA For</text:span><text:change-end text:change-id="ct92131624"/><text:change-start text:change-id="ct92131728"/><text:span text:style-name="T1">est</text:span><text:change-end text:change-id="ct92131728"/><text:change-start text:change-id="ct92131832"/><text:span text:style-name="T1"> Serv</text:span><text:change-end text:change-id="ct92131832"/><text:change-start text:change-id="ct92131936"/><text:span text:style-name="T1">ice, Agricultural </text:span><text:change-end text:change-id="ct92131936"/><text:change-start text:change-id="ct92132040"/><text:span text:style-name="T1">Handb</text:span><text:change-end text:change-id="ct92132040"/><text:change-start text:change-id="ct92132144"/><text:span text:style-name="T1">oo</text:span><text:change-end text:change-id="ct92132144"/><text:change-start text:change-id="ct92132248"/><text:span text:style-name="T1">k 654, Washington, DC.</text:span><text:change-end text:change-id="ct92132248"/><text:change-start text:change-id="ct92132352"/><text:span text:style-name="T1"> , 280-293 </text:span><text:change-end text:change-id="ct92132352"/><text:change text:change-id="ct92132560"/><text:change text:change-id="ct92132456"/></text:p>
        <text:p text:style-name="P3"><text:span text:style-name="T1">Savva, Y., Y. Bergeron, B. Denneler, A. Koubaa, and F. Tremblay (2008), Effects of interannual climate variations on radial growth of jack pine provenances in Petawawa, Ontario, </text:span><text:span text:style-name="T5">Canadian Journal of Forest </text:span><text:change text:change-id="ct92132664"/><text:change-start text:change-id="ct92132768"/><text:span text:style-name="T5">Research</text:span><text:change-end text:change-id="ct92132768"/><text:span text:style-name="T1">, </text:span><text:span text:style-name="T5">38</text:span><text:span text:style-name="T1">, 619–630.</text:span></text:p>
        <text:p text:style-name="P3"><text:span text:style-name="T1">Silva, L. C. R., and M. Anand (2012), Probing for the influence of atmospheric CO</text:span><text:change-start text:change-id="ct92132872"/><text:span text:style-name="T4">2</text:span><text:change-end text:change-id="ct92132872"/><text:span text:style-name="T1"> and climate change on forest ecosystems across biomes, </text:span><text:span text:style-name="T5">Global Change Biolog</text:span><office:annotation office:name="__Fieldmark__10456_36171880"><dc:creator>Lisa</dc:creator><dc:date>2013-03-01T17:42:00</dc:date><text:sender-initials>L</text:sender-initials><text:p>Missing volume and page #</text:p></office:annotation><text:span text:style-name="T5">y</text:span><text:span text:style-name="T1">.</text:span><office:annotation-end office:name="__Fieldmark__10456_36171880"/></text:p>
        <text:p text:style-name="P3"><text:span text:style-name="T1">Soil Classification Working Group</text:span><text:change-start text:change-id="ct92132976"/><text:span text:style-name="T1"> [SCWG]</text:span><text:change-end text:change-id="ct92132976"/><text:span text:style-name="T1"> (1998), </text:span><text:span text:style-name="T5">The Canadian System of Soil Classification</text:span><text:span text:style-name="T1">, Agriculture and Agri-Food Canada</text:span><text:change-start text:change-id="ct92133080"/><text:span text:style-name="T1">, </text:span><text:change-end text:change-id="ct92133080"/><office:annotation office:name="__Fieldmark__10470_36171880"><dc:creator>Lisa</dc:creator><dc:date>2013-03-01T17:42:00</dc:date><text:sender-initials>L</text:sender-initials><text:p>Correct?</text:p></office:annotation><text:change-start text:change-id="ct92133184"/><text:span text:style-name="T1">Ottawa, </text:span><text:change-end text:change-id="ct92133184"/><text:change text:change-id="ct92133288"/><text:change-start text:change-id="ct92133392"/><text:span text:style-name="T1">Canada</text:span><text:change-end text:change-id="ct92133392"/><text:span text:style-name="T1">.</text:span><office:annotation-end office:name="__Fieldmark__10470_36171880"/><text:span text:style-name="T1"><office:annotation><dc:creator>HomeUser</dc:creator><dc:date>2013-03-01T17:42:00</dc:date><text:sender-initials>H</text:sender-initials><text:p>http://books.google.ca/books?id=4aHVg18eDLYC&amp;lpg=PP1&amp;dq=canadian%20soils&amp;pg=PR2#v=onepage&amp;q=canadian%20soils&amp;f=false</text:p></office:annotation></text:span></text:p>
        <text:p text:style-name="P3"><text:span text:style-name="T1">Soulé, P. T., and P. A. Knapp (2006), Radial growth rate increases in naturally occurring ponderosa pine trees: a late-20th century CO</text:span><text:change-start text:change-id="ct92133496"/><text:span text:style-name="T4">2</text:span><text:change-end text:change-id="ct92133496"/><text:span text:style-name="T1"> fertilization effect?, </text:span><text:span text:style-name="T5">New Phytologist</text:span><text:span text:style-name="T1">, </text:span><text:span text:style-name="T5">171</text:span><text:span text:style-name="T1">, 379–390.</text:span></text:p>
        <text:p text:style-name="P3"><text:span text:style-name="T1">Stewart, J. D., and J. Hoddinott (1993), Photosynthetic acclimation to elevated atmospheric carbon dioxide and UV irradiation in </text:span><text:change-start text:change-id="ct92133600"/><text:span text:style-name="T5">Pinus</text:span><text:change-end text:change-id="ct92133600"/><text:change-start text:change-id="ct92133704"/><text:span text:style-name="T5"> </text:span><text:change-end text:change-id="ct92133704"/><text:change-start text:change-id="ct92133808"/><text:span text:style-name="T5">banksiana</text:span><text:change-end text:change-id="ct92133808"/><text:span text:style-name="T1">, </text:span><text:span text:style-name="T5">PhysiologiaPlantarum</text:span><text:span text:style-name="T1">, </text:span><text:span text:style-name="T5">88</text:span><text:span text:style-name="T1">(3), 493–500.</text:span></text:p>
        <text:p text:style-name="P3"><text:span text:style-name="T1">Tardif, J., and F. Conciatori (2001), Comparative analysis of the climatic response of seven boreal tree species from northwestern Quebec, Canada, </text:span><text:span text:style-name="T5">Tree-Ring Research</text:span><text:span text:style-name="T1">, </text:span><text:span text:style-name="T5">57</text:span><text:span text:style-name="T1">(2), 169–181.</text:span></text:p>
        <text:p text:style-name="P21"><text:change-start text:change-id="ct92133912"/>Thompson and Parker</text:p>
        <text:p text:style-name="P3"><text:change-end text:change-id="ct92133912"/><text:span text:style-name="T1">Wood, S. N. (2006), </text:span><text:span text:style-name="T5">Generalized Additive Models: An Introduction with R</text:span><text:span text:style-name="T1">, Chapman &amp;Hall/CRC</text:span><text:change-start text:change-id="ct92134016"/><text:span text:style-name="T1">, </text:span><text:change-end text:change-id="ct92134016"/><office:annotation office:name="__Fieldmark__10505_36171880"><dc:creator>Lisa</dc:creator><dc:date>2013-03-01T17:42:00</dc:date><text:sender-initials>L</text:sender-initials><text:p>Correct? </text:p></office:annotation><text:change-start text:change-id="ct92134120"/><text:span text:style-name="T1">New York, NY</text:span><text:change-end text:change-id="ct92134120"/><text:span text:style-name="T1">.</text:span><office:annotation-end office:name="__Fieldmark__10505_36171880"/></text:p>
        <text:p text:style-name="P3"><text:span text:style-name="T1">Young, G. H. F., D. McCarroll, N. J. Loader, and A. J. Kirchhefer (2010), A 500-year record of summer near-ground solar radiation from tree-ring stable carbon isotopes, </text:span><text:span text:style-name="T5">The Holocene</text:span><text:span text:style-name="T1">, </text:span><text:span text:style-name="T5">20</text:span><text:span text:style-name="T1">(3), 315–324, doi:10.1177/0959683609351902.</text:span></text:p>
        <text:p text:style-name="P1"><text:bookmark text:name="__UnoMark__28723_249939903"/><text:bookmark text:name="__UnoMark__28722_249939903"/></text:p>
      </text:section>
      <text:section text:style-name="Sect1" text:name="Section1">
        <text:list xml:id="list39462522" text:continue-numbering="true" text:style-name="WWNum1">
          <text:list-item>
            <text:h text:style-name="P19" text:outline-level="1">Tables</text:h>
          </text:list-item>
        </text:list>
        <text:p text:style-name="Standard"><office:annotation office:name="__Fieldmark__10522_36171880"><dc:creator>Lisa</dc:creator><dc:date>2013-03-01T17:42:00</dc:date><text:sender-initials>L</text:sender-initials><text:p>Tables need to stand alone … write out acronyms or provide explanation in caption or caption or footnote … I’ve put them in captions but you could add footnotes as appropriate</text:p></office:annotation><text:span text:style-name="T35">Table 1:</text:span><text:span text:style-name="T1"> </text:span><office:annotation-end office:name="__Fieldmark__10522_36171880"/><text:span text:style-name="T1">Model fit statistics for factor regression standardization of tree ring width data</text:span><text:change-start text:change-id="ct92134328"/><text:span text:style-name="T1"> for a two- </text:span><text:change-end text:change-id="ct92134328"/><text:change-start text:change-id="ct92134432"/><text:span text:style-name="T1">(FA) </text:span><text:change-end text:change-id="ct92134432"/><text:change-start text:change-id="ct92134536"/><text:span text:style-name="T1">and three-</text:span><text:change-end text:change-id="ct92134536"/><text:change-start text:change-id="ct92134640"/><text:span text:style-name="T1"> (QFA) </text:span><text:change-end text:change-id="ct92134640"/><text:change-start text:change-id="ct92134744"/><text:span text:style-name="T1">factor model</text:span><text:change-end text:change-id="ct92134744"/><text:span text:style-name="T1">.</text:span><text:change-start text:change-id="ct92134848"/><text:span text:style-name="T1"> </text:span><text:change-end text:change-id="ct92134848"/><office:annotation office:name="__Fieldmark__10547_36171880"><dc:creator>Lisa</dc:creator><dc:date>2013-03-01T17:42:00</dc:date><text:sender-initials>L</text:sender-initials><text:p>Correct?</text:p></office:annotation><text:change-start text:change-id="ct92134952"/><text:span text:style-name="T1">Q</text:span><text:change-end text:change-id="ct92134952"/><text:change-start text:change-id="ct92135056"/><text:span text:style-name="T1"> </text:span><text:change-end text:change-id="ct92135056"/><text:change-start text:change-id="ct92135160"/><text:span text:style-name="T1">=</text:span><text:change-end text:change-id="ct92135160"/><text:change-start text:change-id="ct92135304"/><text:span text:style-name="T1"> productivity</text:span><text:change-end text:change-id="ct92135304"/><text:change-start text:change-id="ct92135408"/><text:span text:style-name="T1"> ; F</text:span><text:change-end text:change-id="ct92135408"/><text:change-start text:change-id="ct92135512"/><text:span text:style-name="T1"> </text:span><text:change-end text:change-id="ct92135512"/><text:change-start text:change-id="ct92135616"/><text:span text:style-name="T1">= </text:span><text:change-end text:change-id="ct92135616"/><text:change-start text:change-id="ct92135720"/><text:span text:style-name="T1">forcing of year</text:span><text:change-end text:change-id="ct92135720"/><text:change-start text:change-id="ct92135824"/><text:span text:style-name="T1">; A</text:span><text:change-end text:change-id="ct92135824"/><text:change-start text:change-id="ct92135928"/><text:span text:style-name="T1"> </text:span><text:change-end text:change-id="ct92135928"/><text:change-start text:change-id="ct92136032"/><text:span text:style-name="T1">=</text:span><text:change-end text:change-id="ct92136032"/><text:change-start text:change-id="ct92136136"/><text:span text:style-name="T1"> age</text:span><text:change-end text:change-id="ct92136136"/><text:change-start text:change-id="ct92136240"/><text:span text:style-name="T1"> trend</text:span><text:change-end text:change-id="ct92136240"/><text:change-start text:change-id="ct92136344"/><text:span text:style-name="T1">.</text:span><text:change-end text:change-id="ct92136344"/><office:annotation-end office:name="__Fieldmark__10547_36171880"/></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Model<text:soft-page-break/></text:p>
            </table:table-cell>
            <table:table-cell table:style-name="Table1.A1" office:value-type="string">
              <text:p text:style-name="P5">Span</text:p>
            </table:table-cell>
            <table:table-cell table:style-name="Table1.A1" office:value-type="string">
              <text:p text:style-name="P4"><text:change-start text:change-id="ct92136448"/>Akaike <text:soft-page-break/>information criterion<text:change-end text:change-id="ct92136448"/><text:change text:change-id="ct92136552"/></text:p>
            </table:table-cell>
            <table:table-cell table:style-name="Table1.A1" office:value-type="string">
              <text:p text:style-name="P4"><text:change-start text:change-id="ct92136656"/>Bayesian <text:soft-page-break/>information criterion<text:change-end text:change-id="ct92136656"/><text:change text:change-id="ct92136760"/></text:p>
            </table:table-cell>
            <table:table-cell table:style-name="Table1.A1" office:value-type="string">
              <text:p text:style-name="P5">Geometric standard<text:change-start text:change-id="ct92136864"/><text:soft-page-break/></text:p>
              <text:p text:style-name="P5"><text:change-end text:change-id="ct92136864"/><text:change text:change-id="ct92136968"/>deviation of residuals</text:p>
            </table:table-cell>
          </table:table-row>
          <table:table-row table:style-name="Table1.1">
            <table:table-cell table:style-name="Table1.A1" office:value-type="string">
              <text:p text:style-name="P6">G=QFA</text:p>
            </table:table-cell>
            <table:table-cell table:style-name="Table1.A1" office:value-type="string">
              <text:p text:style-name="P6">0.0606</text:p>
            </table:table-cell>
            <table:table-cell table:style-name="Table1.A1" office:value-type="string">
              <text:p text:style-name="P6">19600</text:p>
            </table:table-cell>
            <table:table-cell table:style-name="Table1.A1" office:value-type="string">
              <text:p text:style-name="P6">23600</text:p>
            </table:table-cell>
            <table:table-cell table:style-name="Table1.A1" office:value-type="string">
              <text:p text:style-name="P6">0.400</text:p>
            </table:table-cell>
          </table:table-row>
          <table:table-row table:style-name="Table1.1">
            <table:table-cell table:style-name="Table1.A1" office:value-type="string">
              <text:p text:style-name="P6">G=FA</text:p>
            </table:table-cell>
            <table:table-cell table:style-name="Table1.A1" office:value-type="string">
              <text:p text:style-name="P6">0.0614</text:p>
            </table:table-cell>
            <table:table-cell table:style-name="Table1.A1" office:value-type="string">
              <text:p text:style-name="P6">27200</text:p>
            </table:table-cell>
            <table:table-cell table:style-name="Table1.A1" office:value-type="string">
              <text:p text:style-name="P6">28300</text:p>
            </table:table-cell>
            <table:table-cell table:style-name="Table1.A1" office:value-type="string">
              <text:p text:style-name="P6">0.503</text:p>
            </table:table-cell>
          </table:table-row>
        </table:table>
        <text:p text:style-name="Standard"/>
        <text:p text:style-name="Standard"><text:span text:style-name="T36">Table 2: </text:span><text:span text:style-name="T6">Model fit statistics for climate-ring width models. </text:span><text:change-start text:change-id="ct92137072"/><text:span text:style-name="T6">Akaike information criterion (</text:span><text:change-end text:change-id="ct92137072"/><text:span text:style-name="T6">AIC</text:span><text:change-start text:change-id="ct92137176"/><text:span text:style-name="T6">)</text:span><text:change-end text:change-id="ct92137176"/><text:span text:style-name="T6">/</text:span><text:change-start text:change-id="ct92137280"/><text:span text:style-name="T6">Bayesian information criterion (</text:span><text:change-end text:change-id="ct92137280"/><text:span text:style-name="T6">BIC</text:span><text:change-start text:change-id="ct92137384"/><text:span text:style-name="T6">)</text:span><text:change-end text:change-id="ct92137384"/><text:span text:style-name="T6"> comparisons</text:span><office:annotation office:name="__Fieldmark__10614_36171880"><dc:creator>Lisa</dc:creator><dc:date>2013-03-01T17:42:00</dc:date><text:sender-initials>L</text:sender-initials><text:p>Between is for two entities, among is for more than two</text:p></office:annotation><text:span text:style-name="T6"> </text:span><text:change text:change-id="ct92137488"/><text:change-start text:change-id="ct92137592"/><text:span text:style-name="T6">among </text:span><text:change-end text:change-id="ct92137592"/><office:annotation-end office:name="__Fieldmark__10614_36171880"/><text:span text:style-name="T6">models</text:span><text:change text:change-id="ct92137696"/><text:span text:style-name="T6"> are invalid because the dependent variables differ.</text:span><text:change-start text:change-id="ct92137800"/><text:span text:style-name="T6"> </text:span><text:change-end text:change-id="ct92137800"/><office:annotation office:name="__Fieldmark__10622_36171880"><dc:creator>Lisa</dc:creator><dc:date>2013-03-01T17:42:00</dc:date><text:sender-initials>L</text:sender-initials><text:p>Correct?</text:p></office:annotation><text:change-start text:change-id="ct92137904"/><text:span text:style-name="T1">Q = productivity ; F = forcing of year; A = age trend.</text:span><text:change-end text:change-id="ct92137904"/><office:annotation-end office:name="__Fieldmark__10622_36171880"/></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Standardization model</text:p>
            </table:table-cell>
            <table:table-cell table:style-name="Table2.A1" office:value-type="string">
              <text:p text:style-name="P5">Climate-growth model</text:p>
            </table:table-cell>
            <table:table-cell table:style-name="Table2.A1" office:value-type="string">
              <text:p text:style-name="P5">AIC</text:p>
            </table:table-cell>
            <table:table-cell table:style-name="Table2.A1" office:value-type="string">
              <text:p text:style-name="P5">BIC</text:p>
            </table:table-cell>
            <table:table-cell table:style-name="Table2.E1" office:value-type="string">
              <text:p text:style-name="Table_20_Contents"><text:span text:style-name="T35">Adjusted R</text:span><text:span text:style-name="T48">2</text:span></text:p>
            </table:table-cell>
          </table:table-row>
          <table:table-row table:style-name="Table2.1">
            <table:table-cell table:style-name="Table2.A2" office:value-type="string">
              <text:p text:style-name="P6">G=QFA</text:p>
            </table:table-cell>
            <table:table-cell table:style-name="Table2.A2" office:value-type="string">
              <text:p text:style-name="P6"><text:change-start text:change-id="ct92138008"/>Generalized additive model<text:change-end text:change-id="ct92138008"/><text:change text:change-id="ct92138112"/></text:p>
            </table:table-cell>
            <table:table-cell table:style-name="Table2.A2" office:value-type="string">
              <text:p text:style-name="P6">-33.6</text:p>
            </table:table-cell>
            <table:table-cell table:style-name="Table2.A2" office:value-type="string">
              <text:p text:style-name="P6">14.7</text:p>
            </table:table-cell>
            <table:table-cell table:style-name="Table2.E2" office:value-type="string">
              <text:p text:style-name="P6">0.706</text:p>
            </table:table-cell>
          </table:table-row>
          <table:table-row table:style-name="Table2.1">
            <table:table-cell table:style-name="Table2.A2" office:value-type="string">
              <text:p text:style-name="P6">G=QFA</text:p>
            </table:table-cell>
            <table:table-cell table:style-name="Table2.A2" office:value-type="string">
              <text:p text:style-name="P6">Linear</text:p>
            </table:table-cell>
            <table:table-cell table:style-name="Table2.A2" office:value-type="string">
              <text:p text:style-name="P6">-10.5</text:p>
            </table:table-cell>
            <table:table-cell table:style-name="Table2.A2" office:value-type="string">
              <text:p text:style-name="P6">5.5</text:p>
            </table:table-cell>
            <table:table-cell table:style-name="Table2.E2" office:value-type="string">
              <text:p text:style-name="P6">0.612</text:p>
            </table:table-cell>
          </table:table-row>
          <table:table-row table:style-name="Table2.1">
            <table:table-cell table:style-name="Table2.A2" office:value-type="string">
              <text:p text:style-name="P6">G=FA</text:p>
            </table:table-cell>
            <table:table-cell table:style-name="Table2.A2" office:value-type="string">
              <text:p text:style-name="P6"><text:change text:change-id="ct92138216"/><text:change-start text:change-id="ct92138320"/>Generalized additive model<text:change-end text:change-id="ct92138320"/></text:p>
            </table:table-cell>
            <table:table-cell table:style-name="Table2.A2" office:value-type="string">
              <text:p text:style-name="P6">-117.6</text:p>
            </table:table-cell>
            <table:table-cell table:style-name="Table2.A2" office:value-type="string">
              <text:p text:style-name="P6">-77.3</text:p>
            </table:table-cell>
            <table:table-cell table:style-name="Table2.E2" office:value-type="string">
              <text:p text:style-name="P6">0.392</text:p>
            </table:table-cell>
          </table:table-row>
          <table:table-row table:style-name="Table2.1">
            <table:table-cell table:style-name="Table2.A2" office:value-type="string">
              <text:p text:style-name="P6">G=FA</text:p>
            </table:table-cell>
            <table:table-cell table:style-name="Table2.A2" office:value-type="string">
              <text:p text:style-name="P6">Linear</text:p>
            </table:table-cell>
            <table:table-cell table:style-name="Table2.A2" office:value-type="string">
              <text:p text:style-name="P6">-79.3</text:p>
            </table:table-cell>
            <table:table-cell table:style-name="Table2.A2" office:value-type="string">
              <text:p text:style-name="P6">-63.3</text:p>
            </table:table-cell>
            <table:table-cell table:style-name="Table2.E2" office:value-type="string">
              <text:p text:style-name="P6">0.062</text:p>
            </table:table-cell>
          </table:table-row>
        </table:table>
        <text:p text:style-name="Standard"/>
        <text:p text:style-name="Standard"/>
        <text:p text:style-name="Standard"><text:span text:style-name="T36">Table 3: </text:span><text:span text:style-name="T6">Responses </text:span><text:change-start text:change-id="ct92138424"/><text:span text:style-name="T6">(</text:span><text:change-end text:change-id="ct92138424"/><text:span text:style-name="T6">and coefficients</text:span><text:change-start text:change-id="ct92138528"/><text:span text:style-name="T6">)</text:span><text:change-end text:change-id="ct92138528"/><text:span text:style-name="T6"> of ring width (log-transformed forcing) to climate variables and water use efficiency.</text:span><text:change-start text:change-id="ct92138632"/><text:span text:style-name="T6"> </text:span><text:span text:style-name="T1">Q = productivity ; F = forcing of year; A = age trend; GAM = generalized additive model; GDD = growing degree day</text:span><text:change-end text:change-id="ct92138632"/><text:change-start text:change-id="ct92138736"/><text:span text:style-name="T1">; NA = not applicable</text:span><text:change-end text:change-id="ct92138736"/><text:change-start text:change-id="ct92138840"/><text:span text:style-name="T1">.</text:span><text:change-end text:change-id="ct92138840"/></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Variable</text:p>
            </table:table-cell>
            <table:table-cell table:style-name="Table3.A1" office:value-type="string">
              <text:p text:style-name="P5">Growth model</text:p>
            </table:table-cell>
            <table:table-cell table:style-name="Table3.A1" office:value-type="string">
              <text:p text:style-name="P5">Climate-growth model</text:p>
            </table:table-cell>
            <table:table-cell table:style-name="Table3.A1" office:value-type="string">
              <text:p text:style-name="P5">Coefficient</text:p>
            </table:table-cell>
            <table:table-cell table:style-name="Table3.A1" office:value-type="string">
              <text:p text:style-name="P5">Effective degrees of freedom</text:p>
            </table:table-cell>
            <table:table-cell table:style-name="Table3.A1" office:value-type="string">
              <text:p text:style-name="P5">Direction</text:p>
            </table:table-cell>
            <table:table-cell table:style-name="Table3.G1" office:value-type="string">
              <text:p text:style-name="P5">p-value</text:p>
            </table:table-cell>
          </table:table-row>
          <table:table-row table:style-name="Table3.1">
            <table:table-cell table:style-name="Table3.A2" office:value-type="string">
              <text:p text:style-name="P6">Intercept</text:p>
            </table:table-cell>
            <table:table-cell table:style-name="Table3.A2" office:value-type="string">
              <text:p text:style-name="P6">G=QFA</text:p>
            </table:table-cell>
            <table:table-cell table:style-name="Table3.A2" office:value-type="string">
              <text:p text:style-name="P6">GAM</text:p>
            </table:table-cell>
            <table:table-cell table:style-name="Table3.A2" office:value-type="string">
              <text:p text:style-name="P6">-0.09</text:p>
            </table:table-cell>
            <table:table-cell table:style-name="Table3.A2" office:value-type="string">
              <text:p text:style-name="P6">NA</text:p>
            </table:table-cell>
            <table:table-cell table:style-name="Table3.A2" office:value-type="string">
              <text:p text:style-name="P6">NA</text:p>
            </table:table-cell>
            <table:table-cell table:style-name="Table3.G2" office:value-type="string">
              <text:p text:style-name="P6">4.2e-6</text:p>
            </table:table-cell>
          </table:table-row>
          <table:table-row table:style-name="Table3.1">
            <table:table-cell table:style-name="Table3.A2" office:value-type="string">
              <text:p text:style-name="P6">Intercept</text:p>
            </table:table-cell>
            <table:table-cell table:style-name="Table3.A2" office:value-type="string">
              <text:p text:style-name="P6">G=QFA</text:p>
            </table:table-cell>
            <table:table-cell table:style-name="Table3.A2" office:value-type="string">
              <text:p text:style-name="P6">Linear</text:p>
            </table:table-cell>
            <table:table-cell table:style-name="Table3.A2" office:value-type="string">
              <text:p text:style-name="P6">3.91</text:p>
            </table:table-cell>
            <table:table-cell table:style-name="Table3.A2" office:value-type="string">
              <text:p text:style-name="P6">NA</text:p>
            </table:table-cell>
            <table:table-cell table:style-name="Table3.A2" office:value-type="string">
              <text:p text:style-name="P6">NA</text:p>
            </table:table-cell>
            <table:table-cell table:style-name="Table3.G2" office:value-type="string">
              <text:p text:style-name="P6">2.7e-12</text:p>
            </table:table-cell>
          </table:table-row>
          <table:table-row table:style-name="Table3.1">
            <table:table-cell table:style-name="Table3.A2" office:value-type="string">
              <text:p text:style-name="P6">Intercept</text:p>
            </table:table-cell>
            <table:table-cell table:style-name="Table3.A2" office:value-type="string">
              <text:p text:style-name="P6">G=FA</text:p>
            </table:table-cell>
            <table:table-cell table:style-name="Table3.A2" office:value-type="string">
              <text:p text:style-name="P6">GAM</text:p>
            </table:table-cell>
            <table:table-cell table:style-name="Table3.A2" office:value-type="string">
              <text:p text:style-name="P6">0.10</text:p>
            </table:table-cell>
            <table:table-cell table:style-name="Table3.A2" office:value-type="string">
              <text:p text:style-name="P6">NA</text:p>
            </table:table-cell>
            <table:table-cell table:style-name="Table3.A2" office:value-type="string">
              <text:p text:style-name="P6">NA</text:p>
            </table:table-cell>
            <table:table-cell table:style-name="Table3.G2" office:value-type="string">
              <text:p text:style-name="P6">1.1e-12</text:p>
            </table:table-cell>
          </table:table-row>
          <table:table-row table:style-name="Table3.1">
            <table:table-cell table:style-name="Table3.A2" office:value-type="string">
              <text:p text:style-name="P6">Intercept</text:p>
            </table:table-cell>
            <table:table-cell table:style-name="Table3.A2" office:value-type="string">
              <text:p text:style-name="P6">G=FA</text:p>
            </table:table-cell>
            <table:table-cell table:style-name="Table3.A2" office:value-type="string">
              <text:p text:style-name="P6">Linear</text:p>
            </table:table-cell>
            <table:table-cell table:style-name="Table3.A2" office:value-type="string">
              <text:p text:style-name="P6">0.37</text:p>
            </table:table-cell>
            <table:table-cell table:style-name="Table3.A2" office:value-type="string">
              <text:p text:style-name="P6">NA</text:p>
            </table:table-cell>
            <table:table-cell table:style-name="Table3.A2" office:value-type="string">
              <text:p text:style-name="P6">NA</text:p>
            </table:table-cell>
            <table:table-cell table:style-name="Table3.G2" office:value-type="string">
              <text:p text:style-name="P6">0.295</text:p>
            </table:table-cell>
          </table:table-row>
          <table:table-row table:style-name="Table3.1">
            <table:table-cell table:style-name="Table3.A2" office:value-type="string">
              <text:p text:style-name="P6">Water use efficiency</text:p>
            </table:table-cell>
            <table:table-cell table:style-name="Table3.A2" office:value-type="string">
              <text:p text:style-name="P6">G=Q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4.7</text:p>
            </table:table-cell>
            <table:table-cell table:style-name="Table3.A2" office:value-type="string">
              <text:p text:style-name="P6">Negative</text:p>
            </table:table-cell>
            <table:table-cell table:style-name="Table3.G2" office:value-type="string">
              <text:p text:style-name="P6">3.6e-11</text:p>
            </table:table-cell>
          </table:table-row>
          <table:table-row table:style-name="Table3.1">
            <table:table-cell table:style-name="Table3.A2" office:value-type="string">
              <text:p text:style-name="P6">Water use efficiency</text:p>
            </table:table-cell>
            <table:table-cell table:style-name="Table3.A2" office:value-type="string">
              <text:p text:style-name="P6">G=QFA</text:p>
            </table:table-cell>
            <table:table-cell table:style-name="Table3.A2" office:value-type="string">
              <text:p text:style-name="P6">Linear</text:p>
            </table:table-cell>
            <table:table-cell table:style-name="Table3.A2" office:value-type="string">
              <text:p text:style-name="P6">-0.055</text:p>
            </table:table-cell>
            <table:table-cell table:style-name="Table3.A2" office:value-type="string">
              <text:p text:style-name="P6">NA</text:p>
            </table:table-cell>
            <table:table-cell table:style-name="Table3.A2" office:value-type="string">
              <text:p text:style-name="P6">Negative</text:p>
            </table:table-cell>
            <table:table-cell table:style-name="Table3.G2" office:value-type="string">
              <text:p text:style-name="P6">4.1e-11<text:soft-page-break/></text:p>
            </table:table-cell>
          </table:table-row>
          <table:table-row table:style-name="Table3.1">
            <table:table-cell table:style-name="Table3.A2" office:value-type="string">
              <text:p text:style-name="P6">Water use efficiency</text:p>
            </table:table-cell>
            <table:table-cell table:style-name="Table3.A2" office:value-type="string">
              <text:p text:style-name="P6">G=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3.7</text:p>
            </table:table-cell>
            <table:table-cell table:style-name="Table3.A2" office:value-type="string">
              <text:p text:style-name="P6">Negative</text:p>
            </table:table-cell>
            <table:table-cell table:style-name="Table3.G2" office:value-type="string">
              <text:p text:style-name="P6">-1.1e-6</text:p>
            </table:table-cell>
          </table:table-row>
          <table:table-row table:style-name="Table3.1">
            <table:table-cell table:style-name="Table3.A2" office:value-type="string">
              <text:p text:style-name="P6">Water use efficiency</text:p>
            </table:table-cell>
            <table:table-cell table:style-name="Table3.A2" office:value-type="string">
              <text:p text:style-name="P6">G=FA</text:p>
            </table:table-cell>
            <table:table-cell table:style-name="Table3.A2" office:value-type="string">
              <text:p text:style-name="P6">Linear</text:p>
            </table:table-cell>
            <table:table-cell table:style-name="Table3.A2" office:value-type="string">
              <text:p text:style-name="P6">-0.014</text:p>
            </table:table-cell>
            <table:table-cell table:style-name="Table3.A2" office:value-type="string">
              <text:p text:style-name="P6">NA</text:p>
            </table:table-cell>
            <table:table-cell table:style-name="Table3.A2" office:value-type="string">
              <text:p text:style-name="P6">Negative</text:p>
            </table:table-cell>
            <table:table-cell table:style-name="Table3.G2" office:value-type="string">
              <text:p text:style-name="P6">0.012</text:p>
            </table:table-cell>
          </table:table-row>
          <table:table-row table:style-name="Table3.1">
            <table:table-cell table:style-name="Table3.A2" office:value-type="string">
              <text:p text:style-name="P6">Growing season GDD</text:p>
            </table:table-cell>
            <table:table-cell table:style-name="Table3.A2" office:value-type="string">
              <text:p text:style-name="P6">G=Q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7.7</text:p>
            </table:table-cell>
            <table:table-cell table:style-name="Table3.A2" office:value-type="string">
              <text:p text:style-name="P6">Negative</text:p>
            </table:table-cell>
            <table:table-cell table:style-name="Table3.G2" office:value-type="string">
              <text:p text:style-name="P6">0.004</text:p>
            </table:table-cell>
          </table:table-row>
          <table:table-row table:style-name="Table3.1">
            <table:table-cell table:style-name="Table3.A2" office:value-type="string">
              <text:p text:style-name="P6">Growing season GDD</text:p>
            </table:table-cell>
            <table:table-cell table:style-name="Table3.A2" office:value-type="string">
              <text:p text:style-name="P6">G=QFA</text:p>
            </table:table-cell>
            <table:table-cell table:style-name="Table3.A2" office:value-type="string">
              <text:p text:style-name="P6">Linear</text:p>
            </table:table-cell>
            <table:table-cell table:style-name="Table3.A2" office:value-type="string">
              <text:p text:style-name="P6">-5.2e-4</text:p>
            </table:table-cell>
            <table:table-cell table:style-name="Table3.A2" office:value-type="string">
              <text:p text:style-name="P6">NA</text:p>
            </table:table-cell>
            <table:table-cell table:style-name="Table3.A2" office:value-type="string">
              <text:p text:style-name="P6">Negative</text:p>
            </table:table-cell>
            <table:table-cell table:style-name="Table3.G2" office:value-type="string">
              <text:p text:style-name="P6">0.001</text:p>
            </table:table-cell>
          </table:table-row>
          <table:table-row table:style-name="Table3.1">
            <table:table-cell table:style-name="Table3.A2" office:value-type="string">
              <text:p text:style-name="P6">Growing season GDD</text:p>
            </table:table-cell>
            <table:table-cell table:style-name="Table3.A2" office:value-type="string">
              <text:p text:style-name="P6">G=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2.2</text:p>
            </table:table-cell>
            <table:table-cell table:style-name="Table3.A2" office:value-type="string">
              <text:p text:style-name="P6">Positive</text:p>
            </table:table-cell>
            <table:table-cell table:style-name="Table3.G2" office:value-type="string">
              <text:p text:style-name="P6">0.105</text:p>
            </table:table-cell>
          </table:table-row>
          <table:table-row table:style-name="Table3.1">
            <table:table-cell table:style-name="Table3.A2" office:value-type="string">
              <text:p text:style-name="P6">Growing season GDD</text:p>
            </table:table-cell>
            <table:table-cell table:style-name="Table3.A2" office:value-type="string">
              <text:p text:style-name="P6">G=FA</text:p>
            </table:table-cell>
            <table:table-cell table:style-name="Table3.A2" office:value-type="string">
              <text:p text:style-name="P6">Linear</text:p>
            </table:table-cell>
            <table:table-cell table:style-name="Table3.A2" office:value-type="string">
              <text:p text:style-name="P6">1.1e-4</text:p>
            </table:table-cell>
            <table:table-cell table:style-name="Table3.A2" office:value-type="string">
              <text:p text:style-name="P6">NA</text:p>
            </table:table-cell>
            <table:table-cell table:style-name="Table3.A2" office:value-type="string">
              <text:p text:style-name="P6">Positive</text:p>
            </table:table-cell>
            <table:table-cell table:style-name="Table3.G2" office:value-type="string">
              <text:p text:style-name="P6">0.328</text:p>
            </table:table-cell>
          </table:table-row>
          <table:table-row table:style-name="Table3.1">
            <table:table-cell table:style-name="Table3.A2" office:value-type="string">
              <text:p text:style-name="P6">Growing season precipitation</text:p>
            </table:table-cell>
            <table:table-cell table:style-name="Table3.A2" office:value-type="string">
              <text:p text:style-name="P6">G=Q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4.7</text:p>
            </table:table-cell>
            <table:table-cell table:style-name="Table3.A2" office:value-type="string">
              <text:p text:style-name="P6">Negative</text:p>
            </table:table-cell>
            <table:table-cell table:style-name="Table3.G2" office:value-type="string">
              <text:p text:style-name="P6">0.004</text:p>
            </table:table-cell>
          </table:table-row>
          <table:table-row table:style-name="Table3.1">
            <table:table-cell table:style-name="Table3.A2" office:value-type="string">
              <text:p text:style-name="P6">Growing season precipitation</text:p>
            </table:table-cell>
            <table:table-cell table:style-name="Table3.A2" office:value-type="string">
              <text:p text:style-name="P6">G=QFA</text:p>
            </table:table-cell>
            <table:table-cell table:style-name="Table3.A2" office:value-type="string">
              <text:p text:style-name="P6">Linear</text:p>
            </table:table-cell>
            <table:table-cell table:style-name="Table3.A2" office:value-type="string">
              <text:p text:style-name="P6">-9.2e-4</text:p>
            </table:table-cell>
            <table:table-cell table:style-name="Table3.A2" office:value-type="string">
              <text:p text:style-name="P6">NA</text:p>
            </table:table-cell>
            <table:table-cell table:style-name="Table3.A2" office:value-type="string">
              <text:p text:style-name="P6">Negative</text:p>
            </table:table-cell>
            <table:table-cell table:style-name="Table3.G2" office:value-type="string">
              <text:p text:style-name="P6">2.8e-5</text:p>
            </table:table-cell>
          </table:table-row>
          <table:table-row table:style-name="Table3.1">
            <table:table-cell table:style-name="Table3.A2" office:value-type="string">
              <text:p text:style-name="P6">Growing season precipitation</text:p>
            </table:table-cell>
            <table:table-cell table:style-name="Table3.A2" office:value-type="string">
              <text:p text:style-name="P6">G=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1.2</text:p>
            </table:table-cell>
            <table:table-cell table:style-name="Table3.A2" office:value-type="string">
              <text:p text:style-name="P6">Positive</text:p>
            </table:table-cell>
            <table:table-cell table:style-name="Table3.G2" office:value-type="string">
              <text:p text:style-name="P6">0.919</text:p>
            </table:table-cell>
          </table:table-row>
          <table:table-row table:style-name="Table3.1">
            <table:table-cell table:style-name="Table3.A2" office:value-type="string">
              <text:p text:style-name="P6">Growing season precipitation</text:p>
            </table:table-cell>
            <table:table-cell table:style-name="Table3.A2" office:value-type="string">
              <text:p text:style-name="P6">G=FA</text:p>
            </table:table-cell>
            <table:table-cell table:style-name="Table3.A2" office:value-type="string">
              <text:p text:style-name="P6">Linear</text:p>
            </table:table-cell>
            <table:table-cell table:style-name="Table3.A2" office:value-type="string">
              <text:p text:style-name="P6">1.9e-5</text:p>
            </table:table-cell>
            <table:table-cell table:style-name="Table3.A2" office:value-type="string">
              <text:p text:style-name="P6">NA</text:p>
            </table:table-cell>
            <table:table-cell table:style-name="Table3.A2" office:value-type="string">
              <text:p text:style-name="P6">Positive</text:p>
            </table:table-cell>
            <table:table-cell table:style-name="Table3.G2" office:value-type="string">
              <text:p text:style-name="P6">0.913</text:p>
            </table:table-cell>
          </table:table-row>
          <table:table-row table:style-name="Table3.1">
            <table:table-cell table:style-name="Table3.A2" office:value-type="string">
              <text:p text:style-name="P6">Growing season length</text:p>
            </table:table-cell>
            <table:table-cell table:style-name="Table3.A2" office:value-type="string">
              <text:p text:style-name="P6">G=Q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1.0</text:p>
            </table:table-cell>
            <table:table-cell table:style-name="Table3.A2" office:value-type="string">
              <text:p text:style-name="P6">Positive</text:p>
            </table:table-cell>
            <table:table-cell table:style-name="Table3.G2" office:value-type="string">
              <text:p text:style-name="P6">0.727</text:p>
            </table:table-cell>
          </table:table-row>
          <table:table-row table:style-name="Table3.1">
            <table:table-cell table:style-name="Table3.A2" office:value-type="string">
              <text:p text:style-name="P6">Growing season length</text:p>
            </table:table-cell>
            <table:table-cell table:style-name="Table3.A2" office:value-type="string">
              <text:p text:style-name="P6">G=QFA</text:p>
            </table:table-cell>
            <table:table-cell table:style-name="Table3.A2" office:value-type="string">
              <text:p text:style-name="P6">Linear</text:p>
            </table:table-cell>
            <table:table-cell table:style-name="Table3.A2" office:value-type="string">
              <text:p text:style-name="P6">1.6e-3</text:p>
            </table:table-cell>
            <table:table-cell table:style-name="Table3.A2" office:value-type="string">
              <text:p text:style-name="P6">NA</text:p>
            </table:table-cell>
            <table:table-cell table:style-name="Table3.A2" office:value-type="string">
              <text:p text:style-name="P6">Positive</text:p>
            </table:table-cell>
            <table:table-cell table:style-name="Table3.G2" office:value-type="string">
              <text:p text:style-name="P6">0.500</text:p>
            </table:table-cell>
          </table:table-row>
          <table:table-row table:style-name="Table3.1">
            <table:table-cell table:style-name="Table3.A2" office:value-type="string">
              <text:p text:style-name="P6">Growing season length</text:p>
            </table:table-cell>
            <table:table-cell table:style-name="Table3.A2" office:value-type="string">
              <text:p text:style-name="P6">G=FA</text:p>
            </table:table-cell>
            <table:table-cell table:style-name="Table3.A2" office:value-type="string">
              <text:p text:style-name="P6">GAM</text:p>
            </table:table-cell>
            <table:table-cell table:style-name="Table3.A2" office:value-type="string">
              <text:p text:style-name="P6">NA</text:p>
            </table:table-cell>
            <table:table-cell table:style-name="Table3.A2" office:value-type="string">
              <text:p text:style-name="P6">6.0</text:p>
            </table:table-cell>
            <table:table-cell table:style-name="Table3.A2" office:value-type="string">
              <text:p text:style-name="P6">Positive</text:p>
            </table:table-cell>
            <table:table-cell table:style-name="Table3.G2" office:value-type="string">
              <text:p text:style-name="P6">0.105</text:p>
            </table:table-cell>
          </table:table-row>
          <table:table-row table:style-name="Table3.1">
            <table:table-cell table:style-name="Table3.A2" office:value-type="string">
              <text:p text:style-name="P6">Growing season length</text:p>
            </table:table-cell>
            <table:table-cell table:style-name="Table3.A2" office:value-type="string">
              <text:p text:style-name="P6">G=FA</text:p>
            </table:table-cell>
            <table:table-cell table:style-name="Table3.A2" office:value-type="string">
              <text:p text:style-name="P6">Linear</text:p>
            </table:table-cell>
            <table:table-cell table:style-name="Table3.A2" office:value-type="string">
              <text:p text:style-name="P6">2.4e-3</text:p>
            </table:table-cell>
            <table:table-cell table:style-name="Table3.A2" office:value-type="string">
              <text:p text:style-name="P6">NA</text:p>
            </table:table-cell>
            <table:table-cell table:style-name="Table3.A2" office:value-type="string">
              <text:p text:style-name="P6">Positive</text:p>
            </table:table-cell>
            <table:table-cell table:style-name="Table3.G2" office:value-type="string">
              <text:p text:style-name="P6">0.143</text:p>
            </table:table-cell>
          </table:table-row>
        </table:table>
        <text:p text:style-name="Standard"/>
        <text:p text:style-name="Standard"><office:annotation office:name="__Fieldmark__11157_36171880"><dc:creator>Lisa</dc:creator><dc:date>2013-03-01T17:42:00</dc:date><text:sender-initials>L</text:sender-initials><text:p>Add acronyms to caption or footnote as per above tables</text:p></office:annotation><text:span text:style-name="T36">Table 4: </text:span><office:annotation-end office:name="__Fieldmark__11157_36171880"/><text:span text:style-name="T6">Model fit statistics for climate-water use efficiency </text:span><text:change-start text:change-id="ct92138944"/><text:span text:style-name="T6">(WUE) </text:span><text:change-end text:change-id="ct92138944"/><text:span text:style-name="T6">model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Climate-WUE model</text:p>
            </table:table-cell>
            <table:table-cell table:style-name="Table4.A1" office:value-type="string">
              <text:p text:style-name="P5">AIC</text:p>
            </table:table-cell>
            <table:table-cell table:style-name="Table4.A1" office:value-type="string">
              <text:p text:style-name="P5">BIC</text:p>
            </table:table-cell>
            <table:table-cell table:style-name="Table4.D1" office:value-type="string">
              <text:p text:style-name="Table_20_Contents"><text:span text:style-name="T35">Adjusted R</text:span><text:span text:style-name="T48">2</text:span></text:p>
            </table:table-cell>
          </table:table-row>
          <table:table-row table:style-name="Table4.1">
            <table:table-cell table:style-name="Table4.A2" office:value-type="string">
              <text:p text:style-name="P6">GAM</text:p>
            </table:table-cell>
            <table:table-cell table:style-name="Table4.A2" office:value-type="string">
              <text:p text:style-name="P6">-339</text:p>
            </table:table-cell>
            <table:table-cell table:style-name="Table4.A2" office:value-type="string">
              <text:p text:style-name="P6">-308</text:p>
            </table:table-cell>
            <table:table-cell table:style-name="Table4.D2" office:value-type="string">
              <text:p text:style-name="P6">0.281</text:p>
            </table:table-cell>
          </table:table-row>
          <table:table-row table:style-name="Table4.1">
            <table:table-cell table:style-name="Table4.A2" office:value-type="string">
              <text:p text:style-name="P6">Linear</text:p>
            </table:table-cell>
            <table:table-cell table:style-name="Table4.A2" office:value-type="string">
              <text:p text:style-name="P6">-326</text:p>
            </table:table-cell>
            <table:table-cell table:style-name="Table4.A2" office:value-type="string">
              <text:p text:style-name="P6">-312</text:p>
            </table:table-cell>
            <table:table-cell table:style-name="Table4.D2" office:value-type="string">
              <text:p text:style-name="P6">0.208</text:p>
            </table:table-cell>
          </table:table-row>
        </table:table>
        <text:p text:style-name="Standard"/>
        <text:p text:style-name="Standard"><text:soft-page-break/><office:annotation office:name="__Fieldmark__11202_36171880"><dc:creator>Lisa</dc:creator><dc:date>2013-03-01T17:42:00</dc:date><text:sender-initials>L</text:sender-initials><text:p>Add acronyms to caption or footnote as per above tables</text:p></office:annotation><text:span text:style-name="T36">Table 5: </text:span><office:annotation-end office:name="__Fieldmark__11202_36171880"/><text:span text:style-name="T6">Responses </text:span><text:change-start text:change-id="ct92139048"/><text:span text:style-name="T6">(</text:span><text:change-end text:change-id="ct92139048"/><text:span text:style-name="T6">and coefficients</text:span><text:change-start text:change-id="ct92139152"/><text:span text:style-name="T6">)</text:span><text:change-end text:change-id="ct92139152"/><text:span text:style-name="T6"> of water use efficiency to climate variables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5">Variable</text:p>
            </table:table-cell>
            <table:table-cell table:style-name="Table5.A1" office:value-type="string">
              <text:p text:style-name="P5">Model type</text:p>
            </table:table-cell>
            <table:table-cell table:style-name="Table5.A1" office:value-type="string">
              <text:p text:style-name="P5">Coefficient</text:p>
            </table:table-cell>
            <table:table-cell table:style-name="Table5.A1" office:value-type="string">
              <text:p text:style-name="P5">Effective degrees of freedom</text:p>
            </table:table-cell>
            <table:table-cell table:style-name="Table5.A1" office:value-type="string">
              <text:p text:style-name="P5">Direction</text:p>
            </table:table-cell>
            <table:table-cell table:style-name="Table5.F1" office:value-type="string">
              <text:p text:style-name="P5">p-value</text:p>
            </table:table-cell>
          </table:table-row>
          <table:table-row table:style-name="Table5.1">
            <table:table-cell table:style-name="Table5.A2" office:value-type="string">
              <text:p text:style-name="P6">Intercept</text:p>
            </table:table-cell>
            <table:table-cell table:style-name="Table5.A2" office:value-type="string">
              <text:p text:style-name="P6">GAM</text:p>
            </table:table-cell>
            <table:table-cell table:style-name="Table5.A2" office:value-type="string">
              <text:p text:style-name="P6">4.0</text:p>
            </table:table-cell>
            <table:table-cell table:style-name="Table5.A2" office:value-type="string">
              <text:p text:style-name="P6">NA</text:p>
            </table:table-cell>
            <table:table-cell table:style-name="Table5.A2" office:value-type="string">
              <text:p text:style-name="P6">NA</text:p>
            </table:table-cell>
            <table:table-cell table:style-name="Table5.F2" office:value-type="string">
              <text:p text:style-name="P6">0</text:p>
            </table:table-cell>
          </table:table-row>
          <table:table-row table:style-name="Table5.1">
            <table:table-cell table:style-name="Table5.A2" office:value-type="string">
              <text:p text:style-name="P6">Intercept</text:p>
            </table:table-cell>
            <table:table-cell table:style-name="Table5.A2" office:value-type="string">
              <text:p text:style-name="P6">Linear</text:p>
            </table:table-cell>
            <table:table-cell table:style-name="Table5.A2" office:value-type="string">
              <text:p text:style-name="P6">-1.7</text:p>
            </table:table-cell>
            <table:table-cell table:style-name="Table5.A2" office:value-type="string">
              <text:p text:style-name="P6">NA</text:p>
            </table:table-cell>
            <table:table-cell table:style-name="Table5.A2" office:value-type="string">
              <text:p text:style-name="P6">NA</text:p>
            </table:table-cell>
            <table:table-cell table:style-name="Table5.F2" office:value-type="string">
              <text:p text:style-name="P6">0</text:p>
            </table:table-cell>
          </table:table-row>
          <table:table-row table:style-name="Table5.1">
            <table:table-cell table:style-name="Table5.A2" office:value-type="string">
              <text:p text:style-name="P6">Growing season GDD</text:p>
            </table:table-cell>
            <table:table-cell table:style-name="Table5.A2" office:value-type="string">
              <text:p text:style-name="P6">GAM</text:p>
            </table:table-cell>
            <table:table-cell table:style-name="Table5.A2" office:value-type="string">
              <text:p text:style-name="P6">NA</text:p>
            </table:table-cell>
            <table:table-cell table:style-name="Table5.A2" office:value-type="string">
              <text:p text:style-name="P6">7.6</text:p>
            </table:table-cell>
            <table:table-cell table:style-name="Table5.A2" office:value-type="string">
              <text:p text:style-name="P6">Mixed</text:p>
            </table:table-cell>
            <table:table-cell table:style-name="Table5.F2" office:value-type="string">
              <text:p text:style-name="P6">0.015</text:p>
            </table:table-cell>
          </table:table-row>
          <table:table-row table:style-name="Table5.1">
            <table:table-cell table:style-name="Table5.A2" office:value-type="string">
              <text:p text:style-name="P6">Growing season GDD</text:p>
            </table:table-cell>
            <table:table-cell table:style-name="Table5.A2" office:value-type="string">
              <text:p text:style-name="P6">Linear</text:p>
            </table:table-cell>
            <table:table-cell table:style-name="Table5.A2" office:value-type="string">
              <text:p text:style-name="P6">1.6e-4</text:p>
            </table:table-cell>
            <table:table-cell table:style-name="Table5.A2" office:value-type="string">
              <text:p text:style-name="P6">NA</text:p>
            </table:table-cell>
            <table:table-cell table:style-name="Table5.A2" office:value-type="string">
              <text:p text:style-name="P6">Positive</text:p>
            </table:table-cell>
            <table:table-cell table:style-name="Table5.F2" office:value-type="string">
              <text:p text:style-name="P6">2.8e-6</text:p>
            </table:table-cell>
          </table:table-row>
          <table:table-row table:style-name="Table5.1">
            <table:table-cell table:style-name="Table5.A2" office:value-type="string">
              <text:p text:style-name="P6">Growing season precipitation</text:p>
            </table:table-cell>
            <table:table-cell table:style-name="Table5.A2" office:value-type="string">
              <text:p text:style-name="P6">GAM</text:p>
            </table:table-cell>
            <table:table-cell table:style-name="Table5.A2" office:value-type="string">
              <text:p text:style-name="P6">NA</text:p>
            </table:table-cell>
            <table:table-cell table:style-name="Table5.A2" office:value-type="string">
              <text:p text:style-name="P6">1.0</text:p>
            </table:table-cell>
            <table:table-cell table:style-name="Table5.A2" office:value-type="string">
              <text:p text:style-name="P6">Negative</text:p>
            </table:table-cell>
            <table:table-cell table:style-name="Table5.F2" office:value-type="string">
              <text:p text:style-name="P6">0.008</text:p>
            </table:table-cell>
          </table:table-row>
          <table:table-row table:style-name="Table5.1">
            <table:table-cell table:style-name="Table5.A2" office:value-type="string">
              <text:p text:style-name="P6">Growing season precipitation</text:p>
            </table:table-cell>
            <table:table-cell table:style-name="Table5.A2" office:value-type="string">
              <text:p text:style-name="P6">Linear</text:p>
            </table:table-cell>
            <table:table-cell table:style-name="Table5.A2" office:value-type="string">
              <text:p text:style-name="P6">1.1e-4</text:p>
            </table:table-cell>
            <table:table-cell table:style-name="Table5.A2" office:value-type="string">
              <text:p text:style-name="P6">BA</text:p>
            </table:table-cell>
            <table:table-cell table:style-name="Table5.A2" office:value-type="string">
              <text:p text:style-name="P6">Positive</text:p>
            </table:table-cell>
            <table:table-cell table:style-name="Table5.F2" office:value-type="string">
              <text:p text:style-name="P6">0.072</text:p>
            </table:table-cell>
          </table:table-row>
          <table:table-row table:style-name="Table5.1">
            <table:table-cell table:style-name="Table5.A2" office:value-type="string">
              <text:p text:style-name="P6">Growing season length</text:p>
            </table:table-cell>
            <table:table-cell table:style-name="Table5.A2" office:value-type="string">
              <text:p text:style-name="P6">GAM</text:p>
            </table:table-cell>
            <table:table-cell table:style-name="Table5.A2" office:value-type="string">
              <text:p text:style-name="P6">NA</text:p>
            </table:table-cell>
            <table:table-cell table:style-name="Table5.A2" office:value-type="string">
              <text:p text:style-name="P6">1.0</text:p>
            </table:table-cell>
            <table:table-cell table:style-name="Table5.A2" office:value-type="string">
              <text:p text:style-name="P6">Negative</text:p>
            </table:table-cell>
            <table:table-cell table:style-name="Table5.F2" office:value-type="string">
              <text:p text:style-name="P6">0.416</text:p>
            </table:table-cell>
          </table:table-row>
          <table:table-row table:style-name="Table5.1">
            <table:table-cell table:style-name="Table5.A2" office:value-type="string">
              <text:p text:style-name="P6">Growing season length</text:p>
            </table:table-cell>
            <table:table-cell table:style-name="Table5.A2" office:value-type="string">
              <text:p text:style-name="P6">Linear</text:p>
            </table:table-cell>
            <table:table-cell table:style-name="Table5.A2" office:value-type="string">
              <text:p text:style-name="P6">-9.9e-4</text:p>
            </table:table-cell>
            <table:table-cell table:style-name="Table5.A2" office:value-type="string">
              <text:p text:style-name="P6">NA</text:p>
            </table:table-cell>
            <table:table-cell table:style-name="Table5.A2" office:value-type="string">
              <text:p text:style-name="P6">Negative</text:p>
            </table:table-cell>
            <table:table-cell table:style-name="Table5.F2" office:value-type="string">
              <text:p text:style-name="P6">0.068</text:p>
            </table:table-cell>
          </table:table-row>
        </table:table>
        <text:p text:style-name="Standard"/>
        <text:list xml:id="list39462376" text:continue-numbering="true" text:style-name="WWNum1">
          <text:list-item>
            <text:h text:style-name="P18" text:outline-level="1"/>
          </text:list-item>
          <text:list-item>
            <text:h text:style-name="P18" text:outline-level="1"><text:bookmark text:name="h.80vej9xrykyo"/>Figures</text:h>
          </text:list-item>
        </text:list>
        <text:p text:style-name="P1"><text:soft-page-break/><draw:frame draw:style-name="fr1" draw:name="Picture" text:anchor-type="as-char" svg:width="16.217cm" svg:height="12.806cm" draw:z-index="0"><draw:image xlink:href="Pictures/20000006000045130000360165B5DEED.wmf" xlink:type="simple" xlink:show="embed" xlink:actuate="onLoad"/></draw:frame></text:p>
        <text:p text:style-name="P1"><office:annotation office:name="__Fieldmark__11379_36171880"><dc:creator>Lisa</dc:creator><dc:date>2013-03-01T17:42:00</dc:date><text:sender-initials>L</text:sender-initials><text:p>On map ensure place name text is beside roads – they shouldn’t overlap</text:p></office:annotation><text:span text:style-name="T35">Figure 1</text:span><office:annotation-end office:name="__Fieldmark__11379_36171880"/><text:span text:style-name="T35">:</text:span><text:span text:style-name="T1"> </text:span><text:change text:change-id="ct92139256"/><text:change-start text:change-id="ct92186592"/><text:span text:style-name="T1">Location </text:span><text:change-end text:change-id="ct92186592"/><text:span text:style-name="T1">of jack pine stands used as study sites. See</text:span><office:annotation office:name="__Fieldmark__11388_36171880"><dc:creator>Lisa</dc:creator><dc:date>2013-03-01T17:42:00</dc:date><text:sender-initials>L</text:sender-initials><text:p>Make the Ontario map an inset by adding box around it</text:p></office:annotation><text:span text:style-name="T1"> inset </text:span><office:annotation-end office:name="__Fieldmark__11388_36171880"/><text:span text:style-name="T1">for location within Ontario.</text:span></text:p>
        <text:p text:style-name="P1"/>
        <text:p text:style-name="P16">a)</text:p>
        <text:p text:style-name="P1"><draw:frame draw:style-name="fr1" draw:name="Picture 7" text:anchor-type="as-char" svg:width="8.467cm" svg:height="4.128cm" draw:z-index="1"><draw:image xlink:href="Pictures/2000000600002398000011E565B5DEED.wmf" xlink:type="simple" xlink:show="embed" xlink:actuate="onLoad"/></draw:frame></text:p>
        <text:p text:style-name="P11">b)</text:p>
        <text:p text:style-name="P1"><draw:frame draw:style-name="fr1" draw:name="Picture 8" text:anchor-type="as-char" svg:width="8.467cm" svg:height="4.128cm" draw:z-index="2"><draw:image xlink:href="Pictures/2000000600002398000011E565B5DEED.wmf" xlink:type="simple" xlink:show="embed" xlink:actuate="onLoad"/></draw:frame></text:p>
        <text:p text:style-name="P1"><text:bookmark text:name="h.8i4bvm5hdz0c"/><office:annotation office:name="__Fieldmark__11400_36171880"><dc:creator>Lisa</dc:creator><dc:date>2013-03-01T17:42:00</dc:date><text:sender-initials>L</text:sender-initials><text:p>Lowercase “depth” on axis label and add “(yrs)” after Age</text:p></office:annotation><text:span text:style-name="T35">Figure 2</text:span><office:annotation-end office:name="__Fieldmark__11400_36171880"/><text:span text:style-name="T35">:</text:span><text:span text:style-name="T1"> </text:span><office:annotation office:name="__Fieldmark__11409_36171880"><dc:creator>Lisa</dc:creator><dc:date>2013-03-01T17:42:00</dc:date><text:sender-initials>L</text:sender-initials><text:p>Requires a unit, e.g. (mm) … is this a measure of how deep the core went into the tree? Not clear</text:p></office:annotation><text:span text:style-name="T1">Sample depth</text:span><text:change-start text:change-id="ct92186696"/><text:span text:style-name="T1"> (number of series included in the chronology)</text:span><text:change-end text:change-id="ct92186696"/><text:span text:style-name="T1"> </text:span><office:annotation-end office:name="__Fieldmark__11409_36171880"/><text:span text:style-name="T1">by a) year and b) </text:span><text:change-start text:change-id="ct92186800"/><text:span text:style-name="T1">tree </text:span><text:change-end text:change-id="ct92186800"/><text:span text:style-name="T1">age for the </text:span><text:change-start text:change-id="ct92186904"/><text:span text:style-name="T1">jack pine </text:span><text:change-end text:change-id="ct92186904"/><text:span text:style-name="T1">ring-width chronology.</text:span></text:p>
        <text:p text:style-name="P1"><office:annotation office:name="__Fieldmark__11420_36171880"><dc:creator>Lisa</dc:creator><dc:date>2013-03-01T17:42:00</dc:date><text:sender-initials>L</text:sender-initials><text:p>Add (yrs) after age on axis label; legend not needed since line is described in caption</text:p></office:annotation><draw:frame draw:style-name="fr1" draw:name="Picture 9" text:anchor-type="as-char" svg:width="16.457cm" svg:height="8.229cm" draw:z-index="3"><draw:image xlink:href="Pictures/20000006000045680000229065B5DEED.wmf" xlink:type="simple" xlink:show="embed" xlink:actuate="onLoad"/></draw:frame><text:span text:style-name="T35">Figure 3:</text:span><text:span text:style-name="T1"> </text:span><office:annotation-end office:name="__Fieldmark__11420_36171880"/><text:span text:style-name="T1">Tree-level productivity (</text:span><text:span text:style-name="T35">Q</text:span><text:span text:style-name="T1">) versus tree age for the </text:span><text:change-start text:change-id="ct92187008"/><text:span text:style-name="T1">jack pine </text:span><text:change-end text:change-id="ct92187008"/><text:span text:style-name="T1">ring</text:span><text:change-start text:change-id="ct92187112"/><text:span text:style-name="T1">-</text:span><text:change-end text:change-id="ct92187112"/><text:change text:change-id="ct92187216"/><text:span text:style-name="T1">width chronology. The smooth line is a loess line of best fit </text:span><text:change-start text:change-id="ct92187320"/><text:span text:style-name="T1">for </text:span><text:change-end text:change-id="ct92187320"/><text:change-start text:change-id="ct92187424"/><text:span text:style-name="T1">the </text:span><text:change-end text:change-id="ct92187424"/><text:change-start text:change-id="ct92187528"/><text:span text:style-name="T1">QFA model and</text:span><text:change-end text:change-id="ct92187528"/><text:change text:change-id="ct92187632"/><text:span text:style-name="T1"> error bars show a 95% confidence interval for each data point. </text:span></text:p>
        <text:p text:style-name="P1"><draw:rect text:anchor-type="paragraph" draw:z-index="4" draw:name="AutoShape 2" draw:style-name="gr1" draw:text-style-name="P28" svg:width="16.511cm" svg:height="8.235cm" svg:x="0.002cm" svg:y="0cm"><text:p/></draw:rect></text:p>
        <text:p text:style-name="P1"><text:soft-page-break/><text:span text:style-name="T35">Figure 4:</text:span><text:change-start text:change-id="ct95738000"/><text:span text:style-name="T35"> </text:span><text:change-end text:change-id="ct95738000"/><text:span text:style-name="T1">Forcing (index of growth by year) for the </text:span><text:change-start text:change-id="ct95738104"/><text:span text:style-name="T1">jack pine </text:span><text:change-end text:change-id="ct95738104"/><text:span text:style-name="T1">ring-width chronology</text:span><text:change-start text:change-id="ct95738208"/><text:span text:style-name="T1"> for two models</text:span><text:change-end text:change-id="ct95738208"/><text:span text:style-name="T1">.</text:span><text:change-start text:change-id="ct95738312"/><text:span text:style-name="T1"> </text:span><text:span text:style-name="T40">QFA = ???;FA= ???.</text:span><text:change-end text:change-id="ct95738312"/><text:span text:style-name="T1"> The shaded region shows a 95% confidence interval.</text:span></text:p>
        <text:p text:style-name="P1"><draw:rect text:anchor-type="paragraph" draw:z-index="5" draw:name="AutoShape 3" draw:style-name="gr1" draw:text-style-name="P28" svg:width="16.511cm" svg:height="8.235cm" svg:x="0.002cm" svg:y="0cm"><text:p/></draw:rect></text:p>
        <text:p text:style-name="P1"><office:annotation office:name="__Fieldmark__11449_36171880"><dc:creator>Lisa</dc:creator><dc:date>2013-03-01T17:42:00</dc:date><text:sender-initials>L</text:sender-initials><text:p>Add (yrs) after Age on axis label</text:p></office:annotation><text:span text:style-name="T35">Figure 5</text:span><office:annotation-end office:name="__Fieldmark__11449_36171880"/><text:span text:style-name="T35">:</text:span><text:span text:style-name="T1"> </text:span><text:change-start text:change-id="ct95738416"/><text:span text:style-name="T1">Ring width relative to the a</text:span><text:change-end text:change-id="ct95738416"/><text:change text:change-id="ct95738520"/><text:span text:style-name="T1">ge trend</text:span><text:change-start text:change-id="ct95738624"/><text:span text:style-name="T1"> </text:span><text:change-end text:change-id="ct95738624"/><text:span text:style-name="T1">(expected growth by age</text:span><office:annotation office:name="__Fieldmark__11460_36171880"><dc:creator>Lisa</dc:creator><dc:date>2013-03-01T17:42:00</dc:date><text:sender-initials>L</text:sender-initials><text:p>Deleted reference to regional growth curve here because not clear what it means without explanation and unnec</text:p></office:annotation><text:change text:change-id="ct95738728"/><office:annotation-end office:name="__Fieldmark__11460_36171880"/><text:span text:style-name="T1">) for the </text:span><text:change-start text:change-id="ct95738832"/><text:span text:style-name="T1">jack pine </text:span><text:change-end text:change-id="ct95738832"/><text:span text:style-name="T1">ring-width chronology.</text:span><text:change text:change-id="ct95738936"/><text:change-start text:change-id="ct95739040"/><text:span text:style-name="T1"> </text:span><text:change-end text:change-id="ct95739040"/><text:span text:style-name="T1">The shaded region shows a 95% confidence interval.</text:span></text:p>
        <text:p text:style-name="P1"><draw:rect text:anchor-type="paragraph" draw:z-index="6" draw:name="AutoShape 4" draw:style-name="gr1" draw:text-style-name="P28" svg:width="16.511cm" svg:height="8.235cm" svg:x="0.002cm" svg:y="0cm"><text:p/></draw:rect></text:p>
        <text:p text:style-name="P1"><office:annotation office:name="__Fieldmark__11471_36171880"><dc:creator>Lisa</dc:creator><dc:date>2013-03-01T17:42:00</dc:date><text:sender-initials>L</text:sender-initials><text:p>Add (yrs) after Age on axis label</text:p></office:annotation><text:span text:style-name="T35">Figure 6</text:span><office:annotation-end office:name="__Fieldmark__11471_36171880"/><text:span text:style-name="T35">:</text:span><text:span text:style-name="T1"> Stand-level effects on intrinsic water use efficiency </text:span><office:annotation office:name="__Fieldmark__11479_36171880"><dc:creator>Lisa</dc:creator><dc:date>2013-03-01T17:42:00</dc:date><text:sender-initials>L</text:sender-initials><text:p>Previously Q was used for tree-level productivity?</text:p></office:annotation><text:span text:style-name="T1">(</text:span><text:span text:style-name="T35">Q</text:span><text:span text:style-name="T1">) </text:span><office:annotation-end office:name="__Fieldmark__11479_36171880"/><text:span text:style-name="T1">versus stand age for the </text:span><office:annotation office:name="__Fieldmark__11484_36171880"><dc:creator>Lisa</dc:creator><dc:date>2013-03-01T17:42:00</dc:date><text:sender-initials>L</text:sender-initials><text:p>???</text:p></office:annotation><text:span text:style-name="T1">r </text:span><office:annotation-end office:name="__Fieldmark__11484_36171880"/><text:span text:style-name="T1">intrinsic water use efficiency chronology. The smooth line is a loess line of best fit while error bars show a 95% confidence interval for each data point. </text:span></text:p>
        <text:p text:style-name="P1"><draw:rect text:anchor-type="paragraph" draw:z-index="7" draw:name="AutoShape 5" draw:style-name="gr1" draw:text-style-name="P28" svg:width="16.511cm" svg:height="8.235cm" svg:x="0.002cm" svg:y="0cm"><text:p/></draw:rect></text:p>
        <text:p text:style-name="P1"><office:annotation office:name="__Fieldmark__11491_36171880"><dc:creator>Lisa</dc:creator><dc:date>2013-03-01T17:42:00</dc:date><text:sender-initials>L</text:sender-initials><text:p>Lowercase “water use efficiency” on axis label</text:p></office:annotation><text:span text:style-name="T35">Figure 7:</text:span><text:span text:style-name="T1"> </text:span><office:annotation-end office:name="__Fieldmark__11491_36171880"/><text:span text:style-name="T1">Standardized intrinsic water use efficiency by year.</text:span><text:change text:change-id="ct95739144"/><text:change-start text:change-id="ct95739248"/><text:span text:style-name="T1"> </text:span><text:change-end text:change-id="ct95739248"/><text:span text:style-name="T1">The shaded region shows a 95% confidence interval.</text:span></text:p>
        <text:p text:style-name="P1"><draw:rect text:anchor-type="paragraph" draw:z-index="8" draw:name="AutoShape 6" draw:style-name="gr1" draw:text-style-name="P28" svg:width="16.511cm" svg:height="8.235cm" svg:x="0.002cm" svg:y="0cm"><text:p/></draw:rect></text:p>
        <text:p text:style-name="P1"><office:annotation office:name="__Fieldmark__11500_36171880"><dc:creator>Lisa</dc:creator><dc:date>2013-03-01T17:42:00</dc:date><text:sender-initials>L</text:sender-initials><text:p>Add (yrs) after Age on axis label</text:p></office:annotation><text:span text:style-name="T35">Figure 8</text:span><office:annotation-end office:name="__Fieldmark__11500_36171880"/><text:span text:style-name="T35">: </text:span><text:span text:style-name="T1">Age trend(index of intrinsic water use efficiency by age, analogous to the regional curve) for the intrinsic water use efficiency chronology. The shaded region shows a 95% confidence interval.</text:span></text:p>
        <text:p text:style-name="P1"><draw:rect text:anchor-type="paragraph" draw:z-index="9" draw:name="AutoShape 7" draw:style-name="gr1" draw:text-style-name="P28" svg:width="16.511cm" svg:height="8.235cm" svg:x="0.002cm" svg:y="0cm"><text:p/></draw:rect></text:p>
        <text:p text:style-name="P1"><text:span text:style-name="T35">Figure 9:</text:span><text:span text:style-name="T1"> Standardized water use efficiency </text:span><text:change-start text:change-id="ct95739352"/><text:span text:style-name="T1">(</text:span><text:change-end text:change-id="ct95739352"/><text:change text:change-id="ct95739456"/><text:change-start text:change-id="ct95739560"/><text:span text:style-name="T1">W</text:span><text:span text:style-name="T4">i</text:span><text:change-end text:change-id="ct95739560"/><text:change-start text:change-id="ct95739664"/><text:span text:style-name="T1">) </text:span><text:change-end text:change-id="ct95739664"/><text:span text:style-name="T1">divided by atmospheric carbon dioxide levels from 1879-2010. This is a simple </text:span><office:annotation office:name="__Fieldmark__11520_36171880"><dc:creator>Lisa</dc:creator><dc:date>2013-03-01T17:42:00</dc:date><text:sender-initials>L</text:sender-initials><text:p>Is that what you meant?</text:p></office:annotation><text:change text:change-id="ct95739872"/><text:change-start text:change-id="ct95739768"/><text:span text:style-name="T1">method of</text:span><text:change-end text:change-id="ct95739768"/><text:change text:change-id="ct95739976"/><text:span text:style-name="T1"> </text:span><text:change text:change-id="ct95740080"/><text:change-start text:change-id="ct95740184"/><text:span text:style-name="T1">adjusting </text:span><text:change-end text:change-id="ct95740184"/><office:annotation-end office:name="__Fieldmark__11520_36171880"/><text:span text:style-name="T1">atmospheric carbon dioxide levels. The shaded region shows a 95% confidence interval.</text:span></text:p>
        <text:p text:style-name="P1"/>
        <text:p text:style-name="P16">a)</text:p>
        <text:p text:style-name="P1"><draw:rect text:anchor-type="paragraph" draw:z-index="10" draw:name="AutoShape 8" draw:style-name="gr1" draw:text-style-name="P28" svg:width="16.511cm" svg:height="8.235cm" svg:x="0.002cm" svg:y="0cm"><text:p/></draw:rect></text:p>
        <text:p text:style-name="P11">b)</text:p>
        <text:p text:style-name="P1"><draw:rect text:anchor-type="paragraph" draw:z-index="11" draw:name="AutoShape 9" draw:style-name="gr1" draw:text-style-name="P28" svg:width="16.511cm" svg:height="8.235cm" svg:x="0.002cm" svg:y="0cm"><text:p/></draw:rect></text:p>
        <text:p text:style-name="P1"/>
        <text:p text:style-name="P16">c)</text:p>
        <text:p text:style-name="P1"><draw:rect text:anchor-type="paragraph" draw:z-index="12" draw:name="AutoShape 10" draw:style-name="gr1" draw:text-style-name="P28" svg:width="16.511cm" svg:height="8.235cm" svg:x="0.002cm" svg:y="0cm"><text:p/></draw:rect></text:p>
        <text:p text:style-name="P1"><text:span text:style-name="T35">Figure 10:</text:span><text:span text:style-name="T1"> Climate data from 1901-2007 for Silver Dollar, Ontario, showing </text:span><text:change-start text:change-id="ct95740288"/><text:span text:style-name="T1">variation in </text:span><text:change-end text:change-id="ct95740288"/><text:change-start text:change-id="ct95740392"/><text:span text:style-name="T1">growing season </text:span><text:change-end text:change-id="ct95740392"/><text:span text:style-name="T1">a)</text:span><text:change text:change-id="ct95740496"/><text:span text:style-name="T1"> growing degree days</text:span><text:change-start text:change-id="ct95740600"/><text:span text:style-name="T1"> (GDD)</text:span><text:change-end text:change-id="ct95740600"/><text:span text:style-name="T1">, b) </text:span><text:change text:change-id="ct95740704"/><text:span text:style-name="T1">precipitation</text:span><text:change-start text:change-id="ct95740808"/><text:span text:style-name="T1">,</text:span><text:change-end text:change-id="ct95740808"/><text:span text:style-name="T1"> and c) </text:span><text:change text:change-id="ct95740912"/><text:span text:style-name="T1">length.</text:span></text:p>
        <text:p text:style-name="P1"/>
        <text:p text:style-name="P11">a)</text:p>
        <text:p text:style-name="P1"><draw:rect text:anchor-type="paragraph" draw:z-index="13" draw:name="AutoShape 11" draw:style-name="gr1" draw:text-style-name="P28" svg:width="16.511cm" svg:height="8.235cm" svg:x="0.002cm" svg:y="0cm"><text:p/></draw:rect></text:p>
        <text:p text:style-name="P11">b)</text:p>
        <text:p text:style-name="P1"><draw:rect text:anchor-type="paragraph" draw:z-index="14" draw:name="AutoShape 12" draw:style-name="gr1" draw:text-style-name="P28" svg:width="16.511cm" svg:height="8.235cm" svg:x="0.002cm" svg:y="0cm"><text:p/></draw:rect></text:p>
        <text:p text:style-name="P11">c)</text:p>
        <text:p text:style-name="P1"><draw:rect text:anchor-type="paragraph" draw:z-index="15" draw:name="AutoShape 13" draw:style-name="gr1" draw:text-style-name="P28" svg:width="16.511cm" svg:height="8.235cm" svg:x="0.002cm" svg:y="0cm"><text:p/></draw:rect></text:p>
        <text:p text:style-name="P11">d)</text:p>
        <text:p text:style-name="P1"><draw:rect text:anchor-type="paragraph" draw:z-index="16" draw:name="AutoShape 14" draw:style-name="gr1" draw:text-style-name="P28" svg:width="16.511cm" svg:height="8.235cm" svg:x="0.002cm" svg:y="0cm"><text:p/></draw:rect></text:p>
        <text:p text:style-name="P1"/>
        <text:p text:style-name="P1"><text:span text:style-name="T35">Figure 11:</text:span><text:span text:style-name="T1"> Response of standardized ring-width to climate and </text:span><text:change text:change-id="ct95741016"/><text:span text:style-name="T1">water use efficiency </text:span><text:change text:change-id="ct95741120"/><text:change-start text:change-id="ct95741224"/><text:span text:style-name="T1">within </text:span><text:change-end text:change-id="ct95741224"/><text:span text:style-name="T1">the same year</text:span><text:change-start text:change-id="ct95741328"/><text:span text:style-name="T1"> for two generalized additive models (GAM) and two linear models (LM)</text:span><text:change-end text:change-id="ct95741328"/><text:span text:style-name="T1">. Plotted is the partial response to a) intrinsic water use efficiency</text:span><text:change-start text:change-id="ct95741432"/><text:span text:style-name="T1"> (</text:span><text:change-end text:change-id="ct95741432"/><text:change text:change-id="ct95741536"/><text:change-start text:change-id="ct95741640"/><text:span text:style-name="T1">W</text:span><text:span text:style-name="T4">i</text:span><text:change-end text:change-id="ct95741640"/><text:change-start text:change-id="ct95741744"/><text:span text:style-name="T1">)</text:span><text:change-end text:change-id="ct95741744"/><text:span text:style-name="T1">,</text:span><text:change-start text:change-id="ct95741848"/><text:span text:style-name="T1"> and growing season</text:span><text:change-end text:change-id="ct95741848"/><text:span text:style-name="T1"> b) </text:span><text:change text:change-id="ct95741952"/><text:span text:style-name="T1">growing degree days</text:span><text:change-start text:change-id="ct95742056"/><text:span text:style-name="T1"> (GDD)</text:span><text:change-end text:change-id="ct95742056"/><text:span text:style-name="T1">, c) </text:span><text:change text:change-id="ct95742160"/><text:span text:style-name="T1">precipitation</text:span><text:change-start text:change-id="ct95742264"/><text:span text:style-name="T1">,</text:span><text:change-end text:change-id="ct95742264"/><text:span text:style-name="T1"> and d) </text:span><text:change text:change-id="ct95742368"/><text:span text:style-name="T1">length.</text:span><text:change text:change-id="ct95742472"/><text:change-start text:change-id="ct95742576"/><text:span text:style-name="T1"> </text:span><text:change-end text:change-id="ct95742576"/><text:span text:style-name="T1">The shaded region shows a 95% confidence interval.</text:span></text:p>
        <text:p text:style-name="P11">a)</text:p>
        <text:p text:style-name="P1"><draw:rect text:anchor-type="paragraph" draw:z-index="17" draw:name="AutoShape 15" draw:style-name="gr1" draw:text-style-name="P28" svg:width="16.511cm" svg:height="8.235cm" svg:x="0.002cm" svg:y="0cm"><text:p/></draw:rect></text:p>
        <text:p text:style-name="P11">b)</text:p>
        <text:p text:style-name="P1"><draw:rect text:anchor-type="paragraph" draw:z-index="18" draw:name="AutoShape 16" draw:style-name="gr1" draw:text-style-name="P28" svg:width="16.511cm" svg:height="8.235cm" svg:x="0.002cm" svg:y="0cm"><text:p/></draw:rect></text:p>
        <text:p text:style-name="P11">c)</text:p>
        <text:p text:style-name="P1"><draw:rect text:anchor-type="paragraph" draw:z-index="19" draw:name="AutoShape 17" draw:style-name="gr1" draw:text-style-name="P28" svg:width="16.511cm" svg:height="8.235cm" svg:x="0.002cm" svg:y="0cm"><text:p/></draw:rect></text:p>
        <text:p text:style-name="P1"><text:span text:style-name="T35">Figure 12:</text:span><text:span text:style-name="T1">Response of standardized water use efficiency to climate of the same year</text:span><text:change-start text:change-id="ct95742680"/><text:span text:style-name="T1"> for a generalized additive model (GAM) and a linear model (LM)</text:span><text:change-end text:change-id="ct95742680"/><text:span text:style-name="T1">. Plotted is the partial response to </text:span><text:change-start text:change-id="ct95742784"/><text:span text:style-name="T1">growing season </text:span><text:change-end text:change-id="ct95742784"/><text:span text:style-name="T1">a) </text:span><text:change text:change-id="ct95742888"/><text:span text:style-name="T1">growing degree days, b) </text:span><text:change text:change-id="ct95742992"/><text:span text:style-name="T1">precipitation and c) </text:span><text:change text:change-id="ct95743096"/><text:span text:style-name="T1">length.</text:span><text:change text:change-id="ct95743200"/><text:change-start text:change-id="ct95743304"/><text:span text:style-name="T1"> </text:span><text:change-end text:change-id="ct95743304"/><text:span text:style-name="T1">The shaded region shows a 95% confidence interval.</text:spa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Segoe UI1" svg:font-family="'Segoe UI'"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Kozuka Gothic Pro B" svg:font-family="'Kozuka Gothic Pro B'"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Kozuka Gothic Pro B1" svg:font-family="'Kozuka Gothic Pro B'" style:font-family-generic="system" style:font-pitch="variable"/>
    <style:font-face style:name="Mangal" svg:font-family="Mangal"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fo:hyphenation-ladder-count="no-limit" style:writing-mode="lr-tb"/>
      <style:text-properties fo:color="#000000" style:font-name="Arial1" fo:language="en" fo:country="CA" style:language-asian="zh" style:country-asian="CN" style:font-name-complex="Arial2"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847cm" fo:margin-bottom="0.212cm" style:contextual-spacing="false" style:line-height-at-least="0.176cm" fo:keep-with-next="always"/>
      <style:text-properties style:font-name="Arial" fo:font-size="36pt" fo:font-weight="bold" style:font-name-asian="Microsoft YaHei" style:font-size-asian="36pt" style:font-weight-asian="bold" style:font-name-complex="Mangal" style:font-size-complex="36pt" style:font-weight-complex="bold"/>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1" style:class="text">
      <style:paragraph-properties fo:margin-left="0cm" fo:margin-right="0cm" fo:margin-top="0.847cm" fo:margin-bottom="0.212cm" style:contextual-spacing="false" style:line-height-at-least="0.176cm" fo:text-indent="0cm" style:auto-text-indent="false"/>
      <style:text-properties style:font-name="Cambria"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list-style-name="WWNum1" style:class="text">
      <style:paragraph-properties fo:margin-top="0.635cm" fo:margin-bottom="0.141cm" style:contextual-spacing="false" style:line-height-at-least="0.176cm"/>
      <style:text-properties style:font-name="Cambria" fo:font-size="14pt" fo:font-weight="bold" fo:background-color="#ffffff" style:font-size-asian="14pt" style:font-weight-asian="bold" style:font-size-complex="14pt" style:font-weight-complex="bold"/>
    </style:style>
    <style:style style:name="Heading_20_3" style:display-name="Heading 3" style:family="paragraph" style:parent-style-name="Standard" style:default-outline-level="3" style:list-style-name="WWNum1" style:class="text">
      <style:paragraph-properties fo:margin-top="0.494cm" fo:margin-bottom="0.141cm" style:contextual-spacing="false" style:line-height-at-least="0.176cm"/>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list-style-name="WWNum1" style:class="text">
      <style:paragraph-properties fo:margin-top="0.423cm" fo:margin-bottom="0.071cm" style:contextual-spacing="false" style:line-height-at-least="0.176cm"/>
      <style:text-properties fo:color="#666666" fo:font-style="italic" style:font-style-asian="italic" style:font-style-complex="italic"/>
    </style:style>
    <style:style style:name="Heading_20_5" style:display-name="Heading 5" style:family="paragraph" style:parent-style-name="Standard" style:default-outline-level="5" style:list-style-name="WWNum1" style:class="text">
      <style:paragraph-properties fo:margin-top="0.388cm" fo:margin-bottom="0.071cm" style:contextual-spacing="false" style:line-height-at-least="0.176cm"/>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list-style-name="WWNum1" style:class="text">
      <style:paragraph-properties fo:margin-top="0.353cm" fo:margin-bottom="0.071cm" style:contextual-spacing="false" style:line-height-at-least="0.176cm"/>
      <style:text-properties fo:color="#666666" fo:font-size="10pt" fo:font-style="italic" style:font-size-asian="10pt" style:font-style-asian="italic" style:font-size-complex="10pt" style:font-style-complex="italic"/>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Subtitle" style:family="paragraph" style:parent-style-name="Standard" style:default-outline-level="" style:class="chapter">
      <style:paragraph-properties fo:margin-top="0.635cm" fo:margin-bottom="0.141cm" style:contextual-spacing="false" style:line-height-at-least="0.176cm"/>
      <style:text-properties fo:color="#666666" style:font-name="Georgia" fo:font-size="24pt" fo:font-style="italic" style:font-size-asian="24pt" style:font-style-asian="italic" style:font-name-complex="Georgia1" style:font-size-complex="24pt" style:font-style-complex="italic"/>
    </style:style>
    <style:style style:name="Balloon_20_Text" style:display-name="Balloon Text" style:family="paragraph" style:parent-style-name="Standard" style:default-outline-level="">
      <style:paragraph-properties style:line-height-at-least="0.176cm"/>
      <style:text-properties style:font-name="Tahoma" fo:font-size="8pt" style:font-size-asian="8pt" style:font-name-complex="Mangal" style:font-size-complex="7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name-complex="Mangal" style:font-size-complex="9pt"/>
    </style:style>
    <style:style style:name="annotation_20_subject" style:display-name="annotation subject" style:family="paragraph" style:parent-style-name="annotation_20_text" style:default-outline-level="">
      <style:paragraph-properties fo:line-height="115%"/>
      <style:text-properties fo:font-size="10pt" fo:font-weight="bold" style:font-weight-asian="bold" style:font-name-complex="Arial2" style:font-size-complex="10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8pt" fo:language="en" fo:country="CA" fo:font-weight="bold" style:font-size-asian="18pt" style:language-asian="zh" style:country-asian="CN" style:font-weight-asian="bold" style:font-name-complex="Arial2" style:font-size-complex="18pt" style:language-complex="hi" style:country-complex="IN" style:font-weight-complex="bold"/>
    </style:style>
    <style:style style:name="Heading_20_2_20_Char" style:display-name="Heading 2 Char" style:family="text" style:parent-style-name="Default_20_Paragraph_20_Font">
      <style:text-properties fo:color="#000000" style:font-name="Cambria" fo:font-size="14pt" fo:language="en" fo:country="CA" fo:font-weight="bold" style:font-size-asian="14pt" style:language-asian="zh" style:country-asian="CN" style:font-weight-asian="bold" style:font-name-complex="Arial2" style:font-size-complex="14pt" style:language-complex="hi" style:country-complex="IN" style:font-weight-complex="bold"/>
    </style:style>
    <style:style style:name="Heading_20_3_20_Char" style:display-name="Heading 3 Char" style:family="text" style:parent-style-name="Default_20_Paragraph_20_Font">
      <style:text-properties fo:color="#000000" style:font-name="Cambria" fo:font-size="11.5pt" fo:font-weight="bold" style:font-size-asian="11.5pt" style:language-asian="zh" style:country-asian="CN" style:font-weight-asian="bold" style:font-name-complex="Mangal" style:font-size-complex="11.5pt" style:language-complex="hi" style:country-complex="IN" style:font-weight-complex="bold"/>
    </style:style>
    <style:style style:name="Heading_20_4_20_Char" style:display-name="Heading 4 Char" style:family="text" style:parent-style-name="Default_20_Paragraph_20_Font">
      <style:text-properties fo:color="#000000" style:font-name="Calibri" fo:font-size="12.5pt" fo:font-weight="bold" style:font-size-asian="12.5pt" style:language-asian="zh" style:country-asian="CN" style:font-weight-asian="bold" style:font-name-complex="Mangal" style:font-size-complex="12.5pt" style:language-complex="hi" style:country-complex="IN" style:font-weight-complex="bold"/>
    </style:style>
    <style:style style:name="Heading_20_5_20_Char" style:display-name="Heading 5 Char" style:family="text" style:parent-style-name="Default_20_Paragraph_20_Font">
      <style:text-properties fo:color="#000000" style:font-name="Calibri" fo:font-size="11.5pt" fo:font-style="italic" fo:font-weight="bold" style:font-size-asian="11.5pt" style:language-asian="zh" style:country-asian="CN" style:font-style-asian="italic" style:font-weight-asian="bold" style:font-name-complex="Mangal" style:font-size-complex="11.5pt" style:language-complex="hi" style:country-complex="IN" style:font-style-complex="italic" style:font-weight-complex="bold"/>
    </style:style>
    <style:style style:name="Heading_20_6_20_Char" style:display-name="Heading 6 Char" style:family="text" style:parent-style-name="Default_20_Paragraph_20_Font">
      <style:text-properties fo:color="#000000" style:font-name="Calibri" fo:font-size="10pt" fo:font-weight="bold" style:font-size-asian="10pt" style:language-asian="zh" style:country-asian="CN" style:font-weight-asian="bold" style:font-name-complex="Mangal" style:font-size-complex="10pt" style:language-complex="hi" style:country-complex="IN" style:font-weight-complex="bold"/>
    </style:style>
    <style:style style:name="WW8Num1z0" style:family="text">
      <style:text-properties fo:color="#000000" style:font-name="Arial1" fo:font-size="11pt" style:text-underline-style="none" style:font-size-asian="11pt"/>
    </style:style>
    <style:style style:name="WW-Default_20_Paragraph_20_Font" style:display-name="WW-Default Paragraph Font" style:family="text"/>
    <style:style style:name="annotation_20_reference" style:display-name="annotation reference" style:family="text" style:parent-style-name="Default_20_Paragraph_20_Font">
      <style:text-properties fo:font-size="8pt" style:font-size-asian="8pt" style:font-name-complex="Times New Roman1"/>
    </style:style>
    <style:style style:name="Balloon_20_Text_20_Char" style:display-name="Balloon Text Char" style:family="text">
      <style:text-properties fo:color="#000000" style:font-name="Tahoma" fo:font-size="7pt" style:font-size-asian="7pt" style:language-asian="zh" style:country-asian="CN"/>
    </style:style>
    <style:style style:name="Subtitle_20_Char" style:display-name="Subtitle Char" style:family="text" style:parent-style-name="Default_20_Paragraph_20_Font">
      <style:text-properties fo:color="#000000" style:font-name="Cambria" fo:font-size="10.5pt" style:font-size-asian="10.5pt" style:language-asian="zh" style:country-asian="CN" style:font-name-complex="Mangal" style:font-size-complex="10.5pt" style:language-complex="hi" style:country-complex="IN"/>
    </style:style>
    <style:style style:name="Balloon_20_Text_20_Char1" style:display-name="Balloon Text Char1" style:family="text" style:parent-style-name="Default_20_Paragraph_20_Font">
      <style:text-properties fo:color="#000000" style:font-name="Times New Roman" fo:font-size="1pt" style:font-size-asian="1pt" style:language-asian="zh" style:country-asian="CN" style:font-name-complex="Mangal" style:language-complex="hi" style:country-complex="IN"/>
    </style:style>
    <style:style style:name="Comment_20_Text_20_Char" style:display-name="Comment Text Char" style:family="text" style:parent-style-name="Default_20_Paragraph_20_Font">
      <style:text-properties fo:color="#000000" style:font-name="Arial1" fo:font-size="9pt" style:font-size-asian="9pt" style:language-asian="zh" style:country-asian="CN" style:font-name-complex="Mangal" style:font-size-complex="9pt" style:language-complex="hi" style:country-complex="IN"/>
    </style:style>
    <style:style style:name="Placeholder_20_Text" style:display-name="Placeholder Text" style:family="text" style:parent-style-name="Default_20_Paragraph_20_Font">
      <style:text-properties fo:color="#808080" style:font-name-complex="Times New Roman1"/>
    </style:style>
    <style:style style:name="line_20_number" style:display-name="line number" style:family="text" style:parent-style-name="Default_20_Paragraph_20_Font">
      <style:text-properties style:font-name-complex="Times New Roman1"/>
    </style:style>
    <style:style style:name="Comment_20_Subject_20_Char" style:display-name="Comment Subject Char" style:family="text" style:parent-style-name="Comment_20_Text_20_Char">
      <style:text-properties fo:color="#000000" style:font-name="Arial1" fo:font-size="9pt" fo:language="en" fo:country="CA" fo:font-weight="bold" style:font-size-asian="9pt" style:language-asian="zh" style:country-asian="CN" style:font-weight-asian="bold" style:font-name-complex="Mangal" style:font-size-complex="9pt" style:language-complex="hi" style:country-complex="IN" style:font-weight-complex="bold"/>
    </style:style>
    <style:style style:name="ListLabel_20_1" style:display-name="ListLabel 1" style:family="text">
      <style:text-properties style:font-name-complex="Times New Roman1"/>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
        <style:list-level-properties text:list-level-position-and-space-mode="label-alignment">
          <style:list-level-label-alignment text:label-followed-by="nothing" fo:text-indent="-0.762cm" fo:margin-left="0.762cm"/>
        </style:list-level-properties>
      </text:outline-level-style>
      <text:outline-level-style text:level="2" text:style-name="ListLabel_20_1" style:num-format="">
        <style:list-level-properties text:list-level-position-and-space-mode="label-alignment">
          <style:list-level-label-alignment text:label-followed-by="nothing" fo:text-indent="-1.016cm" fo:margin-left="1.016cm"/>
        </style:list-level-properties>
      </text:outline-level-style>
      <text:outline-level-style text:level="3" text:style-name="ListLabel_20_1" style:num-format="">
        <style:list-level-properties text:list-level-position-and-space-mode="label-alignment">
          <style:list-level-label-alignment text:label-followed-by="nothing" fo:text-indent="-1.27cm" fo:margin-left="1.27cm"/>
        </style:list-level-properties>
      </text:outline-level-style>
      <text:outline-level-style text:level="4" text:style-name="ListLabel_20_1" style:num-format="">
        <style:list-level-properties text:list-level-position-and-space-mode="label-alignment">
          <style:list-level-label-alignment text:label-followed-by="nothing" fo:text-indent="-1.524cm" fo:margin-left="1.524cm"/>
        </style:list-level-properties>
      </text:outline-level-style>
      <text:outline-level-style text:level="5" text:style-name="ListLabel_20_1" style:num-format="">
        <style:list-level-properties text:list-level-position-and-space-mode="label-alignment">
          <style:list-level-label-alignment text:label-followed-by="nothing" fo:text-indent="-1.778cm" fo:margin-left="1.778cm"/>
        </style:list-level-properties>
      </text:outline-level-style>
      <text:outline-level-style text:level="6" text:style-name="ListLabel_20_1"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3"/>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mate change, carbon fertilization and modern sample bias in boreal jack pine (Pinusbanksiana)</dc:title>
    <meta:initial-creator>HomeUser</meta:initial-creator>
    <meta:editing-cycles>3</meta:editing-cycles>
    <meta:print-date>2013-02-13T23:29:00</meta:print-date>
    <meta:creation-date>2013-03-01T22:43:00</meta:creation-date>
    <dc:date>2013-07-31T19:31:51.28</dc:date>
    <meta:editing-duration>PT1S</meta:editing-duration>
    <meta:generator>LibreOffice/4.0.0.3$Windows_x86 LibreOffice_project/7545bee9c2a0782548772a21bc84a9dcc583b89</meta:generator>
    <meta:document-statistic meta:table-count="5" meta:image-count="4" meta:object-count="4" meta:page-count="22" meta:paragraph-count="414" meta:word-count="7207" meta:character-count="46841" meta:non-whitespace-character-count="401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8/content.xml><?xml version="1.0" encoding="utf-8"?>
<math xmlns="http://www.w3.org/1998/Math/MathML">
  <semantics>
    <mrow>
      <mrow>
        <msub>
          <mrow>
            <mi>W</mi>
          </mrow>
          <mrow>
            <mi>i</mi>
          </mrow>
        </msub>
        <mo stretchy="false">=</mo>
        <mfrac>
          <mrow>
            <msub>
              <mrow>
                <mi>C</mi>
              </mrow>
              <mrow>
                <mi>a</mi>
              </mrow>
            </msub>
          </mrow>
          <mrow>
            <mn>1.6</mn>
          </mrow>
        </mfrac>
      </mrow>
      <mfenced open="(" close=")">
        <mrow>
          <mrow>
            <mn>1</mn>
            <mo stretchy="false">−</mo>
            <mfrac>
              <mrow>
                <mrow>
                  <mi>∆</mi>
                  <mo stretchy="false">−</mo>
                  <mi>a</mi>
                </mrow>
              </mrow>
              <mrow>
                <mrow>
                  <mi>b</mi>
                  <mo stretchy="false">−</mo>
                  <mi>a</mi>
                </mrow>
              </mrow>
            </mfrac>
          </mrow>
        </mrow>
      </mfenced>
    </mrow>
    <annotation encoding="StarMath 5.0">{W} rsub {i} = {{C} rsub {a}} over {1.6} left (1- {∆-a} over {b-a} right )</annotation>
  </semantics>
</math>
</file>